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6-25</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Origin</text:span>
</text:h>
      <text:h text:style-name="P10" text:outline-level="1">
<text:span text:style-name="T4">
泽伦斯基：蒲亭可能「非常害怕」　已藏身安全之处</text:span>
</text:h>
      <text:p text:style-name="P4">
Publisher: 法新社</text:p>
      <text:p text:style-name="P4">
Published Time: 2023-06-24T-1:02:09+00:00</text:p>
      <text:p text:style-name="P4">
Modified Time: 2023-06-24T18:50:03+00:00</text:p>
      <text:p text:style-name="P4">
Description: （法新社基辅24日电） 乌克兰总统泽伦斯基今天表示，叛军「瓦格纳集团」向莫斯科挺进之际，俄罗斯总统蒲亭可能「非常害怕」，并已躲藏在某个安全之处。</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 text:anchor-type="as-char" svg:width="6.9236in" svg:height="3.617581in" draw:z-index="0">
<draw:image xlink:href="../Images/rficn/2023-06-24T-1-02-09-00-00/000000.png" xlink:type="simple" xlink:show="embed" xlink:actuate="onLoad" draw:mime-type="image/png"/>
</draw:frame>
</text:p>
      <text:p text:style-name="P4">
法新社报导，泽伦斯基（Volodymyr Zelenskyy）在每日向全国发表的谈话中说，「克里姆林宫里的这个人显然非常害怕，可能躲在某个地方。」</text:p>
      <text:p text:style-name="P4">
他还说，蒲亭「自己制造了这种威胁」。</text:p>
      <text:p text:style-name="P4">
Source: <text:a xlink:type="simple" xlink:href="https://www.rfi.fr/cn/%E5%9B%BD%E9%99%85%E6%8A%A5%E9%81%93/20230624-%E6%B3%BD%E4%BC%A6%E6%96%AF%E5%9F%BA-%E8%92%B2%E4%BA%AD%E5%8F%AF%E8%83%BD-%E9%9D%9E%E5%B8%B8%E5%AE%B3%E6%80%95-%E5%B7%B2%E8%97%8F%E8%BA%AB%E5%AE%89%E5%85%A8%E4%B9%8B%E5%A4%84" text:style-name="Internet_20_link" text:visited-style-name="Visited_20_Internet_20_Link">
https://www.rfi.fr/cn/%E5%9B%BD%E9%99%85%E6%8A%A5%E9%81%93/20230624-%E6%B3%BD%E4%BC%A6%E6%96%AF%E5%9F%BA-%E8%92%B2%E4%BA%AD%E5%8F%AF%E8%83%BD-%E9%9D%9E%E5%B8%B8%E5%AE%B3%E6%80%95-%E5%B7%B2%E8%97%8F%E8%BA%AB%E5%AE%89%E5%85%A8%E4%B9%8B%E5%A4%84</text:a>
</text:p>
      <!--NEWS-->
      <text:h text:style-name="P10" text:outline-level="1">
<text:span text:style-name="T4">
瓦格纳离莫斯科仅剩400公里 拉脱维亚关闭与俄罗斯国界</text:span>
</text:h>
      <text:p text:style-name="P4">
Publisher: 法新社</text:p>
      <text:p text:style-name="P4">
Published Time: 2023-06-24T-8:32:08+00:00</text:p>
      <text:p text:style-name="P4">
Modified Time: 2023-06-24T16:20:05+00:00</text:p>
      <text:p text:style-name="P4">
Description: （法新社莫斯科24日电） 俄罗斯利佩茨克州首长阿尔塔莫诺夫今天表示，佣兵组织瓦格纳集团（Wagner Group）正行经该州。当地与首都莫斯科的距离约为400公里。</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 text:anchor-type="as-char" svg:width="6.9236in" svg:height="3.617581in" draw:z-index="0">
<draw:image xlink:href="../Images/rficn/2023-06-24T-8-32-08-00-00/000000.png" xlink:type="simple" xlink:show="embed" xlink:actuate="onLoad" draw:mime-type="image/png"/>
</draw:frame>
</text:p>
      <text:p text:style-name="P4">
「瓦格纳集团」首脑普里格津（Yevgeny Prigozhin）矢言要推翻俄国军事领导层，该集团目前正向首都莫斯科推进，而莫斯科当局已强化安全措施。</text:p>
      <text:p text:style-name="P4">
阿尔塔莫诺夫（Igor Artamonov）今天在通讯软体Telegram写道：「瓦格纳佣兵集团的硬体设备正行经整个利佩茨克州（LipetskOblast）地区。」</text:p>
      <text:p text:style-name="P4">
此外，阿尔塔莫诺夫还写道：「我已提醒大家，强烈建议居民不要离开家里，也不要乘坐任何交通工具出行。」</text:p>
      <text:p text:style-name="P4">
与此同时，拉脱维亚总统当选人林克维奇斯（EdgarsRinkevics）今天指出，拉脱维亚已加强边界安全措施，以因应正在俄国发生的叛乱，目前不会让俄罗斯人入境。</text:p>
      <text:p text:style-name="P4">
Source: <text:a xlink:type="simple" xlink:href="https://www.rfi.fr/cn/%E5%9B%BD%E9%99%85%E6%8A%A5%E9%81%93/20230624-%E7%93%A6%E6%A0%BC%E7%BA%B3%E7%A6%BB%E8%8E%AB%E6%96%AF%E7%A7%91%E4%BB%85%E5%89%A9400%E5%85%AC%E9%87%8C-%E6%8B%89%E8%84%B1%E7%BB%B4%E4%BA%9A%E5%85%B3%E9%97%AD%E4%B8%8E%E4%BF%84%E7%BD%97%E6%96%AF%E5%9B%BD%E7%95%8C" text:style-name="Internet_20_link" text:visited-style-name="Visited_20_Internet_20_Link">
https://www.rfi.fr/cn/%E5%9B%BD%E9%99%85%E6%8A%A5%E9%81%93/20230624-%E7%93%A6%E6%A0%BC%E7%BA%B3%E7%A6%BB%E8%8E%AB%E6%96%AF%E7%A7%91%E4%BB%85%E5%89%A9400%E5%85%AC%E9%87%8C-%E6%8B%89%E8%84%B1%E7%BB%B4%E4%BA%9A%E5%85%B3%E9%97%AD%E4%B8%8E%E4%BF%84%E7%BD%97%E6%96%AF%E5%9B%BD%E7%95%8C</text:a>
</text:p>
      <!--NEWS-->
      <text:h text:style-name="P10" text:outline-level="1">
<text:span text:style-name="T4">
布林肯访华、“泰坦”潜水器海难、朝鲜疫情内幕和本周更多重要故事</text:span>
</text:h>
      <text:p text:style-name="P4">
Author: https://www.facebook.com/bbcworldservice/</text:p>
      <text:p text:style-name="P4">
Publisher: BBC News 中文</text:p>
      <text:p text:style-name="P4">
Published Time: 2023-06-24T02:43:48.000Z</text:p>
      <text:p text:style-name="P4">
Modified Time: 2023-06-24T02:43:48.000Z</text:p>
      <text:p text:style-name="P4">
Description: 刚刚过去的一周，BBC中文以下新闻内容受到读者的关注。如果你错过了，我们带你一一回顾。</text:p>
      <text:p text:style-name="P4">
Images: ["<text:a xlink:type="simple" xlink:href="https://ichef.bbci.co.uk/news/640/cpsprodpb/448C/production/_130184571_e9fbdaf3-cd81-4b91-90d9-20e5ebcf5ad1.jpg" text:style-name="Internet_20_link" text:visited-style-name="Visited_20_Internet_20_Link">
_130184571_e9...</text:a>
", "<text:a xlink:type="simple" xlink:href="https://ichef.bbci.co.uk/news/640/cpsprodpb/1226D/production/_105894347_grey_line-nc.png" text:style-name="Internet_20_link" text:visited-style-name="Visited_20_Internet_20_Link">
_105894347_gr...</text:a>
"]</text:p>
      <text:p text:style-name="P4">
Videos: ["<text:a xlink:type="simple" xlink:href="https://www.bbc.com/ws/av-embeds/cps/zhongwen/simp/press-review-65995614/p0fw33tk/zh-hans" text:style-name="Internet_20_link" text:visited-style-name="Visited_20_Internet_20_Link">
zh-hans</text:a>
", "<text:a xlink:type="simple" xlink:href="https://www.bbc.com/ws/av-embeds/cps/zhongwen/simp/press-review-65995614/p0fwmg5z/zh-hans" text:style-name="Internet_20_link" text:visited-style-name="Visited_20_Internet_20_Link">
zh-hans</text:a>
", "<text:a xlink:type="simple" xlink:href="https://www.bbc.com/ws/av-embeds/cps/zhongwen/simp/press-review-65995614/p0fwcwbv/zh-hans" text:style-name="Internet_20_link" text:visited-style-name="Visited_20_Internet_20_Link">
zh-hans</text:a>
", "<text:a xlink:type="simple" xlink:href="https://www.bbc.com/ws/av-embeds/cps/zhongwen/simp/press-review-65995614/p0fwvqb8/zh-hans" text:style-name="Internet_20_link" text:visited-style-name="Visited_20_Internet_20_Link">
zh-hans</text:a>
", "<text:a xlink:type="simple" xlink:href="https://www.bbc.com/ws/av-embeds/cps/zhongwen/simp/press-review-65995614/p0fw5stn/zh-hans" text:style-name="Internet_20_link" text:visited-style-name="Visited_20_Internet_20_Link">
zh-hans</text:a>
", "<text:a xlink:type="simple" xlink:href="https://www.bbc.com/ws/av-embeds/cps/zhongwen/simp/press-review-65995614/p0fwkqfl/zh-hans" text:style-name="Internet_20_link" text:visited-style-name="Visited_20_Internet_20_Link">
zh-hans</text:a>
"]</text:p>
      <text:p text:style-name="P4">
Tags: ['失业', '德国', '技术新知', '中美关系', '俄国', '朝鲜', '法国', '创新', '中國', '美国', '足球', '乌克兰', '年轻人']</text:p>
      <text:p text:style-name="P4">
Type: Article</text:p>
      <!--METADATA-->
      <text:h text:style-name="P12" text:outline-level="3">
<text:span text:style-name="T4">
布林肯访华、“泰坦”潜水器海难、朝鲜疫情内幕和本周更多重要故事</text:span>
</text:h>
      <text:p text:style-name="P4">
2023年6月24日<draw:frame draw:style-name="fr1" draw:name="Image4" text:anchor-type="as-char" svg:width="6.9236in" svg:height="3.894525in" draw:z-index="0">
<draw:image xlink:href="../Images/BBC Chinese/2023-06-24T02-43-48.000Z/_130184571_e9fbdaf3-cd81-4b91-90d9-20e5ebcf5ad1.jpg" xlink:type="simple" xlink:show="embed" xlink:actuate="onLoad" draw:mime-type="image/jpeg"/>
</draw:frame>
</text:p>
      <text:p text:style-name="P4">
图像来源，  Reuters</text:p>
      <text:p text:style-name="P4">
<text:span text:style-name="T4">
本周，布林肯（AntonyBlinken）成为五年来首位访华的美国国务卿，他与中国国家主席、中共中央总书记习近平和两大外交负责人的会晤给观察人士留下许多讨论空间，但外界也许没有想到的，是美国总统拜登（JoeBiden）突然在一场没有安排媒体采访的竞选招待会上，批评习近平是“独裁者”。</text:span>
</text:p>
      <text:p text:style-name="P4">
观乎布林肯访华情况，分析人士对中美关系能否真正恢复正常抱有怀疑，而拜登的“独裁者”论似乎为前路添加阴霾。</text:p>
      <text:p text:style-name="P4">
一艘前往参观“泰坦尼克”号（TMSTitanic，“铁达尼”号）沉船残骸的小型潜水器失踪，引发以美国和加拿大为主的多国大搜寻，震惊国际。事件最终以发现潜水器残骸，船主公司宣布公司负责人与另外四名乘客死亡的悲剧结束。然而，事故调查才刚刚开始。</text:p>
      <text:p text:style-name="P4">
2020年初新冠疫情爆发，朝鲜立即封锁全国边境，与世界隔绝。BBC记者秘密联系三位朝鲜居民，了解严密封锁下不为人知的苦难。有关报道在近日发表。</text:p>
      <text:p text:style-name="P4">
刚刚过去的一周，BBC中文以上新闻内容受到读者的关注。如果你错过了它们，我们带你一一回顾。</text:p>
      <text:p text:style-name="P4">
<draw:frame draw:style-name="fr1" draw:name="Image5" text:anchor-type="as-char" svg:width="6.9236in" svg:height="0.021636in" draw:z-index="0">
<draw:image xlink:href="../Images/BBC Chinese/2023-06-24T02-43-48.000Z/_105894347_grey_line-nc.png" xlink:type="simple" xlink:show="embed" xlink:actuate="onLoad" draw:mime-type="image/png"/>
</draw:frame>
</text:p>
      <text:h text:style-name="P12" text:outline-level="3">
<text:span text:style-name="T4">
1. 布林肯访华与拜登“独裁者”论 中美关系“唇枪舌战”下的一周</text:span>
</text:h>
      <text:p text:style-name="P4">
<text:a xlink:type="simple" xlink:href="https://www.bbc.com/ws/av-embeds/cps/zhongwen/simp/press-review-65995614/p0fw33tk/zh-hans" text:style-name="Internet_20_link" text:visited-style-name="Visited_20_Internet_20_Link">
 Video-1-Link：/ws/av-embeds/cps/zhongwen/simp/press-review-65995614/p0fw33tk/zh-hans </text:a>
 <text:span text:style-name="T4">
你的器材不支持播放多媒体材料</text:span>
视频加注文字，</text:p>
      <text:p text:style-name="P4">
布林肯与习近会晤后说，华府很清楚“中国带来的挑战”。</text:p>
      <text:p text:style-name="P4">
美国国务卿布林肯（Anthony Blinken）星期一（6月19日）在北京人民大会堂与中国国家主席习近平会面。他是美国总统拜登（JoeBiden）2021年就任后到访中国的最高阶美国官员。</text:p>
      <text:p text:style-name="P4">
在布林肯的两天访问行程里，中美双方均提出要稳定关系，但美方寻求重启军方沟通渠道一事未能如愿。中方则强调美方应为当前双边关系僵持而“反思”，而在中美关系的众多问题中，没有任何事情比台湾问题更为重要。</text:p>
      <text:p text:style-name="P4">
布林肯离开中国后，美国总统拜登（JoeBiden）先是形容美中关系已走在“正确轨道”上，然后在相隔一天后公开批评习近平是“独裁者”，再次引来北京的强烈批评。</text:p>
      <text:p text:style-name="P4">
一些媒体引述中国驻美国大使馆称，大使谢锋向白宫与美国国务院有关官员提出了“严正交涉和强烈抗议”。一份在星期四（22日）发表的声明称：“中方敦促美方立即采取切实行动，消除负面影响，恪守自己的承诺，否则一切后果将由美方承担。”</text:p>
      <text:p text:style-name="P4">
拜登则对记者回应称：“我不认为这会带来什么真实的后果。”</text:p>
      <text:p text:style-name="P4">
虽然普遍评论认为布林肯访华迈出了恢复双边关系健康发展的重要一步，但多位观察人士向BBC指出，能否真正恢复正常，仍待审慎观察。</text:p>
      <text:p text:style-name="P4">
<text:a xlink:type="simple" xlink:href="https://www.bbc.com/zhongwen/simp/chinese-news-65950568" text:style-name="Internet_20_link" text:visited-style-name="Visited_20_Internet_20_Link">
 习近平会晤布林肯 促“让中美关系稳下来好起来” </text:a>
  * <text:a xlink:type="simple" xlink:href="https://www.bbc.com/zhongwen/simp/world-65981589" text:style-name="Internet_20_link" text:visited-style-name="Visited_20_Internet_20_Link">
 布林肯访华与拜登“独裁论” 中美关系“唇枪舌剑”下的一周 </text:a>
  * <text:a xlink:type="simple" xlink:href="https://www.bbc.com/zhongwen/simp/chinese-news-65926522" text:style-name="Internet_20_link" text:visited-style-name="Visited_20_Internet_20_Link">
 美国国务卿布林肯终于访问北京 美中双方各自盘算的政治收获是什么 </text:a>
</text:p>
      <text:p text:style-name="P4">
<text:a xlink:type="simple" xlink:href="https://www.bbc.com/ws/av-embeds/cps/zhongwen/simp/press-review-65995614/p0fwmg5z/zh-hans" text:style-name="Internet_20_link" text:visited-style-name="Visited_20_Internet_20_Link">
 Video-2-Link：/ws/av-embeds/cps/zhongwen/simp/press-review-65995614/p0fwmg5z/zh-hans </text:a>
 <text:span text:style-name="T4">
你的器材不支持播放多媒体材料</text:span>
视频加注文字，</text:p>
      <text:p text:style-name="P4">
布林肯北京会谈一天后，拜登称习近平“独裁者”</text:p>
      <text:h text:style-name="P12" text:outline-level="3">
<text:span text:style-name="T4">
2. 观光潜水器前往参观“泰坦尼克”号沉船残骸途中“内爆”解体 五人殒命</text:span>
</text:h>
      <text:p text:style-name="P4">
观光潜水器“泰坦”号（Titan）6月18日在前往参观“泰坦尼克”号（TMSTitanic，“铁达尼”号）沉船残骸途中失踪，引发一场大规模多国联合搜救。然而，美国海岸警卫队与制造该潜水器的公司“海洋之门”（OceanGate）星期四（22日）表示，“泰坦”号在“泰坦尼克”号残骸附近内爆，所载的五人全部遇难。</text:p>
      <text:p text:style-name="P4">
美国海岸警卫队的梅杰少将（JohnMauger）证实，在距离泰坦尼克号残骸船头约480米处发现了该潜水器的五个部件，以及一片“残骸区”，“这些残骸与压力舱发生毁灭性内爆的情况一致”。</text:p>
      <text:p text:style-name="P4">
五名乘客分别为“海洋之门”创始人兼首席执行官斯托克顿·拉什（Stockton Rush）、法国“泰坦尼克”号专家保罗—亨利·纳热奥莱（Paul-HenryNargeolet）、巴基斯坦富豪沙赫扎达·达伍德（ShahzadaDawood）和他19岁的儿子苏尔曼（Suleman），以及英国商人和探险家哈米什·哈丁（Hamish Harding）。</text:p>
      <text:p text:style-name="P4">
1997年好莱坞电影《泰坦尼克号》导演，曾深潜“泰坦尼克”号残骸33次的詹姆斯·卡梅隆（James Cameron；詹姆斯·卡麦隆、占士·金马伦） <text:a xlink:type="simple" xlink:href="https://www.bbc.com/news/world-us-canada-65994707" text:style-name="Internet_20_link" text:visited-style-name="Visited_20_Internet_20_Link">
接受BBC采访时质疑 </text:a>
，“海洋之门”在潜水器的安全措施上“图省事”，“海洋之门”创办人之一吉列尔莫·索恩莱因（GuillermoSöhnlein）反驳称，他们花了14年开发的潜水器“非常坚固”。</text:p>
      <text:p text:style-name="P4">
<text:a xlink:type="simple" xlink:href="https://www.bbc.com/zhongwen/simp/science-65982371" text:style-name="Internet_20_link" text:visited-style-name="Visited_20_Internet_20_Link">
 在深海探索泰坦尼克号残骸到底要冒多大的风险？ </text:a>
</text:p>
      <text:p text:style-name="P4">
<text:a xlink:type="simple" xlink:href="https://www.bbc.com/ws/av-embeds/cps/zhongwen/simp/press-review-65995614/p0fwcwbv/zh-hans" text:style-name="Internet_20_link" text:visited-style-name="Visited_20_Internet_20_Link">
 Video-3-Link：/ws/av-embeds/cps/zhongwen/simp/press-review-65995614/p0fwcwbv/zh-hans </text:a>
 <text:span text:style-name="T4">
你的器材不支持播放多媒体材料</text:span>
视频加注文字，</text:p>
      <text:p text:style-name="P4">
BBC在2022年时曾采访制造该潜水器的公司“海洋之门”（OceanGate）。“泰坦”号内只有一个按钮、大部分行动都是由一个索尼PlayStation风格的游戏手把控制。</text:p>
      <text:h text:style-name="P12" text:outline-level="3">
<text:span text:style-name="T4">
3. 李强访德法：中国新总理的外交首秀</text:span>
</text:h>
      <text:p text:style-name="P4">
<text:a xlink:type="simple" xlink:href="https://www.bbc.com/ws/av-embeds/cps/zhongwen/simp/press-review-65995614/p0fwvqb8/zh-hans" text:style-name="Internet_20_link" text:visited-style-name="Visited_20_Internet_20_Link">
 Video-4-Link：/ws/av-embeds/cps/zhongwen/simp/press-review-65995614/p0fwvqb8/zh-hans </text:a>
 <text:span text:style-name="T4">
你的器材不支持播放多媒体材料</text:span>
视频加注文字，</text:p>
      <text:p text:style-name="P4">
李强外交首秀到访德法 游说欧洲中国是“朋友”而非“对手”</text:p>
      <text:p text:style-name="P4">
就在美国国务卿布林肯到北京会见中国最高领导人习近平的同时，中国国务院总理李强展开上任后的首度外访，先后抵达欧盟主要经济体德国和法国。</text:p>
      <text:p text:style-name="P4">
这是继去年底和今年初德法元首访华后，中方领导人受邀回访。此前，中共中央政治局委员、中央外事工作委员会办公室主任王毅和外长秦刚都曾出访欧洲。</text:p>
      <text:p text:style-name="P4">
“疫情后解除清零政策，北京就向欧洲示好。毕竟，欧洲离中国比较远，直接的利益冲突比较少。”新加坡国立大学政治学副教授、卡耐基中国项目研究员庄嘉颖对BBC中文说。</text:p>
      <text:p text:style-name="P4">
他认为，北京希望缓和中欧之间在俄乌战争后紧张的关系，而面对美国在科技和半导体等方面的限制，中国欲拉拢欧盟国家突破重围，同时试探是否可以让欧美的盟友关系有所动摇。</text:p>
      <text:p text:style-name="P4">
<text:a xlink:type="simple" xlink:href="https://www.bbc.com/zhongwen/simp/world-65997546" text:style-name="Internet_20_link" text:visited-style-name="Visited_20_Internet_20_Link">
 李强访问德法 试探欧盟“去风险化”底线 </text:a>
</text:p>
      <text:h text:style-name="P12" text:outline-level="3">
<text:span text:style-name="T4">
4. BBC披露防疫封锁下的朝鲜</text:span>
</text:h>
      <text:p text:style-name="P4">
</text:p>
      <text:p text:style-name="P4">
在2020年1月27日，朝鲜骤然关闭国门，以应对2019冠状病毒病（COVID-19）全球大流行疫情，不仅人员不能入境，连粮食和货物都被挡在门外。</text:p>
      <text:p text:style-name="P4">
在金正恩的极权统治下，朝鲜被禁止与外界接触。借助在该国境内有消息源网络的脱北者媒体《每日朝鲜》（DailyNK）帮助，BBC得以秘密地与朝鲜境内的三个人联络。他们迫切想向世界讲述封关给他们生活带来的灾难性影响。</text:p>
      <text:p text:style-name="P4">
<text:a xlink:type="simple" xlink:href="https://www.bbc.com/zhongwen/simp/world-65943004" text:style-name="Internet_20_link" text:visited-style-name="Visited_20_Internet_20_Link">
 新冠疫情下的朝鲜：“我们被困住等死” </text:a>
</text:p>
      <text:h text:style-name="P12" text:outline-level="3">
<text:span text:style-name="T4">
5. 鸿海集团董事长刘扬伟对话BBC 讨论台海局势与中美相争</text:span>
</text:h>
      <text:p text:style-name="P4">
<text:a xlink:type="simple" xlink:href="https://www.bbc.com/ws/av-embeds/cps/zhongwen/simp/press-review-65995614/p0fw5stn/zh-hans" text:style-name="Internet_20_link" text:visited-style-name="Visited_20_Internet_20_Link">
 Video-5-Link：/ws/av-embeds/cps/zhongwen/simp/press-review-65995614/p0fw5stn/zh-hans </text:a>
 <text:span text:style-name="T4">
你的器材不支持播放多媒体材料</text:span>
视频加注文字，</text:p>
      <text:p text:style-name="P4">
鸿海集团董事长刘扬伟：富士康必须考虑应对最坏的局面</text:p>
      <text:p text:style-name="P4">
随着美中两个超级大国关系降至冰点，总部设在台湾的富士康公司（Foxconn）正在面临抉择。这家电子制造巨头负责生产美国苹果公司60%的产品，包括iPhone手机。</text:p>
      <text:p text:style-name="P4">
在一次独家专访中，富士康的母公司鸿海科技集团董事长刘扬伟告诉BBC，希望台海战争不会发生，但自己也在为最坏的局面做准备。</text:p>
      <text:h text:style-name="P12" text:outline-level="3">
<text:span text:style-name="T4">
6. “全职儿女”在中国冒起的前因后果</text:span>
</text:h>
      <text:p text:style-name="P4">
</text:p>
      <text:p text:style-name="P4">
图像来源，  Getty Images</text:p>
      <text:p text:style-name="P4">
在中国职场竞争激烈的环境下，许多年轻人回家做起了“全职儿女”，通过做家务或陪伴父母来获得认可。有人甚至与父母签订了一份劳务契约，列出付出与报酬。</text:p>
      <text:p text:style-name="P4">
“全职儿女”的背后是中国高企的失业率。中国官方最新数据显示，今年5月，16至24岁青年人的失业率升至20.8%，连续两个月创2018年有统计以来新高。</text:p>
      <text:p text:style-name="P4">
其中，大学毕业生的情况更糟糕，据中国国务院发展研究中心研究员卓贤估算，大学生失业率是青年整体失业率的1.4倍，是青年失业人口的主要群体。</text:p>
      <text:p text:style-name="P4">
新加坡国立大学李光耀公共政策学院助理教授陆曦告诉BBC中文：“全职儿女是社会失业大潮下出现的不可避免的现象，背后体现的是整个社会经济严重下滑、萎缩的现状。”</text:p>
      <text:p text:style-name="P4">
<text:a xlink:type="simple" xlink:href="https://www.bbc.com/zhongwen/simp/chinese-news-65877454" text:style-name="Internet_20_link" text:visited-style-name="Visited_20_Internet_20_Link">
 “全职儿女”： 中国严峻就业形势下，年轻人的重整旗鼓之举还是“自我麻醉”？ </text:a>
</text:p>
      <text:h text:style-name="P12" text:outline-level="3">
<text:span text:style-name="T4">
7. 福岛核废水排海倒计时：盘点日本邻居们的怒哮</text:span>
</text:h>
      <text:p text:style-name="P4">
</text:p>
      <text:p text:style-name="P4">
图像来源，  Reuters</text:p>
      <text:p text:style-name="P4">
经过多年国内外激辩，以及数任首相来来去去，日本政府计划在今夏将福岛第一核电站储存的超过130万吨核废水排入太平洋，引发全球关注及亚洲邻居紧张。</text:p>
      <text:p text:style-name="P4">
BBC中文整理了此次福岛核废水排放引发的各种议题及辩论，包括法律，生态方面的争议及日本的亚洲邻居们的激烈反应。</text:p>
      <text:p text:style-name="P4">
<text:a xlink:type="simple" xlink:href="https://www.bbc.com/zhongwen/simp/science-65963585" text:style-name="Internet_20_link" text:visited-style-name="Visited_20_Internet_20_Link">
 福岛核废水排海倒计时邻居反应激烈 “不仅是经济问题，还生死攸关” </text:a>
</text:p>
      <text:h text:style-name="P12" text:outline-level="3">
<text:span text:style-name="T4">
您也许还会对本周的这些故事感兴趣：</text:span>
</text:h>
      <text:p text:style-name="P4">
<text:a xlink:type="simple" xlink:href="https://www.bbc.com/zhongwen/simp/world-65947436" text:style-name="Internet_20_link" text:visited-style-name="Visited_20_Internet_20_Link">
 BBC调查希腊偷渡船海难：新曝光数据与希腊海岸卫队证词相左 </text:a>
  * <text:a xlink:type="simple" xlink:href="https://www.bbc.com/zhongwen/simp/world-65985991" text:style-name="Internet_20_link" text:visited-style-name="Visited_20_Internet_20_Link">
 俄罗斯真的会在乌克兰战争中转动核武轮盘赌局吗 </text:a>
  * <text:a xlink:type="simple" xlink:href="https://www.bbc.com/zhongwen/simp/chinese-news-65973562" text:style-name="Internet_20_link" text:visited-style-name="Visited_20_Internet_20_Link">
 贵州“村超”：多方点赞的乡村足球联赛引发了哪些讨论 </text:a>
</text:p>
      <text:p text:style-name="P4">
<text:a xlink:type="simple" xlink:href="https://www.bbc.com/ws/av-embeds/cps/zhongwen/simp/press-review-65995614/p0fwkqfl/zh-hans" text:style-name="Internet_20_link" text:visited-style-name="Visited_20_Internet_20_Link">
 Video-6-Link：/ws/av-embeds/cps/zhongwen/simp/press-review-65995614/p0fwkqfl/zh-hans </text:a>
 <text:span text:style-name="T4">
你的器材不支持播放多媒体材料</text:span>
视频加注文字，</text:p>
      <text:p text:style-name="P4">
乌克兰战争：BBC探访乌克兰对俄反攻前线</text:p>
      <text:p text:style-name="P4">
Source: <text:a xlink:type="simple" xlink:href="https://www.bbc.com/zhongwen/simp/press-review-65995614" text:style-name="Internet_20_link" text:visited-style-name="Visited_20_Internet_20_Link">
https://www.bbc.com/zhongwen/simp/press-review-65995614</text:a>
</text:p>
      <!--NEWS-->
      <text:h text:style-name="P10" text:outline-level="1">
<text:span text:style-name="T4">
俄罗斯瓦格纳集团首脑被指煽动叛乱：已控制第二个城市，普京发表紧急讲话</text:span>
</text:h>
      <text:p text:style-name="P4">
Author: https://www.facebook.com/bbcworldservice/</text:p>
      <text:p text:style-name="P4">
Publisher: BBC News 中文</text:p>
      <text:p text:style-name="P4">
Published Time: 2023-06-24T04:23:35.000Z</text:p>
      <text:p text:style-name="P4">
Modified Time: 2023-06-24T10:45:05.000Z</text:p>
      <text:p text:style-name="P4">
Description: 俄罗斯雇佣兵组织“瓦格纳集团”和俄罗斯军方之间的内斗急剧升级。普京形容瓦格纳首脑普里戈津“叛国”，普里戈津则抨击俄方的“腐败和谎言”。</text:p>
      <text:p text:style-name="P4">
Images: ["<text:a xlink:type="simple" xlink:href="https://ichef.bbci.co.uk/news/640/cpsprodpb/FA31/production/_130194046_tank_r.jpg" text:style-name="Internet_20_link" text:visited-style-name="Visited_20_Internet_20_Link">
_130194046_ta...</text:a>
", "<text:a xlink:type="simple" xlink:href="https://ichef.bbci.co.uk/news/640/cpsprodpb/8439/production/_130194833_p0fx2gkv.jpg" text:style-name="Internet_20_link" text:visited-style-name="Visited_20_Internet_20_Link">
_130194833_p0...</text:a>
", "<text:a xlink:type="simple" xlink:href="https://ichef.bbci.co.uk/news/640/cpsprodpb/D259/production/_130194835_car2_r.jpg" text:style-name="Internet_20_link" text:visited-style-name="Visited_20_Internet_20_Link">
_130194835_ca...</text:a>
", "<text:a xlink:type="simple" xlink:href="https://ichef.bbci.co.uk/news/640/cpsprodpb/AC11/production/_130194044_fighter_reuters.jpg" text:style-name="Internet_20_link" text:visited-style-name="Visited_20_Internet_20_Link">
_130194044_fi...</text:a>
", "<text:a xlink:type="simple" xlink:href="https://ichef.bbci.co.uk/news/640/cpsprodpb/1226D/production/_105894347_grey_line-nc.png" text:style-name="Internet_20_link" text:visited-style-name="Visited_20_Internet_20_Link">
_105894347_gr...</text:a>
", "<text:a xlink:type="simple" xlink:href="https://ichef.bbci.co.uk/news/640/cpsprodpb/13B9/production/_130194050_car_r.jpg" text:style-name="Internet_20_link" text:visited-style-name="Visited_20_Internet_20_Link">
_130194050_ca...</text:a>
", "<text:a xlink:type="simple" xlink:href="https://ichef.bbci.co.uk/news/640/cpsprodpb/14851/production/_130194048_fighter2_r.jpg" text:style-name="Internet_20_link" text:visited-style-name="Visited_20_Internet_20_Link">
_130194048_fi...</text:a>
", "<text:a xlink:type="simple" xlink:href="https://ichef.bbci.co.uk/news/640/cpsprodpb/5239/production/_130194012_a53de1f0-1482-461c-8324-14add7afd7bb.jpg" text:style-name="Internet_20_link" text:visited-style-name="Visited_20_Internet_20_Link">
_130194012_a5...</text:a>
", "<text:a xlink:type="simple" xlink:href="https://ichef.bbci.co.uk/news/640/cpsprodpb/7949/production/_130194013_d25b350a-c5c6-463e-a3e7-02eabfca94d5.jpg" text:style-name="Internet_20_link" text:visited-style-name="Visited_20_Internet_20_Link">
_130194013_d2...</text:a>
", "<text:a xlink:type="simple" xlink:href="https://ichef.bbci.co.uk/news/640/cpsprodpb/C381/production/_130194005_2f68fc9a-0495-4b78-8973-30093ace3dfb.jpg" text:style-name="Internet_20_link" text:visited-style-name="Visited_20_Internet_20_Link">
_130194005_2f...</text:a>
", "<text:a xlink:type="simple" xlink:href="https://ichef.bbci.co.uk/news/640/cpsprodpb/3097/production/_130193421_f9da78c073f11274271fa35f5bcc60189f4d59140_0_2560_14401000x563.jpg" text:style-name="Internet_20_link" text:visited-style-name="Visited_20_Internet_20_Link">
_130193421_f9...</text:a>
", "<text:a xlink:type="simple" xlink:href="https://ichef.bbci.co.uk/news/640/cpsprodpb/5DF1/production/_130194042_5960d5d8-c7d8-4645-b60a-47d401bbaa02.jpg" text:style-name="Internet_20_link" text:visited-style-name="Visited_20_Internet_20_Link">
_130194042_59...</text:a>
", "<text:a xlink:type="simple" xlink:href="https://ichef.bbci.co.uk/news/640/cpsprodpb/BCC9/production/_130192384_4bbfc717fab30cd9fcf95b5720284c7eb451d0ec.jpg" text:style-name="Internet_20_link" text:visited-style-name="Visited_20_Internet_20_Link">
_130192384_4b...</text:a>
", "<text:a xlink:type="simple" xlink:href="https://ichef.bbci.co.uk/news/640/cpsprodpb/15159/production/_128316368_wagner.jpg" text:style-name="Internet_20_link" text:visited-style-name="Visited_20_Internet_20_Link">
_128316368_wa...</text:a>
", "<text:a xlink:type="simple" xlink:href="https://ichef.bbci.co.uk/news/640/cpsprodpb/12A4/production/_128327740_998938c1-37fc-4d0d-a905-eecd75d44c11.jpg" text:style-name="Internet_20_link" text:visited-style-name="Visited_20_Internet_20_Link">
_128327740_99...</text:a>
"]</text:p>
      <text:p text:style-name="P4">
Videos: []</text:p>
      <text:p text:style-name="P4">
Tags: ['乌克兰局势升温', '俄国', '弗拉基米尔·普京', '军事', '乌克兰']</text:p>
      <text:p text:style-name="P4">
Type: Article</text:p>
      <!--METADATA-->
      <text:h text:style-name="P12" text:outline-level="3">
<text:span text:style-name="T4">
俄罗斯瓦格纳集团首脑被指煽动叛乱：已控制第二个城市，普京发表紧急讲话</text:span>
</text:h>
      <text:p text:style-name="P4">
2023年6月24日  <draw:frame draw:style-name="fr1" draw:name="Image15" text:anchor-type="as-char" svg:width="6.9236in" svg:height="4.803248in" draw:z-index="0">
<draw:image xlink:href="../Images/BBC Chinese/2023-06-24T04-23-35.000Z/_130194046_tank_r.jpg" xlink:type="simple" xlink:show="embed" xlink:actuate="onLoad" draw:mime-type="image/jpeg"/>
</draw:frame>
</text:p>
      <text:p text:style-name="P4">
图像来源，  Reuters</text:p>
      <text:p text:style-name="P4">
图像加注文字，</text:p>
      <text:p text:style-name="P4">
路透社发布了一些瓦格纳战士进入俄罗斯南部城市顿河畔罗斯托夫的照片。</text:p>
      <text:p text:style-name="P4">
<text:span text:style-name="T4">
俄罗斯雇佣兵组织“瓦格纳集团”（Wagner Group）和俄罗斯军方之间的内斗急剧升级。</text:span>
</text:p>
      <text:p text:style-name="P4">
瓦格纳集团首脑夫根尼·普里戈津（Yevgeny Prigozhin ）称，其武装部队已经从乌克兰进入俄罗斯南部城市顿河畔罗斯托夫（Rostov-on-Don，距乌东边境约100公里），并击落一架俄罗斯直升机，但他没有提供证据。</text:p>
      <text:p text:style-name="P4">
BBC消息指，瓦格纳集团已经控制第二个城市沃罗涅日（Voronezh）的俄罗斯军事设施，该城市位于顿河畔罗斯托夫和首都莫斯科中间。</text:p>
      <text:p text:style-name="P4">
普里戈津扬言，若俄军高层拒绝会见他，其部队将进占莫斯科。</text:p>
      <text:h text:style-name="P12" text:outline-level="3">
<text:span text:style-name="T4">
普京发表全国讲话：武装叛变是对国家“背后捅刀”</text:span>
</text:h>
      <text:p text:style-name="P4">
<draw:frame draw:style-name="fr1" draw:name="Image16" text:anchor-type="as-char" svg:width="6.9236in" svg:height="3.894525in" draw:z-index="0">
<draw:image xlink:href="../Images/BBC Chinese/2023-06-24T04-23-35.000Z/_130194833_p0fx2gkv.jpg" xlink:type="simple" xlink:show="embed" xlink:actuate="onLoad" draw:mime-type="image/jpeg"/>
</draw:frame>
 图像加注文字，</text:p>
      <text:p text:style-name="P4">
俄罗斯总统普京周六（6月24日）在紧急电视讲话中表示，瓦格纳集团的“武装叛变”是叛国行为，对国家和人民“背后捅刀”。</text:p>
      <text:p text:style-name="P4">
俄罗斯总统普京周六（6月24日）在紧急电视讲话中表示，瓦格纳集团的“武装叛变”是叛国行为，对国家和人民“背后捅刀”，任何拿起武器反抗俄罗斯军队的人都将受到惩罚。</text:p>
      <text:p text:style-name="P4">
他表示会尽一切所能保护俄罗斯，呼吁大家团结，并指当局已迅速采取行动以控制局势。</text:p>
      <text:p text:style-name="P4">
普京在讲话中说：“我们所面对的是背叛。过度的野心和个人利益导致了叛国。”</text:p>
      <text:p text:style-name="P4">
普里戈津发布一段录音，似乎是回应普京的指控，他说其部队不是叛国者，而是为祖国未来而战的“爱国者”，并批评俄罗斯政府的“腐败、谎言和官僚主义”。</text:p>
      <text:p text:style-name="P4">
他早前称要推翻俄罗斯国防部高层，他指责俄罗斯军方向雇佣兵兵营发射导弹，导致大量战士伤亡。俄罗斯国防部否认有关指控。</text:p>
      <text:p text:style-name="P4">
乌克兰总统办公室主任顾问波多利亚克（MykhailoPodolyak）在推特发文指，“俄罗斯的一切才刚刚开始”，“俄罗斯精英阶层的分裂太明显了，同意假装一切都解决了是行不通的”。</text:p>
      <text:h text:style-name="P12" text:outline-level="3">
<text:span text:style-name="T4">
BBC消息人士：瓦格纳占领了第二座城市的军事设施</text:span>
</text:h>
      <text:p text:style-name="P4">
<draw:frame draw:style-name="fr1" draw:name="Image17" text:anchor-type="as-char" svg:width="6.9236in" svg:height="3.894525in" draw:z-index="0">
<draw:image xlink:href="../Images/BBC Chinese/2023-06-24T04-23-35.000Z/_130194835_car2_r.jpg" xlink:type="simple" xlink:show="embed" xlink:actuate="onLoad" draw:mime-type="image/jpeg"/>
</draw:frame>
</text:p>
      <text:p text:style-name="P4">
图像来源，  Reuters</text:p>
      <text:p text:style-name="P4">
图像加注文字，</text:p>
      <text:p text:style-name="P4">
瓦格纳士兵站在顿河畔罗斯托夫一辆装甲车旁边。</text:p>
      <text:p text:style-name="P4">
BBC从俄罗斯消息人士获悉，瓦格纳武装分子已经控制了沃罗涅日市（Voronezh）的所有军事设施。沃罗涅日市位于顿河畔罗斯托夫（瓦格纳称目前已控制该市）和首都莫斯科之间的中间点。</text:p>
      <text:p text:style-name="P4">
沃罗涅日市官员尚未对这一说法公开发表评论。</text:p>
      <text:p text:style-name="P4">
与此同时，沃罗涅日州州长亚历山大·古谢夫（Aleksandr Gusev）警告说，有许多关于该地区装甲纵队活动的虚假报道。</text:p>
      <text:p text:style-name="P4">
古谢夫还表示，俄罗斯武装部队目前正在沃罗涅日地区采取行动和战斗措施，这是早先宣布的反恐行动的一部分。</text:p>
      <text:p text:style-name="P4">
目前最新的发展是，瓦格纳雇佣军叛乱士兵声称已经控制了靠近乌克兰边境的俄罗斯重要城市顿河畔罗斯托夫。</text:p>
      <text:p text:style-name="P4">
顿河畔罗斯托夫的一名居民告诉BBC俄语记者说，整个市中心都被包围并封锁。</text:p>
      <text:p text:style-name="P4">
这位不愿透露姓名的人士说，周围有士兵。他说：“当（我们）问他们是谁时，士兵们说‘我们只是好人’。”</text:p>
      <text:p text:style-name="P4">
“这座城市的局势很平静：没有恐慌，一切都像平常一样。”</text:p>
      <text:p text:style-name="P4">
他们还表示，距离瓦格纳声称占领的南部军事总部步行十分钟的街道“似乎是自由的”，但军事大楼附近的区域却“被严密包围”。</text:p>
      <text:h text:style-name="P12" text:outline-level="3">
<text:span text:style-name="T4">
罗斯托夫有什么重要意义？</text:span>
</text:h>
      <text:p text:style-name="P4">
<draw:frame draw:style-name="fr1" draw:name="Image18" text:anchor-type="as-char" svg:width="6.9236in" svg:height="4.576067in" draw:z-index="0">
<draw:image xlink:href="../Images/BBC Chinese/2023-06-24T04-23-35.000Z/_130194044_fighter_reuters.jpg" xlink:type="simple" xlink:show="embed" xlink:actuate="onLoad" draw:mime-type="image/jpeg"/>
</draw:frame>
</text:p>
      <text:p text:style-name="P4">
图像来源，  Reuters</text:p>
      <text:p text:style-name="P4">
图像加注文字，</text:p>
      <text:p text:style-name="P4">
路透社发布了一些瓦格纳战士在俄罗斯南部城市顿河畔罗斯托夫的照片，瓦格纳集团首脑普罗戈津表示，他的部队现在控制着该市。</text:p>
      <text:p text:style-name="P4">
罗斯托夫是俄罗斯南部军区司令部所在地，该司令部一直在俄罗斯入侵乌克兰的战争中扮演关键角色。</text:p>
      <text:p text:style-name="P4">
美国智库战争研究所（ISW）分析指，南部军区的第58联合军“目前正果断地参与对乌克兰南部反攻的防御行动，并且是俄罗斯在整个乌克兰联合部队集团的指挥中心”。</text:p>
      <text:p text:style-name="P4">
罗斯托夫地区首长呼吁居民留在室内并保持冷静。</text:p>
      <text:p text:style-name="P4">
莫斯科的政府大楼和交通设施等地也加强了安保。莫斯科市长谢尔盖·索比亚宁宣布，正在采取反恐措施以加强首都的安全。</text:p>
      <text:p text:style-name="P4">
<draw:frame draw:style-name="fr1" draw:name="Image19" text:anchor-type="as-char" svg:width="6.9236in" svg:height="0.021636in" draw:z-index="0">
<draw:image xlink:href="../Images/BBC Chinese/2023-06-24T04-23-35.000Z/_105894347_grey_line-nc.png" xlink:type="simple" xlink:show="embed" xlink:actuate="onLoad" draw:mime-type="image/png"/>
</draw:frame>
</text:p>
      <text:h text:style-name="P12" text:outline-level="3">
<text:span text:style-name="T4">
精灵从瓶子里出来了</text:span>
</text:h>
      <text:p text:style-name="P4">
<text:span text:style-name="T4">
BBC安全事务记者弗兰克·加德纳（Frank Gardner）</text:span>
</text:p>
      <text:p text:style-name="P4">
<draw:frame draw:style-name="fr1" draw:name="Image20" text:anchor-type="as-char" svg:width="6.9236in" svg:height="4.576067in" draw:z-index="0">
<draw:image xlink:href="../Images/BBC Chinese/2023-06-24T04-23-35.000Z/_130194050_car_r.jpg" xlink:type="simple" xlink:show="embed" xlink:actuate="onLoad" draw:mime-type="image/jpeg"/>
</draw:frame>
</text:p>
      <text:p text:style-name="P4">
图像来源，  Reuters</text:p>
      <text:p text:style-name="P4">
事件可能以几种方式发展。对于乌克兰来说，俄罗斯遇到麻烦的时机再好不过。</text:p>
      <text:p text:style-name="P4">
就在基辅正在适应其长期承诺的反攻，面临不太可能在今年甚至明年将俄罗斯军队驱逐的前景时，一条生命线出现了。</text:p>
      <text:p text:style-name="P4">
由于克里姆林宫和瓦格纳现在全神贯注于内斗，这使得一些最能打的俄罗斯战斗部队退出了战场。</text:p>
      <text:p text:style-name="P4">
更重要的是，对莫斯科的这一挑战，可能会严重削弱驻守在乌克兰试图突破的所有坚固防线的俄军的士气。</text:p>
      <text:p text:style-name="P4">
在理想的世界里，这一切都会以俄罗斯取消战争并从乌克兰撤军而结束。但事情不可能那么简单。</text:p>
      <text:p text:style-name="P4">
西方一些人可能担心俄罗斯作为国家可能进一步崩溃，对于一个拥有4000多枚核弹头的国家来说，这是一个发人深省的想法。</text:p>
      <text:p text:style-name="P4">
另一个可能的结果是，普里戈津对克里姆林宫的挑战将是短暂的，他的军队将被迫投降。</text:p>
      <text:p text:style-name="P4">
但无论接下来发生什么，精灵已经从瓶子里出来了。</text:p>
      <text:p text:style-name="P4">
在巴赫穆特为俄罗斯取得几个月来唯一重大胜利的雇佣军首脑告诉俄罗斯人民，入侵的整个借口都是谎言，来自乌克兰的威胁是捏造的。</text:p>
      <text:p text:style-name="P4">
<draw:frame draw:style-name="fr1" draw:name="Image21" text:anchor-type="as-char" svg:width="6.9236in" svg:height="4.576067in" draw:z-index="0">
<draw:image xlink:href="../Images/BBC Chinese/2023-06-24T04-23-35.000Z/_130194048_fighter2_r.jpg" xlink:type="simple" xlink:show="embed" xlink:actuate="onLoad" draw:mime-type="image/jpeg"/>
</draw:frame>
</text:p>
      <text:p text:style-name="P4">
图像来源，  Reuters</text:p>
      <text:p text:style-name="P4">
图像加注文字，</text:p>
      <text:p text:style-name="P4">
顿河畔罗斯托夫的瓦格纳士兵。</text:p>
      <text:p text:style-name="P4">
<draw:frame draw:style-name="fr1" draw:name="Image22" text:anchor-type="as-char" svg:width="6.9236in" svg:height="0.021636in" draw:z-index="0">
<draw:image xlink:href="../Images/BBC Chinese/2023-06-24T04-23-35.000Z/_105894347_grey_line-nc.png" xlink:type="simple" xlink:show="embed" xlink:actuate="onLoad" draw:mime-type="image/png"/>
</draw:frame>
<draw:frame draw:style-name="fr1" draw:name="Image23" text:anchor-type="as-char" svg:width="6.9236in" svg:height="3.894525in" draw:z-index="0">
<draw:image xlink:href="../Images/BBC Chinese/2023-06-24T04-23-35.000Z/_130194012_a53de1f0-1482-461c-8324-14add7afd7bb.jpg" xlink:type="simple" xlink:show="embed" xlink:actuate="onLoad" draw:mime-type="image/jpeg"/>
</draw:frame>
</text:p>
      <text:p text:style-name="P4">
图像来源，  Reuters</text:p>
      <text:p text:style-name="P4">
图像加注文字，</text:p>
      <text:p text:style-name="P4">
罗斯托夫（Rostov）街道上的一辆装甲运兵车。</text:p>
      <text:p text:style-name="P4">
<draw:frame draw:style-name="fr1" draw:name="Image24" text:anchor-type="as-char" svg:width="6.9236in" svg:height="3.894525in" draw:z-index="0">
<draw:image xlink:href="../Images/BBC Chinese/2023-06-24T04-23-35.000Z/_130194013_d25b350a-c5c6-463e-a3e7-02eabfca94d5.jpg" xlink:type="simple" xlink:show="embed" xlink:actuate="onLoad" draw:mime-type="image/jpeg"/>
</draw:frame>
</text:p>
      <text:p text:style-name="P4">
图像来源，  Reuters</text:p>
      <text:p text:style-name="P4">
图像加注文字，</text:p>
      <text:p text:style-name="P4">
罗斯托夫街头。</text:p>
      <text:p text:style-name="P4">
<draw:frame draw:style-name="fr1" draw:name="Image25" text:anchor-type="as-char" svg:width="6.9236in" svg:height="3.894525in" draw:z-index="0">
<draw:image xlink:href="../Images/BBC Chinese/2023-06-24T04-23-35.000Z/_130194005_2f68fc9a-0495-4b78-8973-30093ace3dfb.jpg" xlink:type="simple" xlink:show="embed" xlink:actuate="onLoad" draw:mime-type="image/jpeg"/>
</draw:frame>
</text:p>
      <text:p text:style-name="P4">
图像来源，  Reuters</text:p>
      <text:p text:style-name="P4">
图像加注文字，</text:p>
      <text:p text:style-name="P4">
莫斯科克里姆林宫外停泊的安全车辆。</text:p>
      <text:p text:style-name="P4">
俄罗斯总统普京和美国总统拜登正在了解局势的最新情况。</text:p>
      <text:p text:style-name="P4">
俄罗斯塔斯社报道说，俄总检察院宣布，已对瓦格纳领导人普里戈津提起武装叛乱诉讼。他将面临最高20年监禁。</text:p>
      <text:p text:style-name="P4">
<draw:frame draw:style-name="fr1" draw:name="Image26" text:anchor-type="as-char" svg:width="6.9236in" svg:height="3.894525in" draw:z-index="0">
<draw:image xlink:href="../Images/BBC Chinese/2023-06-24T04-23-35.000Z/_130193421_f9da78c073f11274271fa35f5bcc60189f4d59140_0_2560_14401000x563.jpg" xlink:type="simple" xlink:show="embed" xlink:actuate="onLoad" draw:mime-type="image/jpeg"/>
</draw:frame>
</text:p>
      <text:p text:style-name="P4">
图像来源，  Reuters</text:p>
      <text:p text:style-name="P4">
图像加注文字，</text:p>
      <text:p text:style-name="P4">
瓦格纳集团首脑叶夫根尼·普里戈津（Yevgeny Prigozhin ）</text:p>
      <text:h text:style-name="P12" text:outline-level="3">
<text:span text:style-name="T4">
反克里姆林宫大亨敦促俄罗斯人支持瓦格纳首脑</text:span>
</text:h>
      <text:p text:style-name="P4">
反克里姆林宫人物米哈伊尔·霍多尔科夫斯基（Mikhail Khodorkovsky）敦促俄罗斯人支持瓦格纳首脑普里戈津——他发誓要推翻莫斯科的军事领导层。</text:p>
      <text:p text:style-name="P4">
曾经是俄罗斯最富有的寡头霍多尔科夫斯基表示：“我们现在需要提供帮助，如果有必要，我们也会抗争。”</text:p>
      <text:p text:style-name="P4">
霍多尔科夫斯基与普京闹翻后在俄罗斯监狱里度过了十年，他最近呼吁对俄罗斯总统实施更严厉的制裁。</text:p>
      <text:p text:style-name="P4">
他表示，如果决定对抗克里姆林宫，那么“即使支持的是魔鬼”也很重要。</text:p>
      <text:p text:style-name="P4">
他说：“是的，这只是开始。”</text:p>
      <text:p text:style-name="P4">
<draw:frame draw:style-name="fr1" draw:name="Image27" text:anchor-type="as-char" svg:width="6.9236in" svg:height="4.803248in" draw:z-index="0">
<draw:image xlink:href="../Images/BBC Chinese/2023-06-24T04-23-35.000Z/_130194042_5960d5d8-c7d8-4645-b60a-47d401bbaa02.jpg" xlink:type="simple" xlink:show="embed" xlink:actuate="onLoad" draw:mime-type="image/jpeg"/>
</draw:frame>
</text:p>
      <text:p text:style-name="P4">
图像来源，  EPA</text:p>
      <text:p text:style-name="P4">
图像加注文字，</text:p>
      <text:p text:style-name="P4">
反克里姆林宫人物米哈伊尔·霍多尔科夫斯基敦促俄罗斯人支持瓦格纳领导人普里戈津。</text:p>
      <text:p text:style-name="P4">
<draw:frame draw:style-name="fr1" draw:name="Image28" text:anchor-type="as-char" svg:width="6.9236in" svg:height="0.021636in" draw:z-index="0">
<draw:image xlink:href="../Images/BBC Chinese/2023-06-24T04-23-35.000Z/_105894347_grey_line-nc.png" xlink:type="simple" xlink:show="embed" xlink:actuate="onLoad" draw:mime-type="image/png"/>
</draw:frame>
</text:p>
      <text:h text:style-name="P12" text:outline-level="3">
<text:span text:style-name="T4">
专家：对普京的严峻挑战</text:span>
</text:h>
      <text:p text:style-name="P4">
<text:span text:style-name="T4">
BBC记者</text:span>
 <text:span text:style-name="T4">
小贝恩德·德布斯曼</text:span>
 <text:span text:style-name="T4">
（Bernd Debusmann Jr）</text:span>
 <text:span text:style-name="T4">
、</text:span>
 <text:span text:style-name="T4">
海伦娜·汉弗莱（HelenaHumphrey）发自华盛顿</text:span>
</text:p>
      <text:p text:style-name="P4">
世界各地正在密切关注俄罗斯内斗的急剧升级，其中包括美国前副助理国防部长和中央情报局官员米克·马尔罗伊（ Mick Mulroy）。</text:p>
      <text:p text:style-name="P4">
马尔罗伊告诉BBC， 瓦格纳集团首脑普里戈津现在向普京总统提出了严峻的挑战。</text:p>
      <text:p text:style-name="P4">
他说：“这充分说明了俄罗斯不得不依靠雇佣军来挽救其对乌克兰的入侵，而这在战略上是个灾难。它更说明了，普里戈任现在承认，它（入侵行动）实际上是在未遭挑衅的情况下发生，俄罗斯人民被欺骗了。”</text:p>
      <text:p text:style-name="P4">
他告诉我，如果瓦格纳的军队确实能够威胁普京对俄国的控制，俄罗斯可能不得不“重新调整其军事力量，以求自保，而不是阻止乌克兰的反攻”。</text:p>
      <text:p text:style-name="P4">
他还表示，“即使这次政变未遂，它也说明，最接近这场战争的人知道这是一个可怕的错误。”</text:p>
      <text:p text:style-name="P4">
前美国驻乌克兰大使泰勒（BillTaylor）告诉BBC，普里戈津这次号召叛变的行动，“几乎可以肯定是一场企图的政变”，“这对普京来说是严重的，俄罗斯非常认真地对待此事”。</text:p>
      <text:p text:style-name="P4">
泰勒上月曾在乌克兰，他研判瓦格纳这次不太可能成功。“国防部有装备，有飞机，有坦克，他们有大量的军事装备，可以击溃普里戈津的部队。”</text:p>
      <text:p text:style-name="P4">
但他认为，俄罗斯的内讧有可能帮助乌克兰击退俄军的入侵。“如果俄军现在担心他们内部的指挥链，那么本应与乌克兰人作战的俄罗斯军人可能会分心，甚至可能会逃跑。”</text:p>
      <text:p text:style-name="P4">
<draw:frame draw:style-name="fr1" draw:name="Image29" text:anchor-type="as-char" svg:width="6.9236in" svg:height="0.021636in" draw:z-index="0">
<draw:image xlink:href="../Images/BBC Chinese/2023-06-24T04-23-35.000Z/_105894347_grey_line-nc.png" xlink:type="simple" xlink:show="embed" xlink:actuate="onLoad" draw:mime-type="image/png"/>
</draw:frame>
</text:p>
      <text:h text:style-name="P12" text:outline-level="3">
<text:span text:style-name="T4">
瓦格纳首脑说了些什么？</text:span>
</text:h>
      <text:p text:style-name="P4">
普里戈津周五在网上发布了一系列充满愤怒的录音，他指责俄罗斯国防部长谢尔盖·绍伊古（Sergei Shoigu）周五下令对瓦格纳在乌克兰的营地进行火箭袭击。</text:p>
      <text:p text:style-name="P4">
他说：“今天他们对我们的后方营地进行了火箭袭击，我们的大量战友被杀。”</text:p>
      <text:p text:style-name="P4">
“他们奸诈地欺骗了我们，”他补充道。</text:p>
      <text:p text:style-name="P4">
俄罗斯国防部否认对瓦格纳部队发动火箭袭击。</text:p>
      <text:p text:style-name="P4">
普里戈津随后表示，他的部队将驱逐绍伊古，并呼吁俄罗斯军队闪开一边。</text:p>
      <text:p text:style-name="P4">
<draw:frame draw:style-name="fr1" draw:name="Image30" text:anchor-type="as-char" svg:width="6.9236in" svg:height="3.894525in" draw:z-index="0">
<draw:image xlink:href="../Images/BBC Chinese/2023-06-24T04-23-35.000Z/_130192384_4bbfc717fab30cd9fcf95b5720284c7eb451d0ec.jpg" xlink:type="simple" xlink:show="embed" xlink:actuate="onLoad" draw:mime-type="image/jpeg"/>
</draw:frame>
</text:p>
      <text:p text:style-name="P4">
图像来源，  EPA</text:p>
      <text:p text:style-name="P4">
图像加注文字，</text:p>
      <text:p text:style-name="P4">
普里戈津公开批评俄罗斯国防部长绍伊古。</text:p>
      <text:p text:style-name="P4">
“这不是军事政变，而是正义的进军，”他说。</text:p>
      <text:p text:style-name="P4">
普里戈津还声称绍伊古亲自指挥了所谓的袭击，然后逃跑了。</text:p>
      <text:p text:style-name="P4">
“必须制止该国军事领导层所展现的邪恶举动，”他喊道。</text:p>
      <text:p text:style-name="P4">
此后普里戈津还声称他的部队已从乌克兰进入俄罗斯，但没有提供证据。</text:p>
      <text:p text:style-name="P4">
早些时候他发布了一段视频，称俄罗斯没有理由入侵乌克兰，这个战争是一场灾难。</text:p>
      <text:p text:style-name="P4">
<draw:frame draw:style-name="fr1" draw:name="Image31" text:anchor-type="as-char" svg:width="6.9236in" svg:height="0.021636in" draw:z-index="0">
<draw:image xlink:href="../Images/BBC Chinese/2023-06-24T04-23-35.000Z/_105894347_grey_line-nc.png" xlink:type="simple" xlink:show="embed" xlink:actuate="onLoad" draw:mime-type="image/png"/>
</draw:frame>
</text:p>
      <text:h text:style-name="P12" text:outline-level="3">
<text:span text:style-name="T4">
瓦格纳集团是什么？</text:span>
</text:h>
      <text:p text:style-name="P4">
<draw:frame draw:style-name="fr1" draw:name="Image32" text:anchor-type="as-char" svg:width="6.9236in" svg:height="3.894525in" draw:z-index="0">
<draw:image xlink:href="../Images/BBC Chinese/2023-06-24T04-23-35.000Z/_128316368_wagner.jpg" xlink:type="simple" xlink:show="embed" xlink:actuate="onLoad" draw:mime-type="image/jpeg"/>
</draw:frame>
</text:p>
      <text:p text:style-name="P4">
图像来源，  Reuters</text:p>
      <text:p text:style-name="P4">
图像加注文字，</text:p>
      <text:p text:style-name="P4">
瓦格纳集团圣彼得堡办事处。</text:p>
      <text:p text:style-name="P4">
瓦格纳集团最早被发现是在2014年，当时是一个秘密组织，支持乌克兰东部的亲俄分离主义势力，协助俄罗斯吞并克里米亚。</text:p>
      <text:p text:style-name="P4">
该组织也在非洲和中东地区活动，据了解起初只有约5000名战士，大部分是俄罗斯精英兵团和特种部队的退伍军人。</text:p>
      <text:p text:style-name="P4">
时至今天，该组织已壮大。根据英国国防部1月的说法，瓦格纳目前在乌克兰指挥着5万名战斗人员，已成为乌克兰战役的关键组成部分。由于俄罗斯正规军队人力短缺，该组织在2022年开始大量招募。</text:p>
      <text:p text:style-name="P4">
美国国家安全委员会今年初表示，瓦格纳在乌克兰的部队约80%来自监狱。</text:p>
      <text:p text:style-name="P4">
尽管雇佣军在俄罗斯是非法的，但瓦格纳集团在2022年注册为公司，在圣彼得堡开设新总部。</text:p>
      <text:p text:style-name="P4">
英国皇家国防安全联合研究所的拉马尼（Samuel Ramani）博士说：“它在俄罗斯的城市公开招募人员，在广告牌上打广告，并在俄罗斯媒体上被称为爱国组织。”</text:p>
      <text:p text:style-name="P4">
在俄罗斯入侵乌克兰的前几周，人们认为瓦格纳集团实施“假旗”袭击，让克里姆林宫有入侵的藉口。</text:p>
      <text:p text:style-name="P4">
<draw:frame draw:style-name="fr1" draw:name="Image33" text:anchor-type="as-char" svg:width="6.9236in" svg:height="3.894525in" draw:z-index="0">
<draw:image xlink:href="../Images/BBC Chinese/2023-06-24T04-23-35.000Z/_128327740_998938c1-37fc-4d0d-a905-eecd75d44c11.jpg" xlink:type="simple" xlink:show="embed" xlink:actuate="onLoad" draw:mime-type="image/jpeg"/>
</draw:frame>
</text:p>
      <text:p text:style-name="P4">
图像来源，  Reuters</text:p>
      <text:p text:style-name="P4">
图像加注文字，</text:p>
      <text:p text:style-name="P4">
普里戈津最著名的照片之一是他正在为普京上菜（2011年11月11日，莫斯科郊外一家餐厅）。随后他获得“普京大厨”这个昵称。</text:p>
      <text:p text:style-name="P4">
瓦格纳在很大程度上参与了俄罗斯占领乌东巴赫穆特市的行动。俄罗斯国防部起初没有提到瓦格纳的角色，但后来赞扬其雇佣兵发挥了“勇敢和无私”的作用。</text:p>
      <text:p text:style-name="P4">
该组织现任领袖普里戈津本身是富商，为克里姆林宫提供餐饮服务，有“普京大厨”之称。</text:p>
      <text:p text:style-name="P4">
Source: <text:a xlink:type="simple" xlink:href="https://www.bbc.com/zhongwen/simp/world-66006680" text:style-name="Internet_20_link" text:visited-style-name="Visited_20_Internet_20_Link">
https://www.bbc.com/zhongwen/simp/world-66006680</text:a>
</text:p>
      <!--NEWS-->
      <text:h text:style-name="P10" text:outline-level="1">
<text:span text:style-name="T4">
美交通部长提醒航空公司在5G升级最后期限前做好准备，以避免航班延误 (Free Version)</text:span>
</text:h>
      <text:p text:style-name="P4">
Author: Alison Sider</text:p>
      <text:p text:style-name="P4">
Publisher: 华尔街日报中文网</text:p>
      <text:p text:style-name="P4">
Published Time: 2023-06-24T05:25:00.000Z</text:p>
      <text:p text:style-name="P4">
Modified Time: 2023-06-24T05:25:00.000Z</text:p>
      <text:p text:style-name="P4">
Created Time: 2023-06-24T04:06:00.000Z</text:p>
      <text:p text:style-name="P4">
Description: 美国交通部长皮特·布蒂吉格警告说，如果航空公司未在最后期限前升级设备，以避免受到5G无线信号的干扰，之后可能会出现航空旅行受到干扰的情况。</text:p>
      <text:p text:style-name="P4">
Images: []</text:p>
      <text:p text:style-name="P4">
Categories: ['商业']</text:p>
      <text:p text:style-name="P4">
Keywords: SYND</text:p>
      <text:p text:style-name="P4">
Type: Article</text:p>
      <!--METADATA-->
      <text:p text:style-name="P4">
美国交通部长皮特·布蒂吉格(PeteButtigieg)警告说，如果航空公司未在最后期限前升级设备，以避免受到5G无线信号的干扰，之后可能会出现航空旅行受到干扰的情况。</text:p>
      <text:p text:style-name="P4">
Source: <text:a xlink:type="simple" xlink:href="https://cn.wsj.com/articles/%E7%BE%8E%E4%BA%A4%E9%80%9A%E9%83%A8%E9%95%BF%E6%8F%90%E9%86%92%E8%88%AA%E7%A9%BA%E5%85%AC%E5%8F%B8%E5%9C%A85g%E5%8D%87%E7%BA%A7%E6%9C%80%E5%90%8E%E6%9C%9F%E9%99%90%E5%89%8D%E5%81%9A%E5%A5%BD%E5%87%86%E5%A4%87-%E4%BB%A5%E9%81%BF%E5%85%8D%E8%88%AA%E7%8F%AD%E5%BB%B6%E8%AF%AF-9699c2d1" text:style-name="Internet_20_link" text:visited-style-name="Visited_20_Internet_20_Link">
https://cn.wsj.com/articles/%E7%BE%8E%E4%BA%A4%E9%80%9A%E9%83%A8%E9%95%BF%E6%8F%90%E9%86%92%E8%88%AA%E7%A9%BA%E5%85%AC%E5%8F%B8%E5%9C%A85g%E5%8D%87%E7%BA%A7%E6%9C%80%E5%90%8E%E6%9C%9F%E9%99%90%E5%89%8D%E5%81%9A%E5%A5%BD%E5%87%86%E5%A4%87-%E4%BB%A5%E9%81%BF%E5%85%8D%E8%88%AA%E7%8F%AD%E5%BB%B6%E8%AF%AF-9699c2d1</text:a>
</text:p>
      <!--NEWS-->
      <text:h text:style-name="P10" text:outline-level="1">
<text:span text:style-name="T4">
黎智英之子：英国需为黎智英案发声</text:span>
</text:h>
      <text:p text:style-name="P4">
Author: None (Language: zh)</text:p>
      <text:p text:style-name="P4">
Publisher: None</text:p>
      <text:p text:style-name="P4">
Time: 2023-06-24T06:23:00Z</text:p>
      <text:p text:style-name="P4">
Description: 持有英国护照的香港《苹果日报》创办人黎智英仍在狱中等待审判日的到来，他的儿子黎崇恩表示：「我不是要求人们把我的父亲从监狱里救出来或什么的，我要求英国就我父亲的案件发表意见，向香港施加压力。」</text:p>
      <text:p text:style-name="P4">
Videos: []</text:p>
      <text:p text:style-name="P4">
Images: []</text:p>
      <text:p text:style-name="P4">
Subject: 时政风云</text:p>
      <text:p text:style-name="P4">
Subjects: ['戴安娜', '岛屿主权争端', '专题报道：全景观看“习马会”', '中国', '英国', '英国退欧', '中共十九大', '德中关系']</text:p>
      <text:p text:style-name="P4">
Keywords: ['香港国安法', '中国', '英国', '黎智英', '李家超', '苹果日报', '欧洲议会']</text:p>
      <text:p text:style-name="P4">
ID: 66015090</text:p>
      <!--METADATA-->
      <text:p text:style-name="P4">
<text:a xlink:type="simple" xlink:href="https://www.dw.com/zh/overlay/image/article/66015090/64053813" text:style-name="Internet_20_link" text:visited-style-name="Visited_20_Internet_20_Link">
 </text:a>
</text:p>
      <text:p text:style-name="P4">
黎智英被控发行煽动刊物、勾结外国势力</text:p>
      <text:p text:style-name="P4">
（德国之声中文网）自2020年以来一直被关押在香港的《苹果日报》创办人黎智英被控发行煽动刊物、勾结外国势力等4项罪名，至今仍在候审，原定于去年12月的审判被推迟到了今年9月。</text:p>
      <text:p text:style-name="P4">
黎智英是持有英国护照的英国公民，他的儿子黎崇恩（Sebastien Lai）近日向英国政府喊话，要求该国与香港当局打交道时将黎智英案件作为「政治优先事项」。</text:p>
      <text:p text:style-name="P4">
黎崇恩在和法新社的访谈中表示：「如果他们（英国政府）在一个与他们有业务往来的地方，不去坚决保护其公民，那么说来丢脸的是：拥有其护照的意义何在？作为其公民的意义何在？」</text:p>
      <text:h text:style-name="P12" text:outline-level="3">
<text:span text:style-name="T4">
英首相誓言捍卫香港自由</text:span>
</text:h>
      <text:p text:style-name="P4">
<text:a xlink:type="simple" xlink:href="https://www.dw.com/zh/zh/黎智英案引发中英隔空互呛/a-64354777" text:style-name="Internet_20_link" text:visited-style-name="Visited_20_Internet_20_Link">
 今年年初，英国首相苏纳克苏纳克誓言要捍卫香港自由 </text:a>
，但黎崇恩认为伦敦需要做得更多。他表示：「我不是要求人们把我的父亲从监狱里救出来或什么的，我要求英国就我父亲的案件发表意见，向香港施加压力，因为自由世界的每一个人都认为这是不可接受的事情。」</text:p>
      <text:p text:style-name="P4">
就在上个月中， <text:a xlink:type="simple" xlink:href="https://www.dw.com/zh/zh/香港修订法律-禁止外国律师参与国安案件/a-65578665" text:style-name="Internet_20_link" text:visited-style-name="Visited_20_Internet_20_Link">
 香港立法会通过了法律执业者条例修订规定，在「不违背国家安全利益」下，经特首发出证明书之后，海外律师才被允许参与国安法案件</text:a>
 。</text:p>
      <text:p text:style-name="P4">
黎智英曾试图聘请英国御用大律师欧文（TimOwen）为其涉及的《港区国安法》案件辩护，但在去年底被中国全国人大常委会授予香港特首职务的李家超阻止外国律师参与涉及国安案件的权力。专家认为，尽管香港当局保证司法独立于中国大陆，但这一决定说明北京有能力影响香港司法。</text:p>
      <text:h text:style-name="P12" text:outline-level="3">
<text:span text:style-name="T4">
專訪黎智英：我會與香港共存亡</text:span>
</text:h>
      <text:h text:style-name="P12" text:outline-level="3">
<text:span text:style-name="T4">
欧盟要求释放黎智英</text:span>
</text:h>
      <text:p text:style-name="P4">
另一方面，欧盟议会在本月15日则通过一项涉港决议，要求港府释放黎智英，并撤销对其指控。决议还提到欧盟将对李家超等压迫人权的中港官员实施具针对性的制裁，但未详细说明制裁细节。黎崇恩当时对此表示，欧洲议会的决议「向香港发出了一个强有力的讯息」。不过，<text:a xlink:type="simple" xlink:href="https://www.dw.com/zh/zh/歐洲議會籲釋放黎智英-北京痴心妄想/a-65935213" text:style-name="Internet_20_link" text:visited-style-name="Visited_20_Internet_20_Link">
 中国外交部则批评欧洲议会「公然为黎智英等反中乱港分子撑腰」、「叫嚣制裁中方官员」，是一场为捞取政治资本的卑劣表演。</text:a>
</text:p>
      <text:p text:style-name="P4">
本周19日，香港终审法院驳回黎智英请求推翻国安处获准检取手机内容的司法复核申请。黎智英方面认为警方无权根据国安法的实施细则申请检取手机内的新闻材料，而香港司法单位认为，新闻材料不代表能免于与刑事罪行调查有关的搜查及检取工作。</text:p>
      <text:p text:style-name="P4">
自从香港开始实施《国安法》之后，香港的媒体环境大幅遭到限缩。在非政府组织「无国界记者」对180个国家的新闻自由排名中，香港今年排在第140位，20年来下降了122位。据无国界组织称，除了黎智英之外，还有另外六名《苹果日报》的员工也有可能因违反《国安法》而遭判终身监禁。上个月，「无国界记者」曾发起连署呼吁释放黎智英，共计有116名媒体从业人员参与该连署。</text:p>
      <ul>
        <li>
</li>
      </ul>
      <h5>
香港告别《苹果日报》</h5>
      <text:h text:style-name="P12" text:outline-level="3">
<text:span text:style-name="T4">
创办人黎智英</text:span>
</text:h>
      <text:p text:style-name="P4">
《苹果日报》1995年由富商黎智英创办。少年时从广东偷渡至香港的黎智英曾公开支持89民运，并因此受到大陆官方的制裁。他于1990年创办壹传媒有限公司后，旗下出版《壹周刊》等报刊杂志，之后扩展到电视、网络等媒体，并于2003年创设台湾《苹果日报》。黎智英曾在电视广告中咬着苹果说「每日一苹果，没人骗到我！」</text:p>
      <ul>
        <li>
</li>
      </ul>
      <h5>
香港告别《苹果日报》</h5>
      <text:h text:style-name="P12" text:outline-level="3">
<text:span text:style-name="T4">
颠覆香港报界</text:span>
</text:h>
      <text:p text:style-name="P4">
为吸引读者，《苹果日报》采用彩色印刷、新潮排版及口语化大标题，内容上也包罗万有。该报创刊短短几个月内，便彻底颠覆了香港报业的游戏规则。不过该报为了销量不惜哗众取宠，因狗仔队文化丶卖弄色情暴力等，被指过分煽情和娱乐化，并不时陷入道德指责以及司法纠纷。但其调查性报导也得到读者的认可。香港中文大学2019年的传媒公信力调查显示，《苹果日报》在香港收费报纸中排名第三。</text:p>
      <ul>
        <li>
</li>
      </ul>
      <h5>
香港告别《苹果日报》</h5>
      <text:h text:style-name="P12" text:outline-level="3">
<text:span text:style-name="T4">
拒绝被“染红”</text:span>
</text:h>
      <text:p text:style-name="P4">
该报立场鲜明，有多个时事评论专栏批评中共高层和港府，并经常报导内地维权人士如刘晓波等状况，同时高调支持香港民主运动，多次在社会运动中表态，甚至呼吁读者上街。1997年香港主权移交後，《南华早报》丶《明报》等多家本地报章相继被中资入主丶收购，《苹果日报》被视为香港唯一未被「染红」的主流媒体。</text:p>
      <ul>
        <li>
</li>
      </ul>
      <h5>
香港告别《苹果日报》</h5>
      <text:h text:style-name="P12" text:outline-level="3">
<text:span text:style-name="T4">
国安法紧箍咒</text:span>
</text:h>
      <text:p text:style-name="P4">
从2014年的雨伞运动到2019年的返修例运动中，《苹果日报》可谓立场鲜明。2020年8月10日，该报创办人黎智英涉《香港国安法》被捕，《苹果日报》总部被警方搜查。次日该报头条标题为"苹果一定撑落去"，印量由两星期前的7万多份涨到55万份，市民们排长队购买。</text:p>
      <ul>
        <li>
</li>
      </ul>
      <h5>
香港告别《苹果日报》</h5>
      <text:h text:style-name="P12" text:outline-level="3">
<text:span text:style-name="T4">
台湾停刊</text:span>
</text:h>
      <text:p text:style-name="P4">
2021年5月15日，发行18年的《台湾苹果日报》宣布停刊。公告称，“《台湾苹果日报》在新闻战场并没有输”，而是“输在香港局势恶化，造成我们无法再长期支撑亏损”，因此“忍痛割捨纸本”，集中资源发展《苹果新闻网》。同一天，其母公司香港壹传媒创办人黎智英的财产被冻结，香港保安局的依据是“香港国安法”。</text:p>
      <ul>
        <li>
</li>
      </ul>
      <h5>
香港告别《苹果日报》</h5>
      <text:h text:style-name="P12" text:outline-level="3">
<text:span text:style-name="T4">
逮捕高层 冻结资产</text:span>
</text:h>
      <text:p text:style-name="P4">
2021年6月17日，警方以涉嫌违反国安法为由第二次搜查《苹果日报》，拘捕5名报社高管。该报被指刊文呼吁外国制裁香港及中国，涉嫌“串谋勾结外国势力危害国家安全”。当局还冻结《苹果日报》三家关联公司资产共1800万港元，造成报社无法继续运营。</text:p>
      <ul>
        <li>
</li>
      </ul>
      <h5>
香港告别《苹果日报》</h5>
      <text:h text:style-name="P12" text:outline-level="3">
<text:span text:style-name="T4">
民众排队购买最后一份报</text:span>
</text:h>
      <text:p text:style-name="P4">
6月23日，壹传媒宣布，《苹果日报》24日出版最后一期印刷版后，即日停刊，网络版也同时终止运作。最终版的头版标题是“港人雨中痛别，我哋撑苹果”，印刷了创纪录的100万份。香港街头再次出现市民排长队买《苹果》的景象。</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综合报导）</text:p>
      <text:p text:style-name="P4">
Source: <text:a xlink:type="simple" xlink:href="https://www.dw.com/zh/黎智英之子：英国需为黎智英案发声/a-66015090" text:style-name="Internet_20_link" text:visited-style-name="Visited_20_Internet_20_Link">
https://www.dw.com/zh/黎智英之子：英国需为黎智英案发声/a-66015090?maca=chi-rss-chi-all-1127-rdf</text:a>
</text:p>
      <!--NEWS-->
      <text:h text:style-name="P10" text:outline-level="1">
<text:span text:style-name="T4">
黄仁勋：辉达非常有可能在欧洲投资</text:span>
</text:h>
      <text:p text:style-name="P4">
Publisher: 法新社</text:p>
      <text:p text:style-name="P4">
Published Time: 2023-06-24T08:02:07+00:00</text:p>
      <text:p text:style-name="P4">
Modified Time: 2023-06-24T07:35:02+00:00</text:p>
      <text:p text:style-name="P4">
Description: （法新社圣克拉拉23日电） 全球最有价值的晶片制造商辉达公司（Nvidia）执行长黄仁勋今天表示，公司「极有可能」在欧洲投资。</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2" text:anchor-type="as-char" svg:width="6.9236in" svg:height="3.617581in" draw:z-index="0">
<draw:image xlink:href="../Images/rficn/2023-06-24T08-02-07-00-00/000000.png" xlink:type="simple" xlink:show="embed" xlink:actuate="onLoad" draw:mime-type="image/png"/>
</draw:frame>
</text:p>
      <text:p text:style-name="P4">
黄仁勋告诉媒体，在欧洲扩张版图是「很棒的想法」。</text:p>
      <text:p text:style-name="P4">
藉由在欧洲投资，辉达将加入英特尔（Intel）等其他半导体巨擘行列，这些企业也寻求在政府补贴的帮助下，于欧洲联盟（EU）开展新业务。</text:p>
      <text:p text:style-name="P4">
黄仁勋说：「我会说，可能性非常高，因为辉达想要成为一家全球国际企业；再者，谁能想到一个更好的投资地点呢。」</text:p>
      <text:p text:style-name="P4">
辉达上季营收远远高出预期，数周来市值都在1兆美元上下。这家美国企业专门生产在人工智慧热潮中人人觊觎的晶片。</text:p>
      <text:p text:style-name="P4">
黄仁勋是在位于矽谷（Silicon Valley）的辉达总部会见欧盟内部市场专员布勒东（Thierry Breton）后发表上述谈话。</text:p>
      <text:p text:style-name="P4">
布勒东在会面后表示：「人工智慧与数据、演算法和运算能力息息相关…运算能力则要归功于辉达这样的企业。」</text:p>
      <text:p text:style-name="P4">
Source: <text:a xlink:type="simple" xlink:href="https://www.rfi.fr/cn/%E8%B4%A2%E7%BB%8F%E5%BF%AB%E8%AE%AF/20230624-%E9%BB%84%E4%BB%81%E5%8B%8B-%E8%BE%89%E8%BE%BE%E9%9D%9E%E5%B8%B8%E6%9C%89%E5%8F%AF%E8%83%BD%E5%9C%A8%E6%AC%A7%E6%B4%B2%E6%8A%95%E8%B5%84" text:style-name="Internet_20_link" text:visited-style-name="Visited_20_Internet_20_Link">
https://www.rfi.fr/cn/%E8%B4%A2%E7%BB%8F%E5%BF%AB%E8%AE%AF/20230624-%E9%BB%84%E4%BB%81%E5%8B%8B-%E8%BE%89%E8%BE%BE%E9%9D%9E%E5%B8%B8%E6%9C%89%E5%8F%AF%E8%83%BD%E5%9C%A8%E6%AC%A7%E6%B4%B2%E6%8A%95%E8%B5%84</text:a>
</text:p>
      <!--NEWS-->
      <text:h text:style-name="P10" text:outline-level="1">
<text:span text:style-name="T4">
白俄总统斡旋 瓦格纳军团停止进军莫斯科</text:span>
</text:h>
      <text:p text:style-name="P4">
Author: None (Language: zh)</text:p>
      <text:p text:style-name="P4">
Publisher: None</text:p>
      <text:p text:style-name="P4">
Time: 2023-06-24T11:06:00Z</text:p>
      <text:p text:style-name="P4">
Description: 白俄罗斯总统卢卡申科办公室6月24日表示，瓦格纳佣兵团首领普里戈津已同意缓和局势。后者证实已经命令部队调转方向退回兵营。当天早些时候，在乌克兰境内作战的瓦格纳军团跨过边境进入俄罗斯，目标是推翻莫斯科的军事领导层、逼迫国防部长与总参谋长下台。</text:p>
      <text:p text:style-name="P4">
Videos: []</text:p>
      <text:p text:style-name="P4">
Images: []</text:p>
      <text:p text:style-name="P4">
Subject: 时政风云</text:p>
      <text:p text:style-name="P4">
Subjects: ['俄罗斯', '乌克兰', '拜罗伊特音乐节', '普京', '俄罗斯入侵乌克兰']</text:p>
      <text:p text:style-name="P4">
Keywords: ['瓦格纳', '雇佣兵', '俄罗斯', '普京', '绍伊古', '俄军', '俄乌战争', '政变', '乌克兰']</text:p>
      <text:p text:style-name="P4">
ID: 66021015</text:p>
      <!--METADATA-->
      <h5>
时政风云</h5>
      <text:h text:style-name="P12" text:outline-level="3">
<text:span text:style-name="T4">
白俄总统斡旋 瓦格纳军团停止进军莫斯科</text:span>
</text:h>
      <text:p text:style-name="P4">
白俄罗斯总统卢卡申科办公室6月24日表示，瓦格纳佣兵团首领普里戈津已同意缓和局势。后者证实已经命令部队调转方向退回兵营。当天早些时候，在乌克兰境内作战的瓦格纳军团跨过边境进入俄罗斯，目标是推翻莫斯科的军事领导层、逼迫国防部长与总参谋长下台。</text:p>
      <text:p text:style-name="P4">
<text:a xlink:type="simple" xlink:href="https://www.facebook.com/sharer/sharer.php" text:style-name="Internet_20_link" text:visited-style-name="Visited_20_Internet_20_Link">
</text:a>
 <text:a xlink:type="simple" xlink:href="https://twitter.com/intent/tweet" text:style-name="Internet_20_link" text:visited-style-name="Visited_20_Internet_20_Link">
</text:a>
 <text:a xlink:type="simple" xlink:href="mailto:" text:style-name="Internet_20_link" text:visited-style-name="Visited_20_Internet_20_Link">
</text:a>
<text:a xlink:type="simple" xlink:href="https://lineit.line.me/share/ui" text:style-name="Internet_20_link" text:visited-style-name="Visited_20_Internet_20_Link">
</text:a>
 <text:a xlink:type="simple" xlink:href="https://www.facebook.com/dialog/send" text:style-name="Internet_20_link" text:visited-style-name="Visited_20_Internet_20_Link">
</text:a>
 <text:a xlink:type="simple" xlink:href="https://web.whatsapp.com/send" text:style-name="Internet_20_link" text:visited-style-name="Visited_20_Internet_20_Link">
</text:a>
</text:p>
      <text:h text:style-name="P12" text:outline-level="3">
<text:span text:style-name="T4">
瓦格纳集团“造反”头目：战争的意义是什么？</text:span>
</text:h>
      <text:p text:style-name="P4">
（德国之声中文网）据称，卢卡申科在俄罗斯总统普京的同意下与普里戈津进行了交谈，以达成一项协议，停止瓦格纳的雇佣军在俄罗斯各地的活动。</text:p>
      <text:p text:style-name="P4">
白俄罗斯方面表示，正在就一项保证瓦格纳战士安全的协议进行讨论。</text:p>
      <text:p text:style-name="P4">
卢卡申科的官方电报频道发布了这一消息。</text:p>
      <text:p text:style-name="P4">
普里戈津很快证实了这一协议，他说：“我们正在命令部队掉头，返回野战营地。”</text:p>
      <text:p text:style-name="P4">
他说他理解这一时刻的重要性，并且不想“让俄罗斯流血”。</text:p>
      <text:p text:style-name="P4">
普里戈津没有透露克里姆林宫是否回应了他罢黜国防部长绍伊古的要求。</text:p>
      <text:p text:style-name="P4">
克里姆林宫没有立即就此发表评论，但这份协议可能会化解一场原本似乎正在迅速升级的危机。</text:p>
      <text:p text:style-name="P4">
此前，普里戈津的部队向莫斯科方向派遣了一支装甲车队，显然试图发动针对俄罗斯军方的叛乱行动。克里姆林宫随后呼吁普里戈津的部队投降。</text:p>
      <text:p text:style-name="P4">
据普里戈津自称，他的部队曾距离首都莫斯科仅 200 公里。</text:p>
      <text:p text:style-name="P4">
</text:p>
      <text:p text:style-name="P4">
顿河畔罗斯托克市区出现了装甲车</text:p>
      <text:h text:style-name="P12" text:outline-level="3">
<text:span text:style-name="T4">
事变经过</text:span>
</text:h>
      <text:p text:style-name="P4">
当地时间24日早晨， <text:a xlink:type="simple" xlink:href="https://www.dw.com/zh/zh/普里戈津何许人也他有多大影响力/a-66020810" text:style-name="Internet_20_link" text:visited-style-name="Visited_20_Internet_20_Link">
 普里戈津(Yevgeny Prigozhin)</text:a>
在社交媒体上发布短片表示，雇佣兵团已经进入了俄罗斯南部城市罗斯托夫，并且控制了包括机场、南部军区总部在内的军事设施。普里戈津同时强调，该军用机场的战机依然"照常起飞"参与对乌克兰的进攻，并呼吁俄罗斯民众"不要轻信官方电视台的报道"。</text:p>
      <text:p text:style-name="P4">
作为俄罗斯总统普京曾经的亲信，普里戈津还在短片中爆料称，俄军现在已经丧失了大片土地、正在乌克兰东部和南部撤退，阵亡士兵人数比领导层收到的报告数字高3到4倍。</text:p>
      <text:p text:style-name="P4">
俄罗斯官方媒体以及众多社交媒体网民发布的画面显示，罗斯托夫市政府建筑周边出现了许多武装人员，装甲车辆也在市区开行。不过这些武装人员的身份难以从画面中识别。</text:p>
      <text:p text:style-name="P4">
</text:p>
      <text:p text:style-name="P4">
莫斯科红场区域已经封锁</text:p>
      <text:h text:style-name="P12" text:outline-level="3">
<text:span text:style-name="T4">
普京演讲：不让1917重演</text:span>
</text:h>
      <text:p text:style-name="P4">
中午时分，普京发表电视讲话，称"组织和准备军事叛乱、拿起武器反对战友的人背叛了俄罗斯"。普京表示，叛乱者会为此付出代价。"我敦促那些被卷入这一犯罪行为的人不要犯下致命的、悲惨的错误，作出唯一正确的选择--停止参与犯罪行为。"普京在讲话中还说，"1917年，俄罗斯曾遭受了这样的打击，当时正值第一次世界大战。但胜利却被夺走了。阴谋和争吵导致了最大的动荡，军亡国亡，大片领土丧失。结果，酿成了内战的悲剧。各种政治冒险家和外国势力令俄罗斯人自相残杀，他们为了谋取私利撕裂了国家。我们不会让这种事再次发生。"</text:p>
      <text:p text:style-name="P4">
普京披露，俄罗斯武装部队和其他政府机构已收到必要的命令，"莫斯科、莫斯科地区和其他一些地区正在采取额外的反恐措施，我们还将采取果断行动稳定顿河畔罗斯托夫的局势。"</text:p>
      <text:p text:style-name="P4">
</text:p>
      <text:p text:style-name="P4">
普京发表电视演讲警告内战风险</text:p>
      <text:h text:style-name="P12" text:outline-level="3">
<text:span text:style-name="T4">
矛盾由来已久</text:span>
</text:h>
      <text:p text:style-name="P4">
此前，俄罗斯联邦安全局(FSB)指控普里戈津试图"挑起内战"，并要求瓦格纳佣兵团的士兵将其拘押。但是普里戈津则回应说，2.5万士兵已经准备好为俄罗斯人民赴死。</text:p>
      <text:p text:style-name="P4">
当天的早些时候，普里戈津还宣称其部队击落了一架俄军直升机，并扬言要摧毁一切阻碍。</text:p>
      <text:p text:style-name="P4">
此次事件始于6月23日。当天，普里戈津突然在社交媒体上发布消息称：俄罗斯国防部对 <text:a xlink:type="simple" xlink:href="https://www.dw.com/zh/zh/金融时报瓦格纳集团曾寻求向中国购买武器/a-65400141" text:style-name="Internet_20_link" text:visited-style-name="Visited_20_Internet_20_Link">
 瓦格纳佣兵团</text:a>
的后方营地发动了导弹袭击，"瓦格纳"准备对此做出回应。不过，普里戈津只把矛头对准了国防部长绍伊古以及俄军总参谋长格拉西莫夫，暂时并没有针对普京本人。他说，"这不是军事政变，而是正义的进军。"</text:p>
      <text:p text:style-name="P4">
不过俄罗斯国防部否认了袭击瓦格纳营地的说法，并强调俄军一直在前线上忙于和乌军作战。</text:p>
      <text:p text:style-name="P4">
<text:a xlink:type="simple" xlink:href="https://www.dw.com/zh/zh/俄罗斯入侵乌克兰/t-60868685" text:style-name="Internet_20_link" text:visited-style-name="Visited_20_Internet_20_Link">
 俄乌战争 </text:a>
 去年爆发以来，瓦格纳佣兵团一直活跃在前线，在<text:a xlink:type="simple" xlink:href="https://www.dw.com/zh/zh/为什么巴赫穆特之战对乌俄两国都如此重要/a-65690776" text:style-name="Internet_20_link" text:visited-style-name="Visited_20_Internet_20_Link">
 巴赫穆特包围战 </text:a>
中发挥过极其重要的作用。 <text:a xlink:type="simple" xlink:href="https://www.dw.com/zh/zh/瓦格纳集团首领发帖呼吁结束乌克兰战争/a-65346519" text:style-name="Internet_20_link" text:visited-style-name="Visited_20_Internet_20_Link">
 但是近几个月，普里戈津与俄军高层爆发了激烈争吵</text:a>
 ，认为国防部在 <text:a xlink:type="simple" xlink:href="https://www.dw.com/zh/zh/俄稱拿下巴赫穆特-烏克蘭否認失守/a-65688395" text:style-name="Internet_20_link" text:visited-style-name="Visited_20_Internet_20_Link">
 巴赫穆特战役</text:a>
 期间 <text:a xlink:type="simple" xlink:href="https://www.dw.com/zh/zh/瓦格纳集团称遭俄军方背叛-莫斯科驳斥/a-64788325" text:style-name="Internet_20_link" text:visited-style-name="Visited_20_Internet_20_Link">
 没有提供足够弹药补给</text:a>
，且国防部长与总参谋长应该为瓦格纳佣兵团士兵的大量伤亡负责。</text:p>
      <text:p text:style-name="P4">
</text:p>
      <text:p text:style-name="P4">
巴赫穆特战役期间，普里戈津正在与佣兵团士兵交谈</text:p>
      <text:h text:style-name="P12" text:outline-level="3">
<text:span text:style-name="T4">
泽连斯基：俄罗斯全面虚弱</text:span>
</text:h>
      <text:p text:style-name="P4">
6月24日，乌克兰总统泽连斯基就瓦格纳佣兵团反叛事件发表评论称："俄罗斯的疲弱很明显。全面的疲弱。……俄罗斯在我们国土上部署其军队和佣兵的时间越长，它以后的混乱、痛苦和问题就会越多。同样明显的是，乌克兰能够保护欧洲免受俄罗斯邪恶和混乱的蔓延。"</text:p>
      <text:p text:style-name="P4">
他在当地时间周六（6月24日）夜间发表的视频讲话中说：“世界可以看到，俄罗斯的统治者什么也控制不了。这毫无意义。简直就是一片混乱。”</text:p>
      <text:p text:style-name="P4">
泽连斯基补充道：“一天之内，他们失去了数个人口超过百万的城市，并向所有俄罗斯土匪、雇佣兵、寡头和其他所有人展示了用武器占领俄罗斯城市，以及可能包括军火库在内是多么容易。”</text:p>
      <text:p text:style-name="P4">
他说，普京“显然非常害怕”，很可能“躲在某个地方”，而且“已经不在莫斯科”。</text:p>
      <text:p text:style-name="P4">
泽连斯基警告称，俄罗斯的下一轮混乱将“更加危险”。</text:p>
      <text:p text:style-name="P4">
德国政府则表示，正密切关注俄罗斯发生的事件。法国方面也表示，法国总统马克龙正在密切关注俄罗斯局势。此外，波兰总统杜达(AndrzejDuda)也在推特发文，称正在关注俄局势："关于俄罗斯的局势，今天上午我们与总理、国防部以及盟友进行了磋商，我们对东部边界之外的事态发展进行着持续监控。"</text:p>
      <text:p text:style-name="P4">
美国白宫国家安全委员会披露，拜登总统已听取有关俄罗斯国内局势发展情况的简报，美方"正在关注局势，并会就这些事态发展与盟友和伙伴进行磋商"。</text:p>
      <text:p text:style-name="P4">
（路透社、德新社等）</text:p>
      <text:p text:style-name="P4">
© 2023年德国之声版权声明：本文所有内容受到著作权法保护，如无德国之声特别授权，不得擅自使用。任何不当行为都将导致追偿，并受到刑事追究。</text:p>
      <h5>
相关音频视频</h5>
      <text:p text:style-name="P4">
[</text:p>
      <text:h text:style-name="P12" text:outline-level="3">
<text:span text:style-name="T4">
瓦格纳集团“造反”头目：战争的意义是什么？</text:span>
</text:h>
      <text:p text:style-name="P4">
](https://www.dw.com/zh/overlay/media/zh/瓦格纳集团造反头目战争的意义是什么/66020645/66021015)</text:p>
      <ul>
        <li>
<text:span text:style-name="T4">
日期</text:span>
 24.06.2023   * <text:span text:style-name="T4">
主题</text:span>
 <text:a xlink:type="simple" xlink:href="https://www.dw.com/zh/zh/俄罗斯/t-40351655" text:style-name="Internet_20_link" text:visited-style-name="Visited_20_Internet_20_Link">
 俄罗斯 </text:a>
 , <text:a xlink:type="simple" xlink:href="https://www.dw.com/zh/zh/乌克兰/t-17452263" text:style-name="Internet_20_link" text:visited-style-name="Visited_20_Internet_20_Link">
 乌克兰 </text:a>
 , <text:a xlink:type="simple" xlink:href="https://www.dw.com/zh/zh/拜罗伊特音乐节/t-17465289" text:style-name="Internet_20_link" text:visited-style-name="Visited_20_Internet_20_Link">
 拜罗伊特音乐节 </text:a>
 , <text:a xlink:type="simple" xlink:href="https://www.dw.com/zh/zh/普京/t-17452347" text:style-name="Internet_20_link" text:visited-style-name="Visited_20_Internet_20_Link">
 普京 </text:a>
 , <text:a xlink:type="simple" xlink:href="https://www.dw.com/zh/zh/俄罗斯入侵乌克兰/t-60868685" text:style-name="Internet_20_link" text:visited-style-name="Visited_20_Internet_20_Link">
 俄罗斯入侵乌克兰 </text:a>
  * <text:span text:style-name="T4">
关键词</text:span>
 <text:a xlink:type="simple" xlink:href="https://www.dw.com/zh/search/zh" text:style-name="Internet_20_link" text:visited-style-name="Visited_20_Internet_20_Link">
 瓦格纳 </text:a>
 , <text:a xlink:type="simple" xlink:href="https://www.dw.com/zh/search/zh" text:style-name="Internet_20_link" text:visited-style-name="Visited_20_Internet_20_Link">
 雇佣兵 </text:a>
 , <text:a xlink:type="simple" xlink:href="https://www.dw.com/zh/search/zh" text:style-name="Internet_20_link" text:visited-style-name="Visited_20_Internet_20_Link">
 俄罗斯 </text:a>
 , <text:a xlink:type="simple" xlink:href="https://www.dw.com/zh/search/zh" text:style-name="Internet_20_link" text:visited-style-name="Visited_20_Internet_20_Link">
 普京 </text:a>
 , <text:a xlink:type="simple" xlink:href="https://www.dw.com/zh/search/zh" text:style-name="Internet_20_link" text:visited-style-name="Visited_20_Internet_20_Link">
 绍伊古 </text:a>
 , <text:a xlink:type="simple" xlink:href="https://www.dw.com/zh/search/zh" text:style-name="Internet_20_link" text:visited-style-name="Visited_20_Internet_20_Link">
 俄军 </text:a>
 , <text:a xlink:type="simple" xlink:href="https://www.dw.com/zh/search/zh" text:style-name="Internet_20_link" text:visited-style-name="Visited_20_Internet_20_Link">
 俄乌战争 </text:a>
 , <text:a xlink:type="simple" xlink:href="https://www.dw.com/zh/search/zh" text:style-name="Internet_20_link" text:visited-style-name="Visited_20_Internet_20_Link">
 政变 </text:a>
 , <text:a xlink:type="simple" xlink:href="https://www.dw.com/zh/search/zh" text:style-name="Internet_20_link" text:visited-style-name="Visited_20_Internet_20_Link">
 乌克兰 </text:a>
  * <text:span text:style-name="T4">
反馈</text:span>
 :  意见反馈   * <text:span text:style-name="T4">
打印</text:span>
 <text:a xlink:type="simple" xlink:href="javascript:window.print()" text:style-name="Internet_20_link" text:visited-style-name="Visited_20_Internet_20_Link">
 打印此页 </text:a>
  * <text:span text:style-name="T4">
固定链接</text:span>
 https://p.dw.com/p/4T155</li>
      </ul>
      <h5>
相关内容</h5>
      <text:p text:style-name="P4">
[ </text:p>
      <text:h text:style-name="P12" text:outline-level="3">
<text:span text:style-name="T4">
瓦格纳集团“造反”头目：战争的意义是什么？</text:span>
</text:h>
      <text:p text:style-name="P4">
俄罗斯雇佣兵“瓦格纳集团”指控俄军方对其进行袭击。首领普里戈津表示要推翻俄罗斯军事领导层，也质疑俄乌战争的意义，称俄罗斯出兵的理由都是谎言。普京则指责普里戈津“在我们国家和人民背后捅刀子”。</text:p>
      <text:p text:style-name="P4">
](https://www.dw.com/zh/zh/瓦格纳集团造反头目战争的意义是什么/av-66020645) [</text:p>
      <text:h text:style-name="P12" text:outline-level="3">
<text:span text:style-name="T4">
瓦格纳“烧俄厨子”撤退 然后呢？</text:span>
</text:h>
      <text:p text:style-name="P4">
俄罗斯瓦格纳雇佣军的叛乱行动引发了莫斯科的安全危机，目前这座俄罗斯首都仍然处于反恐戒备的状态。瓦格纳集团的行动也引起了中国官方和民间舆论的广泛关注。</text:p>
      <text:p text:style-name="P4">
](https://www.dw.com/zh/zh/瓦格纳烧俄厨子撤退然后呢/a-66025628) [</text:p>
      <text:h text:style-name="P12" text:outline-level="3">
<text:span text:style-name="T4">
车臣军“起兵勤王” 普里戈津：普京错了</text:span>
</text:h>
      <text:p text:style-name="P4">
普京总统发表电视讲话宣布要让叛乱者“付出代价”后，瓦格纳佣兵团首领回呛说，普京做出了错误选择，很快将有新总统。与此同时，车臣地区领导人小卡德罗夫宣布，其下属武装已经向热点地区开进，准备协助克里姆林宫“平叛”。</text:p>
      <text:p text:style-name="P4">
](https://www.dw.com/zh/zh/车臣军起兵勤王-普里戈津普京错了/a-66021500)</text:p>
      <text:p text:style-name="P4">
Source: <text:a xlink:type="simple" xlink:href="https://www.dw.com/zh/白俄总统斡旋-瓦格纳军团停止进军莫斯科/a-66021015" text:style-name="Internet_20_link" text:visited-style-name="Visited_20_Internet_20_Link">
https://www.dw.com/zh/白俄总统斡旋-瓦格纳军团停止进军莫斯科/a-66021015?maca=chi-rss-chi-all-1127-rdf</text:a>
</text:p>
      <!--NEWS-->
      <text:h text:style-name="P10" text:outline-level="1">
<text:span text:style-name="T4">
专栏 | 解读新疆：美国政府和维权人士要求释放被监禁的维吾尔族学生；巴勒斯坦领导人支持中国新疆政策</text:span>
</text:h>
      <text:p text:style-name="P4">
Author: None</text:p>
      <text:p text:style-name="P4">
Publisher: Radio Free Asia (Organization)</text:p>
      <text:p text:style-name="P4">
Published Time: 2023-06-24T11:43:00-04:00</text:p>
      <text:p text:style-name="P4">
Modified Time: 2023-06-25T04:54:19-04:00</text:p>
      <text:p text:style-name="P4">
Description: None</text:p>
      <text:p text:style-name="P4">
Videos: []</text:p>
      <text:p text:style-name="P4">
Audios: ["<text:a xlink:type="simple" xlink:href="https://www.rfa.org/mandarin/zhuanlan/jieduxinjiang/xinjing-0624202318293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50" text:anchor-type="as-char" svg:width="6.9236in" svg:height="5.371374in" draw:z-index="0">
<draw:image xlink:href="../Images/rfamandarin/2023-06-24T11-43-00-04-00/000000.png" xlink:type="simple" xlink:show="embed" xlink:actuate="onLoad" draw:mime-type="image/png"/>
</draw:frame>
 19歲的大學生卡米萊·瓦依提（KamileWayit)12月在寒假返回新疆後遭帶走。 卡吾薩爾瓦伊提提供/RFA  <text:a xlink:type="simple" xlink:href="https://www.rfa.org/mandarin/zhuanlan/jieduxinjiang/xinjing-06242023182931.html/@@stream" text:style-name="Internet_20_link" text:visited-style-name="Visited_20_Internet_20_Link">
Audio-1-Link：https://www.rfa.org/mandarin/zhuanlan/jieduxinjiang/xinjing-06242023182931.html/@@stream</text:a>
</text:p>
      <text:p text:style-name="P4">
听众朋友大家好，我是陈爱祯，欢迎您与我一起解读新疆。美国政府和维权人士要求释放被监禁的 19 岁维吾尔族学生卡米莱·瓦依提，她因发布有关2022年 11月“白纸运动”抗议活动的视频而被中国当局拘留。另一名维吾尔族大学生因使用虚拟专用网络VPN 被判刑13 年。据了解，这位计算机科学专业的学生于 2017年因试图逃避审查和获取“非法信息”而被捕。此外，近期巴勒斯坦领导人在访问中国时发布联合声明，支持中国政府的维吾尔族政策，一位专家表示，这是因为“维吾尔问题不符合巴勒斯坦的利益”。本期节目中，我们就一起来了解这些情况，相关人士的谈话由安克录音。</text:p>
      <text:p text:style-name="P4">
美国政府和人权活动人士呼吁立即释放一名 19 岁的维吾尔族大学生，她在今年 3 月因“宣扬极端主义”被当局判刑后在新疆服刑。</text:p>
      <text:p text:style-name="P4">
中国河南省一所大学的学前教育专业学生卡米莱·瓦依提（ Kamile Wayit） 于 2022 年 12月被拘留，原因是她在社交媒体应用程序上发布了一段关于 11 月中国各地“白纸运动”抗议活动的视频，视频中人们举着白纸抗议关于新冠病毒疫情限制和缺乏言论自由。</text:p>
      <text:p text:style-name="P4">
瓦依提是中国各地因抗议活动而被拘留的数十名年轻人之一，抗议活动的起因是新疆地区首府乌鲁木齐一栋公寓楼的致命封锁火灾，造成约 40 名维吾尔人死亡。</text:p>
      <text:p text:style-name="P4">
瓦依提的兄弟吾萨尔·瓦伊提（Kewser Wayit） 在 1月份的一篇报道中告诉自由亚洲电台，当卡米莱.瓦依提在新疆克孜勒苏柯尔克孜自治州首府阿图什的家中过寒假时，当局逮捕了她。</text:p>
      <text:p text:style-name="P4">
自由亚洲电台随后在 4月份的一篇报道中援引一名国保局警察的话说，卡米莱·瓦依提被拘留，除了因为她在社交媒体上发布的帖子外，当局正在调查她与居住在美国的工程师哥哥的通信。</text:p>
      <text:p text:style-name="P4">
6 月初，中国外交部发言人告诉《经济学人》杂志，当局于 3 月 25 日对卡米莱·瓦依提判刑，但没有说明她的刑期。</text:p>
      <text:p text:style-name="P4">
卡米莱·瓦依提的被捕引起国际关注，美国政府、维权人士、学者、教授和学生要求中国当局提供有关她案件的信息并释放她。</text:p>
      <text:p text:style-name="P4">
美国国务院发言人 6 月 9 日在回应自由亚洲电台的询问时表示，对中华人民共和国政府继续拘留卡米莱·瓦依提感到担忧，该发言人说，</text:p>
      <text:p text:style-name="P4">
“我们呼吁中华人民共和国确保尊重她的人权和基本自由，包括所有公平审判保障，并立即无条件释放所有被不公正拘留的人”。</text:p>
      <text:p text:style-name="P4">
麻省理工学院人类干细胞实验室主任、维吾尔族活动家玛雅·米塔利波娃 (Maya Mitalipova)告诉自由亚洲电台，在卡米莱·瓦依提获释之前，她会为其辩护。</text:p>
      <text:p text:style-name="P4">
米塔利波娃说：“我不会保持沉默，我会代表卡米莱发言，直到她获释为止。我将在国务院会见美国政府官员，并向中国政府施压，要求释放卡米莱。”</text:p>
      <text:p text:style-name="P4">
当自由亚洲电台联系克孜勒苏柯尔克孜自治州检察长办公室时，一名员工拒绝提供有关卡米莱被判刑的信息，因为该案涉及国家安全，该工作人员说，</text:p>
      <text:p text:style-name="P4">
“即使是卡米莱·瓦依提的家人也无权询问她的案子”。并补充说，家人必须等到他们收到法院的最终审判决定。</text:p>
      <text:p text:style-name="P4">
国保局警察此前曾告诉自由亚洲电台，对于普通刑事案件，被控犯罪者的家属会在 7 到 37 天内收到通知，在此期间，检察长办公室将批准逮捕请求。</text:p>
      <text:p text:style-name="P4">
公安局然后审查逮捕令，这需要两个月的时间。但对于涉及国家安全指控的案件则没有这样的规定。</text:p>
      <text:p text:style-name="P4">
与此同时，卡米莱·瓦依提 的家人表示担心她的心理健康，因为自 2017年她的父亲被带到“再教育”营两年以来，她一直在做噩梦。她还患有眼疾，本应于今年夏天在北京接受手术。</text:p>
      <text:p text:style-name="P4">
除此此外，一位维吾尔族大学生因使用虚拟专用网络VPN 被判刑13 年。</text:p>
      <text:p text:style-name="P4">
一名参与逮捕的警察说，五年多前在新疆地区被警方逮捕的维吾尔族大学生买合木提·买买提敏 (Mehmut Memtimin) 正在服刑 13 年。</text:p>
      <text:p text:style-name="P4">
这位计算机科学专业的学生于 2017 年因试图逃避审查和获取“非法信息”而被捕。</text:p>
      <text:p text:style-name="P4">
据一名与新疆大学有关联的警察表示，买买提敏的罪行是：他使用虚拟专用网络VPN绕过官方互联网传感器，并查看“非法信息”。这名警察要求只透露他的姓名是阿不都外力，他说，</text:p>
      <text:p text:style-name="P4">
“逮捕他的原因是他使用虚拟专用网络对国家安全构成威胁，” 阿不都外力并说。 “他被判刑 13 年，目前在喀什地区巴楚县图木舒克监狱服刑”。</text:p>
      <text:p text:style-name="P4">
买买提敏是位于乌鲁木齐的新疆大学信息技术学院的一名计算机科学专业的学生。</text:p>
      <text:p text:style-name="P4">
他被捕之际，当局正在“再教育”营和监狱中关押维吾尔人以及其他突厥少数民族，罪名是涉嫌极端主义行为，例如之前的旅行或出国接触宗教活动。许多人被关押在图木舒克监狱。</text:p>
      <text:p text:style-name="P4">
许多中国公民使用虚拟专用网络来逃避审查，但他们很少因此而被捕和受到惩罚。</text:p>
      <text:p text:style-name="P4">
根据独立研究员吉恩·布宁 (Gene Bunin) 汇编的信息，买买提敏在他的家乡叶城县被警察强行拘留，该地距乌鲁木齐市约 1,500 公里（932英里）。</text:p>
      <text:p text:style-name="P4">
布宁在新疆维吾尔自治区研究维吾尔语将近五年，他运营着新疆受害者数据库，该平台收集被拘留在那里的维吾尔人和其他突厥少数民族的记录。</text:p>
      <text:p text:style-name="P4">
他的信息基于 2022 年泄露和公开披露的新疆警方档案数据，表明买买提敏于 2017 年 12 月 7 日中午被捕。</text:p>
      <text:p text:style-name="P4">
此外，在近日访问中国期间，巴勒斯坦民族权力机构主席马哈茂德·阿巴斯表示支持中国在西部偏远地区新疆的政策，尽管联合国发现了居住在那里的大多数穆斯林维吾尔人遭受酷刑和虐待的可信模式。</text:p>
      <text:p text:style-name="P4">
阿巴斯六月十四日会见中国国家主席习近平后不久发表的联合声明宣称，“涉疆问题根本不是人权问题，而是反暴恐、去极端化和反分裂”。</text:p>
      <text:p text:style-name="P4">
声明并写道，“巴勒斯坦坚决反对借涉疆问题干涉中国内政”。</text:p>
      <text:p text:style-name="P4">
声明中还宣布，巴勒斯坦民族权力机构在台湾和香港问题上支持中国，承认习近平政府是“代表全中国的唯一合法政府”。</text:p>
      <text:p text:style-name="P4">
阿巴斯正在进行为期四天的访问，讨论中国在以色列和居住在以色列占领区的巴勒斯坦人之间的和平谈判中的潜在作用，以色列对主要是穆斯林的巴勒斯坦人的行动和活动施加了许多限制。</text:p>
      <text:p text:style-name="P4">
土耳其哈斯特帕大学 （Hacettepe）中国外交政策副教授艾尔肯.艾克热木 Erkin Ekrem说，虽然巴勒斯坦人有理由支持维吾尔人，但与中国站在一起有利于巴勒斯坦人的国家利益。</text:p>
      <text:p text:style-name="P4">
他说，巴勒斯坦民族权力机构对中国的依赖程度越来越高，在国际舞台上需要中国的资金、技术和支持。艾克热木表示，</text:p>
      <text:p text:style-name="P4">
“维吾尔问题不符合巴勒斯坦的利益，因此，这里主要关注的是巴勒斯坦的国家利益” 。艾克热木并说，</text:p>
      <text:p text:style-name="P4">
“他们从中国获得的好处超过了支持维吾尔人的好处。 在这种情况下，尽管维吾尔人是穆斯林，但维吾尔人问题并不是他们的优先事项。”</text:p>
      <text:p text:style-name="P4">
艾克热木指出，包括亚西尔·阿拉法特在内的前巴勒斯坦领导人都表示支持中国的维吾尔政策。</text:p>
      <text:p text:style-name="P4">
在阿巴斯和习近平发表联合声明之际，越来越多的证据表明，多达 180 万维吾尔人和其他人被关押在“再教育”营、遭受酷刑、性虐待和强迫劳动。</text:p>
      <text:p text:style-name="P4">
在 2022年8月发布的一份综合报告中，联合国人权事务高级专员办事处发现，中国对新疆维吾尔族和其他少数民族的任意拘留“可能构成国际罪行，特别是危害人类罪”。</text:p>
      <text:p text:style-name="P4">
然而，专家表示，一些穆斯林占多数的国家并没有批评中国在新疆维吾尔自治区的政策，也没有公开支持这些政策，以免疏远或激怒北京。</text:p>
      <text:p text:style-name="P4">
专家表示，与此同时，中国一直在拉近阿拉伯国家与自己的距离，以对抗美国在中东的影响力。</text:p>
      <text:p text:style-name="P4">
总部位于华盛顿的 “海湾国家分析” （Gulf State Analytics） 首席执行官兼创始人乔治奥·卡菲罗 （GiorgioCafiero）告诉自由亚洲电台，关于北京在促成以色列和巴勒斯坦之间达成和平协议方面的作用，中国正试图表明自己是解决地区问题的可靠伙伴。卡菲罗说，</text:p>
      <text:p text:style-name="P4">
“如果中国人能够在这个问题上取得一些进展，那么这将极大地向地区参与者传达一个信息，即在涉及该地区敏感外交事物时与北京合作而不是与华盛顿合作的好处”。 .</text:p>
      <text:p text:style-name="P4">
他说，“归根结底，中国对阿巴斯非常重要，这让他说出了很多维吾尔人不喜欢的话。”</text:p>
      <text:p text:style-name="P4">
撰稿、主持、制作：陈爱祯</text:p>
      <text:p text:style-name="P4">
Source: <text:a xlink:type="simple" xlink:href="https://www.rfa.org/mandarin/zhuanlan/jieduxinjiang/xinjing-06242023182931.html" text:style-name="Internet_20_link" text:visited-style-name="Visited_20_Internet_20_Link">
https://www.rfa.org/mandarin/zhuanlan/jieduxinjiang/xinjing-06242023182931.html</text:a>
</text:p>
      <!--NEWS-->
      <text:h text:style-name="P10" text:outline-level="1">
<text:span text:style-name="T4">
德国议会通过劳工移民改革法案</text:span>
</text:h>
      <text:p text:style-name="P4">
Author: None (Language: zh)</text:p>
      <text:p text:style-name="P4">
Publisher: None</text:p>
      <text:p text:style-name="P4">
Time: 2023-06-24T14:27:00Z</text:p>
      <text:p text:style-name="P4">
Description: 德国联邦议院终于通过了一项新的移民法改革草案，为来自欧盟以外国家的求职者以及许多已经在德国的难民提供了新的机会。</text:p>
      <text:p text:style-name="P4">
Videos: []</text:p>
      <text:p text:style-name="P4">
Images: []</text:p>
      <text:p text:style-name="P4">
Subject: 科技环境</text:p>
      <text:p text:style-name="P4">
Subjects: []</text:p>
      <text:p text:style-name="P4">
Keywords: ['德中关系', '欧债危机', '欧盟', '欧洲难民危机', '移民难民', '融入社会', '德国', '科隆', '留学德国', '留学德国']</text:p>
      <text:p text:style-name="P4">
ID: 66021523</text:p>
      <!--METADATA-->
      <text:p text:style-name="P4">
<text:a xlink:type="simple" xlink:href="https://www.dw.com/zh/overlay/image/article/66021523/66010645" text:style-name="Internet_20_link" text:visited-style-name="Visited_20_Internet_20_Link">
 </text:a>
</text:p>
      <text:p text:style-name="P4">
部分保守派议员批评德国政府的技术移民改革法案</text:p>
      <text:p text:style-name="P4">
（德国之声中文网）德国联邦议院周五（6月23日）终于通过了一项新的移民法改革草案，旨在鼓励更多欧盟以外的人来德国工作。</text:p>
      <text:p text:style-name="P4">
中左翼的社民党（SPD）内政部长费泽尔（Nancy Faeser）周五上午在议会介绍政府计划时表示，"这项法律草案将会确保德国的繁荣"。不过她补充说， <text:a xlink:type="simple" xlink:href="https://www.dw.com/zh/zh/德国官僚体制让外国医师难执业/a-52993197" text:style-name="Internet_20_link" text:visited-style-name="Visited_20_Internet_20_Link">
只有在执行过程中拆除官僚障碍，该方案才会发挥作用 </text:a>
。她说："如果必须填写 17 份不同的申请表才能让新的护理人员进入德国，这是不可接受的。"</text:p>
      <text:p text:style-name="P4">
最大的反对党——保守派的基民盟（CDU）和基社盟（CSU）联盟对政府的一些想法表示欢迎，尽管他们批评了降低外国工人资格门槛的计划。来自基社盟的林霍尔茨（Andrea Lindholz）表示，降低必要的德语水平的计划只会吸引到低技能工人。</text:p>
      <text:p text:style-name="P4">
林霍尔茨也认为，新法律无助于解决她所说的主要问题：官僚主义瓶颈，例如外国领事馆的处理程序过长。</text:p>
      <text:p text:style-name="P4">
</text:p>
      <text:p text:style-name="P4">
内政部长费泽尔表示，新法将有助于确保德国的繁荣</text:p>
      <text:p text:style-name="P4">
极右翼民粹主义的德国选项党（AfD） 议员克莱因瓦赫特（NorbertKleinwächter）对该法律草案提出了激烈的反驳，认为政府的计划将把德国变成一个"垃圾国家"。 "这份100页的法律草案的内容可以用一句话来概括，"他说，"那就是：每个人都能进去，但没有人能被赶走。"</text:p>
      <text:p text:style-name="P4">
绿党议员卡多尔（LamyaKaddor）驳斥了德国选项党的批评，称会说德语并不是在德国工作最重要的先决条件。她讽刺地询问众议院的右翼人士："当必须在工作中说德语时，你的融入效果最好——你注意到了吗？"。她说： "对这个国家来说，终于、终于有了一个真正的好消息。在与美国或加拿大等其他成功移民国家的竞争中，我们取得了一些关键的进步。"</text:p>
      <text:p text:style-name="P4">
代表德国政府三党联盟中新自由主义部分的自民党（FDP）强调了他们相信新法律将带来的经济利益。"荒谬的是，如今在德国，进入难民庇护系统比进入就业市场更容易。"自民党议员库勒（Konstantin Kuhle）说，"我们正在通过这项法律扭转这一局面。"</text:p>
      <text:p text:style-name="P4">
</text:p>
      <text:p text:style-name="P4">
在医疗护理领域，德国相当依赖外来移民</text:p>
      <text:h text:style-name="P12" text:outline-level="3">
<text:span text:style-name="T4">
新推出的"机会卡"</text:span>
</text:h>
      <text:p text:style-name="P4">
该法律的一项重大创新是推出"机会卡"及其相关积分制度，允许尚未找到工作的外国人来德一年寻找工作机会，获得该卡的先决条件是拥有职业资格或大学学位。</text:p>
      <text:p text:style-name="P4">
这些卡将颁发给那些满足一定条件的人，他们将由此获得积分：可能是德语/英语语言能力、与德国的现有联系以及在德工作者的潜在伴侣或者配偶。机会卡还允许在寻找合格工作以及试用期间从事每周最多20 小时的临时工作。</text:p>
      <text:h text:style-name="P12" text:outline-level="3">
<text:span text:style-name="T4">
难民和游客的工作机会</text:span>
</text:h>
      <text:p text:style-name="P4">
那些正在等待庇护批准并在2023年3月29日之前提交申请的人，若拥有适当的资格和工作机会，也将被允许加入劳动力市场，这同时也让他们能够接受职业培训。</text:p>
      <text:p text:style-name="P4">
对于持有旅游签证的人来说，也有类似的改变：在达到就业要求之前，他们不需要先离开德国。</text:p>
      <text:h text:style-name="P12" text:outline-level="3">
<text:span text:style-name="T4">
德国新“绿卡” 你想申请吗？</text:span>
</text:h>
      <text:h text:style-name="P12" text:outline-level="3">
<text:span text:style-name="T4">
关于学位认可的变化</text:span>
</text:h>
      <text:p text:style-name="P4">
长期以来，移民的一个主要障碍是要求拥有德国认可的学位。但在将来，如果技术移民能够证明自己拥有至少两年的专业经验以及原籍国官方认可的学位，那么他们的学位将不再需要在德国得到认可。已经获得工作机会的人可以在其学位取得认可的过程中来到德国并开始工作。</text:p>
      <text:h text:style-name="P12" text:outline-level="3">
<text:span text:style-name="T4">
入籍法也将改革</text:span>
</text:h>
      <text:p text:style-name="P4">
在议会辩论中，社民党的议员罗斯曼（Martin Rosemann）展望未来："世界各地的高素质年轻人并没有踊跃前来德国工作。"他说，"我们必须吸引他们，必须给他们前景，这就是为什么我们也将改革入籍法。"</text:p>
      <text:p text:style-name="P4">
技术移民法是肖尔茨政府为非德国人留居德国放宽条件的举措的一部分，而目前 <text:a xlink:type="simple" xlink:href="https://www.dw.com/zh/zh/德国将大幅简化和加快外国人入籍程序/a-65676241" text:style-name="Internet_20_link" text:visited-style-name="Visited_20_Internet_20_Link">
正在起草的新入籍法也将使非欧盟国家的人更容易获得双重国籍——这一点相當受到德国规模庞大的土耳其社群的欢迎</text:a>
 。</text:p>
      <text:p text:style-name="P4">
Source: <text:a xlink:type="simple" xlink:href="https://www.dw.com/zh/德国议会通过劳工移民改革法案/a-66021523" text:style-name="Internet_20_link" text:visited-style-name="Visited_20_Internet_20_Link">
https://www.dw.com/zh/德国议会通过劳工移民改革法案/a-66021523?maca=chi-rss-chi-all-1127-rdf</text:a>
</text:p>
      <!--NEWS-->
      <text:h text:style-name="P10" text:outline-level="1">
<text:span text:style-name="T4">
俄罗斯瓦格纳停止反叛 领导人普里戈津将去白俄罗斯</text:span>
</text:h>
      <text:p text:style-name="P4">
Author: None</text:p>
      <text:p text:style-name="P4">
Publisher: Radio Free Asia (Organization)</text:p>
      <text:p text:style-name="P4">
Published Time: 2023-06-24T14:56:00-04:00</text:p>
      <text:p text:style-name="P4">
Modified Time: 2023-06-24T19:02:3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54" text:anchor-type="as-char" svg:width="6.9236in" svg:height="3.88615in" draw:z-index="0">
<draw:image xlink:href="../Images/rfamandarin/2023-06-24T14-56-00-04-00/000000.png" xlink:type="simple" xlink:show="embed" xlink:actuate="onLoad" draw:mime-type="image/png"/>
</draw:frame>
 瓦格纳私人雇佣兵集团创始人普里戈津 <text:a xlink:type="simple" xlink:href="https://www.rfa.org/mandarin/Xinwen/7-06242023145248.html/@@images/image" text:style-name="Internet_20_link" text:visited-style-name="Visited_20_Internet_20_Link">
</text:a>
路透社图片</text:p>
      <text:p text:style-name="P4">
美联社周六的报道援引克里姆林宫表示，瓦格纳私人雇佣兵集团创始人普里戈津将前往白俄罗斯，针对他的刑事案件也将结案。与此同时，普里戈津已告诉他的部队立即停止前往莫斯科的行动，返回在乌克兰的基地。</text:p>
      <text:p text:style-name="P4">
据报道，该协议是由普京的坚定盟友、白俄罗斯总统亚历山大-卢卡申科调解达成。</text:p>
      <text:p text:style-name="P4">
自由欧洲电台24日的消息援引普里戈津在 Telegram 上的音频帖子中表示：“我们正在调转纵队，返回野战营地。”他还补充说，他不想“让俄罗斯人流血”。</text:p>
      <text:p text:style-name="P4">
普里戈津说，他作出此一决定时，部队距离莫斯科约 200 公里（120 英里）。</text:p>
      <text:p text:style-name="P4">
克里姆林宫发言人表示，参与普里戈津反叛的部队将不会面临起诉，而那些没有参与的人将获得国防部的合同。</text:p>
      <text:p text:style-name="P4">
美联社的报道说，该协议似乎化解了一场急剧升级的危机，这场危机是普京执政二十多年来面临的最重大挑战。</text:p>
      <text:p text:style-name="P4">
（责编：梒青）</text:p>
      <text:p text:style-name="P4">
Source: <text:a xlink:type="simple" xlink:href="https://www.rfa.org/mandarin/Xinwen/7-06242023145248.html" text:style-name="Internet_20_link" text:visited-style-name="Visited_20_Internet_20_Link">
https://www.rfa.org/mandarin/Xinwen/7-06242023145248.html</text:a>
</text:p>
      <!--NEWS-->
      <text:h text:style-name="P10" text:outline-level="1">
<text:span text:style-name="T4">
专栏 | 有问有答：深圳五月花教会集体逃离始末 - 营救成功背后的故事(二）</text:span>
</text:h>
      <text:p text:style-name="P4">
Author: None</text:p>
      <text:p text:style-name="P4">
Publisher: Radio Free Asia (Organization)</text:p>
      <text:p text:style-name="P4">
Published Time: 2023-06-24T18:16:02-04:00</text:p>
      <text:p text:style-name="P4">
Modified Time: 2023-06-24T18:16:02-04:00</text:p>
      <text:p text:style-name="P4">
Description: None</text:p>
      <text:p text:style-name="P4">
Videos: []</text:p>
      <text:p text:style-name="P4">
Audios: ["<text:a xlink:type="simple" xlink:href="https://www.rfa.org/mandarin/zhuanlan/youwenyouda/qa-0624202318093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56" text:anchor-type="as-char" svg:width="6.9236in" svg:height="5.181533in" draw:z-index="0">
<draw:image xlink:href="../Images/rfamandarin/2023-06-24T18-16-02-04-00/000000.png" xlink:type="simple" xlink:show="embed" xlink:actuate="onLoad" draw:mime-type="image/png"/>
</draw:frame>
深圳改革宗圣道教会莫先生全家抵达美国德克萨斯州（2023年5月26日） <text:a xlink:type="simple" xlink:href="https://www.rfa.org/mandarin/zhuanlan/youwenyouda/qa-06242023180930.html/@@images/image" text:style-name="Internet_20_link" text:visited-style-name="Visited_20_Internet_20_Link">
</text:a>
网络截图/对华援助协会  <text:a xlink:type="simple" xlink:href="https://www.rfa.org/mandarin/zhuanlan/youwenyouda/qa-06242023180930.html/@@stream" text:style-name="Internet_20_link" text:visited-style-name="Visited_20_Internet_20_Link">
Audio-1-Link：https://www.rfa.org/mandarin/zhuanlan/youwenyouda/qa-06242023180930.html/@@stream</text:a>
</text:p>
      <text:p text:style-name="P4">
深圳改革宗圣道教会，又称五月花教会的约60名教会成员，为保守宗教信仰自由，免遭宗教迫害，于2019年，相约集体逃离。历经三年多的时间，辗转韩国济州岛，泰国，终于在今年4月7号、基督教的耶稣受难日“圣周五” ，到达美国德克萨斯州的达拉斯机场。这样追求宗教自由的勇气和意志令人敬佩，集体逃离的历程凶险莫测，令人扼腕。那么他们经历了怎样的磨难？有没有遇到生命危险？离开中国之后，是否可以摆脱中国政府打压的阴影？最终成功抵达美国，背后有哪些关键人物和关键事件呢？</text:p>
      <text:p text:style-name="P4">
在前面的节目中，我们讲述了五月花教会成员在泰国，遭到被中国国安人员策反的内部人士告密，致使位于泰国芭提雅市郊山间的暂时住所被泄露，险些被强行遣返回中国的惊险历程；以及从济州岛转移到泰国这个过程当中，一位新生婴儿无法拿到护照，耽搁在济州岛，无法前往泰国的困境。另外我们还介绍了五月花教会成员在济州岛为了安身立命，到农场做工，维持生计，同时经受庇护申请没有着落，焦灼忧虑的历程。以及他们决定集体逃离的原因。</text:p>
      <text:p text:style-name="P4">
在这次的节目中，五月花教会成员来美营救活动的主要组织和参与者，美国民间宗教权益组织，对华援助协会创办人傅希秋介绍营救活动成功背后的故事的第二部分。傅希秋详细介绍美国的兄弟姐妹愿做基督大使，接力陪伴会众，守望相助，表达关爱，也表达愿与会众同生死。参与接力陪伴的基督大使之一，迪娜布朗女士当时68岁，五月花教会成员亲昵的称她为“布朗奶奶”，而布朗女士本人也笑称，自己是泰勒一带孙儿孙女最多的祖母。据傅希秋介绍，布朗女士还曾经前往迪拜营救遭到中国政府跨境威胁，在迪拜遭绑架的逃亡异议人士王靖渝的未婚妻吴欢，迪娜布朗在夜色笼罩下的迪拜街道上，找到了吴欢。之后取道乌克兰把吴欢营救到西欧国家。迪娜布朗女士在节目中介绍如何走上营救受迫害者这条路上是说，她与家人曾经在厄立特里亚生活近十年，在那里教英文，传福音，帮助当地人。后来厄立特里亚的宗教自由空间遭到严厉打压，他们一家不得不离开返回美国。返回美国后，迪娜布朗无法忘记那些受难的人们的痛苦，决定成立非营利组织“寻求自由国际”，帮助受难受迫害者逃离，并为他们提供重新安置安排。</text:p>
      <text:p text:style-name="P4">
索取翻墙软件, 请发电邮给：fankui@rfa.org</text:p>
      <text:p text:style-name="P4">
请关注《有问有答》主持人 林悦杨 的社交媒体：</text:p>
      <text:p text:style-name="P4">
Skype账号：linyueyang01</text:p>
      <text:p text:style-name="P4">
Twitter: Linyueyang</text:p>
      <text:p text:style-name="P4">
微信：linyueyang</text:p>
      <text:p text:style-name="P4">
Source: <text:a xlink:type="simple" xlink:href="https://www.rfa.org/mandarin/zhuanlan/youwenyouda/qa-06242023180930.html" text:style-name="Internet_20_link" text:visited-style-name="Visited_20_Internet_20_Link">
https://www.rfa.org/mandarin/zhuanlan/youwenyouda/qa-06242023180930.html</text:a>
</text:p>
      <!--NEWS-->
      <text:h text:style-name="P10" text:outline-level="1">
<text:span text:style-name="T4">
专栏 | 西藏纵览：冬虫夏草减产给西藏牧民带来压力；藏族学生仅能使用汉语参加高考</text:span>
</text:h>
      <text:p text:style-name="P4">
Author: None</text:p>
      <text:p text:style-name="P4">
Publisher: Radio Free Asia (Organization)</text:p>
      <text:p text:style-name="P4">
Published Time: 2023-06-24T18:43:00-04:00</text:p>
      <text:p text:style-name="P4">
Modified Time: 2023-06-25T04:51:43-04:00</text:p>
      <text:p text:style-name="P4">
Description: None</text:p>
      <text:p text:style-name="P4">
Videos: []</text:p>
      <text:p text:style-name="P4">
Audios: ["<text:a xlink:type="simple" xlink:href="https://www.rfa.org/mandarin/zhuanlan/xizangzonglan/tibet-0624202318363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58" text:anchor-type="as-char" svg:width="6.9236in" svg:height="4.612011in" draw:z-index="0">
<draw:image xlink:href="../Images/rfamandarin/2023-06-24T18-43-00-04-00/000000.png" xlink:type="simple" xlink:show="embed" xlink:actuate="onLoad" draw:mime-type="image/png"/>
</draw:frame>
一位当地买家正在称量冬虫夏草，是一种传统藏药，现在在中国和世界各地都很受欢迎。 <text:a xlink:type="simple" xlink:href="https://www.rfa.org/mandarin/zhuanlan/xizangzonglan/tibet-06242023183630.html/@@images/image" text:style-name="Internet_20_link" text:visited-style-name="Visited_20_Internet_20_Link">
</text:a>
路透社图片  <text:a xlink:type="simple" xlink:href="https://www.rfa.org/mandarin/zhuanlan/xizangzonglan/tibet-06242023183630.html/@@stream" text:style-name="Internet_20_link" text:visited-style-name="Visited_20_Internet_20_Link">
Audio-1-Link：https://www.rfa.org/mandarin/zhuanlan/xizangzonglan/tibet-06242023183630.html/@@stream</text:a>
</text:p>
      <text:p text:style-name="P4">
听众朋友大家好，我是陈爱祯，西藏纵览邀请您与我一同纵览西藏。随着气候变化和需求增长，冬虫夏草的减产给西藏牧民带来了压力。这个又被称为“喜马拉雅伟哥”的真菌销量因减产而有所下降。此外，中国政府要求藏族学生只能用汉语参加高考，批评人士称此举旨在抹杀西藏文化并使该地区汉化，而无法上大学和接受高等教育的藏族学生人数将惊人地增加。另外，中国政府花钱请藏人接受北京支持的班禅喇嘛的祝福，本期节目中，我们就一同来了解这些情况，相关人士的谈话由安克录音。</text:p>
      <text:p text:style-name="P4">
产于西藏高原的冬虫夏草每磅可卖到 18,000 美元，在极少数情况下，每磅可卖到 50,000 美元以上。</text:p>
      <text:p text:style-name="P4">
尽管缺乏科学证据，但几个世纪以来，它一直是一种传统药物，用于治疗心脏、肝脏和肺部疾病、高胆固醇、性欲低下和阳痿。这种寄生真菌中文名为冬虫夏草，它拥有“喜马拉雅伟哥”的别名，学名为Ophiocordycepssinensis。</text:p>
      <text:p text:style-name="P4">
但在今年 5 月的收获旺季，采摘者很难找到细长的棕色根状真菌。</text:p>
      <text:p text:style-name="P4">
收集真菌以增加微薄收入的西藏牧民将雨水短缺、气候变化和需求增加导致的过度采摘归咎于此。一位居住在甘孜藏族自治州德格县的藏人告诉自由亚洲电台，</text:p>
      <text:p text:style-name="P4">
“已经产量逐年下降。 以前，采摘者至少能采集到100株冬虫夏草，但现在一天最多能采摘到40株。有些人甚至说他们一天只能采摘 ​​10 株。”</text:p>
      <text:p text:style-name="P4">
2018 年发表在《美国国家科学院院刊》杂志上的一项研究称，喜马拉雅地区虫草数量的减少是由于气候变化和过度采摘造成的。</text:p>
      <text:p text:style-name="P4">
它的价值在新冠病毒疫情期间飙升，因为人们寻求这种真菌来治疗病毒。德格县的藏人表示，随着汉人、蒙古人和其他人试图从事采集和销售这种真菌的业务，价格也上涨了，他说，</text:p>
      <text:p text:style-name="P4">
“由于产量有限，现在每个人都难以生存”。</text:p>
      <text:p text:style-name="P4">
生活在四川省藏族聚居区甘孜自治州的一位藏人说，如今，质量较低的虫草每株售价约 30 元（4.25 美元），而质量较好的虫草每株售价 50-60元（7-8.50 美元）。</text:p>
      <text:p text:style-name="P4">
根据印度数字新闻出版物“卷轴” Scroll 2022 年 7 月的一份报告，这种在中国备受推崇的真菌，其市场价格在 1995 年至 2015 年间从每磅6,000 美元上涨至 9,000 美元。如今，价格从每磅 9,000 美元到 18,000 美元不等。</text:p>
      <text:p text:style-name="P4">
据商业内幕（ Business Insider ）和美国全国公共广播电台报道，在极少数情况下，最高等级的虫草售价超过 50,000 美元。</text:p>
      <text:p text:style-name="P4">
青海省藏族聚居区黄南藏族自治州的一位藏人说，今年，许多采集者将虫草运往中国不同的城市，并以 50-60 元一株的价格出售。</text:p>
      <text:p text:style-name="P4">
这是一种寄生真菌，由蝠蛾幼虫的头部形成，在西藏、中国部分地区以及邻近的不丹和尼泊尔喜马拉雅地区的 3,500 米（10,500 英尺）以上的高原土壤中发现。</text:p>
      <text:p text:style-name="P4">
这种真菌可以直接食用，添加到食物或液体中，或磨碎用于传统药物。</text:p>
      <text:p text:style-name="P4">
住在藏区的青海省一位藏民说，“2016年以前，一天能采到15到20株冬虫夏草，现在8到10株都很难采到。”</text:p>
      <text:p text:style-name="P4">
与其他消息来源一样，拒绝透露姓名以便自由发言的这位藏民还说，尽管其他藏人称，该产品在中国的市场不断增长，但中国政府以环境保护等原因警告青海藏人不要采摘虫草。这位藏民说，</text:p>
      <text:p text:style-name="P4">
“由于下雪和寒冷的天气，在高海拔地区仍然很难收获冬虫夏草，因此这些冬虫夏草的成本很可能会上涨，收获在5月底达到高峰”。</text:p>
      <text:p text:style-name="P4">
据中国政府记录，仅青海省就产虫草100吨，销售额1.8亿至2亿元人民币。</text:p>
      <text:p text:style-name="P4">
往年春季，牧民们在主产区的山上发现了丰富的冬虫夏草，很多牧民一个月就可以采到足够的虫草。</text:p>
      <text:p text:style-name="P4">
但如今事实证明，这变得更加困难。</text:p>
      <text:p text:style-name="P4">
甘孜藏族自治州理塘县的另一位藏人说，几年前，他村里大约有70%的人都采摘过冬虫夏草。但现在，由于集约化采摘，只有大约一半人这样做。</text:p>
      <text:p text:style-name="P4">
据居住在西藏自治区首府拉萨的一位西藏商人说，高需求也促进了中国市场上假虫草的生产。</text:p>
      <text:p text:style-name="P4">
此外，西藏居民告诉自由亚洲电台，近日参加中国年度高考的藏族学生必须完全用汉语考试，这可能会使许多人处于不利地位。</text:p>
      <text:p text:style-name="P4">
考试于 6 月 7 日至 9 日在中国各地举行，将大大有助于决定超过 1300 万学生的命运。</text:p>
      <text:p text:style-name="P4">
往年，包括藏族在内的少数民族被允许用他们的母语参加考试，但今年是第一次只用汉语进行考试。此外，少数民族不再像过去那样额外获得五分钟的时间来完成测试。</text:p>
      <text:p text:style-name="P4">
仅限汉语的考试政策与其他有争议的教育政策同时发生，这些政策旨在将汉语作为西藏学校的教学语言——西藏活动人士称，这是北京消除西藏文化和该地区汉化计划的一部分。一位出于安全原因要求匿名的藏区藏人告诉自由亚洲电台藏语组说，</text:p>
      <text:p text:style-name="P4">
“2022年，中国政府实施了模式二教育体系，在该体系下，果洛、甘孜和青海的所有中小学都以汉语为主要教学语言。从今年开始，中国政府将普通话作为高考的媒介语。”</text:p>
      <text:p text:style-name="P4">
模式二教育体系的反对者认为，该政策将破坏藏族语言和文化，而且没有法律依据。这位藏人并说，</text:p>
      <text:p text:style-name="P4">
“由于中国政府教育改革的突然转变，藏族学生的普通话准备和熟练程度不足以与一直用普通话学习的学生竞争。与母语为汉语的学生相比，这对藏族学生来说是一个劣势，前者更容易获得大学录取。因此，许多藏人学生将无法进入好大学。”</text:p>
      <text:p text:style-name="P4">
另一位不愿透露姓名的居民告诉自由亚洲电台，取消少数民族学生的额外时间也存在问题，他说，</text:p>
      <text:p text:style-name="P4">
“他们过去可以得到 5 分钟的额外时间，但现在随着改革，这些额外的时间被取消了”。还有一位居民也说，“这些改革使得西藏学生几乎不可能取得好成绩进入大学，而且没有适当的学位，就不可能找到一份体面的工作。”</text:p>
      <text:p text:style-name="P4">
这位藏人并说，这种趋势对整个藏族社区来说都是危险的，他指出，</text:p>
      <text:p text:style-name="P4">
“我们将看到无法上大学和接受高等教育的藏族学生人数惊人地增加。”</text:p>
      <text:p text:style-name="P4">
中国的教育改革与其民族区域自治法相矛盾，位于伦敦的倡导和监督组织“西藏观察”研究员白玛嘉乐 (Pema Gyal)说，</text:p>
      <text:p text:style-name="P4">
“法律规定，如果可能的话，少数民族学校应该使用以他们自己的语言印刷的教科书，并且应该用这些语言教授课程，这与政府目前正在做的事情相矛盾，这是企图将西藏的教育体系汉化，因此很多藏族学生无法接受高等教育。”</text:p>
      <text:p text:style-name="P4">
此外，中国政府花钱请藏人接受北京支持的班禅喇嘛的祝福，坚赞诺布是在拘留达赖喇嘛选定的班禅喇嘛后由北京任命的。</text:p>
      <text:p text:style-name="P4">
西藏居民告诉自由亚洲电台，中国政府向藏人每人支付 100 元人民币（约合 14美元），让他们参加探访并接受北京方面认定为仅次于达赖喇嘛的藏传佛教第二重要精神领袖的祝福。</text:p>
      <text:p text:style-name="P4">
坚赞诺布是中国支持的班禅喇嘛，他正在该地区的部分藏区巡回加持——但许多藏人认为他是冒牌货。</text:p>
      <text:p text:style-name="P4">
藏传佛教认为达赖喇嘛和班禅喇嘛死后转世为孩童。在 1950-51 年中国入侵和吞并西藏之后，北京当局努力影响西藏事务，包括为 1989年圆寂的第十世班禅喇嘛选择一位精神继承人。</text:p>
      <text:p text:style-name="P4">
1995年，流亡的达赖喇嘛选择6岁的更登确吉尼玛为第十一世班禅喇嘛，认定他为前任班禅喇嘛的转世灵童。</text:p>
      <text:p text:style-name="P4">
班禅喇嘛的职责包括在现任达赖喇嘛圆寂后，领导高级喇嘛会议寻找达赖喇嘛的转世灵童。</text:p>
      <text:p text:style-name="P4">
1995 年，十四世达赖喇嘛承认十一世班禅喇嘛人选激怒了中国当局，三天后，中国当局拘留了这名男孩和他的家人。他们从此消失了。</text:p>
      <text:p text:style-name="P4">
北京随后任命了另一个男孩，坚赞诺布，作为他们自己的候选人代替。</text:p>
      <text:p text:style-name="P4">
北京任命的班禅喇嘛仍然不受流亡藏人和国内藏人的欢迎，因为他被视为北京强加给他们的人。</text:p>
      <text:p text:style-name="P4">
一位西藏居民告诉自由亚洲电台藏语组，北京正在为接受祝福的人提供小额金钱奖励。</text:p>
      <text:p text:style-name="P4">
该居民说，“中国政府告诉当地藏民，凡是参加并接受坚赞诺布加持的人，都将得到100元的奖励。中国政府也付出了很多努力，将坚赞诺布访问理塘和巴塘的活动安排得非常隆重和受欢迎。”</text:p>
      <text:p text:style-name="P4">
这位居民并说，坚赞诺布最近完成了对西藏香格里拉、理塘（Litang）、巴塘（Batang）、芒康（Mangkang）和达巴（Dhapa）县的访问，他还参观了噶丹松赞林寺和理塘寺。</text:p>
      <text:p text:style-name="P4">
位于新德里的中国分析与战略中心研究员娜姆拉塔.哈斯嘉（ Namrata Hasija ）说，中国共产党领导人正在利用坚赞诺布来推动他们的政治议程。她说，</text:p>
      <text:p text:style-name="P4">
“中国政府强迫藏人接受坚赞诺布的努力和企图是徒劳的，因为藏人不把他当作班禅喇嘛来看待和尊崇”。</text:p>
      <text:p text:style-name="P4">
撰稿、主持、制作：陈爱祯</text:p>
      <text:p text:style-name="P4">
Source: <text:a xlink:type="simple" xlink:href="https://www.rfa.org/mandarin/zhuanlan/xizangzonglan/tibet-06242023183630.html" text:style-name="Internet_20_link" text:visited-style-name="Visited_20_Internet_20_Link">
https://www.rfa.org/mandarin/zhuanlan/xizangzonglan/tibet-06242023183630.html</text:a>
</text:p>
      <!--NEWS-->
      <text:h text:style-name="P10" text:outline-level="1">
<text:span text:style-name="T4">
克宫：瓦格纳首脑不会被起诉  将前往白俄罗斯</text:span>
</text:h>
      <text:p text:style-name="P4">
Publisher: 法新社</text:p>
      <text:p text:style-name="P4">
Published Time: 2023-06-24T22:02:08+00:00</text:p>
      <text:p text:style-name="P4">
Modified Time: 2023-06-24T21:35:02+00:00</text:p>
      <text:p text:style-name="P4">
Description: （法新社莫斯科24日电） 俄罗斯克里姆林宫今天宣布，瓦格纳集团首脑普里格津（Yevgeny Prigozhin）将离开俄罗斯，前往白俄罗斯，且针对他的刑事案件将被撤销。</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0" text:anchor-type="as-char" svg:width="6.9236in" svg:height="3.617581in" draw:z-index="0">
<draw:image xlink:href="../Images/rficn/2023-06-24T22-02-08-00-00/000000.png" xlink:type="simple" xlink:show="embed" xlink:actuate="onLoad" draw:mime-type="image/png"/>
</draw:frame>
</text:p>
      <text:p text:style-name="P4">
克宫发言人培斯科夫（DmitryPeskov）表示，莫斯科与瓦格纳集团「已达成协议，瓦格纳战士将返回基地」。至于未参与叛乱的瓦格纳士兵，将获准正式加入俄罗斯军队。</text:p>
      <text:p text:style-name="P4">
培斯科夫指出，参加莫斯科所谓「武装叛乱」的其他瓦格纳准军事部队成员也不会遭到起诉，「我们一直很尊重他们在（乌克兰）前线的英勇事迹。」</text:p>
      <text:p text:style-name="P4">
培斯科夫还说，瓦格纳的叛乱行动「不可能」影响俄罗斯对基辅的军事进攻行动。</text:p>
      <text:p text:style-name="P4">
他也表示，莫斯科很感谢白俄罗斯总统鲁卡申柯（Alexander Lukashenko）为调解危机所做的努力。</text:p>
      <text:p text:style-name="P4">
他强调，「避免流血、内哄和无法预测结果的冲突就是最高目标」，白俄领导人鲁卡申柯的斡旋努力就是为了实现上述目标。</text:p>
      <text:p text:style-name="P4">
Source: <text:a xlink:type="simple" xlink:href="https://www.rfi.fr/cn/%E5%9B%BD%E9%99%85%E6%8A%A5%E9%81%93/20230624-%E5%85%8B%E5%AE%AB-%E7%93%A6%E6%A0%BC%E7%BA%B3%E9%A6%96%E8%84%91%E4%B8%8D%E4%BC%9A%E8%A2%AB%E8%B5%B7%E8%AF%89-%E5%B0%86%E5%89%8D%E5%BE%80%E7%99%BD%E4%BF%84%E7%BD%97%E6%96%AF" text:style-name="Internet_20_link" text:visited-style-name="Visited_20_Internet_20_Link">
https://www.rfi.fr/cn/%E5%9B%BD%E9%99%85%E6%8A%A5%E9%81%93/20230624-%E5%85%8B%E5%AE%AB-%E7%93%A6%E6%A0%BC%E7%BA%B3%E9%A6%96%E8%84%91%E4%B8%8D%E4%BC%9A%E8%A2%AB%E8%B5%B7%E8%AF%89-%E5%B0%86%E5%89%8D%E5%BE%80%E7%99%BD%E4%BF%84%E7%BD%97%E6%96%AF</text:a>
</text:p>
      <!--NEWS-->
      <text:h text:style-name="P10" text:outline-level="1">
<text:span text:style-name="T4">
当AI来敲门，技术发展背后的现实隐忧 (Free Version)</text:span>
</text:h>
      <text:p text:style-name="P4">
Authors: ['']</text:p>
      <text:p text:style-name="P4">
Publisher: 英国《金融时报》</text:p>
      <text:p text:style-name="P4">
Time: 2023-06-24T22:53:26+00:00</text:p>
      <text:p text:style-name="P4">
Published Time: 2023-06-24T12:00:99+08:00</text:p>
      <text:p text:style-name="P4">
Modified Time: 2023-06-24T18:54:99+08:00</text:p>
      <text:p text:style-name="P4">
Description: 除了生成式AI给劳动力市场带来的影响之外，学界和业界还有其他更加紧迫的忧虑。</text:p>
      <text:p text:style-name="P4">
Images: []</text:p>
      <text:p text:style-name="P4">
Themes: ['专栏', '人工智能', '关注']</text:p>
      <text:p text:style-name="P4">
Keywords: ['人工智能', 'ChatGPT', '监管']</text:p>
      <text:p text:style-name="P4">
Type: Article</text:p>
      <!--METADATA-->
      <text:p text:style-name="P4">
来自FT中文网的温馨提示：如您对更多FT中文网的内容感兴趣，请在苹果应用商店或谷歌应用市场搜索“FT中文网”，下载FT中文网的官方应用。</text:p>
      <text:p text:style-name="P4">
ChatGPT火了之后，有个段子在网络上广为流传：我们过去想象的人工智能是，人类写诗画画玩音乐，AI烧饭搬砖修电脑，没想到，到头来是AI写诗画画玩音乐，我们自己烧饭搬砖修电脑。</text:p>
      <text:p text:style-name="P4">
这个段子固然带有夸张的成分，但是在传播中能够引起大家的共鸣，也说明其描述的场景贴合我们当下的隐忧，那就是人工智能是否会消灭更多人类的岗位？</text:p>
      <text:p text:style-name="P4">
这是一个自人工智能诞生之时就开始被讨论的老话题。如果说，过去以来人工智能的发展程度，让这个问题大多数时候都被看做是空谈和预测，那么生成式AI的出现，让这个议题具备了现实性意义。</text:p>
      <text:p text:style-name="P4">
学界和产业界自然已经很敏感地意识到了大众对此有多么关切。在2023阿里巴巴罗汉堂数字经济年会上，人工智能带来的机遇与挑战，成为了阿里巴巴集团和阿里云智能集团董事长兼CEO张勇与三位诺贝尔奖得主对话的主题。而在后续的学者演讲和媒体见面会上，各位学界与业界人士对此都表达了自己的见解。</text:p>
      <text:p text:style-name="P4">
单就数量上来讲，生成式AI的崛起究竟会影响多少人的工作岗位，甚至让多少人失业，各位经济学家并没有一个特别准确的预估，但是3月底高盛的一项研究给出了一个大概的数字：3亿，也就是生成式AI将会影响主要经济体中3亿个工作岗位。</text:p>
      <text:p text:style-name="P4">
这个巨大的数字自然在网络上引起一阵讨论。但是业界普遍认为，这里的“影响”并不意味着工作岗位的完全消失，更多指的是劳动力市场的重构。而就生成式AI对劳动力市场的影响和重构，参会的各位学者给出了自己的分析。</text:p>
      <text:p text:style-name="P4">
在对劳动力市场的影响上，2011年诺贝尔经济学奖得主托马斯•萨金特（ThomasSargent）对此颇为乐观，他认为工作岗位的流动是双向的，旧的岗位在消失，新的岗位在产生。而在资源和人工重新匹配之后，会发现旧工作消失和新工作产生是一个动态的过程，并且经年累月都是如此。</text:p>
      <text:p text:style-name="P4">
对此张勇也持相似的观点，其相信技术的升级，会让人类看到更多新业态新产业的出现，未来将会有新的行业和岗位不断出现。</text:p>
      <text:p text:style-name="P4">
虽然学界和业界对这个议题的走向大体来讲都不太悲观，但是技术带来的劳动力市场的重构，最起码会在一段时期内给特定行业和特定人群带来阵痛。斯坦福大学数字经济研究所的主任埃里克•布林约尔松（ErikBrynjolfsson）对此进行了更加具体的阐述，在他的研究中发现，此前整个机器学习对于所有群体的影响其实并不均衡，主要影响到低工资的工人，高薪人群受到人工智能和机器学习的影响比较小。但是ChatGPT等生成式AI的发展，让情况发生了改变。当以此为研究标的，薪资越高受到的影响就越多。</text:p>
      <text:p text:style-name="P4">
这一点在高盛的那份报告中也有体现，生成式AI对劳动力市场的影响，与之前不同的是，其可能创造一个新的失业白领阶层，他们可能遭遇与上世纪80年代制造业工人类似的命运。</text:p>
      <text:p text:style-name="P4">
就此，2007年诺贝尔经济学奖得主埃里克•马斯金（EricMaskin）对此进行了一个比例上的划分，在金字塔尖的1%肯定会受益于技术的日新月异，而在底层的1%一定会受到最大冲击，两端20%的人群可能会受到不同程度的影响。比尔•盖茨和埃隆•马斯克这样的金字塔尖群体自然会受益于技术的提升。但是对一些没有技能的工种来讲，如果没有技能的重新培训和学习，他们可能在未来将毫无用武之地。</text:p>
      <text:p text:style-name="P4">
除了生成式AI给劳动力市场带来的影响之外，学界和业界还有其他更加紧迫的忧虑，那就是其快速迭代对人类社会造成的威胁，越来越多的人工智能专家对强大的大型语言模型的快速推出敲响了警钟。几个月前，由生命未来研究所（FLI）发布，众多学者、CEO和技术专家签名的公开信中，呼吁全球所有机构暂停训练比GPT-4更强大的AI至少六个月，并利用这六个月时间制定AI安全协议。</text:p>
      <text:p text:style-name="P4">
马斯金对人工智能在分析和处理信息方面对人类社会的威胁也有所感知，并举了一个略微夸张的例子：“假如AI关停美联储并不让他用计算机，这样一来风险该会有多大？”因此他认为，人工智能可能需要更多的监管，比如可以让计算机能够获取某些领域的数据，而不是说可以用技术毫无约束地获得想要的数据。</text:p>
      <text:p text:style-name="P4">
即便有这样的威胁，2010年诺贝尔经济学奖得主克里斯托弗•皮萨里德斯（ChristopherPissarides）依然认为，放缓人工智能技术进步一定会是一个大错误。大家更该去做的并不是如何去放缓这个进程，而是要保证如何利用其快速的发展来形成好的应用，去反哺社会的发展。</text:p>
      <text:p text:style-name="P4">
相比学界，业界对监管问题的关注则更为具体一些，比如张勇认为快速发展的人工智能带来的一大挑战就是知识产权方面的问题，“现在机器可能真的是越来越强大，但是请不要忘了，所有这样一些原始知识和原始数据它们究竟来自于哪里？我们如何尊重这样信息的所有权？”</text:p>
      <text:p text:style-name="P4">
从过去的经验来看，技术的发展和商业模式的改变都会带来相应的监管问题。如何在保证技术快速发展的同时，又能对其进行合理的监管，压制技术对社会的负面影响，这将是未来几十年全人类都应该思考的问题。</text:p>
      <text:p text:style-name="P4">
<text:span text:style-name="T5">
(作者邮箱：man.yan@ftchinese.com)</text:span>
</text:p>
      <text:p text:style-name="P4">
Source: <text:a xlink:type="simple" xlink:href="http://www.ftchinese.com/story/001100052" text:style-name="Internet_20_link" text:visited-style-name="Visited_20_Internet_20_Link">
http://www.ftchinese.com/story/001100052</text:a>
</text:p>
      <!--NEWS-->
      <text:h text:style-name="P10" text:outline-level="1">
<text:span text:style-name="T4">
塞浦路斯印象：一个地中海岛国的困境 (Free Version)</text:span>
</text:h>
      <text:p text:style-name="P4">
Authors: ['为FT中文网撰稿']</text:p>
      <text:p text:style-name="P4">
Publisher: 英国《金融时报》</text:p>
      <text:p text:style-name="P4">
Time: 2023-06-24T22:57:51+00:00</text:p>
      <text:p text:style-name="P4">
Published Time: 2023-06-24T12:00:99+08:00</text:p>
      <text:p text:style-name="P4">
Modified Time: 2023-06-24T18:58:99+08:00</text:p>
      <text:p text:style-name="P4">
Description: 子川：乘飞机降落塞浦路斯共和国南部海滨城市拉纳卡，在几分钟内收到两条手机运营商的短信：第一条“欢迎来到塞浦路斯！”，第二条“欢迎来到土耳其！”</text:p>
      <text:p text:style-name="P4">
Images: ["<text:a xlink:type="simple" xlink:href="https://thumbor.ftacademy.cn/unsafe/picture/2/000185392_piclink.jpg" text:style-name="Internet_20_link" text:visited-style-name="Visited_20_Internet_20_Link">
000185392_pic...</text:a>
", "<text:a xlink:type="simple" xlink:href="https://thumbor.ftacademy.cn/unsafe/picture/1/000185391_piclink.jpg" text:style-name="Internet_20_link" text:visited-style-name="Visited_20_Internet_20_Link">
000185391_pic...</text:a>
", "<text:a xlink:type="simple" xlink:href="https://thumbor.ftacademy.cn/unsafe/picture/0/000185390_piclink.jpg" text:style-name="Internet_20_link" text:visited-style-name="Visited_20_Internet_20_Link">
000185390_pic...</text:a>
"]</text:p>
      <text:p text:style-name="P4">
Themes: ['旅行', '关注']</text:p>
      <text:p text:style-name="P4">
Keywords: ['旅行']</text:p>
      <text:p text:style-name="P4">
Type: Article</text:p>
      <!--METADATA-->
      <text:p text:style-name="P4">
来自FT中文网的温馨提示：如您对更多FT中文网的内容感兴趣，请在苹果应用商店或谷歌应用市场搜索“FT中文网”，下载FT中文网的官方应用。</text:p>
      <text:p text:style-name="P4">
傍晚乘飞机降落塞浦路斯共和国南部海滨城市拉纳卡，在几分钟之内收到两条手机运营商的短信：第一条“欢迎来到塞浦路斯！”，第二条“欢迎来到土耳其！”。我有点诧异，就发信息给人在伦敦的希腊裔塞浦路斯朋友，哪知她看到后不太高兴，毕竟这里离“北塞浦路斯土耳其共和国”，即被土耳其占领的区域还有几十公里距离。又想起我在摩洛哥北部海边也收到过“欢迎来到西班牙”的短信，想必只是手机信号涵盖范围重叠了，应该没有恶意。</text:p>
      <text:p text:style-name="P4">
1990年代第一次对塞浦路斯有概念，是因为读了唐师曾那本《我从战场归来》，虽然拉纳卡在书中只作为作者往返以色列与阿拉伯国家之间的中转站而闪现，但《重返拉纳卡》这一章的名字却深深印在我脑海中。来到英国之后学校里有从塞浦路斯转学过来的同学，而且前些年发现有位学妹，曾跟随英国军官丈夫驻扎在塞浦路斯好几年。总之，一直没觉得这个国家有多远，但其实这里位于地中海东部最边缘，在地缘更接近中东范围，历史上曾经被包括埃及在内的周边强大势力统治过。</text:p>
      <text:p text:style-name="P4">
住进拉纳卡市中心涂鸦艺术主题旅馆，第二天才发现这里刚好与纳卡考古博物馆隔着广场遥遥相望。圣拉撒路教堂SaintLazaros是东正教的圣地，也是拉纳卡最重要的景点。拉纳卡的中世纪军事要塞不大，就在海边。拉纳卡在古希腊时代是基提翁Kition城邦，诺大的挖掘遗址被我一个人包场，考古博物馆里面陈列了这里出土的文物，整体看这里有很多大大小小可爱的雕像，也有古埃及风格的，毕竟塞浦路斯曾经被古埃及托勒密王朝统治，曾经被凯撒大帝作为礼物赠送给埃及艳后。</text:p>
      <text:p text:style-name="P4">
<draw:frame draw:style-name="fr1" draw:name="Image61" text:anchor-type="as-char" svg:width="6.9236in" svg:height="5.156315in" draw:z-index="0">
<draw:image xlink:href="../Images/FT Chinese Free Version/2023-06-24T22-57-51-00-00/000185392_piclink.jpg" xlink:type="simple" xlink:show="embed" xlink:actuate="onLoad" draw:mime-type="image/jpeg"/>
</draw:frame>
拉纳卡圣拉撒路教堂是东正教的圣地（摄影：子川）</text:p>
      <text:p text:style-name="P4">
全世界只有土耳其承认的“北塞浦路斯土耳其共和国”，可以从拉纳卡参团一日游，行程包括北部海滨凯里尼亚地区的古城堡、修道院以及东南部的“鬼城”。1974年土耳其占领了塞浦路斯岛北部40%领土，东南一隅“鬼城”法马古斯塔Famagusta的居民被迫逃去南部。我那位塞浦路斯希腊裔朋友，她的父母都是当地居民，他们的房子目前一个在“鬼城”中荒废，一个被土耳其移民占用。她父母当年逃离这个区域后一直居住在塞浦路斯岛的西南部，虽然手里仍然有老房子的地契，但至今无法收回房产，且讨不回任何说法。乘车路过“鬼城”大片无人居住的区域确实令人震撼，跟乌克兰切尔诺贝利的“鬼城”普里皮亚季给我的感受类似。有点遗憾的是，“鬼城”早已危房林立，不允许进入，只能路过的时候看看。</text:p>
      <text:p text:style-name="P4">
塞浦路斯不仅是一个被两个政权分而治之的岛，其首都尼科西亚也是当今世界上唯一一个被一分为二的首都。这座历史名城中古迹随处可见，在南部，尼科西亚市政厅就建在考古遗址旁；奥斯曼土耳其帝国统治时期的终身通事，即苏丹和管辖民众之间的仲裁人（Dragoman）康勒西奥斯（HadjigeorgakisKornesios）的大宅也仿佛在向访客诉说历史。近代的塞浦路斯曾经是英国殖民地，尼科西亚市内还有一座纪念摆脱英国殖民统治的纪念碑。</text:p>
      <text:p text:style-name="P4">
尼科西亚这座城市不大，住在市中心的我，步行几百米就来到莱德拉街（LedraStreet）检查站，这里是前往北塞浦路斯的必经之地。南北之间是英国军队驻扎的缓冲区，哨卡上有位英国兵探出了头，看到我拍照马上又缩了回去。再往东走几十米就是检查站，排了两分钟队，递上护照，被扫描之后拿回，无需盖章，边检人员一语不发。从南部检查窗口出来后，走过整个被封起来的缓冲区，来到北塞检查站，男边检人员态度严厉地要我摘下墨镜之后才扫描护照、放行。两天前跟团坐旅游车过最东部的两个检查站时导游告诉大家不要拍照，在尼科西亚市中心缓冲区栏杆后面才看到禁止拍照的牌子，不过我之前一直在拍照，并没有人阻止。整个“出入境”的过程中，没有看到其他华人面孔。</text:p>
      <text:p text:style-name="P4">
<draw:frame draw:style-name="fr1" draw:name="Image62" text:anchor-type="as-char" svg:width="6.9236in" svg:height="5.184891in" draw:z-index="0">
<draw:image xlink:href="../Images/FT Chinese Free Version/2023-06-24T22-57-51-00-00/000185391_piclink.jpg" xlink:type="simple" xlink:show="embed" xlink:actuate="onLoad" draw:mime-type="image/jpeg"/>
</draw:frame>
北塞浦路斯的土耳其国父凯末尔像（摄影：子川）</text:p>
      <text:p text:style-name="P4">
在早晨灿烂的阳光中走进“北塞浦路斯土耳其共和国”，发现这里明显比南部破旧脏乱，公共交通似乎只有小型面包车。这里有建于中世纪的驿站/商队旅馆，曾经的圣尼古拉斯教堂，如今是一个文化中心，看了一个只有土耳其语说明的展览，紧挨着的塞利米耶清真寺被围起来整修中。雄伟的土耳其国父凯末尔雕像在凯里尼亚老城门旁边，附近有土耳其烈士纪念碑，而重要的活动地国父广场伫立着威尼斯共和国时期的石柱。</text:p>
      <text:p text:style-name="P4">
进入土耳其控制的区域，猫咪更多了，简直随处可见，商队旅馆里面时不时传来猫叫声，走在路上还遇到一只追着我走还一直叫的黑猫。在北塞徒步逛几个小时之后天色越来越暗，伴随着雷声下起了大雨，不想再走了，就回到莱德拉街检查站回到南部。</text:p>
      <text:p text:style-name="P4">
据了解，1974年土耳其占领塞浦路斯岛北部，成立“北塞浦路斯共和国”后，不断向这里输入土耳其移民，在很多层面引发族群摩擦—毕竟塞浦路斯本地土耳其裔和新移民之间也存在差异。目前欧盟范围内只有塞浦路斯存在分而治之的领土争议，虽然曾经多年严格控制的南北边界至少游客已经可以从南部出发随意出入，但随着近年来土耳其在强人埃尔多安的领导下影响力不断扩大，究竟什么时候能够为南北争议找到令各方满意的解决方案，目前来看仍然遥遥无期。</text:p>
      <text:p text:style-name="P4">
短短5天的行程，基本没有遇到其他中国游客，倒是有一些明显来自东南亚的移民经营小餐厅、咖啡店等等生意。</text:p>
      <text:p text:style-name="P4">
<draw:frame draw:style-name="fr1" draw:name="Image63" text:anchor-type="as-char" svg:width="6.9236in" svg:height="5.179725in" draw:z-index="0">
<draw:image xlink:href="../Images/FT Chinese Free Version/2023-06-24T22-57-51-00-00/000185390_piclink.jpg" xlink:type="simple" xlink:show="embed" xlink:actuate="onLoad" draw:mime-type="image/jpeg"/>
</draw:frame>
“兵马俑”是塞浦路斯博物馆最著名的展品之一（摄影：子川）</text:p>
      <text:p text:style-name="P4">
在尼科西亚的最后一天参观了塞浦路斯博物馆，这里的展品比拉纳卡考古博物馆更加丰富，著名的“兵马俑”按照出土时的样子陈列。1929年瑞典考古队发掘了这些来自公元前6-7世纪约两千个“兵马俑”，虽然在很多方面无法与中国秦始皇陵兵马俑相比，但其特别的造型和重要的历史价值仍然使其成为考古学的瑰宝。这与塞浦路斯这个国家给我的整体感受类似：虽然小且有自己的问题，但在区域乃至全球范围内有自己特别的地位，而不仅只是一个欧洲人海滨度假的目的地。</text:p>
      <text:p text:style-name="P4">
（本文仅代表作者个人观点，编辑邮箱：zhen.zhu@ftchinese.com)</text:p>
      <text:p text:style-name="P4">
Source: <text:a xlink:type="simple" xlink:href="http://www.ftchinese.com/story/001100050" text:style-name="Internet_20_link" text:visited-style-name="Visited_20_Internet_20_Link">
http://www.ftchinese.com/story/001100050</text:a>
</text:p>
      <!--NEWS-->
      <text:h text:style-name="P10" text:outline-level="1">
<text:span text:style-name="T4">
美国自然历史博物馆吉尔德中心：在虚拟和现实之间探索自然 (Free Version)</text:span>
</text:h>
      <text:p text:style-name="P4">
Authors: ['为FT中文网撰稿']</text:p>
      <text:p text:style-name="P4">
Publisher: 英国《金融时报》</text:p>
      <text:p text:style-name="P4">
Time: 2023-06-24T22:58:07+00:00</text:p>
      <text:p text:style-name="P4">
Published Time: 2023-06-24T12:00:99+08:00</text:p>
      <text:p text:style-name="P4">
Modified Time: 2023-06-24T18:58:99+08:00</text:p>
      <text:p text:style-name="P4">
Description: 宋佩芬：这个以科学、教育和创新为使命的中心，希望通过对虚拟和真实情境的整合，加深参观者的体验和理解。</text:p>
      <text:p text:style-name="P4">
Images: ["<text:a xlink:type="simple" xlink:href="https://thumbor.ftacademy.cn/unsafe/picture/9/000185469_piclink.jpg" text:style-name="Internet_20_link" text:visited-style-name="Visited_20_Internet_20_Link">
000185469_pic...</text:a>
", "<text:a xlink:type="simple" xlink:href="https://thumbor.ftacademy.cn/unsafe/picture/0/000185470_piclink.jpg" text:style-name="Internet_20_link" text:visited-style-name="Visited_20_Internet_20_Link">
000185470_pic...</text:a>
", "<text:a xlink:type="simple" xlink:href="https://thumbor.ftacademy.cn/unsafe/picture/2/000185472_piclink.jpg" text:style-name="Internet_20_link" text:visited-style-name="Visited_20_Internet_20_Link">
000185472_pic...</text:a>
"]</text:p>
      <text:p text:style-name="P4">
Themes: ['博物馆', '关注']</text:p>
      <text:p text:style-name="P4">
Keywords: ['博物馆', '科普', '文化']</text:p>
      <text:p text:style-name="P4">
Type: Article</text:p>
      <!--METADATA-->
      <text:p text:style-name="P4">
来自FT中文网的温馨提示：如您对更多FT中文网的内容感兴趣，请在苹果应用商店或谷歌应用市场搜索“FT中文网”，下载FT中文网的官方应用。</text:p>
      <text:p text:style-name="P4">
位于纽约市的美国自然历史博物馆（英文简称AMNH）长期以来一直以科学探索、研究和教育而闻名。2006年的电影《博物馆奇妙夜》更加让自然历史博物馆名声大振，片子描述一位由本•斯蒂勒扮演的夜班警卫发现，博物馆的展品在入夜之后会突然活起来，变成一个爬虫类横行的洪荒世界与埃及法老共存的奇妙宇宙。</text:p>
      <text:p text:style-name="P4">
除了高票房收入，该电影还为博物馆吸引了无数好奇的的访客，我也是基于对电影的好奇而去造访自然历史博物馆。最令我惊讶的是，博物馆本身远远超越好莱坞电影的形象，标本不是死得硬邦邦的动物，而是能够讲述活生生的故事的主角。</text:p>
      <text:p text:style-name="P4">
<text:span text:style-name="T4">
吉尔德中心</text:span>
</text:p>
      <text:p text:style-name="P4">
自然历史博物馆成立于1869年，154年来，博物馆从简单朴素的小单位到今天数十个展厅，分散在10栋大小不一的建筑内。涵盖的范围从考古化石到天文地理，从人类学到昆虫研究。除了展览及科学研究以外，博物馆还通过理查德-吉尔德研究所，提供了比较生物学博士及地球科学教学硕士两种学位。</text:p>
      <text:p text:style-name="P4">
由于建筑规模十分庞大复杂，有许多走不通的死角，常常让访客走到底之后必须往回走，走得精疲力竭。博物馆于是在2014年宣布增建一栋建筑，除了为博物馆的西侧增加新入口，打通许多令人走到腿酸的死角，还衔接了博物馆各个部门及活动项目。这就是今年5月开放的“理查德-吉尔德科学、教育和创新中心” (Richard Gilder Center For Science, Education，AndInnovation)。刚上任不久的博物馆主席迪凯特 (Sean M.Decatur)宣布，“跨学科可以深入结合博物馆的展览、研究项目及教育活动，让参观者认识地球上所有生命如何息息相关。”</text:p>
      <text:p text:style-name="P4">
吉尔德中心由冈珍妮 (Jeanne Gang) 所领导的StudioGang设计，占地23万平方英尺，耗资4.65亿美元。冈珍妮解释，该设计灵感来自风吹雨打所塑成的自然景观，但我觉得更像卡通《摩登原始人》(TheFlintstones) 的家。不过吉尔德中心一点也不原始，在模彷自然景观的外观下充满了最尖端的科学研究。</text:p>
      <text:p text:style-name="P4">
<draw:frame draw:style-name="fr1" draw:name="Image64" text:anchor-type="as-char" svg:width="6.9236in" svg:height="4.615733in" draw:z-index="0">
<draw:image xlink:href="../Images/FT Chinese Free Version/2023-06-24T22-58-07-00-00/000185469_piclink.jpg" xlink:type="simple" xlink:show="embed" xlink:actuate="onLoad" draw:mime-type="image/jpeg"/>
</draw:frame>
 Third-FloorAperture,Photo: Iwan Baan</text:p>
      <text:p text:style-name="P4">
<text:span text:style-name="T4">
科学证据透明化</text:span>
</text:p>
      <text:p text:style-name="P4">
科学家出身的迪凯特强调，博物馆的任务除了展出科学标本之外，还必须提供研究过程，让结论与证据透明化。迪凯特举例，博物馆将古老的化石和标本做分子采样，通过先进的遗传分析或电脑断层扫描来深入研究生物的多样性，并且探讨生物与生物之间的共通性。</text:p>
      <text:p text:style-name="P4">
迪凯特还以18间新建、翻新或重新利用的教室为例。这些教室为高中和大学生提供分析并处理大型数据集的设施。这些数据集要么来自博物馆自己的科学研究，要么来自NASA等博物馆的合作伙伴。除了教导学生如何将数据做成不同的视觉效果的技能之外，还展示了数据源的重要性以及如何影响我们生活的世界。</text:p>
      <text:p text:style-name="P4">
自然历史博物馆十分重视民众对科学的信任，博物馆名誉主席傅特(Ellen Futter)认为，虽然虚拟展示有一定的潜力及影响，但永远无法胜过现实的力量。“人工智能可以是一个建设性的工具，而不是一个令人害怕的工具，虚拟及真实的整合能够提高参观者的体验，但是真实的吸引力依旧强过一切。“</text:p>
      <text:p text:style-name="P4">
<draw:frame draw:style-name="fr1" draw:name="Image65" text:anchor-type="as-char" svg:width="6.9236in" svg:height="4.615733in" draw:z-index="0">
<draw:image xlink:href="../Images/FT Chinese Free Version/2023-06-24T22-58-07-00-00/000185470_piclink.jpg" xlink:type="simple" xlink:show="embed" xlink:actuate="onLoad" draw:mime-type="image/jpeg"/>
</draw:frame>
 The InvisibleWorlds Immersive Experience,Photo: Iwan Baan</text:p>
      <text:p text:style-name="P4">
<text:span text:style-name="T4">
真实的力量</text:span>
</text:p>
      <text:p text:style-name="P4">
提到"真实的东西"，自然历史博物馆最受欢迎，最具标志性，就是栩栩如生的diorama展示柜。Diorama是希腊文"看透"，博物馆将动物标本放置在精心建造的展示柜，配有逼真的风景、植物和灯光，让参观者感受到动物们在自然栖息地的场景。自然历史博物馆的diorama已经有上百年历史，它们经常被誉为“第一个虚拟现实”，因为它们以沉浸的方式唤起标本与自然界的关系，加深参观者对生态系统的体验与理解。</text:p>
      <text:p text:style-name="P4">
博物馆的Diorama用动物标本提供了"第一个虚拟现实"，全新的吉尔德中心则有到处飞舞的蝴蝶，活生生的蚂蚁来呈现“现实的真实”。吉尔德中心一楼的昆虫馆内有个模彷切叶蚁（Attacephalotes）自然栖息地的展区。参观者可以亲眼目睹勤劳的切叶蚁如何觅食，如何收集运送树叶碎片。展区还有一座透明的天桥，切叶蚁将树叶碎片带过天桥的另一端，将叶子培养成一种特殊的真菌，作为食物。参观者可以近距离观察蚂蚁们如何勤奋地搬运树叶碎片，如何互相协调，认识切叶蚁特有的社会结构，以及它们在维持生态系统平衡的关键作用，让大家更进一步地理解生命的相互关联性。</text:p>
      <text:p text:style-name="P4">
Diorama和切叶蚁等展品不仅吸引参观者，激发他们的想象力，还是科学研究和教育的宝贵工具。在讲述藏品故事之馀，还能够对科学或更广泛的问题提出贡献。迪凯特认为，昆虫馆抓住了所有年龄段的人的兴趣和好奇心，“教育我们从研究昆虫中获得更多关于生物多样性丧失的信息，以及这些丧失与气候变化的相联系。”他希望该舘可以成为一个行动呼吁，从激发参观者的好奇心和惊奇来带动他们对生物多样性及气候变化的关注与行动。</text:p>
      <text:p text:style-name="P4">
在这个被错误信息和假新闻困扰的时代，对科学的信任比以往都来得更加重要。以气候变化为例，迪凯特认为许多大众缺乏足够的洞察力和理解，不知道需要采取什么措施来缓解，或甚至避免更大的危机。“没有与信息相结合的紧迫感，将导致更大的不信任或甚至远离这个问题。”他认为自然历史博物馆不仅提供关于气候变化或生物多样性损失等问题的紧迫感，还提供了足够的信息，让人们在意识到未来危机的同时，还能看到未来的积极潜力。“这一点很重要，要把这种紧迫感与希望和可能性结合起来。”</text:p>
      <text:p text:style-name="P4">
<draw:frame draw:style-name="fr1" draw:name="Image66" text:anchor-type="as-char" svg:width="6.9236in" svg:height="5.1927in" draw:z-index="0">
<draw:image xlink:href="../Images/FT Chinese Free Version/2023-06-24T22-58-07-00-00/000185472_piclink.jpg" xlink:type="simple" xlink:show="embed" xlink:actuate="onLoad" draw:mime-type="image/jpeg"/>
</draw:frame>
 MagnifyingGlass Stations in the Davis Family Butterfly Vivarium,Alvarop Keding/© AMNH</text:p>
      <text:p text:style-name="P4">
傅特说，“自然历史博物馆是关于过去和现在的地方，也是对未来的预测。”正是如此，自然历史博物馆努力连接这些点，整合跨学科的展览、研究和教育，帮助人们把这些点联系起来，使他们理解为什么会出现这些极端现象，通过讲述全面故事的方式来保护我们星球，为未来来采取行动。</text:p>
      <text:p text:style-name="P4">
（本文仅代表作者个人观点，编辑邮箱：zhen.zhu@ftchinese.com)</text:p>
      <text:p text:style-name="P4">
Source: <text:a xlink:type="simple" xlink:href="http://www.ftchinese.com/story/001100051" text:style-name="Internet_20_link" text:visited-style-name="Visited_20_Internet_20_Link">
http://www.ftchinese.com/story/001100051</text:a>
</text:p>
      <!--NEWS-->
      <text:h text:style-name="P10" text:outline-level="1">
<text:span text:style-name="T4">
颜歌：用英文写作，我就是一个“陌生人” (Free Version)</text:span>
</text:h>
      <text:p text:style-name="P4">
Authors: ['为FT中文网撰稿']</text:p>
      <text:p text:style-name="P4">
Publisher: 英国《金融时报》</text:p>
      <text:p text:style-name="P4">
Time: 2023-06-24T23:03:11+00:00</text:p>
      <text:p text:style-name="P4">
Published Time: 2023-06-24T12:00:99+08:00</text:p>
      <text:p text:style-name="P4">
Modified Time: 2023-06-24T19:00:99+08:00</text:p>
      <text:p text:style-name="P4">
Description: 崔莹：颜歌说，用英文写作时，读者对她感到陌生，她对自己也感到陌生。英文短篇小说集《在别处》是她的一次新鲜的文学实验。</text:p>
      <text:p text:style-name="P4">
Images: ["<text:a xlink:type="simple" xlink:href="https://thumbor.ftacademy.cn/unsafe/picture/5/000184945_piclink.jpg" text:style-name="Internet_20_link" text:visited-style-name="Visited_20_Internet_20_Link">
000184945_pic...</text:a>
", "<text:a xlink:type="simple" xlink:href="https://thumbor.ftacademy.cn/unsafe/picture/6/000184946_piclink.png" text:style-name="Internet_20_link" text:visited-style-name="Visited_20_Internet_20_Link">
000184946_pic...</text:a>
"]</text:p>
      <text:p text:style-name="P4">
Themes: ['文学', '关注']</text:p>
      <text:p text:style-name="P4">
Keywords: ['文学', '小说']</text:p>
      <text:p text:style-name="P4">
Type: Article</text:p>
      <!--METADATA-->
      <text:p text:style-name="P4">
来自FT中文网的温馨提示：如您对更多FT中文网的内容感兴趣，请在苹果应用商店或谷歌应用市场搜索“FT中文网”，下载FT中文网的官方应用。</text:p>
      <text:p text:style-name="P4">
“当子夏回到曲阜时，论坛已经开始。只有两名士兵站来城门口，街上没有人。所有的店铺都关门了，门口用木板挡着。小镇的广场上挤满了来自战国各诸侯国的马车和拖车，遍地是马尿和驴粪……”这是颜歌的英文短篇小说集《在别处》（Elsewhere）中的小说《醢》(Hai)的开头。子夏是这篇小说的主人公，故事中的人物包括子贡、子路和冉雍等。颜歌天马行空，给英文读者讲述了一个发生在古代中国的故事。颜歌于2016年开始尝试英文写作，7年磨一剑，2023年6月1日，她的首部英文作品集由英国Faber出版社出版。</text:p>
      <text:p text:style-name="P4">
整个六月，颜歌马不停蹄，在英国各地参加新书见面会、交流会，和读者分享她的新作。她的第二站是爱丁堡的Topping &amp; CompanyBooksellers书店。颜歌目前在英格兰的“文学城”诺维奇生活。从诺维奇到爱丁堡，需要坐6个多小时的火车。颜歌一下火车、办理完酒店入住手续，便接受了我的采访，而她的见面会紧接着采访。她大概早已习惯了这种在任何别处，都能够应付自如的生活。</text:p>
      <text:p text:style-name="P4">
英国RCW文学经纪公司在其网站页面上，这样介绍旗下的作者颜歌：“颜歌1984年出生于中国四川。她是一位同时用中文和英文写作的小说家。在她17岁时，她的第一本短篇小说集在中国出版。她是13本书的作者，其中包括6部小说。她获得过许多奖项，包括著名的茅盾文学新人奖。她被《人民文学》评为未来大家TOP20……她与她的丈夫和儿子在诺维奇生活。”</text:p>
      <text:p text:style-name="P4">
颜歌告诉我，几年前，若有人问她是否会用英文写作，她会很坚决地回答“不会”，因为她那时认为只有中文才是她的文学语言。后来，当她开始在美国、爱尔兰和英国生活时，她发现自己住进了彻头彻脑的“英文环境”里。有一天，她灵感大发，想写一个发生在都柏林的故事，但在她的脑子里，这故事的人物、对话、情节全部都是英文的，她感到被圈住，无从下手。最终，她决定用英文来写这个故事。</text:p>
      <text:p text:style-name="P4">
我问颜歌用英文写作的挑战，她说是一种愧疚感，“我为什么不用中文写作，而用英文写作？英文读者并不比中文读者高一等，英文并不比中文好……我的语言，我的祖国和我的国人，是我的世界的中心，我为什么要离开他们，来到这里，敲开英语文学创作圈的大门？这让我感到不安，感到愧疚。”而实际上，颜歌并没有放弃她的中文写作，不久前，她刚刚完成一部中文长篇小说。</text:p>
      <text:p text:style-name="P4">
<draw:frame draw:style-name="fr1" draw:name="Image67" text:anchor-type="as-char" svg:width="6.664786in" svg:height="10.0in" draw:z-index="0">
<draw:image xlink:href="../Images/FT Chinese Free Version/2023-06-24T23-03-11-00-00/000184945_piclink.jpg" xlink:type="simple" xlink:show="embed" xlink:actuate="onLoad" draw:mime-type="image/jpeg"/>
</draw:frame>
 颜歌（照片由受访者提供）</text:p>
      <text:p text:style-name="P4">
颜歌的“敲门砖”也是她的学业水到渠成的结果。《在别处》中的9篇小说，除最后那篇，其余内容都来自她的硕士毕业作品。2018年，颜歌开始在英国东英格利亚大学学习创意写作（MFAin Creative Writing ProseFiction）课程。这所大学也是英国第一个开设创意写作专业的高校，诺贝尔文学奖得主石黑一雄1980年曾在这里就读。而当年，石黑一雄的毕业作品也成为他的处女作。</text:p>
      <text:p text:style-name="P4">
颜歌解释，她的毕业作品差不多有6、7万字，然后她又花了将近一年时间创作了小说《醢》。她介绍：“书中最后那个故事，也是篇幅最长的那个故事，不是我毕业作品的内容。为了写那个故事，我专门学习了相关的古文。我需要花很多功夫让我所想象的世界能够被英文读者所理解。比如，他们可能从没有听说过战国时代，那时的中国并不统一，有很多诸侯国，和现代的中国很不一样。对很多英文读者而言，发生在战国时代的故事简直就像是科幻小说。我需要在文中做一些解释，但我不想给予过多解释，因为那样会破坏故事本身。我竭力寻找一个合适的立足点，我向前走一步，希望读者也向前走一步。”</text:p>
      <text:p text:style-name="P4">
我在亚马逊网站发现，这个故事也成为读者波德波利尼（Podpolny）最喜欢的故事，他评价：“在这个小说集中，我最喜欢的就是《醢》。它讲述了一个儒家弟子的故事（在孔子时代以及稍后时期）。他来自一个非常贫穷的家庭，努力适应变化无常的高层政治和权力斗争。这个小说的节奏感很好，人物形象鲜明，故事设置的背景也很好。故事的高潮很精彩，而故事的转折虽然令人很早就能预料到，但依然令人振奋。仅仅为了这一个故事，整本书就值得一读。”</text:p>
      <text:p text:style-name="P4">
翻开《在别处》的目录页，我问颜歌哪个小说的创作过程给她留下的印象最深？她指向《在夏天旅行时》(When Travelling in theSummer)。展现在我眼前的首先是一页古文，之后的文字里提到“沈括”、“1095年”字眼。我猜这又是一个发生在中国古代的故事。颜歌告诉我，这页古文是沈括《忘怀录》的一页，记录的是夏天旅行时，需要带的东西。这页古文来自加拿大作家MadeleineThien。“Madeleine是《Brick》杂志的编辑，这是他们杂志社的一个项目，希望我把这页古文翻译成英文。然后，他们再请人根据我的英文译文将其翻译成其他语言。我当时请教了一些懂古文的朋友帮我理解这段文字的含义。我对这页古文越来越感兴趣，我想写一个故事，将文中提到的这些无关紧要的、随意的物品变成故事中的重要的、关键的物品，并且它们至少在故事中出现一次，借鉴法国超现实主义派（surrealism）的写作方法……这也算是我创作这个小说的灵感吧。”颜歌回忆，《在夏天旅行时》的写作自然而然地发生了，就像流水一样，她没有任何筹划准备。</text:p>
      <text:p text:style-name="P4">
这不禁令人想起颜歌的中文作品，比如，她的为人熟知的《平乐镇伤心故事集》、《我们家》、《五月女王》《异兽志》等。颜歌表示：“当我用中文写作时，我总需要有个原因，需要有相对清晰的方向，需要新作品和我以前的作品有些关联。因为我已经用中文写了很多年，我对自己也有了一些期待，比如我想要成为什么样的作家，我应该成为什么样的作家等。但是用英文写作，我就是一个陌生人，读者对我感到陌生，我对我自己也感到陌生。《在别处》是我以英文为工具的文学尝试，是我非常个人化的文学实验，我也不知道结果会怎样。但是，用英文写作，我没有包袱。”</text:p>
      <text:p text:style-name="P4">
给这本小说集起名《在别处》，也是颜歌的一个偶然的念头。“这9个故事的内容非常不同，它们的风格、主题、故事发生地都不同……当我把初稿发给经纪人时，我找不到一个合适的能够概括这9个故事的词汇，我开始想了30多个书名，经纪人都不满意。后来，我随口说了一句，那叫‘在别处’（Elsewhere）怎么样？没想到经纪人就同意了。我越来越觉得这个书名贴切，因为对英文读者来说，小说集里发生在中国的故事是来自别处的故事。而对于故事中的主人公来说，书里面发生在爱尔兰，英国或者美国的故事，虽然是欧洲中心的“这里”，却是他们的别处。这就形成了一种双重性。这种‘在别处’，除了地理上的别处，也是一种精神状态，比如对于移居他乡者，家乡永远在别处。但当时我取这个名字的时候，我却没有想这么多。”</text:p>
      <text:p text:style-name="P4">
当我问颜歌给她的创作带来启发的作家有哪些时，她拿新作中的《斯德哥尔摩》（Stockholm）和《自由游荡》(FreeWandering)举例。“《斯德哥尔摩》的形式像是‘自小说’（autofiction），有点类似蕾切尔•卡斯克（Rachel Cusk），或者玛吉•尼尔森（Maggie Nelson)的作品风格。在《自由游荡》中，主人公来到一个新的城市，但他实际上已经死了……石黑一雄的《无可慰藉》影响我写这个小说。”</text:p>
      <text:p text:style-name="P4">
颜歌说影响自己的作家有很多，不过，她说她自己更喜欢“理论”。她喜欢法国的哲学家，比如米歇尔•福柯，保罗•利科，也喜欢出生于奥地利的英国哲学家路德维希‧約瑟夫‧约翰‧维特根斯坦。她表示和文学作品相比，对她影响最深的是理论。她说：“这些理论是我擅长的，也正是这些理论促使我不停探索。”但令颜歌感到稍有遗憾的是，她热爱理论，便读了比较文学的博士，但过了一段时间后她意识到：“我没有足够的时间和精力，我不可能同时成为学者和作家，不可能同时把两件事情做好。”她最终放弃博士学业，选择专心从事创作。如今，她已经完全释然：“我一直都很喜欢理论，我现在也接受这样的现实，我只是理论的迷妹。”</text:p>
      <text:p text:style-name="P4">
谈到一贯的创作风格，颜歌表示自己既会和所写的小说保持某种情感链接，又会跟这些小说保持一种疏离感。这部《在别处》也是。“你要把自己从作品中疏离出来。当我去创造这些想象中的世界时，我需要有一个坚实的基础，这个基础就是我和这些故事的情感链接，所以，这些故事会非常个人化，有些甚至含有自传性质。但正是因为这种状况，我更要把自己从这些故事中疏离出来，因为我不是在写日记。自传写作的最大的危险是——很容易让自己感动。你的情感已经积累到一定程度，比如，如果你本来很喜欢苹果，那么你写到“这个苹果很好吃”的时候，你就会自然开始流口水。但写作的挑战是，你应该如何让那些不喜欢苹果喜欢梨子的人也喜欢上苹果，感受到“这个苹果很好吃”。你要说服的不是你自己，而是一个陌生人。显然，这个陌生人没有和你一样的情感积累。因此，越要写个人化的故事，越要将自己疏离出来。”</text:p>
      <text:p text:style-name="P4">
尽管开始用英文创作，但颜歌认为自己的作品不一定为英美的白人读者而写。她解释：“英语是现在的世界语言，而我是一个有色人种的英语写作者，因此很多有色人种才是我的理想读者。我想，如果我追求白人读者看我的小说，或者故意吸引白人读者，那样是非常有问题的。”总之，无论什么肤色的读者、来自什么国度的读者，颜歌希望能通过自己的英文作品同他们建立联系。“过去的华人作家更像是‘线人’，他们多讲述关于他们的国度的第一手的、新鲜的故事。现在亚裔作家的文学作品更多元化。《在别处》并不是我来讲发生在中国的故事，而是我作为一个作家，一个成熟作家的新的文学尝试。我希望我可以通过我的作品和我周围的人建立联系。”</text:p>
      <text:p text:style-name="P4">
<draw:frame draw:style-name="fr1" draw:name="Image68" text:anchor-type="as-char" svg:width="6.862676in" svg:height="10.0in" draw:z-index="0">
<draw:image xlink:href="../Images/FT Chinese Free Version/2023-06-24T23-03-11-00-00/000184946_piclink.png" xlink:type="simple" xlink:show="embed" xlink:actuate="onLoad" draw:mime-type="image/png"/>
</draw:frame>
</text:p>
      <text:p text:style-name="P4">
颜歌类似的反思也体现在别处。因为丈夫是爱尔兰人，颜歌本人也在爱尔兰生活过，在一次文学活动中，当有人问她在多大程度上，感到自己是爱尔兰作家时，颜歌回答：“很显然，我是中国人，如果我和爱尔兰的作家有共性的话，应该是我们所共同具有的对英语的反叛精神。爱尔兰的文学作品经常会颠覆英国的文学传统，包括在英语语言上的使用也呈现出这一点，比如爱尔兰作家创造出‘爱尔兰英语’（Hiberno-English），这样的反叛精神，我也有。”</text:p>
      <text:p text:style-name="P4">
我注意到《在别处》的封面是一朵明亮的橙色小花。说起这个封面，颜歌有些动情：“当他们把书封的设计稿拿给我看时，我被深深地打动。设计师希望在书封上呈现和我的家乡有关的元素，就选用了成都的市花芙蓉花，这完全是他们的主意……而我妈妈的名字中有‘蓉’。这是一个偶然，又好像是命中注定。”我打开书的扉页，上面写着：“Tomy mother, 杨世蓉”。</text:p>
      <text:p text:style-name="P4">
（本文仅代表作者个人观点，编辑邮箱：zhen.zhu@ftchinese.com)</text:p>
      <text:p text:style-name="P4">
Source: <text:a xlink:type="simple" xlink:href="http://www.ftchinese.com/story/001100025" text:style-name="Internet_20_link" text:visited-style-name="Visited_20_Internet_20_Link">
http://www.ftchinese.com/story/001100025</text:a>
</text:p>
      <!--NEWS-->
      <text:h text:style-name="P10" text:outline-level="1">
<text:span text:style-name="T4">
他们用照片捕捉变化的时代 (Free Version)</text:span>
</text:h>
      <text:p text:style-name="P4">
Authors: ['为FT中文网撰稿']</text:p>
      <text:p text:style-name="P4">
Publisher: 英国《金融时报》</text:p>
      <text:p text:style-name="P4">
Time: 2023-06-24T23:03:41+00:00</text:p>
      <text:p text:style-name="P4">
Published Time: 2023-06-24T12:00:99+08:00</text:p>
      <text:p text:style-name="P4">
Modified Time: 2023-06-24T18:57:99+08:00</text:p>
      <text:p text:style-name="P4">
Description: 范庭略：我们拍摄的每一张照片都会是自己的个人视觉传记，它们具有与生俱来的特异性，这就是摄影具有颠覆性的一部分。</text:p>
      <text:p text:style-name="P4">
Images: ["<text:a xlink:type="simple" xlink:href="https://thumbor.ftacademy.cn/unsafe/picture/7/000185387_piclink.jpg" text:style-name="Internet_20_link" text:visited-style-name="Visited_20_Internet_20_Link">
000185387_pic...</text:a>
"]</text:p>
      <text:p text:style-name="P4">
Themes: ['摄影', '关注']</text:p>
      <text:p text:style-name="P4">
Keywords: ['摄影', '展览']</text:p>
      <text:p text:style-name="P4">
Type: Article</text:p>
      <!--METADATA-->
      <text:p text:style-name="P4">
<draw:frame draw:style-name="fr1" draw:name="Image69" text:anchor-type="as-char" svg:width="6.9236in" svg:height="4.766736in" draw:z-index="0">
<draw:image xlink:href="../Images/FT Chinese Free Version/2023-06-24T23-03-41-00-00/000185387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今年上海的夏天是属于浦东美术馆的刘香成摄影展，生活在曾经因为照相是一种非常珍贵的生活习惯的中年人，与每天随手就拍出几十张自拍的千禧一代，都会被他的作品所感动。因为刘香成用了他大半辈子的心血和镜头讲述了一个关于中国国家形象以及关于这个国家进步的故事，他通过一个客观存在的相关物体中试图找到一个观察时代进步的着眼点，而相机的取景器让他感受到这个社会的形象的投射。</text:p>
      <text:p text:style-name="P4">
在摄影师们对绘画进行一场精神革命的时候，艺术家们开始用抽象的、非物质的方式来表达自己的内心生活，就好像音乐家们不依赖物质世界意义，艺术家们的艺术也开始更加按照自己的内心想法去拥抱自己心中的缪斯。在瓦西里•康定斯基在1911年提出艺术从传统的物质现实中解放出来的绘画理论的时候，摄影艺术也开始了自己的突飞猛进。而对于更多的普通人来讲，今天去看一张民国时代气宇轩昂的人物肖像，要比今天每个手机用户里面安装的美图秀秀带给我们的震撼来得更加持久，虽然今天的手机程序可以在后期把屏幕里面的人像修饰得更加唇红齿白，用一种几乎要溢出屏幕的不真实的饱满，来抚慰这个时代众多需要减肥的我们。</text:p>
      <text:p text:style-name="P4">
而在杨福东对于上海本土文化凝视的系列作品中，他的黑白摄影作品《国际饭店》从游泳竞赛中女选手触线出水之时神采奕奕的笑容。那四个柳叶弯眉，朱唇皓齿，烫着波浪卷发的女孩坐在国际饭店艺术装饰风格的泳池边，洋溢着青春的气息，再现了上世纪30年代的上海中西文化碰撞交融之时，引领彼时风尚潮流的月份牌广告画报中的女子。那些被提炼出来而感动创作者的元素，表现了撩人心扉的女性青春之美，无论是古旧风格的泳池还是身着旧款泳装的青春女子，都让我们感受到了人性纯朴的美好。</text:p>
      <text:p text:style-name="P4">
我们的智能手机越来越先进，我们拍摄照片的数量也越来越多，正如著名的印刷公司雅昌在它的社交媒体视频中所说的那样，没有打印出来的作品都不是好的作品。历史学家告诉我们，在上个世纪的八十年代这个地球每年诞生60亿张照片，这个犹如海洋一样巨大的照片数量养活了类似柯达这样的巨无霸公司。但是到了今天，可能三天全世界就会产生这么多数量的照片，而将它们打印出来的数量不得而知。我们可能错过了很多的伟大作品，因为它们可能永远都葬身于数字海啸之中了。我们从来没有时间去编辑我们所拍的照片，因为数字云很大，我们和我们的数字云生活在一起，尽管这些被称为照片的数字文件记录了我们生活的点点滴滴。</text:p>
      <text:p text:style-name="P4">
刘香成和杨福东则是记录了这个国家以及这个时代点点滴滴的影像书写者。苏珊•桑塔格尖刻地说，“摄影一直对上层社会以及底层社会着迷不已。”对于这两位伟大的创作者，我一直好奇他们如何面对他们作品中神圣的黑色。那种崇高的感觉来自于照片塑造历史以及被历史塑造的方式，还有更多的个体主题与更加宏大的人类进步或者倒退的状况之间的伦理和美学的关系，这种关系驱使着他们看得更多，看得更远，看得最远。在土耳其作家奥尔罕•帕慕克的小说《我的名字叫做红》曾经描述了一群忠实的书法家的辛勤劳作。他们毕生都会用最漂亮以及最细致的笔迹抄写经文，而在他们生命尽头的失明，则会被视为他们完成了他们的作品，也完成了他们的工作，因为他们耗尽了所有的精力和所有的眼神，最后他们把眼睛献给了上帝。</text:p>
      <text:p text:style-name="P4">
当光线出现的时候，照片就出现了。只要发生曝光，光线以粒子的形式撞击着胶片或者精心设计的传感器，这就是照片的来源。而大多数的照片都会在快门开始工作的不到百分之一秒的情况下开始拍摄，伟大的摄影师就会在胶卷以及传感器上累积不足一秒钟的时间内完成他们一生中最重要的一幅作品。而这一辈子的衡量标准都被定格在这一秒钟之内，想想刘香成在莫斯科克里姆林宫拍摄戈尔巴乔夫的一秒钟，以及杨福东在浙江天台山拍摄云海与彼岸的一秒钟，新闻报道中的政治含义以及古典作品中的当代精神，都是属于人类历史上捕捉崇高精神的一瞬间。</text:p>
      <text:p text:style-name="P4">
刘香成花了更多的时间在记录中国改革开放各个阶层的生存状态，这个被称为“中国现场”的典型的新闻纪实的创作，发生在一个中国所有的行业每周都有进步的时代。在展厅里面我们面对一幅幅巨大的照片时候，我们穿越了贫困时期排队购买冬储大白菜的人群，我们进入了蓬勃发展但是还没有进入垄断的艺术世界。无论是上个世纪七十年代末八十年初的普通人，还是二十一世纪经济时代的商业新贵或者行业精英，每个人脸上浮现的生机勃勃都会让我们不禁自问，是那个时代更幸福还是当下的我们更满足？就我个人而言，回忆在这个国家国门打开的成长时代，更加可以消除我对其中大部分的怀旧之情。但是我还会说服更年轻的朋友去探索一下这个叫做《镜头•时代•人》的摄影展，去想象一下曾经经历过的苍白无力对今天的他们是一种什么样的感觉。</text:p>
      <text:p text:style-name="P4">
对于杨福东作品中出现的充满阳刚之气的罗汉们以及洋溢着魏晋名士“乘兴而来，兴尽而返”的高级精神质感，大家更会对虚构作品中呈现的精神世界而欣欣向往之。毕竟这个拥挤的都市为我们疲惫的心灵可以提供神游之地的机会太少太少了。这位留着长发的艺术家和年轻时候留着胡子的刘香成都让人们感受到他们在作品中寻找人类情感与气质的努力，我们经常认为构图是为了彰显一种精确而有力量的说服力，而摆拍则是为了表达某种审美形式的理性。但是在更多的时候，他们都在创造一种秩序感，就是那种涉及到观看者与作品之间的看待世界的方式。</text:p>
      <text:p text:style-name="P4">
当我们用运算速度更快的手机去敏锐地记录过去和现在的时候，让我们想象着去展望未来，照片必然会显得不那么纪实而开始转向虚构了，幸好艺术家们以及我们都不具有展开与历史在作斗争的勇气，而是尝试着去逃避它。刘香成在影像泛滥的时代到来之际，用他毕生的作品为美好的胶片时代做了总结，杨福东则会在未来更多的作品中，为这个时代观察精神信仰提供一个更为广阔的想象力空间。作为摄影爱好者或者是图片爱好者的我们，我们拍摄的每一张照片都会是我们每一个人的视觉传记，它们具有与生俱来的特异性，而这就是摄影具有颠覆性的一部分。每一张照片都不可能具有永远不被解释的寓言部分，你就是你的，你的照片就是你的，你给照片带来的感受与照片本身密不可分。这就是我们要寻找的那种拍摄的感觉。快速翻动手机图片库里面的照片，找到那张让我们眼前一亮的瞬间，可以激发我们的感情，可以触动我们的心灵，因为你就是你，你将会发现你自己即将成为一个伟大的摄影师。</text:p>
      <text:p text:style-name="P4">
（本文仅代表作者个人观点，编辑邮箱：zhen.zhu@ftchinese.com)</text:p>
      <text:p text:style-name="P4">
Source: <text:a xlink:type="simple" xlink:href="http://www.ftchinese.com/story/001100023" text:style-name="Internet_20_link" text:visited-style-name="Visited_20_Internet_20_Link">
http://www.ftchinese.com/story/001100023</text:a>
</text:p>
      <!--NEWS-->
      <text:h text:style-name="P10" text:outline-level="1">
<text:span text:style-name="T4">
智库: 德国在某些领域严重依赖于中国产品</text:span>
</text:h>
      <text:p text:style-name="P4">
Author: None (Language: zh)</text:p>
      <text:p text:style-name="P4">
Publisher: None</text:p>
      <text:p text:style-name="P4">
Time: 2023-06-25T-1:27:00Z</text:p>
      <text:p text:style-name="P4">
Description: 据德国经济研究所本周发布的研究报告，德国在很多领域严重依赖于中国进口，其中包括一些原材料、化学原料和电子元件。该报告呼吁经济界尽快采取行动，减少这些领域的对华依赖性，否则“所谓的去风险就只是一句空话”。</text:p>
      <text:p text:style-name="P4">
Videos: []</text:p>
      <text:p text:style-name="P4">
Images: []</text:p>
      <text:p text:style-name="P4">
Subject: 经济纵横</text:p>
      <text:p text:style-name="P4">
Subjects: ['岛屿主权争端', '专题报道：全景观看“习马会”', '中国', '中共十九大', '德中关系']</text:p>
      <text:p text:style-name="P4">
Keywords: ['德国经济研究所', 'IW', '德中关系贸易', '中国', '进口', '电子产品', '原材料', '化学原料', '依赖性', '去风险', '对华脱钩']</text:p>
      <text:p text:style-name="P4">
ID: 65986796</text:p>
      <!--METADATA-->
      <text:p text:style-name="P4">
<text:a xlink:type="simple" xlink:href="https://www.dw.com/zh/overlay/image/article/65986796/61460618" text:style-name="Internet_20_link" text:visited-style-name="Visited_20_Internet_20_Link">
 </text:a>
</text:p>
      <text:p text:style-name="P4">
德国经济研究所（IW）最新发布的研究报告指出，在笔记本电脑、磁铁、键盘以及维生素C、镁和咖啡因这些产品领域，从中国进口的产品所占份额尤其之高，在这些领域，目前完全看不到进口渠道多元化的发展趋势</text:p>
      <text:p text:style-name="P4">
（德国之声中文网）2022年德国从中国进口的商品总量达到了历史最高水平。“在一些产品领域，这是相当危险的——因为中国在这些产品的市场上几乎是独霸一方”，德国经济研究所（IW）最新发布的研究报告指出，尤其是一些原材料、化学原料和电子元件，除了中国之外几乎找不到其它可以替代的供应方。</text:p>
      <text:p text:style-name="P4">
德国政府呼吁 <text:a xlink:type="simple" xlink:href="https://www.dw.com/zh/zh/德国对华经济依赖持续加深-问题出在哪/a-65259582" text:style-name="Internet_20_link" text:visited-style-name="Visited_20_Internet_20_Link">
 德国经济界降低对于中国的依赖性 </text:a>
 。但是对于很多工业企业以及出口导向型企业来说， <text:a xlink:type="simple" xlink:href="https://www.dw.com/zh/zh/德语媒体中国市场不可替代/a-65198442" text:style-name="Internet_20_link" text:visited-style-name="Visited_20_Internet_20_Link">
 中国是一个极其重要的市场</text:a>
 。中国总理 <text:a xlink:type="simple" xlink:href="https://www.dw.com/zh/zh/德中政府磋商不能提问的总理新闻发布会/a-65978567" text:style-name="Internet_20_link" text:visited-style-name="Visited_20_Internet_20_Link">
 李强本周访问了德国</text:a>
，并和总理肖尔茨及其内阁成员举行了德中政府磋商。</text:p>
      <text:h text:style-name="P12" text:outline-level="3">
<text:span text:style-name="T4">
德中贸易往来中新的发展动向</text:span>
</text:h>
      <text:p text:style-name="P4">
不过，根据德国经济研究所的观察，近几年来德中贸易往来中出现了新的发展动向：“从中国运来德国的商品越来越多，而相反德国对中国的出口增长却几乎陷入了停滞。”该机构的研究人员找出了严重依赖从中国进口的产品种类。</text:p>
      <text:p text:style-name="P4">
以2021年的数据为例，在298种分别价值超过1000万欧元的产品当中，德国超过50%的进口都来自中国。2022年，在这些产品当中有211种的中国份额都明显增加。</text:p>
      <text:p text:style-name="P4">
根据德国经济研究所的调查，在笔记本电脑、磁铁、键盘以及维生素C、镁和咖啡因这些产品领域，从中国进口的产品所占份额尤其之高。“从总体上看，在一些原材料、化学原料和电子元件领域，可以观察到中国影响力的日益提升。”在这些领域，目前完全看不到进口渠道多元化的发展趋势。</text:p>
      <text:p text:style-name="P4">
<text:span text:style-name="T4">
更多阅读：<text:a xlink:type="simple" xlink:href="https://www.dw.com/zh/zh/德国在哪方面依赖中国脱钩是否可行/a-65492863" text:style-name="Internet_20_link" text:visited-style-name="Visited_20_Internet_20_Link">
 德国在哪方面依赖中国？ </text:a>
</text:span>
</text:p>
      <text:h text:style-name="P12" text:outline-level="3">
<text:span text:style-name="T4">
不应该让“去风险”成为一句空话</text:span>
</text:h>
      <text:p text:style-name="P4">
研究人员指出，当某些产品对于企业来说是不可或缺的，而且在可见的未来几乎无法被其它供应方的产品所替代时，这样的发展趋势是相当危险的。在这种情况下，德国会陷入一种危险的依赖关系中。</text:p>
      <text:p text:style-name="P4">
德国经济研究所该研究报告的作者还表示，完全与中国脱钩或者彻底与中国告别并不是应该讨论的话题，“主要是在那些确实非常危险的依赖关系中，我们应该减少与中国之间的贸易”，至于哪些领域存在这样的危险，企业应该现在就在政界的支持下把它们找出来，“否则的话，所谓的去风险就只是一句空话。”</text:p>
      <text:p text:style-name="P4">
（路透社）</text:p>
      <text:p text:style-name="P4">
Source: <text:a xlink:type="simple" xlink:href="https://www.dw.com/zh/智库-德国在某些领域严重依赖于中国产品/a-65986796" text:style-name="Internet_20_link" text:visited-style-name="Visited_20_Internet_20_Link">
https://www.dw.com/zh/智库-德国在某些领域严重依赖于中国产品/a-65986796?maca=chi-rss-chi-all-1127-rdf</text:a>
</text:p>
      <!--NEWS-->
      <text:h text:style-name="P10" text:outline-level="1">
<text:span text:style-name="T4">
本世纪末喜马拉雅冰川大半将融化</text:span>
</text:h>
      <text:p text:style-name="P4">
Author: None (Language: zh)</text:p>
      <text:p text:style-name="P4">
Publisher: None</text:p>
      <text:p text:style-name="P4">
Time: 2023-06-25T-3:27:00Z</text:p>
      <text:p text:style-name="P4">
Description: 一项新的研究报告显示，由于气候变暖，到本世纪末，兴都库什/喜马拉雅山区的冰川总体积的75%可能消融。这将让当地2.4亿居民面临洪水和干旱的威胁。</text:p>
      <text:p text:style-name="P4">
Videos: []</text:p>
      <text:p text:style-name="P4">
Images: []</text:p>
      <text:p text:style-name="P4">
Subject: 科技环境</text:p>
      <text:p text:style-name="P4">
Subjects: ['喜马拉雅山', '兴都库什', '高原', '冰川', '气候变暖', '水源', '河流']</text:p>
      <text:p text:style-name="P4">
Keywords: ['意见反馈']</text:p>
      <text:p text:style-name="P4">
ID: 65999366</text:p>
      <!--METADATA-->
      <text:p text:style-name="P4">
<text:a xlink:type="simple" xlink:href="https://www.dw.com/zh/overlay/image/article/65999366/62372756" text:style-name="Internet_20_link" text:visited-style-name="Visited_20_Internet_20_Link">
 </text:a>
</text:p>
      <text:p text:style-name="P4">
到本世纪末，喜马拉雅山脉的大部分冰川将消融</text:p>
      <text:p text:style-name="P4">
（德国之声中文网）一个国际科学家团队的研究表明，喜马拉雅山区的冰雪正在加速融化。根据设在尼泊尔加德满都的国际高山发展中心（ICIMOD）的评估，在2010年代，这以地区的冰雪融化的速度比之前数十年提高了65%。</text:p>
      <text:p text:style-name="P4">
“我们正在失去冰川，100年后这些冰川将不复存在。”该中心的环境科学家、报告主笔韦斯特（Philippus Wester）说。</text:p>
      <text:p text:style-name="P4">
兴都库什/喜马拉雅山脉绵延3500公里，穿越阿富汗、孟加拉、不丹、中国、印度、缅甸、尼泊尔和巴基斯坦8个国家。</text:p>
      <text:p text:style-name="P4">
被告指出，如果气温比前工业化时代升高1.5摄氏度到2摄氏度，到2100年，整个地区的冰川将损失其原有体积的30%-50%。</text:p>
      <text:p text:style-name="P4">
哪里的 <text:a xlink:type="simple" xlink:href="https://www.dw.com/zh/zh/全球冰川消融速度正在加快/a-57375682" text:style-name="Internet_20_link" text:visited-style-name="Visited_20_Internet_20_Link">
 冰川融化 </text:a>
得最多，取决于其具体位置。如果气温上升3摄氏度——这是目前全球的气候政策若延续将导致的结果，喜马拉雅山脉东段，即尼泊尔和不丹境内的冰川到本世纪末将损失其体积的75%。</text:p>
      <text:h text:style-name="P12" text:outline-level="3">
<text:span text:style-name="T4">
喜馬拉雅冰川斷裂 咆哮的山洪沖垮印度大壩</text:span>
</text:h>
      <text:h text:style-name="P12" text:outline-level="3">
<text:span text:style-name="T4">
亚洲两亿人的水源</text:span>
</text:h>
      <text:p text:style-name="P4">
生活在兴都库什-喜马拉雅地区的居民有2.4亿人。这一地区的冰川还是世界上10大河流的发源头地，包括恒河、印度河、湄公河、黄河、长江、伊洛瓦底江等，这些大河流域的人口总数更高达16.5亿，农业灌溉、粮食、能源和经济发展都依赖上述河流。</text:p>
      <text:p text:style-name="P4">
国际高山发展中心副主任科齐尔（Izabella Koziell）说，亚洲有两亿人口的水源要依赖这些冰川和积雪，一旦失去这一冰雪圈，后果是“无法想象”的。</text:p>
      <text:p text:style-name="P4">
报告指出，发源于该地区的12条河流的流量可能在本世纪中叶达到峰值。“虽然听起来我们会有更多的水，因为冰川融化的速度加快......但是，水经常以洪水的形式出现，而不是稳定的水流。”韦斯特说，流量峰值过去后，河流水量会越来越少。</text:p>
      <text:p text:style-name="P4">
目前，许多高山地区的居民利用冰川水和融雪来灌溉农作物。但是，降雪的时间变得更加不稳定，而且越来越少。这种情况对牧业也很不利。一些当地人已经从山村迁往其他地方谋生。二大量冰雪融化，对下游的定居点也构成危险。</text:p>
      <text:p text:style-name="P4">
专家们表示，这种情况突出了“采取紧急行动保护气候的必要性"，韦斯特说。"每一个小的增量都将产生巨大的影响，我们真的需要在减缓气候变暖方面做出努力......这是我们的迫切请求。"</text:p>
      <ul>
        <li>
</li>
      </ul>
      <h5>
喜马拉雅——亚洲之源</h5>
      <text:h text:style-name="P12" text:outline-level="3">
<text:span text:style-name="T4">
布拉马普特拉河</text:span>
</text:h>
      <text:p text:style-name="P4">
人口大国中国和印度都在面临水资源减少的困境。今年10月中国总理李克强与印度总理辛格共同签署《中印水利部加强跨境河流合作谅解备忘录》。但是这份谅解备忘录显然不会解决所有冲突问题。布拉马普特拉河在中国境内被称作雅鲁藏布江，中国计划在这条河流的上游段修建多座大坝，这有可能对印度渔业构成威胁。</text:p>
      <ul>
        <li>
</li>
      </ul>
      <h5>
喜马拉雅——亚洲之源</h5>
      <text:h text:style-name="P12" text:outline-level="3">
<text:span text:style-name="T4">
长江</text:span>
</text:h>
      <text:p text:style-name="P4">
中国境内最长的河流长江在部分流段已经变成了排水沟。工业废水、农业废水和各类垃圾被倾倒进长江。在长江上游段建成的三峡大坝可以防治洪涝灾害、提供电力能源并且为船运交通提供便利。但是这一浩大的工程却造成近200万人移民。</text:p>
      <ul>
        <li>
</li>
      </ul>
      <h5>
喜马拉雅——亚洲之源</h5>
      <text:h text:style-name="P12" text:outline-level="3">
<text:span text:style-name="T4">
黄河</text:span>
</text:h>
      <text:p text:style-name="P4">
超过1亿人居住在黄河两岸。黄河在中国也被称为“母亲河”。这条“母亲河”三分之二的水域已经遭到污染，不仅鱼群生存受到威胁，一些河段的黄河水甚至已经不再适合农田灌溉。</text:p>
      <ul>
        <li>
</li>
      </ul>
      <h5>
喜马拉雅——亚洲之源</h5>
      <text:h text:style-name="P12" text:outline-level="3">
<text:span text:style-name="T4">
恒河</text:span>
</text:h>
      <text:p text:style-name="P4">
今年年初在亚穆纳河汇入恒河的安拉哈巴德，1亿多印度人在河水中洗涤身上罪孽和污垢。但是在“大壶节”参加朝圣的人们跳入的河水却是受到污染最为严重的河流。城市生活垃圾、甚至印度传统火葬结束后的残渣都被倾倒进河流中。</text:p>
      <ul>
        <li>
</li>
      </ul>
      <h5>
喜马拉雅——亚洲之源</h5>
      <text:h text:style-name="P12" text:outline-level="3">
<text:span text:style-name="T4">
印度河</text:span>
</text:h>
      <text:p text:style-name="P4">
印度河流经巴基斯坦和印度。这条河既是水源又是排污管道。虽然印度和巴基斯坦在上世纪60年代签署了印度河条约，但是双方的争端却未能由此得到解决。巴基斯坦方面指责印度修建大坝掐断了巴基斯坦农民种田的水源。</text:p>
      <ul>
        <li>
</li>
      </ul>
      <h5>
喜马拉雅——亚洲之源</h5>
      <text:h text:style-name="P12" text:outline-level="3">
<text:span text:style-name="T4">
湄公河</text:span>
</text:h>
      <text:p text:style-name="P4">
湄公河流经6个国家。其中4个国家属于签署了《湄公河流域持续发展合作协定》的湄公河委员会成员国。这4个国家包括柬埔寨、老挝、越南和泰国。老挝曾计划在湄公河下游修建Xayaburi大坝，遭到来自泰国国内的抗议。</text:p>
      <ul>
        <li>
</li>
      </ul>
      <h5>
喜马拉雅——亚洲之源</h5>
      <text:h text:style-name="P12" text:outline-level="3">
<text:span text:style-name="T4">
伊洛瓦底江</text:span>
</text:h>
      <text:p text:style-name="P4">
伊洛瓦底江是缅甸的生命之河。2007年缅甸军政府同中国方面签署协议在伊洛瓦底江修建密松水电站。按照协议水电站投入使用后也向中国境内输电。2011年缅甸新政府宣布这项协议无效，因为这份协议“违背了人民的意志”。</text:p>
      <ul>
        <li>
</li>
      </ul>
      <h5>
喜马拉雅——亚洲之源</h5>
      <text:h text:style-name="P12" text:outline-level="3">
<text:span text:style-name="T4">
萨尔温江</text:span>
</text:h>
      <text:p text:style-name="P4">
缅甸少数民族克钦族同政府军之间的战争持续了几乎65年。计划中的萨尔温江水电项目将造成上千克钦族人被迫迁徙。涉及到经济利益的时候，当地百姓的利益常常会被忽视掉。</text:p>
      <text:p text:style-name="P4">
作者: Helle Jeppesen/洪沙</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路透社、法新社）</text:p>
      <text:p text:style-name="P4">
Source: <text:a xlink:type="simple" xlink:href="https://www.dw.com/zh/本世纪末喜马拉雅冰川大半将融化/a-65999366" text:style-name="Internet_20_link" text:visited-style-name="Visited_20_Internet_20_Link">
https://www.dw.com/zh/本世纪末喜马拉雅冰川大半将融化/a-65999366?maca=chi-rss-chi-all-1127-rdf</text:a>
</text:p>
      <!--NEWS-->
      <text:h text:style-name="P10" text:outline-level="1">
<text:span text:style-name="T4">
瓜地马拉总统选举恐进入2轮 有选民扬言投空白票</text:span>
</text:h>
      <text:p text:style-name="P4">
Publisher: 法新社</text:p>
      <text:p text:style-name="P4">
Published Time: 2023-06-25T-5:02:07+00:00</text:p>
      <text:p text:style-name="P4">
Modified Time: 2023-06-25T06:50:02+00:00</text:p>
      <text:p text:style-name="P4">
Description: （法新社瓜地马拉市25日电） 瓜地马拉选民今天投票选总统，有些人希望新总统能解决瓜国贫困、暴力和腐败问题，但寄予如此厚望的民众人数却是极少，民调显示可能会在8月进入第2轮决选。</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0" text:anchor-type="as-char" svg:width="6.9236in" svg:height="3.617581in" draw:z-index="0">
<draw:image xlink:href="../Images/rficn/2023-06-25T-5-02-07-00-00/000000.png" xlink:type="simple" xlink:show="embed" xlink:actuate="onLoad" draw:mime-type="image/png"/>
</draw:frame>
</text:p>
      <text:p text:style-name="P4">
法新社报导，两名受欢迎的候选人在选举法院中被裁决资格取消，其结果是前第一夫人托瑞斯（Sandra Torres）、联合国外交官穆莱（EdmondMulet）、独裁者的女儿苏瑞．李欧斯（Zury Rios）在22名候选人中领先群伦。民众普遍认为法院的裁决有问题。</text:p>
      <text:p text:style-name="P4">
「自由新闻报」（PrensaLibre）的最新民调显示，中左翼候选人、前第一夫人托瑞斯以21.3%的支持率领先；中间派职业外交官穆莱以13.4%的支持率居次。托瑞斯为已故左翼总统柯隆（AlvaroColom）的前妻。</text:p>
      <text:p text:style-name="P4">
民调中位居第3的是右翼苏瑞．李欧斯，其支持率为9.1%，她是前军事强人李欧斯（Efrain Rios Montt）的女儿。</text:p>
      <text:p text:style-name="P4">
早前民调中受欢迎的两位候选人毕内达（Carlos Pineda）和卡布瑞拉（Thelma Cabrera），经最高选举法院（SupremeElectoral Tribunal，TSE）宣布候选资格无效。两人的支持者声称，此一裁决无异是将他们政治边缘化。</text:p>
      <text:p text:style-name="P4">
目前的民意调查显示，很有可能在第一轮投票中，没有任何候选人能囊括胜出所需的50%门槛票数，因此可能在8月20日进入第2轮决选。</text:p>
      <text:p text:style-name="P4">
瓜地马拉有约940万名合格选民。根据「自由新闻报」民调显示，对选举法院不信任的选民比率很高，有超过1/10的受访者表示，他们打算投下空白票以示抗议。（译者：纪锦玲）</text:p>
      <text:p text:style-name="P4">
Source: <text:a xlink:type="simple" xlink:href="https://www.rfi.fr/cn/%E5%9B%BD%E9%99%85%E6%8A%A5%E9%81%93/20230625-%E7%93%9C%E5%9C%B0%E9%A9%AC%E6%8B%89%E6%80%BB%E7%BB%9F%E9%80%89%E4%B8%BE%E6%81%90%E8%BF%9B%E5%85%A52%E8%BD%AE-%E6%9C%89%E9%80%89%E6%B0%91%E6%89%AC%E8%A8%80%E6%8A%95%E7%A9%BA%E7%99%BD%E7%A5%A8" text:style-name="Internet_20_link" text:visited-style-name="Visited_20_Internet_20_Link">
https://www.rfi.fr/cn/%E5%9B%BD%E9%99%85%E6%8A%A5%E9%81%93/20230625-%E7%93%9C%E5%9C%B0%E9%A9%AC%E6%8B%89%E6%80%BB%E7%BB%9F%E9%80%89%E4%B8%BE%E6%81%90%E8%BF%9B%E5%85%A52%E8%BD%AE-%E6%9C%89%E9%80%89%E6%B0%91%E6%89%AC%E8%A8%80%E6%8A%95%E7%A9%BA%E7%99%BD%E7%A5%A8</text:a>
</text:p>
      <!--NEWS-->
      <text:h text:style-name="P10" text:outline-level="1">
<text:span text:style-name="T4">
厄尔尼诺现象可能抬升食品价格</text:span>
</text:h>
      <text:p text:style-name="P4">
Author: None (Language: zh)</text:p>
      <text:p text:style-name="P4">
Publisher: None</text:p>
      <text:p text:style-name="P4">
Time: 2023-06-25T-7:24:00Z</text:p>
      <text:p text:style-name="P4">
Description: 新一次厄尔尼诺气候现象已经到来，将会给世界上一些地区带来洪水，同时给另外一些地区造成干旱。过去的此类破坏性天气现象给全球经济造成了数万亿美元的损失，并引发了通货膨胀。</text:p>
      <text:p text:style-name="P4">
Videos: []</text:p>
      <text:p text:style-name="P4">
Images: []</text:p>
      <text:p text:style-name="P4">
Subject: 科技环境</text:p>
      <text:p text:style-name="P4">
Subjects: []</text:p>
      <text:p text:style-name="P4">
Keywords: ['气候变化', '通货膨胀', '洪水', '环境保护']</text:p>
      <text:p text:style-name="P4">
ID: 66016431</text:p>
      <!--METADATA-->
      <text:p text:style-name="P4">
<text:a xlink:type="simple" xlink:href="https://www.dw.com/zh/overlay/image/article/66016431/65903456" text:style-name="Internet_20_link" text:visited-style-name="Visited_20_Internet_20_Link">
 </text:a>
</text:p>
      <text:p text:style-name="P4">
印度孟买的热带风暴（2023年6月）</text:p>
      <text:p text:style-name="P4">
（德国之声中文网）厄尔尼诺现象是一种改变全球天气模式的自然现象。时隔四年之后卷土重来，可能加剧本已高企的食品通胀。</text:p>
      <text:p text:style-name="P4">
上周，美国国家海洋和大气管理局（NOAA）气候预测中心表示，厄尔尼诺现象已经存在，预计将在未来六到九个月内"逐渐加强"，给全球大部分地区带来新的极端天气期。</text:p>
      <text:p text:style-name="P4">
"（再次发生强厄尔尼诺现象的）可能性相当高。" 德国卡尔斯鲁厄理工大学气象与气候研究所（IMK-IFU)）教授昆斯特曼 (Harald Kunstmann)表示，"如果发生这种情况，可以预计会出现通常与这种现象相伴的极端气候和异常现象。"</text:p>
      <text:p text:style-name="P4">
厄尔尼诺现象的命名来自西班牙语ElNiño（男孩），是指东太平洋海水每隔数年就会异常升温的现象。它助长了美洲的洪水、太平洋的热带风暴，并给包括南部非洲在内的世界许多地区带来了干旱。</text:p>
      <text:p text:style-name="P4">
这些自然灾害对渔业、农业和其他经济部门造成严重破坏，并且还会加剧气候变化的影响。2016 年，厄尔尼诺现象造成了有记录以来最热的年度，科学家担心它可能会导致<text:a xlink:type="simple" xlink:href="https://www.dw.com/zh/zh/世界气象组织警告未来五年将创下最热记录/a-65668526" text:style-name="Internet_20_link" text:visited-style-name="Visited_20_Internet_20_Link">
 全球气温再创新高 </text:a>
 。</text:p>
      <text:p text:style-name="P4">
</text:p>
      <text:p text:style-name="P4">
厄尔尼诺现象给一些地区带来了洪水灾害</text:p>
      <text:p text:style-name="P4">
本月早些时候，欧盟哥白尼气候变化服务中心的研究人员发现，全球地表气温首次比工业化前水平上升了1.5摄氏度，而这正是2015年巴黎气候峰会各国达成共识的未来升温极限。</text:p>
      <text:p text:style-name="P4">
"6月份就达到1.5摄氏度的升温非同小可。" 昆斯特曼告诉德国之声，"我们可能很快就会超过这个门槛，不仅持续几周，而且是更长的一段时间。"</text:p>
      <text:h text:style-name="P12" text:outline-level="3">
<text:span text:style-name="T4">
<text:span text:style-name="T4">
厄尔尼诺现象带来巨大经济损失</text:span>
</text:span>
</text:h>
      <text:p text:style-name="P4">
即使在最极端的天气过去之后，厄尔尼诺季节造成的经济影响往往仍将持续。</text:p>
      <text:p text:style-name="P4">
根据美国达特茅斯学院的研究，继 1982-83 年厄尔尼诺现象之后，经济影响持续了五年之久，总计损失达到大约 4.1 万亿美元（3.7 万亿欧元）。</text:p>
      <text:p text:style-name="P4">
研究人员在美国《科学》杂志上发表的一篇论文中表示，1997-98年厄尔尼诺季节过后，全球经济增长受到的损失达5.7万亿美元。</text:p>
      <text:p text:style-name="P4">
达特茅斯学院生态系统和社会项目的博士生克里卡拉汉 (Christopher Callahan)表示："我们可以肯定地说，社会和经济受到打击后绝对不会很快恢复。"他说，厄尔尼诺现象发生后，增长可能会受到长达 14 年的影响，甚至可能更久。</text:p>
      <text:p text:style-name="P4">
达特茅斯学院的研究人员发现，1982-83 年和 1997-98 年的厄尔尼诺现象导致美国 1988 年和 2003 年的国内生产总值 (GDP) 下降了约3%。秘鲁和印度尼西亚等农业占国民生产总值15%的国家，2003年的GDP下降了 10% 以上。</text:p>
      <ul>
        <li>
</li>
      </ul>
      <h5>
亞洲各國熱爆啦！</h5>
      <text:h text:style-name="P12" text:outline-level="3">
<text:span text:style-name="T4">
中國：電網壓力山大</text:span>
</text:h>
      <text:p text:style-name="P4">
中國北方近日多地氣溫突破40℃，讓許多人都「熱到懷疑人生」。中國國家氣候中心副主任任高榮6月2日曾表示，中國5月共有446個氣象站測到的日最高氣溫，都達到或突破5月的歷史極值，持續不斷的熱浪，讓中國各大城市的空調需求猛增，該國的電網承受著巨大的壓力。</text:p>
      <ul>
        <li>
</li>
      </ul>
      <h5>
亞洲各國熱爆啦！</h5>
      <text:h text:style-name="P12" text:outline-level="3">
<text:span text:style-name="T4">
印度：救命甘泉</text:span>
</text:h>
      <text:p text:style-name="P4">
新德里的志工在炎熱的午後發放免費飲料。過去幾天，印度多地都遭受酷暑襲擊，人口最多的兩個邦至少有96人死亡，並有大量患者因中暑住院。由於情況嚴重，印度巴利亞（Ballia）取消了醫務人員的休假申請，在急診病房緊急增設病床，以容納大量湧入的患者。</text:p>
      <ul>
        <li>
</li>
      </ul>
      <h5>
亞洲各國熱爆啦！</h5>
      <text:h text:style-name="P12" text:outline-level="3">
<text:span text:style-name="T4">
越南：搶水關燈囉！</text:span>
</text:h>
      <text:p text:style-name="P4">
圖中的快遞員努力用他的機車載運盡可能多的水。在越南首都河內，酷暑讓飲用水的需求大增。當地氣溫曾在5月時創下44.1°C的新高，當局6月表示國家電網承受巨大壓力後，部分城市已經減少了公共照明，政府辦公室亦被敦促將用電量減少十分之一。</text:p>
      <ul>
        <li>
</li>
      </ul>
      <h5>
亞洲各國熱爆啦！</h5>
      <text:h text:style-name="P12" text:outline-level="3">
<text:span text:style-name="T4">
印度尼西亞：涼風隨手來</text:span>
</text:h>
      <text:p text:style-name="P4">
印度尼西亞班達亞齊（BandaAceh）氣溫飆升，手持風扇讓這位女學生稍有一絲喘息的機會。聖嬰現象的到來，也讓印度尼西亞人嚴陣以待，謹防森林野火造成的農業損害及空氣污染。</text:p>
      <ul>
        <li>
</li>
      </ul>
      <h5>
亞洲各國熱爆啦！</h5>
      <text:h text:style-name="P12" text:outline-level="3">
<text:span text:style-name="T4">
印度：熱到停課休工</text:span>
</text:h>
      <text:p text:style-name="P4">
印度北方邦「安拉阿巴德」（Prayagraj）的悶熱讓人難以繼續工作，該地區6月18日的最高溫高達43°C，較正常值高出5°C。印度的夏季落在4月至6月，但在過去10年間，夏季氣溫變得更加猛烈。孟買4月舉行的一場政府活動熱死了13個人，促使部分邦停課一週。</text:p>
      <ul>
        <li>
</li>
      </ul>
      <h5>
亞洲各國熱爆啦！</h5>
      <text:h text:style-name="P12" text:outline-level="3">
<text:span text:style-name="T4">
泰國：急需冰塊消暑</text:span>
</text:h>
      <text:p text:style-name="P4">
泰國首都曼谷的工人正在將冰塊運往市場。泰國過去幾週經歷致命熱浪，當地4月曾錄達45.4°C的高溫，泰國氣象局稱部分地區的濕度更讓體感溫度高達50°C，但進入雨季後有望緩解。</text:p>
      <ul>
        <li>
</li>
      </ul>
      <h5>
亞洲各國熱爆啦！</h5>
      <text:h text:style-name="P12" text:outline-level="3">
<text:span text:style-name="T4">
孟加拉：水能載舟 亦能覆舟</text:span>
</text:h>
      <text:p text:style-name="P4">
孟加拉國是世界上受氣候災難影響最嚴重的國家之一，圖中的孩子們正在布里甘加河（Buriganga）中消暑。該國頻傳毀滅性的颶風和洪水災害，海平面的上升，也讓該國五分之一的地區面臨永久性的洪水威脅。</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达特茅斯研究人员估计，从现在到2029年，最新厄尔尼诺季节的负面经济影响可能达到 3 万亿美元。</text:p>
      <text:p text:style-name="P4">
"经济影响首先是渔业，该行业因海洋温度升高而遭受巨大损失。"昆斯特曼告诉德国之声，"然后它会袭击非洲、南美甚至北美几个地区的大型农业地区。接下来，如果收成不佳且基础设施因风暴受损，保险业也会受到影响。"</text:p>
      <text:h text:style-name="P12" text:outline-level="3">
<text:span text:style-name="T4">
<text:span text:style-name="T4">
食品和能源价格可能大幅上涨</text:span>
</text:span>
</text:h>
      <text:p text:style-name="P4">
彭博经济研究公司本周发布的模型发现，前几次厄尔尼诺现象导致非能源大宗商品价格上涨近 4 个百分点，石油价格上涨 3.5 个百分点，削弱了全球粮食安全。</text:p>
      <text:p text:style-name="P4">
彭博社发现，阿根廷和巴西的通胀率因此高出约 0.75 个百分点，菲律宾和印度的通胀率高出半个百分点。</text:p>
      <text:p text:style-name="P4">
由于担心这一次厄尔尼诺现象可能是有史以来升温最多、造成损失最高的一次，分析人士认为，它也有可能延长食品的高通胀。</text:p>
      <text:p text:style-name="P4">
新冠疫情后的物价上涨高峰可能已经过去，但可能需要数年时间才能回归美国和欧洲央行设定的 2%的通胀目标。</text:p>
      <text:p text:style-name="P4">
德国最大的私人贷款机构德意志银行上周在一份研究报告中表示，关于厄尔尼诺现象的警告越来越多，已经导致近几周咖啡、糖和可可的价格大幅上涨。随着收成受到恶劣天气的影响，其他食品价格预计也会跟进。</text:p>
      <text:p text:style-name="P4">
"（价格上涨）可能会对新兴市场产生特别负面的影响。在新兴市场，食品通常至少占消费者支出的三分之一。它们所在的地理位置也更容易受到洪水等气候变化的影响，而厄尔尼诺加大了这种可能性。"德意志银行分析师写道。</text:p>
      <text:p text:style-name="P4">
在印度，农业是经济的基石，每年的季风对粮食产量至关重要。印度储备银行行长达斯 (Shaktikanta Das)最近表示："密切和持续的关注……绝对有必要，特别是在对季风的预期和厄尔尼诺现象的影响仍然不确定的情况下。"</text:p>
      <text:p text:style-name="P4">
Source: <text:a xlink:type="simple" xlink:href="https://www.dw.com/zh/厄尔尼诺现象可能抬升食品价格/a-66016431" text:style-name="Internet_20_link" text:visited-style-name="Visited_20_Internet_20_Link">
https://www.dw.com/zh/厄尔尼诺现象可能抬升食品价格/a-66016431?maca=chi-rss-chi-all-1127-rdf</text:a>
</text:p>
      <!--NEWS-->
      <text:h text:style-name="P10" text:outline-level="1">
<text:span text:style-name="T4">
梅德韦杰夫：核武若遭“匪徒”掌控世界将处毁灭边缘</text:span>
</text:h>
      <text:p text:style-name="P4">
Author: 联合早报 (Person)</text:p>
      <text:p text:style-name="P4">
Publisher: 联合早报 (Organization)</text:p>
      <text:p text:style-name="P4">
Published Time: 2023-06-25T00:12</text:p>
      <text:p text:style-name="P4">
Modified Time: 2023-06-25T12:01</text:p>
      <text:p text:style-name="P4">
Description: 俄罗斯国家安全会议副主席、前总统梅德韦杰夫警告，如果俄罗斯的核武器落入“匪徒”的手中，世界将处于毁灭边缘。俄罗斯卫星通讯社报道，梅德韦杰夫星期六（6月24日）回答记者的提问时说，瓦...</text:p>
      <text:p text:style-name="P4">
Videos: []</text:p>
      <text:p text:style-name="P4">
Audios: []</text:p>
      <text:p text:style-name="P4">
Images: []</text:p>
      <text:p text:style-name="P4">
Type: NewsArticle</text:p>
      <text:p text:style-name="P4">
Breadcrumbs: ['即时', '国际']</text:p>
      <text:p text:style-name="P4">
Keywords: ['俄罗斯兵变', '梅德韦杰夫', '核武器']</text:p>
      <!--METADATA-->
      <text:p text:style-name="P4">
俄罗斯国家安全会议副主席、前总统梅德韦杰夫警告，如果俄罗斯的核武器落入“匪徒”的手中，世界将处于毁灭边缘。</text:p>
      <text:p text:style-name="P4">
俄罗斯卫星通讯社报道，梅德韦杰夫星期六（6月24日）回答记者的提问时说，瓦格纳集团的武装叛乱是经过深思熟虑、有计划的行动，目标是夺取国家政权。俄罗斯不会允许瓦格纳集团首脑普里戈任的叛变演变成军事政变，或是全球危机。</text:p>
      <text:p text:style-name="P4">
他说：”我们明白在核大国的兵变可能会带来怎么样的后果。人类史上从未有过这样的事情，最大的核武器库被匪徒控制。这样的危机显然不会局限于一个国家的范围内，世界将处于毁灭的边缘。我们不会允许事件朝这样的局面发展。”</text:p>
      <text:p text:style-name="P4">
Source: <text:a xlink:type="simple" xlink:href="https://www.zaobao.com.sg/realtime/world/story20230625-1407568" text:style-name="Internet_20_link" text:visited-style-name="Visited_20_Internet_20_Link">
https://www.zaobao.com.sg/realtime/world/story20230625-1407568</text:a>
</text:p>
      <!--NEWS-->
      <text:h text:style-name="P10" text:outline-level="1">
<text:span text:style-name="T4">
中概股简报：美众议院一委员会发布报告，指控Shein和Temu违反美国关税规定 (Free Version)</text:span>
</text:h>
      <text:p text:style-name="P4">
Author: None</text:p>
      <text:p text:style-name="P4">
Publisher: 华尔街日报中文网</text:p>
      <text:p text:style-name="P4">
Published Time: 2023-06-25T00:15:00.000Z</text:p>
      <text:p text:style-name="P4">
Modified Time: 2023-06-25T00:15:00.000Z</text:p>
      <text:p text:style-name="P4">
Created Time: 2023-06-24T04:12:00.000Z</text:p>
      <text:p text:style-name="P4">
Description: 传小鹏汽车计划明年进军香港市场 推出一款右舵车型；蔚来李斌：NIO Phone正在测试中；花旗：预计今年国内千款网游可获批版号 进口游戏总数有望破百</text:p>
      <text:p text:style-name="P4">
Images: []</text:p>
      <text:p text:style-name="P4">
Categories: ['金融市场', '股市']</text:p>
      <text:p text:style-name="P4">
Keywords: SYND</text:p>
      <text:p text:style-name="P4">
Type: Article</text:p>
      <!--METADATA-->
      <text:p text:style-name="P4">
<text:span text:style-name="T4">
美众议院美中战略竞争特设委员会发布报告，指控Shein和Temu违反美国关税规定</text:span>
</text:p>
      <text:p text:style-name="P4">
Source: <text:a xlink:type="simple" xlink:href="https://cn.wsj.com/articles/%E4%B8%AD%E6%A6%82%E8%82%A1%E7%AE%80%E6%8A%A5-%E7%BE%8E%E4%BC%97%E8%AE%AE%E9%99%A2%E4%B8%80%E5%A7%94%E5%91%98%E4%BC%9A%E5%8F%91%E5%B8%83%E6%8A%A5%E5%91%8A-%E6%8C%87%E6%8E%A7shein%E5%92%8Ctemu%E8%BF%9D%E5%8F%8D%E7%BE%8E%E5%9B%BD%E5%85%B3%E7%A8%8E%E8%A7%84%E5%AE%9A-219d0bbf" text:style-name="Internet_20_link" text:visited-style-name="Visited_20_Internet_20_Link">
https://cn.wsj.com/articles/%E4%B8%AD%E6%A6%82%E8%82%A1%E7%AE%80%E6%8A%A5-%E7%BE%8E%E4%BC%97%E8%AE%AE%E9%99%A2%E4%B8%80%E5%A7%94%E5%91%98%E4%BC%9A%E5%8F%91%E5%B8%83%E6%8A%A5%E5%91%8A-%E6%8C%87%E6%8E%A7shein%E5%92%8Ctemu%E8%BF%9D%E5%8F%8D%E7%BE%8E%E5%9B%BD%E5%85%B3%E7%A8%8E%E8%A7%84%E5%AE%9A-219d0bbf</text:a>
</text:p>
      <!--NEWS-->
      <text:h text:style-name="P10" text:outline-level="1">
<text:span text:style-name="T4">
普里戈任叛乱溯源 (Free Version)</text:span>
</text:h>
      <text:p text:style-name="P4">
Authors: ['马克斯•塞登']</text:p>
      <text:p text:style-name="P4">
Publisher: 英国《金融时报》</text:p>
      <text:p text:style-name="P4">
Time: 2023-06-25T01:03:08+00:00</text:p>
      <text:p text:style-name="P4">
Published Time: 2023-06-24T12:00:99+08:00</text:p>
      <text:p text:style-name="P4">
Modified Time: 2023-06-24T21:06:99+08:00</text:p>
      <text:p text:style-name="P4">
Description: 在分析人士看来，随着瓦格纳在前线发挥的作用日益突出，随着其与军方之间的矛盾加深，该集团变得好像“弗兰肯斯坦的怪物”。</text:p>
      <text:p text:style-name="P4">
Images: []</text:p>
      <text:p text:style-name="P4">
Themes: ['乌克兰战争', '关注']</text:p>
      <text:p text:style-name="P4">
Keywords: ['乌克兰战争', '普京', '俄罗斯政治', '新兴市场', '美国就业']</text:p>
      <text:p text:style-name="P4">
Type: Article</text:p>
      <!--METADATA-->
      <text:p text:style-name="P4">
2014年，当俄罗斯瓦格纳集团(Wagner Group)的蒙面武装人员首次在乌克兰现身、从事秘密作战时，他们凸显出弗拉基米尔•普京(VladimirPutin)领导的克里姆林宫掌握了一种新的、不光明正大的作战形式。</text:p>
      <text:p text:style-name="P4">
但在瓦格纳的准军事部队周六控制至少一座俄罗斯城市、并开始向莫斯科发起“正义出师”(march ofjustice)后，在乌克兰境内九年作战的反冲力威胁到了普京政府的根基，而这个问题是他自己一手造成的。</text:p>
      <text:p text:style-name="P4">
Source: <text:a xlink:type="simple" xlink:href="http://www.ftchinese.com/story/001100054" text:style-name="Internet_20_link" text:visited-style-name="Visited_20_Internet_20_Link">
http://www.ftchinese.com/story/001100054</text:a>
</text:p>
      <!--NEWS-->
      <text:h text:style-name="P10" text:outline-level="1">
<text:span text:style-name="T4">
瓦格纳停止向莫斯科进军，白俄罗斯斡旋促成协议 (Free Version)</text:span>
</text:h>
      <text:p text:style-name="P4">
Author: Yaroslav Trofimov</text:p>
      <text:p text:style-name="P4">
Publisher: 华尔街日报中文网</text:p>
      <text:p text:style-name="P4">
Published Time: 2023-06-25T01:20:00.000Z</text:p>
      <text:p text:style-name="P4">
Modified Time: 2023-06-25T01:20:00.000Z</text:p>
      <text:p text:style-name="P4">
Created Time: 2023-06-24T22:14:00.000Z</text:p>
      <text:p text:style-name="P4">
Description: 在普京最初宣布瓦格纳首领普里戈任为叛国者之后，这一妥协显示了这位俄罗斯总统权力的局限之处。</text:p>
      <text:p text:style-name="P4">
Images: []</text:p>
      <text:p text:style-name="P4">
Categories: ['国际']</text:p>
      <text:p text:style-name="P4">
Keywords: SYND,LINK:EN|WP-WSJ-0001003911</text:p>
      <text:p text:style-name="P4">
Type: Article</text:p>
      <!--METADATA-->
      <text:p text:style-name="P4">
在白俄罗斯总统卢卡申科(Aleksander Lukashenko)促成俄罗斯总统普京(VladmirPutin)与叛军达成协议后，瓦格纳准军事组织于周六停止了向莫斯科进军，避免了一场有可能使该国陷入内战的武装对抗。</text:p>
      <text:p text:style-name="P4">
Source: <text:a xlink:type="simple" xlink:href="https://cn.wsj.com/articles/%E7%93%A6%E6%A0%BC%E7%BA%B3%E5%81%9C%E6%AD%A2%E5%90%91%E8%8E%AB%E6%96%AF%E7%A7%91%E8%BF%9B%E5%86%9B-%E7%99%BD%E4%BF%84%E7%BD%97%E6%96%AF%E6%96%A1%E6%97%8B%E4%BF%83%E6%88%90%E5%8D%8F%E8%AE%AE-efb3dc3c" text:style-name="Internet_20_link" text:visited-style-name="Visited_20_Internet_20_Link">
https://cn.wsj.com/articles/%E7%93%A6%E6%A0%BC%E7%BA%B3%E5%81%9C%E6%AD%A2%E5%90%91%E8%8E%AB%E6%96%AF%E7%A7%91%E8%BF%9B%E5%86%9B-%E7%99%BD%E4%BF%84%E7%BD%97%E6%96%AF%E6%96%A1%E6%97%8B%E4%BF%83%E6%88%90%E5%8D%8F%E8%AE%AE-efb3dc3c</text:a>
</text:p>
      <!--NEWS-->
      <text:h text:style-name="P10" text:outline-level="1">
<text:span text:style-name="T4">
俄内部危机加剧 美军参联主席访中东行程取消</text:span>
</text:h>
      <text:p text:style-name="P4">
Publisher: 法新社</text:p>
      <text:p text:style-name="P4">
Published Time: 2023-06-25T02:02:07+00:00</text:p>
      <text:p text:style-name="P4">
Modified Time: 2023-06-25T01:35:02+00:00</text:p>
      <text:p text:style-name="P4">
Description: （法新社华盛顿24日电） 着眼于俄罗斯内部危机加剧，美国参谋首长联席会议主席密利预定前往中东的行程因此取消。</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0" text:anchor-type="as-char" svg:width="6.9236in" svg:height="3.617581in" draw:z-index="0">
<draw:image xlink:href="../Images/rficn/2023-06-25T02-02-07-00-00/000000.png" xlink:type="simple" xlink:show="embed" xlink:actuate="onLoad" draw:mime-type="image/png"/>
</draw:frame>
</text:p>
      <text:p text:style-name="P4">
密利（Mark Milley）原订前往以色列和约旦，但一名参谋首长联席会议发言人告诉法新社，此行因「俄罗斯局势」而延后。</text:p>
      <text:p text:style-name="P4">
美国总统拜登的国家安全顾问苏利文（Jake Sullivan）也取消今天的行程，改陪拜登到总统度假地点大卫营（Camp David）。</text:p>
      <text:p text:style-name="P4">
苏利文原订赴丹麦参加与乌克兰相关的会议；密利则原订今天要起程前往中东。</text:p>
      <text:p text:style-name="P4">
俄罗斯总统蒲亭（Vladimir Putin）面临他掌权以来最大的危机，因为哗变的瓦格纳佣兵一度在拿下一座关键军事基地后，持续朝首都莫斯科挺进。</text:p>
      <text:p text:style-name="P4">
稍早，白宫表示拜登和法国、德国、英国领导人讨论目前俄国的局势，并申明他们对乌克兰坚定不移的支持。</text:p>
      <text:p text:style-name="P4">
一名白宫发言人也表示，拜登与副总统贺锦丽（Kamala Harris）今天早上也听取国安团队对俄罗斯危机的简报，接下来整天也都会听取相关简报。</text:p>
      <text:p text:style-name="P4">
Source: <text:a xlink:type="simple" xlink:href="https://www.rfi.fr/cn/%E5%9B%BD%E9%99%85%E6%8A%A5%E9%81%93/20230625-%E4%BF%84%E5%86%85%E9%83%A8%E5%8D%B1%E6%9C%BA%E5%8A%A0%E5%89%A7-%E7%BE%8E%E5%86%9B%E5%8F%82%E8%81%94%E4%B8%BB%E5%B8%AD%E8%AE%BF%E4%B8%AD%E4%B8%9C%E8%A1%8C%E7%A8%8B%E5%8F%96%E6%B6%88" text:style-name="Internet_20_link" text:visited-style-name="Visited_20_Internet_20_Link">
https://www.rfi.fr/cn/%E5%9B%BD%E9%99%85%E6%8A%A5%E9%81%93/20230625-%E4%BF%84%E5%86%85%E9%83%A8%E5%8D%B1%E6%9C%BA%E5%8A%A0%E5%89%A7-%E7%BE%8E%E5%86%9B%E5%8F%82%E8%81%94%E4%B8%BB%E5%B8%AD%E8%AE%BF%E4%B8%AD%E4%B8%9C%E8%A1%8C%E7%A8%8B%E5%8F%96%E6%B6%88</text:a>
</text:p>
      <!--NEWS-->
      <text:h text:style-name="P10" text:outline-level="1">
<text:span text:style-name="T4">
厄尔尼诺现象带来艰难抉择 (Free Version)</text:span>
</text:h>
      <text:p text:style-name="P4">
Authors: ['安贾娜•阿胡贾']</text:p>
      <text:p text:style-name="P4">
Publisher: 英国《金融时报》</text:p>
      <text:p text:style-name="P4">
Time: 2023-06-25T02:46:44+00:00</text:p>
      <text:p text:style-name="P4">
Published Time: 2023-06-24T12:00:99+08:00</text:p>
      <text:p text:style-name="P4">
Modified Time: 2023-06-24T22:47:99+08:00</text:p>
      <text:p text:style-name="P4">
Description: 阿胡贾：厄尔尼诺现象的到来预示着一个新的气候不确定时期，其往往伴随极端天气，经济学家和政治人士如果置之不理就会付出代价。</text:p>
      <text:p text:style-name="P4">
Images: ["<text:a xlink:type="simple" xlink:href="https://thumbor.ftacademy.cn/unsafe/picture/6/000185496_piclink.jpg" text:style-name="Internet_20_link" text:visited-style-name="Visited_20_Internet_20_Link">
000185496_pic...</text:a>
"]</text:p>
      <text:p text:style-name="P4">
Themes: ['观点', '气候变化', '关注']</text:p>
      <text:p text:style-name="P4">
Keywords: ['气候变化', '厄尔尼诺', '科学']</text:p>
      <text:p text:style-name="P4">
Type: Article</text:p>
      <!--METADATA-->
      <text:p text:style-name="P4">
<draw:frame draw:style-name="fr1" draw:name="Image91" text:anchor-type="as-char" svg:width="6.9236in" svg:height="4.617987in" draw:z-index="0">
<draw:image xlink:href="../Images/FT Chinese Free Version/2023-06-25T02-46-44-00-00/000185496_piclink.jpg" xlink:type="simple" xlink:show="embed" xlink:actuate="onLoad" draw:mime-type="image/jpeg"/>
</draw:frame>
</text:p>
      <text:p text:style-name="P4">
<text:span text:style-name="T5">
本文作者是科学评论员</text:span>
</text:p>
      <text:p text:style-name="P4">
去年英国气温达到创纪录的40摄氏度时，帝国理工学院(Imperial College)气候学家弗里德里克•奥托(FriederikeOtto)将其与1976年的热浪进行比较，发表了这样的评论：“根据定义，史无前例的意思是以前从未发生过。”</text:p>
      <text:p text:style-name="P4">
Source: <text:a xlink:type="simple" xlink:href="http://www.ftchinese.com/story/001100055" text:style-name="Internet_20_link" text:visited-style-name="Visited_20_Internet_20_Link">
http://www.ftchinese.com/story/001100055</text:a>
</text:p>
      <!--NEWS-->
      <text:h text:style-name="P10" text:outline-level="1">
<text:span text:style-name="T4">
克里姆林宫撤销对他的刑事指控，普里戈津停止让瓦格纳向莫斯科推进并前往白俄罗斯</text:span>
</text:h>
      <text:p text:style-name="P4">
Author: 半岛电视台＋通讯社</text:p>
      <text:p text:style-name="P4">
Publisher: Al Jazeera</text:p>
      <text:p text:style-name="P4">
Published Time: 2023-06-25T02:52:54</text:p>
      <text:p text:style-name="P4">
Modified Time: 2023-06-25T02:52:54</text:p>
      <text:p text:style-name="P4">
Description: 6月24日周六，克里姆林宫宣布，针对即将前往白俄罗斯的俄罗斯瓦格纳部队指挥官叶夫根尼·普里戈津的刑事案件将被撤销。</text:p>
      <text:p text:style-name="P4">
Images: ["<text:a xlink:type="simple" xlink:href="https://chinese.aljazeera.net/wp-content/uploads/2023/06/1-1687659270.jpg" text:style-name="Internet_20_link" text:visited-style-name="Visited_20_Internet_20_Link">
1-1687659270.jpg</text:a>
", "<text:a xlink:type="simple" xlink:href="https://chinese.aljazeera.net/wp-content/uploads/2023/06/2-1687659281.jpg" text:style-name="Internet_20_link" text:visited-style-name="Visited_20_Internet_20_Link">
2-1687659281.jpg</text:a>
", "<text:a xlink:type="simple" xlink:href="https://chinese.aljazeera.net/wp-content/uploads/2023/06/3-1687659289.jpg" text:style-name="Internet_20_link" text:visited-style-name="Visited_20_Internet_20_Link">
3-1687659289.jpg</text:a>
", "<text:a xlink:type="simple" xlink:href="https://chinese.aljazeera.net/wp-content/uploads/2023/06/4-1687659298.jpg" text:style-name="Internet_20_link" text:visited-style-name="Visited_20_Internet_20_Link">
4-1687659298.jpg</text:a>
"]</text:p>
      <text:p text:style-name="P4">
Topics: ['政治', '新闻']</text:p>
      <text:p text:style-name="P4">
Keywords: ['政治', '新闻', '俄罗斯']</text:p>
      <text:p text:style-name="P4">
Type: Article</text:p>
      <!--METADATA-->
      <text:p text:style-name="P4">
<draw:frame draw:style-name="fr1" draw:name="Image92" text:anchor-type="as-char" svg:width="6.9236in" svg:height="4.612736in" draw:z-index="0">
<draw:image xlink:href="../Images/Aljazeera Chinese/2023-06-25T02-52-54/1-1687659270.jpg" xlink:type="simple" xlink:show="embed" xlink:actuate="onLoad" draw:mime-type="image/jpeg"/>
</draw:frame>
白俄罗斯总统亚历山大·卢卡申科（右）、俄罗斯总统弗拉基米尔·普京（左）和瓦格纳集团负责人叶夫根尼·普里戈津 (半岛电视台)</text:p>
      <text:p text:style-name="P4">
6月24日周六，克里姆林宫宣布，针对即将前往白俄罗斯的俄罗斯瓦格纳部队指挥官叶夫根尼·普里戈津的刑事案件将被撤销。</text:p>
      <text:p text:style-name="P4">
在该声明发布前，普里戈津决定让他的战士返回基地，以“避免流血”，并停止向俄罗斯首都莫斯科推进。这一决定是基于他与白俄罗斯总统亚历山大·卢卡申科达成的协议，以停止让其军队向莫斯科推进。</text:p>
      <text:p text:style-name="P4">
克里姆林宫的一份声明称不会对参与军事升级并进入俄罗斯领土的武装分子采取法律行动。</text:p>
      <text:p text:style-name="P4">
声明还表示，俄罗斯高度赞赏白俄罗斯总统为结束瓦格纳军队叛乱所做的调解努力。</text:p>
      <text:p text:style-name="P4">
早些时候，普里戈津在音频消息中称，“为了避免让俄罗斯人流血，我们决定在距离莫斯科200公里的地方将战士们送回他们的营地。”</text:p>
      <text:p text:style-name="P4">
普里戈津指出，在他所谓的针对国防部官员的正义游行中，没有流一滴血。</text:p>
      <text:p text:style-name="P4">
俄新社称，瓦格纳的部队开始从俄罗斯南部的罗斯托夫州和沃罗涅日州撤军。与此同时，利佩茨克地区当局宣布解除行动限制并开放高速公路交通。</text:p>
      <text:p text:style-name="P4">
协议宣布前几分钟，路透社援引知情人士的话称，由德米特里·乌特金率领的瓦格纳战士军事车队（包括约5000名战士）正在接近俄罗斯首都莫斯科郊区。</text:p>
      <text:p text:style-name="P4">
另一方面，白俄罗斯总统府表示，俄罗斯瓦格纳军事集团领导人叶夫根尼·普里戈津已同意白俄罗斯总统亚历山大·卢卡申科关于停止其部队向莫斯科推进的建议。</text:p>
      <text:p text:style-name="P4">
白俄罗斯总统在一份声明中补充道，卢卡申科向普里戈津提交了一份解决危机的提案，包括向瓦格纳战士提供安全保障。</text:p>
      <text:p text:style-name="P4">
声明强调，卢卡申科与普里戈津周六的会谈持续了一整天，并与俄罗斯总统弗拉基米尔·普京协调进行。它证实，后者在说服瓦格纳的指挥官停止袭击莫斯科后向白俄罗斯总统表示感谢。</text:p>
      <text:p text:style-name="P4">
<draw:frame draw:style-name="fr1" draw:name="Image93" text:anchor-type="as-char" svg:width="6.9236in" svg:height="3.894525in" draw:z-index="0">
<draw:image xlink:href="../Images/Aljazeera Chinese/2023-06-25T02-52-54/2-1687659281.jpg" xlink:type="simple" xlink:show="embed" xlink:actuate="onLoad" draw:mime-type="image/jpeg"/>
</draw:frame>
 争论如何到达冲突的地步？ (半岛电视台)</text:p>
      <text:h text:style-name="P13" text:outline-level="4">
<text:span text:style-name="T4">
向首都推进</text:span>
</text:h>
      <text:p text:style-name="P4">
俄罗斯军事网站“Ribar”表示，瓦格纳部队的4个军事纵队由150至400辆武装车辆组成，在罗斯托夫和莫斯科之间的M-4公路上全速前进。此，前国防部所属的直升机曾对在路上行驶的这些部队进行过轰炸。</text:p>
      <text:p text:style-name="P4">
24日周六早上，俄罗斯瓦格纳军事集团领导人叶夫根尼·普里戈津宣布，他的部队控制了罗斯托夫地区（该国南部）的军事设施。此外，他威胁要前往首都莫斯科，此举旨在推翻国防部的领导层，他指责国防部轰炸了他在乌克兰的军队。</text:p>
      <text:p text:style-name="P4">
利佩茨克州（莫斯科以南 400 公里）州长表示，瓦格纳的一支车队穿过该地区土地，并证实当局正在采取必要措施确保安全。</text:p>
      <text:p text:style-name="P4">
在相关背景下，反对派俄罗斯志愿军团宣布支持普里戈津的举动，并强调“克里姆林宫的血腥政权”只能用军事力量击败。</text:p>
      <text:p text:style-name="P4">
这个与乌克兰军队并肩作战的军团补充道，它的军队在俄罗斯境内，准备帮助推翻弗拉基米尔·普京总统的政权。</text:p>
      <text:p text:style-name="P4">
<draw:frame draw:style-name="fr1" draw:name="Image94" text:anchor-type="as-char" svg:width="6.9236in" svg:height="3.894525in" draw:z-index="0">
<draw:image xlink:href="../Images/Aljazeera Chinese/2023-06-25T02-52-54/3-1687659289.jpg" xlink:type="simple" xlink:show="embed" xlink:actuate="onLoad" draw:mime-type="image/jpeg"/>
</draw:frame>
 瓦格纳：从创建到冲突？ (半岛电视台)</text:p>
      <text:h text:style-name="P13" text:outline-level="4">
<text:span text:style-name="T4">
政府举措</text:span>
</text:h>
      <text:p text:style-name="P4">
为了阻止瓦格纳的行动，俄罗斯政府发布了多项决定，其中最重要的是将艾哈迈德特种部队的车臣分队派遣到瓦格纳控制的罗斯托夫市郊区。同时，还宣布了在首都莫斯科启动“反恐行动”。</text:p>
      <text:p text:style-name="P4">
瓦格纳控制着罗斯托夫州的军用机场和所有军事设施，以及沃罗涅日州的重要军事设施。</text:p>
      <text:p text:style-name="P4">
塔斯社报道称，当局封锁了瓦格纳集团创始人普里戈津旗下爱国者媒体集团的网站。</text:p>
      <text:p text:style-name="P4">
与此同时，莫斯科检察官办公室警告各方和媒体不要歪曲有关反恐政策的官方信息。</text:p>
      <text:p text:style-name="P4">
国家杜马（议会）立法委员会主席帕维尔·克拉申宁尼科夫表示，瓦格纳战士仍然可以解除武装并避免受到惩罚，并强调普京签署了一项法律，允许对违反戒严者进行30天的拘留。</text:p>
      <text:p text:style-name="P4">
<draw:frame draw:style-name="fr1" draw:name="Image95" text:anchor-type="as-char" svg:width="6.9236in" svg:height="3.894525in" draw:z-index="0">
<draw:image xlink:href="../Images/Aljazeera Chinese/2023-06-25T02-52-54/4-1687659298.jpg" xlink:type="simple" xlink:show="embed" xlink:actuate="onLoad" draw:mime-type="image/jpeg"/>
</draw:frame>
 罗斯托夫州：事情开始的火花 (半岛电视台)</text:p>
      <text:h text:style-name="P13" text:outline-level="4">
<text:span text:style-name="T4">
莫斯科防御工事</text:span>
</text:h>
      <text:p text:style-name="P4">
另一方面，莫斯科市长则宣布加强安全措施，打击所谓的恐怖主义，并暂停所有公共活动。此外，当局否认目前有必要在莫斯科宣布戒严。</text:p>
      <text:p text:style-name="P4">
目击者称，他们看到军事装备在莫斯科街道上移动，此外还在城市的一个入口处设置了路障。</text:p>
      <text:p text:style-name="P4">
据俄新社报道，当局关闭了首都莫斯科的索科尔尼基公园，直至另行通知。</text:p>
      <text:p text:style-name="P4">
俄罗斯莫斯科以南卡卢加州州长弗拉迪斯拉夫·沙普沙表示，总行动司令部决定暂时限制私人车辆在某些道路上的通行，尤其是连接该地区与其他地区的道路，其中一些地区与乌克兰接壤。</text:p>
      <text:p text:style-name="P4">
俄罗斯安全会议副主席德米特里·梅德韦杰夫证实，他的国家“将击败并惩罚叛徒，并将一视同仁地对待俄罗斯的内外部敌人”。</text:p>
      <text:p text:style-name="P4">
早些时候，俄罗斯总统弗拉基米尔·普京表示，正在发生的事情是一场武装叛乱，并将受到严厉回应。此外，普京还在电视讲话中将此事称为内部叛国和背后捅刀子。</text:p>
      <text:p text:style-name="P4">
普里戈津否认了普京的叛国和叛乱指控，并在罗斯托夫市的总部称，普京总统对于叛国罪的看法是极其错误的。</text:p>
      <text:p text:style-name="P4">
他还强调，他和他的手下不会应总统、联邦安全局或任何其他人的要求去自首。</text:p>
      <text:p text:style-name="P4">
Source: <text:a xlink:type="simple" xlink:href="https://chinese.aljazeera.net/news/political/2023/6/25/%e5%85%8b%e9%87%8c%e5%a7%86%e6%9e%97%e5%ae%ab%e6%92%a4%e9%94%80%e5%af%b9%e4%bb%96%e7%9a%84%e5%88%91%e4%ba%8b%e6%8c%87%e6%8e%a7%e6%99%ae%e9%87%8c%e6%88%88%e6%b4%a5%e5%81%9c%e6%ad%a2%e8%ae%a9%e7%93%a6" text:style-name="Internet_20_link" text:visited-style-name="Visited_20_Internet_20_Link">
https://chinese.aljazeera.net/news/political/2023/6/25/%e5%85%8b%e9%87%8c%e5%a7%86%e6%9e%97%e5%ae%ab%e6%92%a4%e9%94%80%e5%af%b9%e4%bb%96%e7%9a%84%e5%88%91%e4%ba%8b%e6%8c%87%e6%8e%a7%e6%99%ae%e9%87%8c%e6%88%88%e6%b4%a5%e5%81%9c%e6%ad%a2%e8%ae%a9%e7%93%a6</text:a>
</text:p>
      <!--NEWS-->
      <text:h text:style-name="P10" text:outline-level="1">
<text:span text:style-name="T4">
瓦格纳事变牵引各方关注 (Free Version)</text:span>
</text:h>
      <text:p text:style-name="P4">
Authors: ['马克斯•塞登', '阿纳斯塔西娅•斯托涅', '亚历克斯•巴克', '亨利•福伊']</text:p>
      <text:p text:style-name="P4">
Publisher: 英国《金融时报》</text:p>
      <text:p text:style-name="P4">
Time: 2023-06-25T03:02:02+00:00</text:p>
      <text:p text:style-name="P4">
Published Time: 2023-06-24T12:00:99+08:00</text:p>
      <text:p text:style-name="P4">
Modified Time: 2023-06-24T19:30:99+08:00</text:p>
      <text:p text:style-name="P4">
Description: 普里戈任指挥的瓦格纳部队所引发的紧张局势，促使七国集团国家举行紧急电话会议，与俄罗斯接壤的北约国家纷纷加强安全措施。</text:p>
      <text:p text:style-name="P4">
Images: []</text:p>
      <text:p text:style-name="P4">
Themes: ['乌克兰战争', '关注']</text:p>
      <text:p text:style-name="P4">
Keywords: ['乌克兰战争', '普京', '俄罗斯政治', '新兴市场']</text:p>
      <text:p text:style-name="P4">
Type: Article</text:p>
      <!--METADATA-->
      <text:p text:style-name="P4">
弗拉基米尔•普京(Vladimir Putin)誓言要镇压私人军事公司老板叶夫根尼•普里戈任(YevgenyPrigozhin)领导的武装叛乱，他形容目前在俄罗斯南部朝着莫斯科开进的造反武装“叛国”，是在“背后捅刀子”。</text:p>
      <text:p text:style-name="P4">
面对俄罗斯30来首次政变，这位总统表示，他已下达“必要命令”，要采取“果断措施”对付瓦格纳准军事组织，夺回罗斯托夫市(Rostov)。</text:p>
      <text:p text:style-name="P4">
Source: <text:a xlink:type="simple" xlink:href="http://www.ftchinese.com/story/001100053" text:style-name="Internet_20_link" text:visited-style-name="Visited_20_Internet_20_Link">
http://www.ftchinese.com/story/001100053</text:a>
</text:p>
      <!--NEWS-->
      <text:h text:style-name="P10" text:outline-level="1">
<text:span text:style-name="T4">
瓦格纳叛变危机暂时解除 美与盟国磋商并持续观察</text:span>
</text:h>
      <text:p text:style-name="P4">
Publisher: 法新社</text:p>
      <text:p text:style-name="P4">
Published Time: 2023-06-25T03:02:08+00:00</text:p>
      <text:p text:style-name="P4">
Modified Time: 2023-06-25T02:50:02+00:00</text:p>
      <text:p text:style-name="P4">
Description: （法新社华盛顿24日电） 俄罗斯遭遇佣兵集团瓦格纳叛变一事暂时划上休止符，但美国今天仍旧与盟国密切磋商，并持续观望瓦格纳及其首脑普里格津接下来的行动。</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6" text:anchor-type="as-char" svg:width="6.9236in" svg:height="3.617581in" draw:z-index="0">
<draw:image xlink:href="../Images/rficn/2023-06-25T03-02-08-00-00/000000.png" xlink:type="simple" xlink:show="embed" xlink:actuate="onLoad" draw:mime-type="image/png"/>
</draw:frame>
</text:p>
      <text:p text:style-name="P4">
佣兵组织「瓦格纳集团」（WagnerGroup）哗变并朝莫斯科挺进、局势大有一发不可收拾之际，普里格津随后意外宣布撤军让事件暂告落幕。美方官员则小心翼翼，避免直接对俄罗斯「内部」局势发表评论。</text:p>
      <text:p text:style-name="P4">
美国总统拜登与法国、德国、英国领袖通话，担心俄罗斯总统蒲亭（Vladimir Putin）对核武大国俄罗斯的控制力可能正在下滑。</text:p>
      <text:p text:style-name="P4">
白宫所公布的通话内容指出，西方领袖讨论「俄罗斯的局势」。普里格津（YevgenyPrigozhin）23日宣布发起「正义游行」，在占领俄国南方的罗斯托夫市（Rostov）后原本准备进军莫斯科，却突然今天宣布撤军。</text:p>
      <text:p text:style-name="P4">
美国国防部长奥斯汀（Lloyd Austin）的发言人表示，奥斯汀也已与加拿大、法国、德国、英国、波兰等国的防长通过话。</text:p>
      <text:p text:style-name="P4">
美国参谋首长联席会议主席密利（Mark Milley）取消原订要到以色列和约旦的行程，显示美国对此事的严正关切。</text:p>
      <text:p text:style-name="P4">
美国国务卿布林肯（Antony Blinken）和西欧国家、日本方面通话，国务院发言人米勒（Matthew Miller）表示盟国都承诺会「保持密切协调」。</text:p>
      <text:p text:style-name="P4">
欧盟外交与安全政策高级代表波瑞尔（Josep Borrell）不愿直接评论他所谓俄罗斯「内部」问题。</text:p>
      <text:p text:style-name="P4">
但波瑞尔表示，他已启动欧盟（EU）的危机应变中心，并在26日欧盟的外交事务理事会（Foreign AffairsCouncil）开会前，与欧盟官员做好协调。</text:p>
      <text:p text:style-name="P4">
他并说：「我们对乌克兰的支持仍旧不减。」</text:p>
      <text:p text:style-name="P4">
Source: <text:a xlink:type="simple" xlink:href="https://www.rfi.fr/cn/%E5%9B%BD%E9%99%85%E6%8A%A5%E9%81%93/20230625-%E7%93%A6%E6%A0%BC%E7%BA%B3%E5%8F%9B%E5%8F%98%E5%8D%B1%E6%9C%BA%E6%9A%82%E6%97%B6%E8%A7%A3%E9%99%A4-%E7%BE%8E%E4%B8%8E%E7%9B%9F%E5%9B%BD%E7%A3%8B%E5%95%86%E5%B9%B6%E6%8C%81%E7%BB%AD%E8%A7%82%E5%AF%9F" text:style-name="Internet_20_link" text:visited-style-name="Visited_20_Internet_20_Link">
https://www.rfi.fr/cn/%E5%9B%BD%E9%99%85%E6%8A%A5%E9%81%93/20230625-%E7%93%A6%E6%A0%BC%E7%BA%B3%E5%8F%9B%E5%8F%98%E5%8D%B1%E6%9C%BA%E6%9A%82%E6%97%B6%E8%A7%A3%E9%99%A4-%E7%BE%8E%E4%B8%8E%E7%9B%9F%E5%9B%BD%E7%A3%8B%E5%95%86%E5%B9%B6%E6%8C%81%E7%BB%AD%E8%A7%82%E5%AF%9F</text:a>
</text:p>
      <!--NEWS-->
      <text:h text:style-name="P10" text:outline-level="1">
<text:span text:style-name="T4">
俄罗斯对乌克兰战争的今日发展</text:span>
</text:h>
      <text:p text:style-name="P4">
Author: 半岛电视台＋通讯社</text:p>
      <text:p text:style-name="P4">
Publisher: Al Jazeera</text:p>
      <text:p text:style-name="P4">
Published Time: 2023-06-25T03:32:46</text:p>
      <text:p text:style-name="P4">
Modified Time: 2023-06-25T09:52:08</text:p>
      <text:p text:style-name="P4">
Description: 瓦格纳雇佣军首领叶夫根尼·普里戈津带着他的士兵离开俄罗斯南部城市顿河畔罗斯托夫。</text:p>
      <text:p text:style-name="P4">
Images: ["<text:a xlink:type="simple" xlink:href="https://chinese.aljazeera.net/wp-content/uploads/2023/06/5-1687665141.jpg" text:style-name="Internet_20_link" text:visited-style-name="Visited_20_Internet_20_Link">
5-1687665141.jp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97" text:anchor-type="as-char" svg:width="6.9236in" svg:height="4.612736in" draw:z-index="0">
<draw:image xlink:href="../Images/Aljazeera Chinese/2023-06-25T03-32-46/5-1687665141.jpg" xlink:type="simple" xlink:show="embed" xlink:actuate="onLoad" draw:mime-type="image/jpeg"/>
</draw:frame>
 瓦格纳士兵从罗斯托夫撤出时向街上的人们致意(AFP)</text:p>
      <ul>
        <li>
当地州长表示，在瓦格纳雇佣军组织停止了针对莫斯科的戏剧性叛乱后，瓦格纳战士正在离开俄罗斯南部沃罗涅日地区。   * 此前，瓦格纳雇佣军首领叶夫根尼·普里戈津带着他的士兵离开俄罗斯南部城市顿河畔罗斯托夫。</li>
      </ul>
      <text:p text:style-name="P4">
阅读更多</text:p>
      <text:p text:style-name="P4">
Source: <text:a xlink:type="simple" xlink:href="https://chinese.aljazeera.net/news/war-in-ukraine/liveblog/2023/6/25/%e4%bf%84%e7%bd%97%e6%96%af%e5%af%b9%e4%b9%8c%e5%85%8b%e5%85%b0%e6%88%98%e4%ba%89%e7%9a%84%e4%bb%8a%e6%97%a5%e5%8f%91%e5%b1%95-367" text:style-name="Internet_20_link" text:visited-style-name="Visited_20_Internet_20_Link">
https://chinese.aljazeera.net/news/war-in-ukraine/liveblog/2023/6/25/%e4%bf%84%e7%bd%97%e6%96%af%e5%af%b9%e4%b9%8c%e5%85%8b%e5%85%b0%e6%88%98%e4%ba%89%e7%9a%84%e4%bb%8a%e6%97%a5%e5%8f%91%e5%b1%95-367</text:a>
</text:p>
      <!--NEWS-->
      <text:h text:style-name="P10" text:outline-level="1">
<text:span text:style-name="T4">
瞄准德法，中国能否成功从西方“围堵”中“突围”？</text:span>
</text:h>
      <text:p text:style-name="P4">
Author: chinese@voanews.com (斯洋)</text:p>
      <text:p text:style-name="P4">
Publisher: 美国之音中文网 (Type: NewsMediaOrganization)</text:p>
      <text:p text:style-name="P4">
Published Time: 2023-06-25T03:43:55+08:00</text:p>
      <text:p text:style-name="P4">
Modified Time: 2023-06-25 14:41:50Z</text:p>
      <text:p text:style-name="P4">
Description: 中国总理李强6月23日结束对德国和法国为期一周的访问。在中国领导人习近平认定美国领导的西方对中国进行“遏制、围堵和打压”之际，德国经济对中国市场的依赖以及法国对欧洲“战略自主”的追求无疑让中国看到了从西方“围堵”中“突围”的希望。虽然中国官方表示李强对欧洲这两大经济体的访问是“传承友谊”和“深化合作”，但很多分析人士指出，分化美欧，阻止欧洲在对华政策上进一步向美国靠拢应该也是李强此行的重要目的之一。德法会成为中国的突破口吗？美国和欧盟的对华政策又有哪些异同？</text:p>
      <text:p text:style-name="P4">
Videos: []</text:p>
      <text:p text:style-name="P4">
Images: []</text:p>
      <text:p text:style-name="P4">
Categories: ['欧洲', '中国', '编辑推荐']</text:p>
      <text:p text:style-name="P4">
Type: None</text:p>
      <!--METADATA-->
      <text:p text:style-name="P4">
NoneNone</text:p>
      <text:p text:style-name="P4">
Source: <text:a xlink:type="simple" xlink:href="https://www.voachinese.com/a/liqiang-europe-us-wedge-20230624/7151488.html" text:style-name="Internet_20_link" text:visited-style-name="Visited_20_Internet_20_Link">
https://www.voachinese.com/a/liqiang-europe-us-wedge-20230624/7151488.html</text:a>
</text:p>
      <!--NEWS-->
      <text:h text:style-name="P10" text:outline-level="1">
<text:span text:style-name="T4">
盼同婚合法化 新加坡「粉红点」活动吸引数千人共襄盛举</text:span>
</text:h>
      <text:p text:style-name="P4">
Publisher: 法新社</text:p>
      <text:p text:style-name="P4">
Published Time: 2023-06-25T04:02:08+00:00</text:p>
      <text:p text:style-name="P4">
Modified Time: 2023-06-25T03:50:02+00:00</text:p>
      <text:p text:style-name="P4">
Description: （法新社新加坡25日电） 声援同性恋、双性恋和跨性别恋爱自由的新加坡「粉红点」活动在芳林公园登场，许多人穿着粉色上衣，也有人披上彩虹旗，三五成群坐在草地上野餐，欣赏台上歌唱、舞蹈表演。</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8" text:anchor-type="as-char" svg:width="6.9236in" svg:height="3.617581in" draw:z-index="0">
<draw:image xlink:href="../Images/rficn/2023-06-25T04-02-08-00-00/000000.png" xlink:type="simple" xlink:show="embed" xlink:actuate="onLoad" draw:mime-type="image/png"/>
</draw:frame>
</text:p>
      <text:p text:style-name="P4">
新加坡「粉红点」（PinkDot）活动自2009年开始举办，今年迈入第15年。这也是新加坡国会去年底通过废除将男男性行为视为犯罪的刑法377A条文后，首次登场的「粉红点」活动。</text:p>
      <text:p text:style-name="P4">
这场「粉红派对」从昨天下午一直进行到晚上，吸引数千人到场参与，活动也邀请LGBT+人士到场演讲。</text:p>
      <text:p text:style-name="P4">
粉红色是「粉红点」活动的主题色，也是混合红色、白色而出现的颜色。红、白两色正好是新加坡国旗颜色。​一名30岁民众表示，自己从2015年开始参加「粉红点」活动，几乎每年都会参加，也希望未来可以在新加坡跟伴侣结婚。​全球市场研究调查公司益普索（Ipsos）本周稍早发布的一项调查显示，新加坡民众对同性关系的支持度上升，32%民众同意同性婚姻应合法化，比例高于去年调查的27%。</text:p>
      <text:p text:style-name="P4">
Source: <text:a xlink:type="simple" xlink:href="https://www.rfi.fr/cn/%E5%9B%BD%E9%99%85%E6%8A%A5%E9%81%93/20230625-%E7%9B%BC%E5%90%8C%E5%A9%9A%E5%90%88%E6%B3%95%E5%8C%96-%E6%96%B0%E5%8A%A0%E5%9D%A1-%E7%B2%89%E7%BA%A2%E7%82%B9-%E6%B4%BB%E5%8A%A8%E5%90%B8%E5%BC%95%E6%95%B0%E5%8D%83%E4%BA%BA%E5%85%B1%E8%A5%84%E7%9B%9B%E4%B8%BE" text:style-name="Internet_20_link" text:visited-style-name="Visited_20_Internet_20_Link">
https://www.rfi.fr/cn/%E5%9B%BD%E9%99%85%E6%8A%A5%E9%81%93/20230625-%E7%9B%BC%E5%90%8C%E5%A9%9A%E5%90%88%E6%B3%95%E5%8C%96-%E6%96%B0%E5%8A%A0%E5%9D%A1-%E7%B2%89%E7%BA%A2%E7%82%B9-%E6%B4%BB%E5%8A%A8%E5%90%B8%E5%BC%95%E6%95%B0%E5%8D%83%E4%BA%BA%E5%85%B1%E8%A5%84%E7%9B%9B%E4%B8%BE</text:a>
</text:p>
      <!--NEWS-->
      <text:h text:style-name="P10" text:outline-level="1">
<text:span text:style-name="T4">
拜登称习近平对中国间谍气球并不知情</text:span>
</text:h>
      <text:p text:style-name="P4">
Creator: PETER BAKER</text:p>
      <text:p text:style-name="P4">
Publisher: https://www.facebook.com/nytimeschinese</text:p>
      <text:p text:style-name="P4">
Published Time: 2023-06-25T04:39:09+08:00</text:p>
      <text:p text:style-name="P4">
Description: 拜登称习近平对间谍气球毫不知情，一直被本国政府蒙在鼓里。这一言论透露了美国情报机构在该事件中了解到的北京内部混乱情况，也可能会使中美外交接触进一步复杂化。 Doug Mills/The New York Times 拜登总统和中国国家主席习近平去年在印度尼西亚。</text:p>
      <text:p text:style-name="P4">
Images: ["<text:a xlink:type="simple" xlink:href="https://static01.nyt.com/images/2023/06/20/multimedia/20dc-biden-china-vflt/20dc-biden-china-vflt-master1050.jpg" text:style-name="Internet_20_link" text:visited-style-name="Visited_20_Internet_20_Link">
20dc-biden-ch...</text:a>
"]</text:p>
      <text:p text:style-name="P4">
Category: 美国</text:p>
      <text:p text:style-name="P4">
Type: Article</text:p>
      <!--METADATA-->
      <text:p text:style-name="P4">
<draw:frame draw:style-name="fr1" draw:name="Image99" text:anchor-type="as-char" svg:width="6.9236in" svg:height="4.615733in" draw:z-index="0">
<draw:image xlink:href="../Images/cnnytimes/2023-06-25T04-39-09-08-00/20dc-biden-china-vflt-master1050.jpg" xlink:type="simple" xlink:show="embed" xlink:actuate="onLoad" draw:mime-type="image/jpeg"/>
</draw:frame>
</text:p>
      <text:p text:style-name="P4">
美国总统拜登周二晚间表示，中国国家主席习近平一直被中国政府蒙在鼓里，对今年冬天的间谍气球毫不知情，这个气球在越过美国领空后 <text:a xlink:type="simple" xlink:href="https://www.nytimes.com/2023/02/04/us/politics/chinese-spy-balloon-shot-down.html" text:style-name="Internet_20_link" text:visited-style-name="Visited_20_Internet_20_Link">
 被一架美国战斗机击落</text:a>
 。</text:p>
      <text:p text:style-name="P4">
在加州的一场竞选筹款活动上，拜登对这一导致中美关系破裂数月之久的事件说进行一番似乎是即兴的发言，透露了美国情报机构在该事件中了解到的北京内部的混乱情况。</text:p>
      <text:p text:style-name="P4">
“当我把气球和装满间谍设备的两节厢体击落时，习近平之所以非常生气，是因为他不知道气球在那里，”在肯特菲尔德一处私人住宅举行的盛大活动上，拜登对约130名宾客说。“不，我是认真的。对于独裁者来说，如果他们不知道发生了什么情况，这是非常尴尬的。”</text:p>
      <text:p text:style-name="P4">
周二晚上，其他美国官员对总统会在公开场合讨论这些敏感信息感到惊讶，但一名听取了相关情报简报、要求匿名的官员表示，拜登的言论准确反映了美国政府的内部评估。</text:p>
      <text:p text:style-name="P4">
广告</text:p>
      <text:p text:style-name="P4">
在总统发表上述言论的前一天， <text:a xlink:type="simple" xlink:href="https://cn.nytimes.com/china/20230619/blinken-china-xi-diplomacy/" text:style-name="Internet_20_link" text:visited-style-name="Visited_20_Internet_20_Link">
 </text:a>
 <text:a xlink:type="simple" xlink:href="https://cn.nytimes.com/china/20230619/blinken-china-xi-diplomacy/" text:style-name="Internet_20_link" text:visited-style-name="Visited_20_Internet_20_Link">
 国务卿安东尼·布林肯在北京与习近平</text:a>
 <text:a xlink:type="simple" xlink:href="https://cn.nytimes.com/china/20230619/blinken-china-xi-diplomacy/" text:style-name="Internet_20_link" text:visited-style-name="Visited_20_Internet_20_Link">
 会晤</text:a>
，缓和间谍气球事件带来的裂痕。布林肯的行程最初在间谍气球事件公开后被取消，但被认为是朝着 <text:a xlink:type="simple" xlink:href="https://cn.nytimes.com/usa/20230523/biden-china-g7/" text:style-name="Internet_20_link" text:visited-style-name="Visited_20_Internet_20_Link">
 拜登所寻求的“解冻”</text:a>
迈出的建设性一步，“解冻”包括今年晚些时候两国领导人之间可能的对话。</text:p>
      <text:p text:style-name="P4">
“非常重要的一点是，他现在处于一种想要再次建立关系的局面，”在谈到习近平时，拜登说。“我们的国务卿托尼·布林肯刚刚去过那里；干得不错。这需要时间。”</text:p>
      <text:p text:style-name="P4">
然而，总统对间谍气球事件的讨论如果被视为对习近平的贬低，可能会使外交接触复杂化，因为习近平在中国牢牢掌握着权力，重视自己掌控一切的形象。中国官员从未透露该气球的源头，也没有立即对拜登做出回应。</text:p>
      <text:p text:style-name="P4">
“它不应该出现在它出现的地方，”拜登在加州筹款活动上谈到那个气球时说。“它偏离了航线，先是飞过阿拉斯加，然后又飞过美国，他不知道这件事，”拜登补充说，他指的是习近平。“当气球被击落的时候，他感到非常尴尬。他甚至否认它在那里。”</text:p>
      <text:p text:style-name="P4">
当时人们发现气球在蒙大拿州一处核导弹发射场上空飘过，而后经过堪萨斯城，最终在南卡罗来纳州海岸线不远处被一架F-22战斗机发射的响尾蛇导弹击落，此事在美国掀起了轩然大波。美国官员此前表示，他们怀疑该气球<text:a xlink:type="simple" xlink:href="https://cn.nytimes.com/usa/20230216/balloon-ufo-us-china/" text:style-name="Internet_20_link" text:visited-style-name="Visited_20_Internet_20_Link">
 本应对关岛和夏威夷的美国军事基地展开侦查 </text:a>
 ，但被吹离了航线，转向阿拉斯加，最终来到美国本土，但他们没有透露习对此事似乎不知情。</text:p>
      <text:p text:style-name="P4">
这不是拜登第一次在筹款晚会上就外交政策发表即兴见解。10月在纽约的一个类似场合，他提醒捐款人，自1962年肯尼迪与赫鲁晓夫就苏联在古巴部署导弹问题展开对决以来，世界已经很久没有像现在这样接近一场核毁灭。“我们自肯尼迪和古巴导弹危机以来就没面对过世界末日之战的可能性，”拜登当时说，这番话引起了一阵不安。</text:p>
      <text:p text:style-name="P4">
广告</text:p>
      <text:p text:style-name="P4">
周二在加州，拜登是在投资银行家马克·罗宾逊和曾为企管顾问和投资银行家的妻子斯蒂芬妮·罗宾逊的家中对民主党捐款人讲话。在陈述对国际事务的总体看法时，拜登把重点放在了中国，这是他最近思考较多的话题。通过这一场合，他试图缓解北京经济崛起和在世界舞台上的日益强势令美国产生的焦虑。</text:p>
      <text:p text:style-name="P4">
“不要担心中国，”拜登说。“我是说，担心中国，但不要担心中国，”他在观众的笑声中接着说。“但是我真是这么想。中国是真的——面临真正的经济困难。”</text:p>
      <text:p text:style-name="P4">
在谈论了间谍气球后，拜登接着说，他在巩固美、日、澳、印“四方对话”方面的努力令习近平十分不满，此举是为了反制中国在印太地区的影响。拜登上月在日本广岛的七国集团会议间隙曾与“四方对话”的领导人会面。</text:p>
      <text:p text:style-name="P4">
“真正让他很不爽的是，我坚持要把所谓的‘四方对话’重新组织起来，”拜登说。“他给我来电话要我停手，因为这对他会很不利。我说‘我们只是——我们不是要包围你们，我们只是想确保国际秩序，保障海空通道的畅通。’在这个问题上，我们是不会让步的。”</text:p>
      <text:p text:style-name="P4">
“于是，”他接着说，“现在我们是印度、澳大利亚、日本和美国联手，在南海和印度洋严阵以待。”</text:p>
      <text:p text:style-name="P4">
Source: <text:a xlink:type="simple" xlink:href="https://cn.nytimes.com/usa/20230621/biden-china-spy-balloon/" text:style-name="Internet_20_link" text:visited-style-name="Visited_20_Internet_20_Link">
https://cn.nytimes.com/usa/20230621/biden-china-spy-balloon/</text:a>
</text:p>
      <!--NEWS-->
      <text:h text:style-name="P10" text:outline-level="1">
<text:span text:style-name="T4">
为什么AIGC会加速“他者的消失”？ (Free Version)</text:span>
</text:h>
      <text:p text:style-name="P4">
Authors: ['']</text:p>
      <text:p text:style-name="P4">
Publisher: 英国《金融时报》</text:p>
      <text:p text:style-name="P4">
Time: 2023-06-25T04:52:08+00:00</text:p>
      <text:p text:style-name="P4">
Published Time: 2023-06-24T12:00:99+08:00</text:p>
      <text:p text:style-name="P4">
Modified Time: 2023-06-25T00:49:99+08:00</text:p>
      <text:p text:style-name="P4">
Description: 智能创作时代，传统意义上的知识生产和传播者，比如最典型的纸媒，是会加速消亡，还是能迎来更多的可能性？</text:p>
      <text:p text:style-name="P4">
Images: ["<text:a xlink:type="simple" xlink:href="https://thumbor.ftacademy.cn/unsafe/picture/3/000185513_piclink.jpg" text:style-name="Internet_20_link" text:visited-style-name="Visited_20_Internet_20_Link">
000185513_pic...</text:a>
"]</text:p>
      <text:p text:style-name="P4">
Themes: ['AI', '关注']</text:p>
      <text:p text:style-name="P4">
Keywords: ['AI', 'ChatGPT', 'VR', '哲学', '人文', '纸媒', '教育']</text:p>
      <text:p text:style-name="P4">
Type: Article</text:p>
      <!--METADATA-->
      <text:p text:style-name="P4">
来自FT中文网的温馨提示：如您对更多FT中文网的内容感兴趣，请在苹果应用商店或谷歌应用市场搜索“FT中文网”，下载FT中文网的官方应用。</text:p>
      <text:p text:style-name="P4">
“我们在讨论AI的时候，本质还是在讨论‘什么是心灵’‘什么是意识’？在讨论VR或者‘增强现实’的时候，是在讨论‘什么是现实’‘什么是存在’？如果能从这个层面去思考，我们会发现很多东西本质上是没有变的。”</text:p>
      <text:p text:style-name="P4">
策展人、“泛生物艺术工作室”创始人魏颖长期关注艺术与科技的融合，她认为，回看技术史，看到技术演进的过程，能让人在眼下的狂热中保持理性，同时，多去接触新技术，对技术祛魅，并与之“共生”会是一个比较好的态度。</text:p>
      <text:p text:style-name="P4">
随着以ChatGPT为代表的人工智能创作的迅猛发展，“AI焦虑”已经充斥着各大行业和个体发展的未来。智能创作时代来临，传统意义上的知识生产和传播者，比如最典型的纸媒，是会加速消亡，还是能迎来更多的可能性？近日，在中信出版集团旗下报纸《信睿周报》举办的百期特别活动中，中国人民大学新闻学院教授刘海龙，山西大学哲学社会学学院教授梅剑华，北京大学医学人文学院副教授赖立里，“泛生物艺术工作室”创始人魏颖，《信睿周报》主编吴洋各自对人和媒介在当前的现实处境中进行剖析。</text:p>
      <text:p text:style-name="P4">
刘海龙认为，AIGC技术的出现对人提出了更高的要求，人要有能力提出好问题，如果问题不够好，AI给出的答案质量也就不好。刘海龙提到，既然学生在未来就业中使用AI工具是一个必然趋势，那么老师可以要求学生把对AI的提问过程写下来，或让学生展示自己在AI生成的作业基础上做了哪些修改和增补，这样老师就能知道学生对知识的理解。一方面，AIGC可能导致人们“更卷”，要证明自己比AI更好以不至于被AI替代；另一方面，AIGC的出现也让人回到2000多年前古希腊或者孔子的学习模式——不是通过个人阅读而是通过提问、交谈来获得真理。</text:p>
      <text:p text:style-name="P4">
但是，AIGC的工作原理是基于已有的数据库作概率计算给出一个平均值，也就是一些“平庸的”答案。苏格拉底如何在与最平庸的人交流时，也能收获有启发性的回答、创造辉煌的知识呢？这就需要问出好问题。好问题不来自于已有的知识库，否则就会得到一个自我指涉、同意反复的答案。好问题依赖于人的求知欲和新鲜的刺激。新鲜的刺激具有偶然性。刘海龙说，“传统媒体的最大特点是偶然性，能让我们看到原本不希望看到的东西。我们现在是一个选择的时代，只能选择已知的，不知道的事情是无法选择的，问题也是一样。”</text:p>
      <text:p text:style-name="P4">
刘海龙引用哲学家韩秉哲提出的“他者性的消除”来形容有问必答、不厌其烦也从不反抗的chatGPT，即一个听从于人类的奴隶。“我们今天这个时代是希望把‘他者性’消除掉，什么东西都要符合我们的要求，我们要掌控一切，所有的东西要信息化、数字化，要很方便地招之即来，想看的马上要出现在眼前。”传统纸媒提供的是一个独立的“他者”，提供偶然性来打破信息茧房，同时提供公共性，把人群连结在一起，创造交流和传递思想的可能。</text:p>
      <text:p text:style-name="P4">
赖立里认为，人的物质性是不会消除的，信息也必须有物质的载体，人必须调动肉身的参与到信息的世界中。因此，人们对纸媒的物质性依赖不会轻易消失，而新媒介的出现也能推动人的转变，比如去转变现行教育模式对人思维的训练。</text:p>
      <text:p text:style-name="P4">
梅剑华同样赞成将人工智能作为辅助自身完善知识框架的“外挂”，但是，自身问题意识的产生需要思想资源的刺激，比如纸质媒体，以及新的生活经验。这些过程无法被人工智能取代。因此，就算高精准度的AI翻译已经广泛运用于学术生产，梅剑华仍要求学生通过翻译哲学文本来体会哲学的思维方式。“学术中的灵感需要通过大量的自我重复和思考，”梅剑华在发言中表示，“真正的教育千百年来没有变过——拳打千遍，举一反三。”</text:p>
      <text:p text:style-name="P4">
魏颖早在2018年就曾开设过一门结合“脑机融合”与艺术的课程，目的是探索科技与科幻的边界，看看艺术家可以怎么使用这种新型的媒介。从尽量多地接触新鲜事物到对“技术祛魅”，魏颖相信，“AI肯定不是第一个，也不是最后一个打击艺术圈的东西。”摄影技术的出现冲击了当时崇尚写实的绘画，所以绘画就转向了追求更加精神性、抽象的东西。AI来临之后，艺术再次面临转型的反思。以及，我们现在需要什么艺术？魏颖表示，只有了解新的技术、关注技术史的演进，才能不被技术牵着走，而拥有人文学科基础的支持，艺术家做出来的作品会更加扎实。</text:p>
      <text:p text:style-name="P4">
<text:span text:style-name="T5">
《信睿周报》在刊发第100期之际，出版了往期精华文章的首次结集——《复调世界》，25位跨学科思想者分别用哲学、艺术、人类学与考古等领域的前沿思想回应现实问题。中信出版关心人类思想的当代走向，以人文、社科，这两个人类最引以为傲的精神创造领域拥抱这个新技术革命的时代，用《信睿周报》在学术和现实之间搭建一座桥，以期为更多人提供结构化的思考与历史的景深。</text:span>
</text:p>
      <text:p text:style-name="P4">
<draw:frame draw:style-name="fr1" draw:name="Image100" text:anchor-type="as-char" svg:width="6.9236in" svg:height="4.615733in" draw:z-index="0">
<draw:image xlink:href="../Images/FT Chinese Free Version/2023-06-25T04-52-08-00-00/000185513_piclink.jpg" xlink:type="simple" xlink:show="embed" xlink:actuate="onLoad" draw:mime-type="image/jpeg"/>
</draw:frame>
</text:p>
      <text:p text:style-name="P4">
Source: <text:a xlink:type="simple" xlink:href="http://www.ftchinese.com/story/001100058" text:style-name="Internet_20_link" text:visited-style-name="Visited_20_Internet_20_Link">
http://www.ftchinese.com/story/001100058</text:a>
</text:p>
      <!--NEWS-->
      <text:h text:style-name="P10" text:outline-level="1">
<text:span text:style-name="T4">
关于电子邮件的悲哀真相 (Free Version)</text:span>
</text:h>
      <text:p text:style-name="P4">
Authors: ['']</text:p>
      <text:p text:style-name="P4">
Publisher: 英国《金融时报》</text:p>
      <text:p text:style-name="P4">
Time: 2023-06-25T06:04:19+00:00</text:p>
      <text:p text:style-name="P4">
Published Time: 2023-06-24T12:00:99+08:00</text:p>
      <text:p text:style-name="P4">
Modified Time: 2023-06-25T02:02:99+08:00</text:p>
      <text:p text:style-name="P4">
Description: 克拉克：如果我们不能停止没完没了的工作沟通，办公室生活将永远令人倍感折磨。</text:p>
      <text:p text:style-name="P4">
Images: ["<text:a xlink:type="simple" xlink:href="https://thumbor.ftacademy.cn/unsafe/picture/5/000180275_piclink.jpeg" text:style-name="Internet_20_link" text:visited-style-name="Visited_20_Internet_20_Link">
000180275_pic...</text:a>
"]</text:p>
      <text:p text:style-name="P4">
Themes: ['观点', '电子邮件', '关注']</text:p>
      <text:p text:style-name="P4">
Keywords: ['电子邮件', '工作生活平衡', '职场']</text:p>
      <text:p text:style-name="P4">
Type: Article</text:p>
      <!--METADATA-->
      <text:p text:style-name="P4">
<draw:frame draw:style-name="fr1" draw:name="Image101" text:anchor-type="as-char" svg:width="6.9236in" svg:height="4.615733in" draw:z-index="0">
<draw:image xlink:href="../Images/FT Chinese Free Version/2023-06-25T06-04-19-00-00/000180275_piclink.jpe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说起办公室的枯燥无聊，我原以为，关于工作电子邮件这个让人精疲力竭、难以消灭的互联网蟑螂，已经没什么可说的了。</text:p>
      <text:p text:style-name="P4">
但前不久，当一位工作上的好友告诉我，她10岁的儿子有了第一个电子邮件账户是多么激动时，我发现确实还有的说。</text:p>
      <text:p text:style-name="P4">
她告诉我：“每当收到新邮件，他就会异常兴奋。”大多数邮件都是她或老师寄来的，他一边收邮件一边数，刚刚宣布总共有175封。</text:p>
      <text:p text:style-name="P4">
当我沉浸在一个悲惨的想法中——面对着塞满邮件的收件箱，他的喜悦再过多久会变成恐惧时，我的朋友打断了我：“猜猜我有多少封电子邮件。未读的。”</text:p>
      <text:p text:style-name="P4">
“10万？”我说，她肯定没我多，我有12万封。“不，”她说道，“30万。”我把这件事告诉了一位同事，他说这有什么，他有50多万封呢。我想可能记者的收件箱特别容易泛滥，第二天我又问了与我见面的一个投资人有多少封未读邮件，她皱着眉头说道：“40多万。”</text:p>
      <text:p text:style-name="P4">
和我们一样，面对无休止的数字轰炸她已经放弃了挣扎。作为公司的高层，无数公司内部“垃圾”邮件抄送给她，还有各种各样的营销人员、推广人员和宣传人员不请自来从外部发给她大量垃圾邮件。</text:p>
      <text:p text:style-name="P4">
前不久跟另一位同事提到此事时，他说他正在考虑做一件我自己也一直在考虑的事情：设置一个“不在办公室”的永久自动回复，警告发件人“因电子邮件泛滥，我可能不会很快回复”。</text:p>
      <text:p text:style-name="P4">
这还仅仅是电子邮件（2019年美国员工每天查看电子邮件的时间超过3小时），再加上来自Slack、Teams、G-chat或WhatsApp的不停的消息提示，任何人能完成任何重要的工作都是一个奇迹。</text:p>
      <text:p text:style-name="P4">
当然，一些信息传递是必要的，就像疫情开始以来激增的在线会议和电话也有一些是必要的一样。但我们已经到了这样的地步：令人沮丧的效率损失正在超过沟通带来的好处。</text:p>
      <text:p text:style-name="P4">
微软(Microsoft)最近的一份报告证实了这一点。报告发现，世界各地的员工都难以跟上“海量的数据、信息和随时在进行的沟通”。</text:p>
      <text:p text:style-name="P4">
研究显示，人们把工作日57%的时间都花在了电子邮件、会议和其他沟通上，只有43%的时间用于从事富有成效的创造性活动。</text:p>
      <text:p text:style-name="P4">
作为生成式人工智能领域的大型投资者，微软称解决这一困境的方法是人工智能——简直令人难以置信。这家科技巨头声称，人工智能将把承受巨大压力的员工从耗时的苦差事中解放出来，释放他们的创造力。</text:p>
      <text:p text:style-name="P4">
也许吧。但这还远远不够。</text:p>
      <text:p text:style-name="P4">
首先，员工们不可继续认为关于“生产率提高技巧”的冷酷建议会有所帮助。你尽可以过滤邮件、屏蔽订阅邮件、阻挡通知，但这样做永远不会解决你的收件箱超载问题，因为这个问题不是你造成的。</text:p>
      <text:p text:style-name="P4">
相反，这个问题的根源在于各个组织运用一层又一层通信技术，而没有考虑这将如何影响它们更广泛的目标——或者员工的生产率和精力。</text:p>
      <text:p text:style-name="P4">
我很少遇到像GitLab这样的公司，这家软件公司对何时使用电子邮件、Slack或其他工具完成各种任务给出了详细的指导。</text:p>
      <text:p text:style-name="P4">
它这样做是出于需要：长期以来，它不得不大量使用远程劳动力。但该公司为剪除困扰大型组织的所谓“沟通的枝蔓”所付出的努力是普遍适用的。</text:p>
      <text:p text:style-name="P4">
看到德国大众汽车(Volkswagen)等公司尝试非工作时间关闭电子邮件系统等措施，是令人振奋的，尽管这些措施在实践中很难实施。</text:p>
      <text:p text:style-name="P4">
我还很喜欢德国汽车集团戴姆勒(Daimler)允许员工在度假期间使用自动删除所收邮件的设置。限制非工作时间进行工作联系的“断开连接权”政策日益流行，也值得欢迎。</text:p>
      <text:p text:style-name="P4">
但是，真正需要关注的是我们在工作时间里是怎样在工作。在这个问题得到解决之前，我们注定要忍受一种次等的办公室生活，永远比理想版本的办公室生活更折磨人、更令人丧气。</text:p>
      <text:p text:style-name="P4">
译者/何黎</text:p>
      <text:p text:style-name="P4">
Source: <text:a xlink:type="simple" xlink:href="http://www.ftchinese.com/story/001100060" text:style-name="Internet_20_link" text:visited-style-name="Visited_20_Internet_20_Link">
http://www.ftchinese.com/story/001100060</text:a>
</text:p>
      <!--NEWS-->
      <text:h text:style-name="P10" text:outline-level="1">
<text:span text:style-name="T4">
政经一团糟，苏纳克继续力挺乌克兰 (Free Version)</text:span>
</text:h>
      <text:p text:style-name="P4">
Authors: ['']</text:p>
      <text:p text:style-name="P4">
Publisher: 英国《金融时报》</text:p>
      <text:p text:style-name="P4">
Time: 2023-06-25T06:04:51+00:00</text:p>
      <text:p text:style-name="P4">
Published Time: 2023-06-24T12:00:99+08:00</text:p>
      <text:p text:style-name="P4">
Modified Time: 2023-06-25T01:52:99+08:00</text:p>
      <text:p text:style-name="P4">
Description: 何越：苏纳克虽然有为有才，可那只是多数保守党议员的看法，他在选民中似乎分量不重。现在舆论都在谈论明年大选工党执政的前景了。</text:p>
      <text:p text:style-name="P4">
Images: ["<text:a xlink:type="simple" xlink:href="https://thumbor.ftacademy.cn/unsafe/picture/4/000185514_piclink.jpg" text:style-name="Internet_20_link" text:visited-style-name="Visited_20_Internet_20_Link">
000185514_pic...</text:a>
"]</text:p>
      <text:p text:style-name="P4">
Themes: ['专栏', '英国政治', '关注']</text:p>
      <text:p text:style-name="P4">
Keywords: ['英国政治', '苏纳克', '英国保守党', '越陌度阡']</text:p>
      <text:p text:style-name="P4">
Type: Article</text:p>
      <!--METADATA-->
      <text:p text:style-name="P4">
<draw:frame draw:style-name="fr1" draw:name="Image102" text:anchor-type="as-char" svg:width="6.9236in" svg:height="4.617987in" draw:z-index="0">
<draw:image xlink:href="../Images/FT Chinese Free Version/2023-06-25T06-04-51-00-00/000185514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乌克兰战争之初，前任英国首相约翰逊是最先援助乌克兰的少数西方领导人之一，并与泽连斯基结下患难之交。现任首相苏纳克继承了这一传统。无论军事、财力还是人力，他都鼎立支持。</text:p>
      <text:p text:style-name="P4">
军事方面，乌克兰反攻至今并未取得预料战绩。战争结束之前，已经确认乌克兰不可能加入北约，因为要避免将北约所有国家拖入战争（见 <text:a xlink:type="simple" xlink:href="https://www.ftchinese.com/story/001099910" text:style-name="Internet_20_link" text:visited-style-name="Visited_20_Internet_20_Link">
《从遥遥无期到近在咫尺：乌克兰能加入北约吗？》 </text:a>
）。7月泽连斯基是否会参加北约在立陶宛首都维尔纽斯的峰会还未知，也许尚未最后出台的美、英、德、法为乌克兰提供长期安全的保证（即加入北约的替代方案），能令泽连斯基无法拒绝。如今他可是凝聚北约的核心人物。</text:p>
      <text:p text:style-name="P4">
乌克兰战后重建方面，今年的乌克兰复苏会议（Ukraine RecoveryConference，年度会议，2022年在瑞士卢加诺举行，旨在提出乌克兰战后重建的路线图)刚刚在伦敦结束。会议之前，英国出动了王室——查尔斯三世在圣詹姆斯宫举行招待会，欢迎会议与会者，感谢他们为会议成功做出的贡献。王室不能干涉英国内政，却是英国软实力的头号王牌。绵延不断长达千年的王朝历史、王宫、国王、百年礼仪、庞大的仆人队伍等等，都是全球仅存的欧洲王朝活化石。</text:p>
      <text:p text:style-name="P4">
复苏会议由苏纳克主持。乌克兰复苏计划被法国24台形容为“乌克兰的马歇尔计划”。马歇尔计划又名欧洲复兴计划（European RecoveryProgram），是二战后美国对经战争破坏的西欧各国进行经济援助、协助重建的计划。乌克兰总理什米加尔已经表示，他预计将获得近70亿美元的援助，以便不仅恢复而且发展成为西方世界的一个强大成员。</text:p>
      <text:p text:style-name="P4">
主持台上信心满满的苏纳克，其实眼下焦头烂额。</text:p>
      <text:p text:style-name="P4">
话说伊丽莎白二世去年辞世后，王位继承事宜一切井然有序，顺利移交至查尔斯三世。但英国执政党相位之争后的最后赢家苏纳克，日子则不好过。保守党高多数席位主导下议院的天下是约翰逊创建的，可如今的乱局也和这位仁兄有着脱不开的干系。继去年之后，最近保守党全党形象又被重创，这次是被约翰逊的“派对门”报告损害（见<text:a xlink:type="simple" xlink:href="https://www.ftchinese.com/story/001099991" text:style-name="Internet_20_link" text:visited-style-name="Visited_20_Internet_20_Link">
 《英国政治，是否还有约翰逊的容身之地》 </text:a>
）。上周一晚的下议院投票中，300多位保守党议员弃车（约翰逊）保帅（保守党全党），只有七名选择反对“派对门”报告（即支持约翰逊，认为他没有故意误导议会）。苏纳克故意在投票时间段安排其他会议，以避免参加投票，估计是避免激怒老上级约翰逊，但同时又需要对选民表明自己不支持“派对门”事件，但该中庸表现削弱了其党魁以及首相地位。投票之后，约翰逊不再以猛烈言辞反击议会，退守回媒体，担任小报《每日邮报》的专栏作家，这是他争取选民的最好方式。他在选民心中还有多少地位，无人得知。他年纪不到60，与第三任妻子的三个孩子全都在5岁以下。他未来是否还能震动英国政坛？非常难料。</text:p>
      <text:p text:style-name="P4">
但最重要的事情不是约翰逊是否东山再起，最重要的是他不要再给保守党添乱。但谁知道约翰逊是否是保守党选民心中在明年大选中打败工党的唯一人选？苏纳克虽然有为有才，可那只是多数保守党议员的看法，他在选民中似乎分量不重。试问首相史上，有谁比布莱尔和约翰逊更能贴近选民？现在舆论都在谈论明年大选工党执政的前景了。</text:p>
      <text:p text:style-name="P4">
而英国的财政状况，更是火烧眉毛一样的着急。无论通胀率、贷款率还是国债数字，所有数字都让人烧心，都有点历史之高的意思：</text:p>
      <text:p text:style-name="P4">
英国政府将降低通胀率视为解决此经济怪状的最重要入口。但至今通胀率仍然高企，令人失望，因为价格上涨并没有得到缓解，通胀率虽然不再是去年的两位数，但仍然高达8.7%。基本或核心通胀率（Underlyingor core inflation)在5月上升7.1%，高于4月的6.8%，是1992年3月以来的最高值，与理想的2%距离遥远。</text:p>
      <text:p text:style-name="P4">
为时已经一年的罢工仍在继续，目的只有一个——要求涨工资，以跟上通胀的水平。我已经收到学校来信，学校老师要在7月罢工两天，部分学生被要求在家上网课。不过许多行业在获得工资提升后，已经停止罢工，恢复正常工作。</text:p>
      <text:p text:style-name="P4">
不过，虽然工资增长速度从之前的6.1%跃升至6.5%，但4月的工资增长速度仍然落后于8.7%的消费者价格通胀指数，这意味着英国人的实际工资正在下降。尽管如此，英国工资增长飙升，就业率也出现了跳升，并未进入经济衰退。但这提高了人们对英国央行将再次加息的预期，这是为了遏制无情的通胀压力。</text:p>
      <text:p text:style-name="P4">
但加息带来了抵押贷款危机，英国央行上周四将利率从4.5%提高至5%-——上一次出现这么高的利率是在2008年4月。英国将有140万抵押贷款人受到影响。英国财政大臣已经紧急与各大银行开会，商量解决办法，减少贷款人的财政压力。</text:p>
      <text:p text:style-name="P4">
人们怪罪英国政府治理无力，但英国政府无需为反全球化的国际背景背黑锅——脱欧令劳动力短缺，减少了英国与欧洲之间的贸易往来；新冠封城阻止经济发展，还增加了无数额外救援补贴；俄罗斯入侵乌克兰是包括英国在内的西方各国经济陷入困境的最大推手，各种对俄罗斯的经济制裁中断了自由贸易。英国既经济受损，又需要大量补贴乌克兰。英国债务与国内生产总值(GDP)之比自1961年以来首次升至100%以上，公共部门借款5月翻了一番。</text:p>
      <text:p text:style-name="P4">
有意思的是，我发现自己一直是“皇帝不急太监急”。2014年苏格兰公投时，英格兰人继续去酒吧喝酒，等着公投数字定结果。我比英格兰人着急多了，担心苏格兰真的独立。现在经济数字难看成这样，也好像没有谁特别着急，大家都只是在讨论这是谁的错，怎么办，同时继续支持乌克兰。好像债务超过GDP的100%也不是什么大事。最近我学习自民党党纲，发现自民党真是乐天派，相信人性善与美，相信个人自由，相信全球化，相信未来。所以我决定调整自己，转变观念，不要杞人忧天。不过这样烂下去，苏纳克哪里还有和工党叫板的能力？</text:p>
      <text:p text:style-name="P4">
本文完稿之际，传来瓦格纳集团在俄罗斯兵变叛乱的特大新闻，苏纳克已经在周六紧急召开 Cabinet Office Briefing Rooms(COBR，眼镜蛇会议，英国政府处理危机以及紧急重大国际事件的会议名称）。预计他将与泽连斯基以及北约各国领导人电话沟通这场突发事件。</text:p>
      <text:p text:style-name="P4">
<text:span text:style-name="T5">
（注：本文仅代表作者个人观点。责编邮箱bo.liu@ftchinese.com）</text:span>
</text:p>
      <text:p text:style-name="P4">
Source: <text:a xlink:type="simple" xlink:href="http://www.ftchinese.com/story/001100059" text:style-name="Internet_20_link" text:visited-style-name="Visited_20_Internet_20_Link">
http://www.ftchinese.com/story/001100059</text:a>
</text:p>
      <!--NEWS-->
      <text:h text:style-name="P10" text:outline-level="1">
<text:span text:style-name="T4">
当电动汽车成为私人发电厂 (Free Version)</text:span>
</text:h>
      <text:p text:style-name="P4">
Authors: ['']</text:p>
      <text:p text:style-name="P4">
Publisher: 英国《金融时报》</text:p>
      <text:p text:style-name="P4">
Time: 2023-06-25T06:09:48+00:00</text:p>
      <text:p text:style-name="P4">
Published Time: 2023-06-24T12:00:99+08:00</text:p>
      <text:p text:style-name="P4">
Modified Time: 2023-06-25T02:07:99+08:00</text:p>
      <text:p text:style-name="P4">
Description: 新一代的电动皮卡可以在飓风肆虐时为一个家庭供电三天，甚至还可以“反哺”国家电网。</text:p>
      <text:p text:style-name="P4">
Images: ["<text:a xlink:type="simple" xlink:href="https://thumbor.ftacademy.cn/unsafe/picture/5/000184915_piclink.jpeg" text:style-name="Internet_20_link" text:visited-style-name="Visited_20_Internet_20_Link">
000184915_pic...</text:a>
"]</text:p>
      <text:p text:style-name="P4">
Themes: ['观点', '电动汽车', '关注']</text:p>
      <text:p text:style-name="P4">
Keywords: ['电动汽车', '电池', '气候变化', '福特', '通用汽车', '绿色经济']</text:p>
      <text:p text:style-name="P4">
Type: Article</text:p>
      <!--METADATA-->
      <text:p text:style-name="P4">
<draw:frame draw:style-name="fr1" draw:name="Image103" text:anchor-type="as-char" svg:width="6.9236in" svg:height="4.617987in" draw:z-index="0">
<draw:image xlink:href="../Images/FT Chinese Free Version/2023-06-25T06-09-48-00-00/000184915_piclink.jpe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text:span text:style-name="T5">
本文作者是特约专栏作家，常驻芝加哥</text:span>
</text:p>
      <text:p text:style-name="P4">
对于那些感性的人来说，电动汽车触动了很多情感按钮。有瞬间加速的兴奋感，有自我意识的强化——感觉自己是这条街上最酷的孩子，还有认为自己站在气候变化史的正确一边的自鸣得意感。</text:p>
      <text:p text:style-name="P4">
但美国新一代的电动皮卡把这种陶醉带到了一个新的高度。福特(Ford)F-150闪电(Lightning)——美国最畅销汽车车型的电动版本——可以在飓风肆虐时为一个家庭供电三天，或者为一个配有电动工具的偏远工作地供电。</text:p>
      <text:p text:style-name="P4">
电动皮卡车主夸口说，拥有一辆电动皮卡，就像拥有一个零排放的车载发电器：车上配备的多个电源插座，可以给充气床垫充气、煎培根、煮咖啡，还可以在露营时开空调。一位Rivian电动汽车车主用他的电动皮卡为一场150人出席、没有接入公共电力的婚礼的音响系统供电，而在得克萨斯州，一位泌尿科医生称自己进行了世界上第一例由Rivian电动汽车供电的输精管结扎手术。</text:p>
      <text:p text:style-name="P4">
一些车主表示，他们像喜欢动力总成系统一样喜欢这种私人发电厂，但能源专家表示，这些功能不仅仅是有趣。电动汽车可以在人的操纵之下将电力返还给美国陷入困境的电网，而不仅仅是从电网获取电力。在许多人担心电动汽车充电会给本就不稳的电网带来压力之际，公用事业公司和汽车公司表示，它们反而可能成为解决方案的一部分。电动卡车车主甚至可以通过在高峰时段以高于夜间充电电价的价格将卡车中储存的电力卖给电网来赚钱。</text:p>
      <text:p text:style-name="P4">
美国自然资源保护委员会(NRDC)表示，这并非天方夜谭：根据该委员会的计算，如果加州计划中在2035年之前上路的每一辆电池电动汽车都能直接向电网输入电力，可以为该州的每个家庭供电三天。</text:p>
      <text:p text:style-name="P4">
哥伦比亚大学(Columbia University)电子工程副教授马蒂亚斯•普雷因德尔(MatthiasPreindl)表示，他梦想有一天电动汽车可以充当备用储能设施。在有限的时间内，它们加起来可以“提供比所有传统发电厂加起来更多的电力”，而排放量比目前用于应对极端需求的峰值发电厂要少。</text:p>
      <text:p text:style-name="P4">
当然，首先，美国必须让更多的电动汽车上路——或者更准确地说，让它们在车道上行驶——反正大多数汽车95%的时间都在车道上行驶。越来越多的车型一直在推出：通用汽车(GM)的电动皮卡Silverado将于今年上市，其车型承诺续航里程为400至450英里。大多数专家估计，在美国上路的所有汽车中，只有1%是电动汽车，但销量正在迅速上升：国际能源署(IEA)表示，去年美国电动汽车销量增长55%，占比达到8%。</text:p>
      <text:p text:style-name="P4">
33岁的韦斯特利•弗格森(WestleyFerguson)正在帮助推动这种增长。像许多电动皮卡买家一样，他以前从未拥有过电动汽车，也从没拥有过卡车——福特首席执行官吉姆•法利(JimFarley)经常说，大多数福特F-150闪电买家都是头一次买皮卡。弗格森在电话中告诉我，他想要一辆电动汽车，“因为投资一辆汽油车感觉就像投资过去，而这感觉就像投资未来”。</text:p>
      <text:p text:style-name="P4">
去年，他和妻子购买的一辆6.7万美元的福特F-150闪电提车了，而就在那之后不久，他们在佛罗里达州的家因飓风“伊恩”(Ian)断电三天。在此期间，韦斯特利把电源延长线接到卡车上，为冰箱、电灯、风扇、电视、电铃、唱片机和音箱供电，每天消耗这辆电动汽车电池大约10%的电量。后来，有一次，为了抢到靠前的座位来观看火箭发射，他们在外露营过夜，他们用这辆卡车给充气床充气，做饭，开车里的空调——所有这些只消耗了这辆皮卡3%至5%的电量。</text:p>
      <text:p text:style-name="P4">
35岁的谷歌(Google)工程师布莱恩•卡尔贝克(Brian Calbeck)告诉我，他“沉迷于鼓捣”自己的RivianR1T如何“使用、储存和再利用能源”。去年，他在一个在偏远地方举办的家庭婚礼上操纵这辆车来运行音响系统。他说，如果在他的家乡加利福尼亚州，电动汽车为电网输电成为现实，他将是“第一个签约的人”——但前提是公用事业公司能够合理定价。</text:p>
      <text:p text:style-name="P4">
美国有成千上万家电力公司在运营，必须要让许多利益相关者的利益协调一致，我不确定电动汽车在我有生之年能否帮助给电网输电。现在，我觉得能把充气床垫吹起来，在极度炎热的天气里保存冻肉，我就很满意了。这就是我的电动汽车生活方式。</text:p>
      <text:p text:style-name="P4">
译者/何黎</text:p>
      <text:p text:style-name="P4">
Source: <text:a xlink:type="simple" xlink:href="http://www.ftchinese.com/story/001100061" text:style-name="Internet_20_link" text:visited-style-name="Visited_20_Internet_20_Link">
http://www.ftchinese.com/story/001100061</text:a>
</text:p>
      <!--NEWS-->
      <text:h text:style-name="P10" text:outline-level="1">
<text:span text:style-name="T4">
克宮：瓦格纳首脑刑诉撤销 将前往白罗斯</text:span>
</text:h>
      <text:p text:style-name="P4">
Author: 联合早报 (Person)</text:p>
      <text:p text:style-name="P4">
Publisher: 联合早报 (Organization)</text:p>
      <text:p text:style-name="P4">
Published Time: 2023-06-25T06:53</text:p>
      <text:p text:style-name="P4">
Modified Time: 2023-06-25T16:08</text:p>
      <text:p text:style-name="P4">
Description: 俄罗斯决定撤销对雇佣兵组织瓦格纳首脑普里戈任的刑事诉讼，他将前往白罗斯。综合路透社和俄罗斯卫星通讯社报道，俄罗斯克里姆林宫发言人佩斯科夫星期六（6月24日）告诉媒体，白罗斯总统卢卡...</text:p>
      <text:p text:style-name="P4">
Videos: []</text:p>
      <text:p text:style-name="P4">
Audios: []</text:p>
      <text:p text:style-name="P4">
Images: []</text:p>
      <text:p text:style-name="P4">
Type: NewsArticle</text:p>
      <text:p text:style-name="P4">
Breadcrumbs: ['即时', '国际']</text:p>
      <text:p text:style-name="P4">
Keywords: ['俄罗斯兵变', '俄罗斯', '政变', '乌克兰', '俄乌战争']</text:p>
      <!--METADATA-->
      <text:p text:style-name="P4">
俄罗斯决定撤销对雇佣兵组织瓦格纳首脑普里戈任的刑事诉讼，他将前往白罗斯。</text:p>
      <text:p text:style-name="P4">
综合路透社和俄罗斯卫星通讯社报道，俄罗斯克里姆林宫发言人佩斯科夫星期六（6月24日）告诉媒体，白罗斯总统卢卡申科在俄总统普京的同意下做出了调解。俄方决定撤销针对普里戈任发动武装叛变的刑事诉讼；为表彰瓦格纳之前对俄罗斯的服务，当局不会对参与本次事件的瓦格纳士兵采取任何行动。</text:p>
      <text:p text:style-name="P4">
佩斯科夫还说，虽然普京此前誓言要惩罚参与兵变的人，但调解协议的“更高目标”是避免对抗和流血。没有参与兵变的瓦格纳士兵，将与国防部签订合同。</text:p>
      <text:p text:style-name="P4">
佩斯科夫将这次事件描述为“相当困难”“充满悲剧性的事件”。他没有透露俄当局是否为说服普里戈任撤出所有部队而作出任何让步，也没有说明普里戈任在白罗斯会做什么。</text:p>
      <text:p text:style-name="P4">
普里戈任曾要求国防部交出防长绍伊古和总参谋长格拉西莫夫。针对国防部高层人事会否发生变动，佩斯科夫回应称，只有总统普京拥有这方面问题的决定权，因此普里戈任和卢卡申科的接触过程中，无法涉及到相关讨论。</text:p>
      <text:p text:style-name="P4">
佩斯科夫强调，星期六发生的事件不会对乌克兰战场产生任何影响，“特别军事行动”还会继续进行。</text:p>
      <text:p text:style-name="P4">
据报，瓦格纳的士兵已全部从顿河畔罗斯托夫的南部军区总部撤离。克宫声明强调，反恐行动将尽快取消，普京保证普里戈任可以去往白罗斯。</text:p>
      <text:p text:style-name="P4">
<text:a xlink:type="simple" xlink:href="https://www.zaobao.com/news/world/story20230625-1407570" text:style-name="Internet_20_link" text:visited-style-name="Visited_20_Internet_20_Link">
 普里戈任星期六早上发动兵变 </text:a>
，并宣称瓦格纳已控制俄罗斯南部的罗斯托夫（Rostov），部队一度向首都莫斯科挺进。</text:p>
      <text:p text:style-name="P4">
<text:a xlink:type="simple" xlink:href="https://www.zaobao.com/realtime/world/story20230624-1407496" text:style-name="Internet_20_link" text:visited-style-name="Visited_20_Internet_20_Link">
 普京当天向全国发表电视讲话 </text:a>
称，瓦格纳发动兵变是叛国行为，警告所有参与叛国行动的人都将被视为叛徒，并遭到严惩。他也强调不会让国家爆发内战，并且承诺保护人民的生命与安全。</text:p>
      <text:p text:style-name="P4">
当天晚些时候，白罗斯总统新闻处发布声明称，卢卡申科与普里戈任举行了会谈，普里戈任接受了卢卡申科提出的停止瓦格纳集团武装人员在俄罗斯境内行动的建议，并进一步采取措施缓解紧张局势。</text:p>
      <text:p text:style-name="P4">
卢卡申科随后也与普京通电话，通报了会谈结果。普京赞同卢卡申科所做的工作，并表示了感谢。</text:p>
      <text:p text:style-name="P4">
Source: <text:a xlink:type="simple" xlink:href="https://www.zaobao.com.sg/realtime/world/story20230625-1407576" text:style-name="Internet_20_link" text:visited-style-name="Visited_20_Internet_20_Link">
https://www.zaobao.com.sg/realtime/world/story20230625-1407576</text:a>
</text:p>
      <!--NEWS-->
      <text:h text:style-name="P10" text:outline-level="1">
<text:span text:style-name="T4">
内爆潜水器母船返纽芬兰港 加拿大当局登船调查</text:span>
</text:h>
      <text:p text:style-name="P4">
Publisher: 法新社</text:p>
      <text:p text:style-name="P4">
Published Time: 2023-06-25T07:02:07+00:00</text:p>
      <text:p text:style-name="P4">
Modified Time: 2023-06-25T06:35:02+00:00</text:p>
      <text:p text:style-name="P4">
Description: （法新社蒙特娄24日电） 探险知名沉船铁达尼号的一部潜水器日前在深海内爆致5人罹难，负责载运与潜水器投放作业的母船今天返抵加拿大纽芬兰的母港，加国当局展开事件调查。</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4" text:anchor-type="as-char" svg:width="6.9236in" svg:height="3.617581in" draw:z-index="0">
<draw:image xlink:href="../Images/rficn/2023-06-25T07-02-07-00-00/000000.png" xlink:type="simple" xlink:show="embed" xlink:actuate="onLoad" draw:mime-type="image/png"/>
</draw:frame>
</text:p>
      <text:p text:style-name="P4">
包括加拿大运输安全委员会调查人员及加国警方在内的十多人队伍登上这艘母船好几小时，盼找出能解释「泰坦」（Titan）潜水器出事的蛛丝马迹。</text:p>
      <text:p text:style-name="P4">
法新社报导，载有5人的泰坦潜水器18日潜入深海探索知名沉船「铁达尼号」时失联，多国搜救队展开大规模搜救，但后来美国海岸防卫队证实潜水器在深海内爆，5人全数罹难。</text:p>
      <text:p text:style-name="P4">
加拿大运安会（TSB）主席佛克斯（Kathy Fox）说：「我们的任务是要查明发生何事及为何发生，找出需要改进之处，减少未来此类事件或风险再度发生。」</text:p>
      <text:p text:style-name="P4">
对事故的完整调查，可能需要18个月到2年时间。</text:p>
      <text:p text:style-name="P4">
加拿大运安会调查人员今天登上悬挂加拿大国旗的潜水器母船「极地王子号」（PolarPrince）。这艘母船上周末从圣约翰港（St.John）起航，将泰坦潜水器带到北大西洋的潜航下水点。</text:p>
      <text:p text:style-name="P4">
加国运安会负责调查航空、铁路、海上和管线事故，以提高运输安全，但不负责归咎过失或厘清民、刑事责任。</text:p>
      <text:p text:style-name="P4">
美国海岸防卫队22日表示，泰坦潜水器发生「灾难性内爆」，船上5人全部罹难。在距离铁达尼号船头约500公尺处的海底发现潜水器散落残骸。</text:p>
      <text:p text:style-name="P4">
与此同时，加拿大皇家骑警（RCMP）则调查导致泰坦潜水器人员死亡的一连串事件中，有无触犯刑法情事。</text:p>
      <text:p text:style-name="P4">
当地警长奥斯蒙（Kent Osmond）表示，调查人员的工作是要确定「皇家骑警有无必要进行全面彻查」。</text:p>
      <text:p text:style-name="P4">
他说：「皇家骑警会审度情事，在有违反联邦或省级刑事法律时才会进行调查。」 （译者：纪锦玲）</text:p>
      <text:p text:style-name="P4">
Source: <text:a xlink:type="simple" xlink:href="https://www.rfi.fr/cn/%E5%9B%BD%E9%99%85%E6%8A%A5%E9%81%93/20230625-%E5%86%85%E7%88%86%E6%BD%9C%E6%B0%B4%E5%99%A8%E6%AF%8D%E8%88%B9%E8%BF%94%E7%BA%BD%E8%8A%AC%E5%85%B0%E6%B8%AF-%E5%8A%A0%E6%8B%BF%E5%A4%A7%E5%BD%93%E5%B1%80%E7%99%BB%E8%88%B9%E8%B0%83%E6%9F%A5" text:style-name="Internet_20_link" text:visited-style-name="Visited_20_Internet_20_Link">
https://www.rfi.fr/cn/%E5%9B%BD%E9%99%85%E6%8A%A5%E9%81%93/20230625-%E5%86%85%E7%88%86%E6%BD%9C%E6%B0%B4%E5%99%A8%E6%AF%8D%E8%88%B9%E8%BF%94%E7%BA%BD%E8%8A%AC%E5%85%B0%E6%B8%AF-%E5%8A%A0%E6%8B%BF%E5%A4%A7%E5%BD%93%E5%B1%80%E7%99%BB%E8%88%B9%E8%B0%83%E6%9F%A5</text:a>
</text:p>
      <!--NEWS-->
      <text:h text:style-name="P10" text:outline-level="1">
<text:span text:style-name="T4">
从数据看发展：美国公众眼里中国形象的变迁</text:span>
</text:h>
      <text:p text:style-name="P4">
Author: None (Language: zh)</text:p>
      <text:p text:style-name="P4">
Publisher: None</text:p>
      <text:p text:style-name="P4">
Time: 2023-06-25T07:24:00Z</text:p>
      <text:p text:style-name="P4">
Description: 美国知名的民调机构盖洛普（Gallup）从上世纪70年代底开始关注美国公众对中国的看法，迄今积累了不少问卷档案。如果将同一题目的民调放在一条时间线看，会有怎样的发现？</text:p>
      <text:p text:style-name="P4">
Videos: []</text:p>
      <text:p text:style-name="P4">
Images: []</text:p>
      <text:p text:style-name="P4">
Subject: 时政风云</text:p>
      <text:p text:style-name="P4">
Subjects: []</text:p>
      <text:p text:style-name="P4">
Keywords: ['奥巴马', '专题报道：习近平访美', '岛屿主权争端', '专题报道：全景观看“习马会”', '中国', '中共十九大', '美国', '德中关系', '南希·佩洛西']</text:p>
      <text:p text:style-name="P4">
ID: 65972594</text:p>
      <!--METADATA-->
      <text:p text:style-name="P4">
<text:a xlink:type="simple" xlink:href="https://www.dw.com/zh/overlay/image/article/65972594/58855870" text:style-name="Internet_20_link" text:visited-style-name="Visited_20_Internet_20_Link">
 </text:a>
</text:p>
      <text:p text:style-name="P4">
美国公众对中国是否有好感，受到多种因素的影响</text:p>
      <text:p text:style-name="P4">
（德国之声中文网）民调能即时传递公众看法、直观体现舆情，但反映的是当时的"瞬间"状态。德国之声对多年来盖洛普进行的涉及"美国民众对中国观感"话题的民调结果进行了汇总比较，其结果或能体现美国社会如何看待中国的国际地位及其对美国的地缘政治影响。</text:p>
      <text:h text:style-name="P12" text:outline-level="3">
<text:span text:style-name="T4">
整体观感</text:span>
</text:h>
      <text:p text:style-name="P4">
盖洛普自1979年开始在问卷中调查美国民众对中国的整体看法，这一年两国刚刚建立外交关系。当时，有64%的受访者对中国持正面看法，持负面看法的仅有25%。不过在之后数年里，情况有所转变，1985年时，对中国持积极看法的美国人比例降至38%，持负面看法的受访者升至51%。1984到1985年间，中美国家元首和政府首脑首次互访。此后双方的官方互动和经济文化交流日趋活跃，同时美国人对中国的观感有明显改善。</text:p>
      <text:p text:style-name="P4">
1989年的天安门事件后，美国官方对中国实施了制裁，民间对中国的认知也发生了逆转。一年间，对中国持正面看法的受访者比例从72%跌至34%持负面看法者从13%升至54%。此后多年间，比例基本保持在稳定区间内，持负面看法的受访者占45%到60%。</text:p>
      <text:p text:style-name="P4">
最近数年来，美中关系下行，中国在国际社会的形象受创，这也反映在民调中。自2018年以来，对中国有负面观感的受访者大幅持续上升，在2021年达到79%的新高，对中国有积极观感的人的比例降至20%。2022年的问卷结果与2021年一致。</text:p>
      <text:h text:style-name="P12" text:outline-level="3">
<text:span text:style-name="T4">
谁是美国最大的敌人</text:span>
</text:h>
      <text:p text:style-name="P4">
另一项长期调查的结果显示，近10年来，也就是习近平主政以来，美国人越来越明显感受中国已对美国构成一种威胁。</text:p>
      <text:p text:style-name="P4">
对于"哪个国家是美国最大的敌人？"这一问题，2015年时有18%的受访者认为是俄罗斯，15%的人认为是朝鲜，认为中国和伊朗是"最大敌人"的分别有12%和9%。</text:p>
      <text:p text:style-name="P4">
2018年后，认为中国是美国头号敌对者的人比例开始稳步上升， <text:a xlink:type="simple" xlink:href="https://www.dw.com/zh/zh/盖洛普美国人对中俄好感度创新低/a-56761933" text:style-name="Internet_20_link" text:visited-style-name="Visited_20_Internet_20_Link">
 2021年</text:a>
增至45%，超过了俄罗斯（26%），首次居于其它选项之前。2022年和2023年，分别有49%和50%的受访者认为，中国是美国最大的敌人。</text:p>
      <text:h text:style-name="P12" text:outline-level="3">
<text:span text:style-name="T4">
台海冲突风险意识增加</text:span>
</text:h>
      <text:p text:style-name="P4">
今年2月由美联社与美国芝加哥"全国民意研究中心"（NORC）联合发布的一项 <text:a xlink:type="simple" xlink:href="https://www.dw.com/zh/zh/民調多數美國人嚴重關切中國影響力/a-64806510" text:style-name="Internet_20_link" text:visited-style-name="Visited_20_Internet_20_Link">
 民调</text:a>
亦显示，美国人对中国的严重关注（60%的受访者）目前已超过了对俄罗斯的关注（53%）。</text:p>
      <text:p text:style-name="P4">
具体到威胁的方式和程度，盖洛普2023年的问卷显示，66%的受访者认为中国的军力对美国构成"关键威胁"，27%的人认为是"重要威胁"，2004年时，相关比例分别是39%和46%。2023年，64%的受访者认为，中国的经济力量对美国构成"关键威胁"，30%的人认为是"重要威胁"，2015年时分别是40%和44%。</text:p>
      <text:p text:style-name="P4">
对于"台海冲突是否威胁到美国的利益？"这一问题，2023年有47%的受访者认为这将是"关键威胁"（2004年为23%），42%的人认为是"重要威胁"，（2004年为51%）。</text:p>
      <ul>
        <li>
</li>
      </ul>
      <h5>
“气球”事件加剧美中两国紧张关系</h5>
      <text:h text:style-name="P12" text:outline-level="3">
<text:span text:style-name="T4">
击落</text:span>
</text:h>
      <text:p text:style-name="P4">
中国的一个气球在美国本土上空飘荡了数日之后，2月4日，美军在南卡罗来纳州沿海水域将其击落。美国指责中国利用气球进行间谍活动。但中国方面表示，这只是一个失控的气象气球。</text:p>
      <ul>
        <li>
</li>
      </ul>
      <h5>
“气球”事件加剧美中两国紧张关系</h5>
      <text:h text:style-name="P12" text:outline-level="3">
<text:span text:style-name="T4">
搜寻</text:span>
</text:h>
      <text:p text:style-name="P4">
被击落的气球坠入距离南卡罗来纳州海岸几英里处的大海中。美国海军和海岸警卫队对气球坠落的地区进行定位，并派出直升机和舰艇在坠落区域梳理寻找气球残骸。</text:p>
      <ul>
        <li>
</li>
      </ul>
      <h5>
“气球”事件加剧美中两国紧张关系</h5>
      <text:h text:style-name="P12" text:outline-level="3">
<text:span text:style-name="T4">
打捞</text:span>
</text:h>
      <text:p text:style-name="P4">
看上去像是渔民们正在捕捞一个超大的水母，但实际上这是美军的一个负责处理爆炸物的小组成员在海上打捞中国气球被击落后的残骸。这个气球直径大约达到61米，重量相当于一架小型客机。</text:p>
      <ul>
        <li>
</li>
      </ul>
      <h5>
“气球”事件加剧美中两国紧张关系</h5>
      <text:h text:style-name="P12" text:outline-level="3">
<text:span text:style-name="T4">
残骸</text:span>
</text:h>
      <text:p text:style-name="P4">
由于气球尺寸巨大，而且对其安全性的不确定性，美国最终决定在海上击落。气球坠落地区的水深约为15米。美军正在努力打捞更多的残骸，以便更准确地了解这个飞行物的实际用途。</text:p>
      <ul>
        <li>
</li>
      </ul>
      <h5>
“气球”事件加剧美中两国紧张关系</h5>
      <text:h text:style-name="P12" text:outline-level="3">
<text:span text:style-name="T4">
工具</text:span>
</text:h>
      <text:p text:style-name="P4">
美军使用了包括水下无人机等特殊装备搜索并打捞气球残骸。“探路者”级海洋测量船利用声纳技术在坠落区寻找残骸碎片。据美军的说法，搜索面积约为2.25平方公里。</text:p>
      <ul>
        <li>
</li>
      </ul>
      <h5>
“气球”事件加剧美中两国紧张关系</h5>
      <text:h text:style-name="P12" text:outline-level="3">
<text:span text:style-name="T4">
寻获</text:span>
</text:h>
      <text:p text:style-name="P4">
美军北方司令部2月13日在一份声明中说，“打捞团队从气球坠落处寻获了一些重要的残骸，包括确认所有主要的传感器和电子装置，以及整体结构的大块物件”。</text:p>
      <ul>
        <li>
</li>
      </ul>
      <h5>
“气球”事件加剧美中两国紧张关系</h5>
      <text:h text:style-name="P12" text:outline-level="3">
<text:span text:style-name="T4">
升级</text:span>
</text:h>
      <text:p text:style-name="P4">
美国击落中国疑似间谍气球之后，美中之间的紧张关系进一步加剧。此间，中国国防部长曾拒绝同美国国防部长奥斯汀通电话来讨论与气球相关的事宜。中方称美国的击落行动是过度反应，违反了国际准则。美国商务部则将与北京疑似间谍气球计划有关的中国6个实体添加到出口黑名单中。过去几天，美军在美国西北部阿拉斯加州海岸、加拿大西北部的育空地区，以及美加边境休伦湖的上空又分别击落了三个飞行体。</text:p>
      <text:p text:style-name="P4">
作者: Florian Meyer</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Source: <text:a xlink:type="simple" xlink:href="https://www.dw.com/zh/从数据看发展：美国公众眼里中国形象的变迁/a-65972594" text:style-name="Internet_20_link" text:visited-style-name="Visited_20_Internet_20_Link">
https://www.dw.com/zh/从数据看发展：美国公众眼里中国形象的变迁/a-65972594?maca=chi-rss-chi-all-1127-rdf</text:a>
</text:p>
      <!--NEWS-->
      <text:h text:style-name="P10" text:outline-level="1">
<text:span text:style-name="T4">
柏林：俄罗斯必须为乌克兰重建买单</text:span>
</text:h>
      <text:p text:style-name="P4">
Author: None (Language: zh)</text:p>
      <text:p text:style-name="P4">
Publisher: None</text:p>
      <text:p text:style-name="P4">
Time: 2023-06-25T07:26:00Z</text:p>
      <text:p text:style-name="P4">
Description: 美国、英国和欧盟已承诺出资 600 亿欧元帮助乌克兰重建。德国经济合作与发展部长舒尔茨对DW表示，“显而易见”，莫斯科应该为战争造成的破坏买单。</text:p>
      <text:p text:style-name="P4">
Videos: []</text:p>
      <text:p text:style-name="P4">
Images: []</text:p>
      <text:p text:style-name="P4">
Subject: 经济纵横</text:p>
      <text:p text:style-name="P4">
Subjects: ['欧债危机', '俄罗斯', '欧盟', '乌克兰', '德国', '留学德国', '留学德国', '德国联邦大选', '德中关系', '普京']</text:p>
      <text:p text:style-name="P4">
Keywords: ['德国', '俄罗斯', '乌克兰', '战争', '乌克兰重建', '战争赔偿', '投资市场']</text:p>
      <text:p text:style-name="P4">
ID: 66012978</text:p>
      <!--METADATA-->
      <text:p text:style-name="P4">
<text:a xlink:type="simple" xlink:href="https://www.dw.com/zh/overlay/image/article/66012978/65695672" text:style-name="Internet_20_link" text:visited-style-name="Visited_20_Internet_20_Link">
 </text:a>
</text:p>
      <text:p text:style-name="P4">
据估计，重建被战争摧毁的乌克兰一些地区将花费数千亿欧元</text:p>
      <text:p text:style-name="P4">
（德国之声中文网）德国联邦经济合作与发展部（BMZ）部长舒尔策（SvenjaSchulze）向德国之声表示，俄罗斯最终应该为饱受战争蹂躏的乌克兰的重建买单。</text:p>
      <text:p text:style-name="P4">
“他们必须为他们造成的损害买单，这符合国际法。”她说， “他们需要为此支付代价——这是显而易见的。”</text:p>
      <text:p text:style-name="P4">
“他们摧毁了所有基础设施，他们摧毁了房屋，他们需要为此支付代价。”她补充道。</text:p>
      <text:p text:style-name="P4">
舒尔策在伦敦参加乌克兰重建会议期间发表了上述意见。这是由来自 60 多个国家的代表参加的国际聚会，旨在为乌克兰的重建工作筹集资金。</text:p>
      <text:p text:style-name="P4">
</text:p>
      <text:p text:style-name="P4">
德国经济合作与发展部长舒尔策（Svenja Schulze）在接受DW采访时表示，尽管战火燃烧，但乌克兰仍然是一个有吸引力的潜在投资市场，特别是从中长期来看</text:p>
      <text:p text:style-name="P4">
今年3 月，俄罗斯入侵其邻国一年多时间之后，世界银行估计乌克兰重建费用为 4110 亿美元（3750 亿欧元）。随着冲突的加剧，这个数字还会上升。</text:p>
      <text:h text:style-name="P12" text:outline-level="3">
<text:span text:style-name="T4">
600 亿欧元援助重建乌克兰</text:span>
</text:h>
      <text:p text:style-name="P4">
英国表示，截至周四（6月22日）会议结束时，外国捐助者已承诺为乌克兰重建提供约 600 亿欧元的资金援助。</text:p>
      <text:p text:style-name="P4">
其中大部分来自欧盟本周宣布的 500 亿欧元援助计划。美国还计划提供13亿美元的援助，其重点是能源和基础设施领域。英国承诺提供 2.4 亿英镑（约为3.05亿美元或2.78 亿欧元），德国宣布提供 3.81 亿欧元的人道主义援助。</text:p>
      <text:p text:style-name="P4">
英国外交大臣克莱弗利（James Cleverly）表示，这些承诺将有助于在重建中期为乌克兰提供一定的经济稳定，目前的重点是释放“私营部门的巨大潜力”。</text:p>
      <text:p text:style-name="P4">
克莱弗利表示，来自 42 个国家的近 500 家公司，包括谷歌、西门子、沃达丰、维珍集团和劳斯莱斯都做出了承诺。</text:p>
      <text:p text:style-name="P4">
他补充说：“作为政府、国际组织、企业、民间社会的代表，我们共同向乌克兰和乌克兰人民表明，我们与他们站在一起。”</text:p>
      <text:h text:style-name="P12" text:outline-level="3">
<text:span text:style-name="T4">
乌克兰是有吸引力的潜在投资市场</text:span>
</text:h>
      <text:p text:style-name="P4">
德国经济合作与发展部长舒尔策表示，尽管战火仍在燃烧，许多公司仍然留在乌克兰；乌克兰仍然是一个有吸引力的潜在投资市场，特别是从中长期来看。</text:p>
      <text:p text:style-name="P4">
“乌克兰是欧洲市场未来的一部分。”舒尔策对德国之声表示。她指的是乌克兰作为欧盟候选成员国的地位。她说，“所以现在投资的人是在抢先进入这个市场。”</text:p>
      <text:h text:style-name="P12" text:outline-level="3">
<text:span text:style-name="T4">
泽连斯基：乌克兰已经准备好加入北约</text:span>
</text:h>
      <text:p text:style-name="P4">
这次会议的主要目标之一也是提供担保，以帮助减轻私营公司选择投资的风险。舒尔策表示，德国为符合标准的德国公司提供了这样的担保系统。</text:p>
      <text:p text:style-name="P4">
“如果他们在乌克兰投资，他们会得到德国政府的帮助。”她说，“这确实非常成功，所以可以成为其他国家的榜样。”</text:p>
      <text:h text:style-name="P12" text:outline-level="3">
<text:span text:style-name="T4">
“我们不会等到战争结束才开始重建”</text:span>
</text:h>
      <text:p text:style-name="P4">
舒尔策还强调，尽管冲突仍在持续，但现在开始协调国际捐款至关重要。</text:p>
      <text:p text:style-name="P4">
“因为它（重建）已经开始。”她说，“我们需要……为乌克兰人民提供住房，我们需要电力，我们需要水，我们需要以更好的方式协调这一切，这是本次会议的核心。”</text:p>
      <text:p text:style-name="P4">
正在伦敦访问的乌克兰总理什米哈尔（Denys Shmyhal）感谢会议代表们提供的资金援助，并表示乌克兰重建国家的工作正在进行中。</text:p>
      <text:p text:style-name="P4">
“我们不会等到战争结束才开始重建。”他说。</text:p>
      <text:p text:style-name="P4">
什米哈尔还呼吁建立“补偿机制”， <text:a xlink:type="simple" xlink:href="https://www.dw.com/zh/zh/泽连斯基-冻结的俄资产应该用于乌克兰重建/a-65303551" text:style-name="Internet_20_link" text:visited-style-name="Visited_20_Internet_20_Link">
 允许冻结的俄罗斯资产 </text:a>
 用于乌克兰重建。 <text:a xlink:type="simple" xlink:href="https://www.dw.com/zh/zh/扣押俄资产重建乌克兰德财长表支持亦有顾虑/a-61791443" text:style-name="Internet_20_link" text:visited-style-name="Visited_20_Internet_20_Link">
 然而，这个问题存在争议，</text:a>
 就此类赔偿达成国际协议可能会很困难。</text:p>
      <text:p text:style-name="P4">
下一届乌克兰重建会议定于2024 年由德国主办。</text:p>
      <text:p text:style-name="P4">
（法新社、路透社等）</text:p>
      <text:p text:style-name="P4">
Source: <text:a xlink:type="simple" xlink:href="https://www.dw.com/zh/柏林：俄罗斯必须为乌克兰重建买单/a-66012978" text:style-name="Internet_20_link" text:visited-style-name="Visited_20_Internet_20_Link">
https://www.dw.com/zh/柏林：俄罗斯必须为乌克兰重建买单/a-66012978?maca=chi-rss-chi-all-1127-rdf</text:a>
</text:p>
      <!--NEWS-->
      <text:h text:style-name="P10" text:outline-level="1">
<text:span text:style-name="T4">
竞争力排名 德国不及中国？</text:span>
</text:h>
      <text:p text:style-name="P4">
Author: None (Language: zh)</text:p>
      <text:p text:style-name="P4">
Publisher: None</text:p>
      <text:p text:style-name="P4">
Time: 2023-06-25T07:27:00Z</text:p>
      <text:p text:style-name="P4">
Description: 瑞士洛桑管理学院（IMD）每年推出世界竞争力排名，今年的榜单上，德国排名22位，下滑了7位，排在中国之后。</text:p>
      <text:p text:style-name="P4">
Videos: []</text:p>
      <text:p text:style-name="P4">
Images: []</text:p>
      <text:p text:style-name="P4">
Subject: 经济纵横</text:p>
      <text:p text:style-name="P4">
Subjects: ['德中关系', '欧债危机', '欧盟', '岛屿主权争端', '马英九', '专题报道：全景观看“习马会”', '专题报道：2016年台湾大选', '德国', '中国', '台湾']</text:p>
      <text:p text:style-name="P4">
Keywords: ['世界竞争力排名', 'IMD', '瑞士洛桑管理学院', '德国', '台湾', '中国']</text:p>
      <text:p text:style-name="P4">
ID: 66015401</text:p>
      <!--METADATA-->
      <text:p text:style-name="P4">
<text:a xlink:type="simple" xlink:href="https://www.dw.com/zh/overlay/image/article/66015401/64071308" text:style-name="Internet_20_link" text:visited-style-name="Visited_20_Internet_20_Link">
 </text:a>
</text:p>
      <text:p text:style-name="P4">
（德国之声中文网）德国竞争力不如中国？瑞士洛桑管理学院的竞争力排名引起了德国《经济周刊》的关注。</text:p>
      <text:p text:style-name="P4">
在64个国家的排名中，前三名分别是丹麦、爱尔兰和瑞士。中国位居第21位，德国第22位。《经济周刊》分析认为， <text:a xlink:type="simple" xlink:href="https://www.dw.com/zh/zh/德国国际竞争力排名地位下降/a-39078641" text:style-name="Internet_20_link" text:visited-style-name="Visited_20_Internet_20_Link">
 德国</text:a>
 的排名 <text:a xlink:type="simple" xlink:href="https://www.dw.com/zh/zh/德国竞争力大不如前/a-19295747" text:style-name="Internet_20_link" text:visited-style-name="Visited_20_Internet_20_Link">
 下滑</text:a>
，一个重要的原因可能是税务方面的负担之重。瑞士《新苏黎世报》则认为，德国高通胀、基础设施不足以及人们对去工业化的担忧，也是其中的原因。</text:p>
      <text:p text:style-name="P4">
《经济周刊》认为，德国政府与其为英特尔这样的大公司提供数十亿欧元的资助，不如从总体上改善德国对所有企业的吸引力。这包括减税、减少官僚主义等。《新苏黎世报》则指出，无论如何，两年前的<text:a xlink:type="simple" xlink:href="https://www.dw.com/zh/zh/全球竞争力排名-美国十年后再居首/a-45916250" text:style-name="Internet_20_link" text:visited-style-name="Visited_20_Internet_20_Link">
 世界经济论坛 </text:a>
 排名中，德国还位列第9位。</text:p>
      <text:p text:style-name="P4">
瑞士从去年的第二位降至第三位，有分析认为，或与瑞信集团危机有关。</text:p>
      <text:p text:style-name="P4">
前十名中还包括：新加坡（第四位）、荷兰、台湾、 <text:a xlink:type="simple" xlink:href="https://www.dw.com/zh/zh/全球竞争力排行榜-美国第一香港第二/a-18480371" text:style-name="Internet_20_link" text:visited-style-name="Visited_20_Internet_20_Link">
 香港 </text:a>
 、瑞典、 <text:a xlink:type="simple" xlink:href="https://www.dw.com/zh/zh/美重夺竞争力第一-中国超越台湾/a-43905223" text:style-name="Internet_20_link" text:visited-style-name="Visited_20_Internet_20_Link">
 美国 </text:a>
 和阿联酋。</text:p>
      <text:h text:style-name="P12" text:outline-level="3">
<text:span text:style-name="T4">
台湾第六</text:span>
</text:h>
      <text:p text:style-name="P4">
台湾比去年上升一位、排名第六的消息也受到台湾总统蔡英文的关注。她在脸书上表示："我們不只連5年進步，其中3項評比指標，包括政府效能、企業效能和基礎建設，台灣的排名都有往前。"香港比去年下降两位。中国则下降四位。</text:p>
      <text:p text:style-name="P4">
该排名所反映的是一个国家私有经济领域的看法。瑞士洛桑管理学院使用164个硬指标以及对6400名经理人的问卷调查，来对一个国家的竞争力作出结论。这些数字流向四大领域：经营能力、国家效率、企业效率、基础设施。</text:p>
      <text:p text:style-name="P4">
排名体现出，小国家往往得到更高的评分。这是因为小国家在面对世界经济的不确定性时，在政策上具有更大的灵活性。</text:p>
      <text:p text:style-name="P4">
（综合报道）</text:p>
      <text:p text:style-name="P4">
Source: <text:a xlink:type="simple" xlink:href="https://www.dw.com/zh/竞争力排名-德国不及中国？/a-66015401" text:style-name="Internet_20_link" text:visited-style-name="Visited_20_Internet_20_Link">
https://www.dw.com/zh/竞争力排名-德国不及中国？/a-66015401?maca=chi-rss-chi-all-1127-rdf</text:a>
</text:p>
      <!--NEWS-->
      <text:h text:style-name="P10" text:outline-level="1">
<text:span text:style-name="T4">
中国发起锂电池攻势 德国处境艰难</text:span>
</text:h>
      <text:p text:style-name="P4">
Author: None (Language: zh)</text:p>
      <text:p text:style-name="P4">
Publisher: None</text:p>
      <text:p text:style-name="P4">
Time: 2023-06-25T07:28:00Z</text:p>
      <text:p text:style-name="P4">
Description: 随着电动汽车走入千家万户，市场上锂电池也出现了供不应求的场面。而在锂电池领域，德国乃至整个欧洲都对中国高度依赖。德国应如何改变这一局面呢？</text:p>
      <text:p text:style-name="P4">
Videos: []</text:p>
      <text:p text:style-name="P4">
Images: []</text:p>
      <text:p text:style-name="P4">
Subject: 新闻广角</text:p>
      <text:p text:style-name="P4">
Subjects: ['非洲']</text:p>
      <text:p text:style-name="P4">
Keywords: ['锂电池', '非洲', '南美', '经济依赖', '电动车']</text:p>
      <text:p text:style-name="P4">
ID: 65996760</text:p>
      <!--METADATA-->
      <text:p text:style-name="P4">
<text:a xlink:type="simple" xlink:href="https://www.dw.com/zh/overlay/image/article/65996760/65960573" text:style-name="Internet_20_link" text:visited-style-name="Visited_20_Internet_20_Link">
 </text:a>
</text:p>
      <text:p text:style-name="P4">
（德国之声中文网）在中国的推动下，全球掀起了争夺锂原料的激烈竞争，而德国和欧洲的处境则变得越来越被动。 <text:a xlink:type="simple" xlink:href="https://www.dw.com/zh/zh/汽车电池制造中国已领先-欧洲追赶难/a-47993702" text:style-name="Internet_20_link" text:visited-style-name="Visited_20_Internet_20_Link">
电动车越来越畅销，锂电池供不应求，全球范围内对这种轻金属的争夺愈演愈烈，因为电动车的未来离不开锂电池</text:a>
。中国企业投资数十亿美元，确保在非洲和拉美获得锂矿的开采权。专家们相信，截至2025年，中国将把控全球锂矿产量的三分之一。      这场攻势是中国党和国家领导人习近平三年前发起的："我们必须加强国际供应链对中国的依赖，并对那些试图破坏中国发展的外国建立起有效的反制和威慑机制。"</text:p>
      <text:p text:style-name="P4">
</text:p>
      <text:p text:style-name="P4">
玻利维亚一个盐湖下，蕴藏着丰富的锂矿。</text:p>
      <text:h text:style-name="P12" text:outline-level="3">
<text:span text:style-name="T4">
推动多样化</text:span>
</text:h>
      <text:p text:style-name="P4">
鉴于中国极具进攻性的市场战略，基尔经济研究所教授海德兰（ TobiasHeidland）呼吁德国工业界应加强供应链的多样化建设。他表示："对中国锂产品的依赖，对德国企业构成了了极大的危险。一旦德中关系陷入紧张，德国企业将失去获得中期产品的渠道。"</text:p>
      <text:p text:style-name="P4">
在三月底的一次会议上，欧盟委员会主席冯德莱恩也对欧盟对中国原料的高度依赖提出警告。她表示， <text:a xlink:type="simple" xlink:href="https://www.dw.com/zh/zh/宁德时代在欧美投资遭遇阻力/a-64944983" text:style-name="Internet_20_link" text:visited-style-name="Visited_20_Internet_20_Link">
欧盟的锂产品97%来自中国，而2050年时，对锂的需求将增加17倍。</text:a>
同北京政治关系出现紧张的情况下，对中国原料的依赖将成为问题。</text:p>
      <text:h text:style-name="P12" text:outline-level="3">
<text:span text:style-name="T4">
中国是受欢迎的伙伴</text:span>
</text:h>
      <text:p text:style-name="P4">
同欧洲企业相比，中国在南美和非洲的投资更具竞争力，因为中国公司很少需要考虑环保及人权标准。美国战略及国际关系研究中心的伯格（ RyanBerg）对《外交政策》表示："有关国家的政府也很清楚，同中国企业合作，肯定达不到欧美的质量水准，但同中国企业合作头疼的事情也少，不必考虑那么多的法律条款，不必为环保标准担忧，更不必担心来自非政府组织的投诉。"</text:p>
      <text:p text:style-name="P4">
南部国家对于来自境外的投资具有很高的依赖，但这些国家也不愿重复过去的错误，在出售原材料时将大部分利润拱手让人。墨西哥总统洛佩斯（Andrés ManuelLópezObrador）和玻利维亚总统阿尔塞就希望模仿石油输出国组织"欧佩克"的模式建立锂矿同盟。阿尔塞说："我们将以自信果决的姿态出现在市场上，我们制定的锂价最终也能使我们的国民经济带来益处。"</text:p>
      <text:p text:style-name="P4">
</text:p>
      <text:p text:style-name="P4">
中国投资四亿美元，在津巴布韦开发的一处锂矿。</text:p>
      <text:h text:style-name="P12" text:outline-level="3">
<text:span text:style-name="T4">
德国公司的优势</text:span>
</text:h>
      <text:p text:style-name="P4">
经济学家海德兰认为，只要一个国家在开采锂矿的过程中，注重环境保护和可持续性发展，那么，德国企业就会有得天独厚的优势。他说："锂的开采过程通常会对环境造成极大的破坏，除非你投入大量资金，来避免这种破坏，而这就会抬高成本。对于德国企业来说，在不重视环保的国家中参与竞争将会困难重重，因为你肯定比不过中国企业。但另一方面，在那些注重可持续性发展的国家中，德国企业就会有不错的机会，因为德国企业可以凭借自身经验，拿出有吸引力的报价。"</text:p>
      <text:p text:style-name="P4">
中国企业也在聚焦非洲：根据美国地质协会的估算，津巴布韦、民主刚果、加纳、纳米比亚以及马里等国拥有438万吨锂矿的储量。但上述国家每年的实际产量却只有四万吨，不过预计2030年时产量将可提高至每年五十万吨。而津巴布韦将是主要出产国。</text:p>
      <text:p text:style-name="P4">
中国投资者早已采取了行动：津巴布韦最大的锂矿 -比吉塔矿已经掌握在中国矿业资源集团的手中。而中国公司浙江华友钴业则在津巴布韦第二大锂矿Arcadia拥有控股权。</text:p>
      <text:p text:style-name="P4">
</text:p>
      <text:p text:style-name="P4">
富含锂的原矿石</text:p>
      <text:p text:style-name="P4">
霍金路伟国际律师事务所的分析师克帕夫洛维奇（ClintonPavlovic）说："在过去三年中，中国投资者在津巴布韦的锂矿项目中投资或承诺投资100亿美元以上。由于津巴布韦还拥有开发电动汽车所需的其他原材料，如钴、锰、镍和石墨等，该国对投资者来说具有极大的吸引力。即使津巴布韦在去年12月发布了禁止出口粗锂的禁令，但该国对投资者的吸引力并没有发生变化。而且这条禁令对已经在该国投资的外国企业并不适用。</text:p>
      <text:p text:style-name="P4">
其他非洲国家也希望责成投资者在当地加工原材料，以便将更大份额的利润留在国内。在尼日利亚，中国也已经控制了矿产市场。今年1月，明鑫选矿公司为尼日利亚第一家锂矿加工厂举行了奠基仪式。此前不久，尼日利亚刚刚拒绝了美国电动车企业特斯拉的合作请求，理由是特斯拉只对购买原料锂感兴趣，稍后，来自中国的明鑫选矿公司就获得了开采权。</text:p>
      <text:p text:style-name="P4">
（综合报道）</text:p>
      <text:p text:style-name="P4">
Source: <text:a xlink:type="simple" xlink:href="https://www.dw.com/zh/中国发起锂电池攻势-德国处境艰难/a-65996760" text:style-name="Internet_20_link" text:visited-style-name="Visited_20_Internet_20_Link">
https://www.dw.com/zh/中国发起锂电池攻势-德国处境艰难/a-65996760?maca=chi-rss-chi-all-1127-rdf</text:a>
</text:p>
      <!--NEWS-->
      <text:h text:style-name="P10" text:outline-level="1">
<text:span text:style-name="T4">
宪法保障堕胎权推翻周年 拜登誓对抗共和党极端行动</text:span>
</text:h>
      <text:p text:style-name="P4">
Publisher: 法新社</text:p>
      <text:p text:style-name="P4">
Published Time: 2023-06-25T07:32:15+00:00</text:p>
      <text:p text:style-name="P4">
Modified Time: 2023-06-25T07:05:03+00:00</text:p>
      <text:p text:style-name="P4">
Description: （法新社华盛顿24日电） 美国联邦最高法院终结50年来对堕胎权的宪法保障1年后，总统拜登今天矢言奋力对抗共和党在全国各地限制堕胎的「极端且危险」行动。</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0" text:anchor-type="as-char" svg:width="6.9236in" svg:height="3.617581in" draw:z-index="0">
<draw:image xlink:href="../Images/rficn/2023-06-25T07-32-15-00-00/000000.png" xlink:type="simple" xlink:show="embed" xlink:actuate="onLoad" draw:mime-type="image/png"/>
</draw:frame>
</text:p>
      <text:p text:style-name="P4">
美国联邦最高法院推翻具里程碑意义的「罗诉韦德案」（Roe v. Wade）的判决，把堕胎监管权交还各州政府，部分州政府在那之后大幅限制堕胎。</text:p>
      <text:p text:style-name="P4">
针对这项判决被推翻1周年，拜登发表声明说：「各州的禁令只是开始，他们的政策主张极端、危险，而且与大多数美国人脱节。」</text:p>
      <text:p text:style-name="P4">
支持和反堕胎团体今天在首都华盛顿集会打对台，副总统贺锦丽（Kamala Harris）则在北卡罗来纳州的演说中，谈到与生殖权利有关的健康照护「危机」。</text:p>
      <text:p text:style-name="P4">
主要位于南部和中西部的大约20州已全面禁止堕胎或严格限制堕胎，而主要位于沿海地区的其他州则采取行动保护堕胎。</text:p>
      <text:p text:style-name="P4">
大约12州的堕胎诊所关闭，迫使数以万计女性前往他州堕胎。</text:p>
      <text:p text:style-name="P4">
拜登说：「国会的共和党人希望全国禁止堕胎。为达此目的，他们让美国食品暨药物管理局（FDA）批准的堕胎药退出市场，让避孕措施更难取得。」</text:p>
      <text:p text:style-name="P4">
Source: <text:a xlink:type="simple" xlink:href="https://www.rfi.fr/cn/%E5%9B%BD%E9%99%85%E6%8A%A5%E9%81%93/20230625-%E5%AE%AA%E6%B3%95%E4%BF%9D%E9%9A%9C%E5%A0%95%E8%83%8E%E6%9D%83%E6%8E%A8%E7%BF%BB%E5%91%A8%E5%B9%B4-%E6%8B%9C%E7%99%BB%E8%AA%93%E5%AF%B9%E6%8A%97%E5%85%B1%E5%92%8C%E5%85%9A%E6%9E%81%E7%AB%AF%E8%A1%8C%E5%8A%A8" text:style-name="Internet_20_link" text:visited-style-name="Visited_20_Internet_20_Link">
https://www.rfi.fr/cn/%E5%9B%BD%E9%99%85%E6%8A%A5%E9%81%93/20230625-%E5%AE%AA%E6%B3%95%E4%BF%9D%E9%9A%9C%E5%A0%95%E8%83%8E%E6%9D%83%E6%8E%A8%E7%BF%BB%E5%91%A8%E5%B9%B4-%E6%8B%9C%E7%99%BB%E8%AA%93%E5%AF%B9%E6%8A%97%E5%85%B1%E5%92%8C%E5%85%9A%E6%9E%81%E7%AB%AF%E8%A1%8C%E5%8A%A8</text:a>
</text:p>
      <!--NEWS-->
      <text:h text:style-name="P10" text:outline-level="1">
<text:span text:style-name="T4">
乌克兰军队在东部向前推进</text:span>
</text:h>
      <text:p text:style-name="P4">
Author: chinese@voanews.com (美国之音)</text:p>
      <text:p text:style-name="P4">
Publisher: 美国之音中文网 (Type: NewsMediaOrganization)</text:p>
      <text:p text:style-name="P4">
Published Time: 2023-06-25T07:50:32+08:00</text:p>
      <text:p text:style-name="P4">
Modified Time: 2023-06-24 23:50:32Z</text:p>
      <text:p text:style-name="P4">
Description: 乌克兰国防部副部长马利亚尔（Hanna Maliar）星期六说，乌克兰军队在顿涅茨克州巴赫穆特市周围几个方向向前推进。她在电报上写道，“所有方向都有进展。”</text:p>
      <text:p text:style-name="P4">
Videos: []</text:p>
      <text:p text:style-name="P4">
Images: []</text:p>
      <text:p text:style-name="P4">
Categories: ['乌克兰局势', '军事']</text:p>
      <text:p text:style-name="P4">
Type: None</text:p>
      <!--METADATA-->
      <text:p text:style-name="P4">
NoneNone</text:p>
      <text:p text:style-name="P4">
Source: <text:a xlink:type="simple" xlink:href="https://www.voachinese.com/a/ukraine-troop-advance-in-east-20230624/7151649.html" text:style-name="Internet_20_link" text:visited-style-name="Visited_20_Internet_20_Link">
https://www.voachinese.com/a/ukraine-troop-advance-in-east-20230624/7151649.html</text:a>
</text:p>
      <!--NEWS-->
      <text:h text:style-name="P10" text:outline-level="1">
<text:span text:style-name="T4">
加州山区发现人类遗骸 与朱利安山德斯失踪地吻合</text:span>
</text:h>
      <text:p text:style-name="P4">
Publisher: 法新社</text:p>
      <text:p text:style-name="P4">
Published Time: 2023-06-25T08:02:08+00:00</text:p>
      <text:p text:style-name="P4">
Modified Time: 2023-06-25T07:50:01+00:00</text:p>
      <text:p text:style-name="P4">
Description: （法新社华盛顿24日电） 地方当局表示，有健行者在美国加州的圣安东尼奥山发现人类遗骸，那个区域和英国电影演员朱利安山德斯5个月前失踪的地方大致吻合。</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1" text:anchor-type="as-char" svg:width="6.9236in" svg:height="3.617581in" draw:z-index="0">
<draw:image xlink:href="../Images/rficn/2023-06-25T08-02-08-00-00/000000.png" xlink:type="simple" xlink:show="embed" xlink:actuate="onLoad" draw:mime-type="image/png"/>
</draw:frame>
</text:p>
      <text:p text:style-name="P4">
圣伯纳地诺（San Bernardino）警长办公室在声明中表示，那副人类遗骸是今天早上被人在荒野中发现的。</text:p>
      <text:p text:style-name="P4">
声明中补充道：「有健行民众（在山的附近）发现那具人类遗骸，便通知丰塔纳（Fontana）警局。 」</text:p>
      <text:p text:style-name="P4">
遗体被送到验尸官那里鉴定身份，预计下周会有结果。</text:p>
      <text:p text:style-name="P4">
因演出1985年电影「窗外有蓝天」（A Room with a View）成名的朱利安山德斯（JulianSands），1月在距洛杉矶市中心外不远，3000公尺高的圣安东尼奥山（Mount San Antonio），也就是当地人称鲍尔迪山（ MountBaldy）的地方失踪。</text:p>
      <text:p text:style-name="P4">
65岁的朱利安山德斯是经验丰富的健行者，曾形容自己最幸福的时刻，是「在寒冷灿烂的早晨爬到接近山巅的地方」。</text:p>
      <text:p text:style-name="P4">
加州去年12月和今年1月遭连串的风暴袭击，为包括圣安东尼奥山在内的山区带来大雪。</text:p>
      <text:p text:style-name="P4">
圣伯纳地诺郡警方当时表示，情况愈来愈危险，2017年到2022年间，就有8人在那里丧生。</text:p>
      <text:p text:style-name="P4">
朱利安山德斯的兄弟在搜救任务展开两周后说：「他还没被宣布失踪或推定为死亡，但我心里知道他已经离世。」</text:p>
      <text:p text:style-name="P4">
Source: <text:a xlink:type="simple" xlink:href="https://www.rfi.fr/cn/%E5%9B%BD%E9%99%85%E6%8A%A5%E9%81%93/20230625-%E5%8A%A0%E5%B7%9E%E5%B1%B1%E5%8C%BA%E5%8F%91%E7%8E%B0%E4%BA%BA%E7%B1%BB%E9%81%97%E9%AA%B8-%E4%B8%8E%E6%9C%B1%E5%88%A9%E5%AE%89%E5%B1%B1%E5%BE%B7%E6%96%AF%E5%A4%B1%E8%B8%AA%E5%9C%B0%E5%90%BB%E5%90%88" text:style-name="Internet_20_link" text:visited-style-name="Visited_20_Internet_20_Link">
https://www.rfi.fr/cn/%E5%9B%BD%E9%99%85%E6%8A%A5%E9%81%93/20230625-%E5%8A%A0%E5%B7%9E%E5%B1%B1%E5%8C%BA%E5%8F%91%E7%8E%B0%E4%BA%BA%E7%B1%BB%E9%81%97%E9%AA%B8-%E4%B8%8E%E6%9C%B1%E5%88%A9%E5%AE%89%E5%B1%B1%E5%BE%B7%E6%96%AF%E5%A4%B1%E8%B8%AA%E5%9C%B0%E5%90%BB%E5%90%88</text:a>
</text:p>
      <!--NEWS-->
      <text:h text:style-name="P10" text:outline-level="1">
<text:span text:style-name="T4">
人口结构与经济增长：日本经验与中国现实 (Free Version)</text:span>
</text:h>
      <text:p text:style-name="P4">
Authors: ['程实，张弘顼为FT中文网撰稿']</text:p>
      <text:p text:style-name="P4">
Publisher: 英国《金融时报》</text:p>
      <text:p text:style-name="P4">
Time: 2023-06-25T08:38:24+00:00</text:p>
      <text:p text:style-name="P4">
Published Time: 2023-06-24T12:00:99+08:00</text:p>
      <text:p text:style-name="P4">
Modified Time: 2023-06-24T18:54:99+08:00</text:p>
      <text:p text:style-name="P4">
Description: 程实、张弘顼：作为亚洲两大主要经济体，分析中日经济的同与不同，既是理论界关注的学术热点，也将助力市场主体和政策制定者优化长期战略选择。</text:p>
      <text:p text:style-name="P4">
Images: ["<text:a xlink:type="simple" xlink:href="https://thumbor.ftacademy.cn/unsafe/picture/0/000163170_piclink.jpg" text:style-name="Internet_20_link" text:visited-style-name="Visited_20_Internet_20_Link">
000163170_pic...</text:a>
", "<text:a xlink:type="simple" xlink:href="https://thumbor.ftacademy.cn/unsafe/picture/9/000185039_piclink.png" text:style-name="Internet_20_link" text:visited-style-name="Visited_20_Internet_20_Link">
000185039_pic...</text:a>
", "<text:a xlink:type="simple" xlink:href="https://thumbor.ftacademy.cn/unsafe/picture/8/000185038_piclink.png" text:style-name="Internet_20_link" text:visited-style-name="Visited_20_Internet_20_Link">
000185038_pic...</text:a>
", "<text:a xlink:type="simple" xlink:href="https://thumbor.ftacademy.cn/unsafe/picture/7/000185037_piclink.png" text:style-name="Internet_20_link" text:visited-style-name="Visited_20_Internet_20_Link">
000185037_pic...</text:a>
", "<text:a xlink:type="simple" xlink:href="https://thumbor.ftacademy.cn/unsafe/picture/6/000185036_piclink.png" text:style-name="Internet_20_link" text:visited-style-name="Visited_20_Internet_20_Link">
000185036_pic...</text:a>
"]</text:p>
      <text:p text:style-name="P4">
Themes: ['中国经济', '关注']</text:p>
      <text:p text:style-name="P4">
Keywords: ['中国经济', '日本经济', '出生率', '改革', '人口机构']</text:p>
      <text:p text:style-name="P4">
Type: Article</text:p>
      <!--METADATA-->
      <text:p text:style-name="P4">
<draw:frame draw:style-name="fr1" draw:name="Image122" text:anchor-type="as-char" svg:width="6.9236in" svg:height="3.894525in" draw:z-index="0">
<draw:image xlink:href="../Images/FT Chinese Free Version/2023-06-25T08-38-24-00-00/000163170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往者不可谏，来者犹可追。作为亚洲两大主要经济体，中国和日本在经济发展路径上既有一些相似，又本质上截然不同。而分析中日经济的同与不同，既是理论界关注的学术热点，也将助力市场主体和政策制定者优化长期战略选择。</text:p>
      <text:p text:style-name="P4">
从人口结构与经济增长的实证关系切入，中日在历史演进阶段上存在雷同之处：1990年的日本和2020年的中国，在人口结构的静态比例和动态方向上，都高度相似，同样面临着人口老龄化的长期挑战。而从包括日本在内的全球主要经济体的历史数据来看，人口结构与经济增长之间存在着非线性的相关关系，人口结构老化会造成经济增长减速，但这种减速普遍呈现出阶梯式演进的特征，劳动力与老年人人口之比有两个重要的数据关口，当这个比例分别降至7.5和4.8左右时，经济增速将出现两次系统性的重心下移。伴随着中国人口结构的关键指标依次跨过这两个数据关口，中国经济减速将是自然的客观趋势。虽然减速不可逆，但增质犹可期。</text:p>
      <text:p text:style-name="P4">
日本经验和全球规律给中国经济发展提供了宝贵的参考经验，唯有通过持续果敢的资源配置优化和改革开放深化，中国经济才能避免重蹈日本在类似阶段出现的经济风险（地产泡沫，投资回报率降低，技术进步下降），以中国式现代化谋求高质量发展。从内外形势演变和中国战略选择看，经济长期发展始终前景可期：一是审视内里，中国无论在市场深度和广度上都存在更多可能性；二是面向未来，中国数据要素发展优势具备坚实基础；三是打开自己，改革开放深化将释放可观的长期动能。</text:p>
      <text:p text:style-name="P4">
<text:span text:style-name="T4">
中日人口结构变化高度相似</text:span>
</text:p>
      <text:p text:style-name="P4">
基于统计分析，我们比较了中国人口结构变化周期与日本人口结构变化周期的异同。首先，从总和生育率来看，1950年-2020年，中国总和生育率长期高于日本，尤其是1950-1985年。1990年代，中国总和生育率基本保持在2%上下，日本则为1.5%上下水平；进入2020年后，中国总和生育率已经低于日本。2021年，中国总和生育率降至1.15，低于维持人口总量不变的世代更替水平2.1。而日本2021年的总和生育率为1.30。长期来看，到2050年中日总和生育率都将长期维持在1.30-1.40水平。总和生育率低于维持人口正增长所需的2.1，意味着总人口绝对值将渐进下降。根据联合国预测，2050年中国总人口将减少1.09亿至13亿左右，而日本人口将下滑近3千万至1亿左右人口水平。</text:p>
      <text:p text:style-name="P4">
从人口结构的历史轨迹和未来预测看，中国2020-2050年与日本1990-2020年的人口结构周期变化存在高度相似。具体来说，2020年中国14-65岁劳动力人口占比为68.6%，65岁以上人口占比为13.5%，14岁以下人口占比为17.9%。这与1990年后的日本基本一致（1991年日本14-65岁劳动力人口占比为69.8%，65岁以上人口占比为12.9%，14岁以下人口占比为17.3%）。综合国家卫生健康委员会及《中国人口预测报告2023版》的预测，从2020年到2050年，中国65岁以上老年人占总人口比重将攀升至30%左右，而劳动力人口占比将下行至60%左右。这同样与日本1990-2020年以来的人口结构水平变化基本一致（2020年日本65岁以上老年人占总人口比为29.5%，劳动人口占比为59%）。</text:p>
      <text:p text:style-name="P4">
我们观察了日本1990年人口拐点后人口结构变化对经济活动的影响：1.劳动力人口占比下滑，住房买房刚性需求周期性下滑。1992年日本东京、大阪等六大城市的房价当年显著下跌15.5%。同时，日本全国平均房价从1992年至2009年，累计跌幅达到43.6%；2.老龄化抑制资本积累，国债占GDP比重快速抬升，导致投资回报率降低。老年化和劳动力负增长直接导致日本银行储蓄率快速下降，因此日本政府不得不通过增发国债来刺激投资增速，由于资本存在边际报酬递减规律，叠加劳动力负增长，投资回报率逐年将低，经济进入长期低利率时期；3.出生率下滑，抑制创新。由于年轻人口占比与创新呈高度正相关，1990年后日本生育率显著下降，创新性的人口减少，全要素增长动力不足导致日本劳动生产率长期疲弱。</text:p>
      <text:p text:style-name="P4">
图1：日本人口结构变化 1960 - 2020</text:p>
      <text:p text:style-name="P4">
<draw:frame draw:style-name="fr1" draw:name="Image123" text:anchor-type="as-char" svg:width="6.9236in" svg:height="3.477324in" draw:z-index="0">
<draw:image xlink:href="../Images/FT Chinese Free Version/2023-06-25T08-38-24-00-00/000185039_piclink.png" xlink:type="simple" xlink:show="embed" xlink:actuate="onLoad" draw:mime-type="image/png"/>
</draw:frame>
</text:p>
      <text:p text:style-name="P4">
图2：中国人口结构变化预测 1990 - 2050</text:p>
      <text:p text:style-name="P4">
<draw:frame draw:style-name="fr1" draw:name="Image124" text:anchor-type="as-char" svg:width="6.9236in" svg:height="4.647493in" draw:z-index="0">
<draw:image xlink:href="../Images/FT Chinese Free Version/2023-06-25T08-38-24-00-00/000185038_piclink.png" xlink:type="simple" xlink:show="embed" xlink:actuate="onLoad" draw:mime-type="image/png"/>
</draw:frame>
</text:p>
      <text:p text:style-name="P4">
数据来源：UN，World Bank, Wind。 注：中国人口结构变化综合《中国人口预测报告2023版》及《中国发展报告2020》预测。</text:p>
      <text:p text:style-name="P4">
<text:span text:style-name="T4">
新一轮劳动人口减少将对中国经济增速形成压力</text:span>
</text:p>
      <text:p text:style-name="P4">
首先，从全球主要经济体的历史数据来看，当劳动力与老年人人口之比下降到7.5水平，该国GDP增长水平会出现明显下滑。日本在1950年20-64岁劳动力人口与老年人人口比为10，此后的20年内GDP年均增速基本保持在10%以上（剔除石油危机年份）。然而，自1975年石油危机结束，日本劳动力与老年人人口比下降至7.5后，此后20年日本经济年均GDP增速基本斩腰（1975-1991年年均增速为4.4%）。类似的，中国台湾在1950年至1995年期间，GDP年均增长为8.6%，但随着1996年台湾劳动力与老年人人口比下降至7.5，此后20年间中国台湾的GDP年均增速为3.1%。韩国在1961-2002年GDP年均增速为8.95%,2003年韩国20-64岁劳动力人口与老年人人口比降至7.5后，2003-2016年韩国年均GDP增速降至3.76%。2014年中国20-64岁劳动力人口与老年人人口比跌破7.5至7.4，这与日本1975年、韩国2003年、中国台湾1996年的情况基本类似，中国年均GDP增速在此后8年时间由前期年均的10.2%（2006-2013）下滑至6.88%（2014-2021）。</text:p>
      <text:p text:style-name="P4">
更重要的，基于我们的分析，劳动力与老年人人口比的下滑对经济增长的影响存在非线性特征。随着劳动力与老年人人口比的进一步下滑，GDP中长期增速将继续重心下移。具体来说，我们发现当劳动力与老年人人口比再度降至4.8的水平，经济增长区间将再次发生趋势性下行。以日本，韩国，中国台湾为例，1992年日本劳动力与老年人人口比跌破4.8，此后经济陷入“失去的二十年”，1992-2013年日本年均增速仅0.84%。韩国2017年劳动力与老年人人口比跌破4.8，2017-2022（剔除疫情三年）年均经济增速降至2.5%。中国经济在第一次跌破7.5的劳动/老年人口比时，经济增速已经由高速转向中高速。根据我们的估算，2021年中国劳动力人口与老年人人口比可能已经跌破4.8。</text:p>
      <text:p text:style-name="P4">
如果基于人口结构变化与经济增长之间的规律，未来中长期中国经济增速可能将迎来再一次的趋势性重心小幅下移。确切来说，中国经济增速未来10-15年长期保持在4%-5%的区间水平可能将是新常态。此外，劳动人口下滑也会直接影响中国潜在经济增长率。国家统计局数据显示，2022年中国16-59岁劳动年龄人口为87556万人，占全国人口的比重为62.0%。相比2021年的88222万人，减少666万人，这相当于劳动力增长率为-0.83%左右。假定劳动力弹性是0.46（我们的估计），劳动力要素导致潜在增长率下滑约0.38%左右。长期来看，随着劳动力人口持续减少，劳动力要素可能将拖累潜在增长率年均下降0.88个百分点左右（2023年-2035年）。</text:p>
      <text:p text:style-name="P4">
图3：中国GDP增速vs劳动人口/老年人口比</text:p>
      <text:p text:style-name="P4">
<draw:frame draw:style-name="fr1" draw:name="Image125" text:anchor-type="as-char" svg:width="6.9236in" svg:height="3.704025in" draw:z-index="0">
<draw:image xlink:href="../Images/FT Chinese Free Version/2023-06-25T08-38-24-00-00/000185037_piclink.png" xlink:type="simple" xlink:show="embed" xlink:actuate="onLoad" draw:mime-type="image/png"/>
</draw:frame>
</text:p>
      <text:p text:style-name="P4">
图4：日本GDP增速vs劳动人口/老年人口比</text:p>
      <text:p text:style-name="P4">
<draw:frame draw:style-name="fr1" draw:name="Image126" text:anchor-type="as-char" svg:width="6.9236in" svg:height="3.456579in" draw:z-index="0">
<draw:image xlink:href="../Images/FT Chinese Free Version/2023-06-25T08-38-24-00-00/000185036_piclink.png" xlink:type="simple" xlink:show="embed" xlink:actuate="onLoad" draw:mime-type="image/png"/>
</draw:frame>
</text:p>
      <text:p text:style-name="P4">
数据来源：UN，World Bank, Wind以及我们的测算。</text:p>
      <text:p text:style-name="P4">
<text:span text:style-name="T4">
经济减速难以避免，发展增质事在人为</text:span>
</text:p>
      <text:p text:style-name="P4">
从经济学和人口学的规律来看，人口结构变化是任何国家都会经历的，老龄化带来的压力也是类似的，但不同的发展路径、战略选择和应对模式将带来截然不同的宏观运势。</text:p>
      <text:p text:style-name="P4">
日本经济的历史经验值得重视并引以为鉴，但从资源禀赋差异和发展路径选择看，中国经济有望在减速过程中实现增质，发展始终前景可期：</text:p>
      <text:p text:style-name="P4">
首先，从经济要素来看，中国的后发优势比人口拐点后的日本要更加明显（后发不等于绝对优势，而是指发展的空间和可能性）。具体来说，相比日本，中国无论在市场深度还是广度上都存在更多发展的可能性。从地域看，中国市场发展程度差异化较大，尽管多数区域劳动力要素结构变化趋近，但资本要素、土地要素、数据要素和人力资本要素在各个区域的发展和累积存在明显差异。因此，相比日本，中国通过深化要素改革继续发展不同区域“后发优势”的空间更大。</text:p>
      <text:p text:style-name="P4">
其次，储蓄率降低，抑制资本形成，但未必降低技术进步率。美国的储蓄率长期低于日本，但在全球大国中，美国技术进步率却长期保持全球第一。这说明储蓄率降低会抑制工业或金融资本回报率，但只要人力资本效率提升就可以对冲投资回报率的下降。尽管中国已迈过人口拐点，但在实现经济高质量发展的准备上更加充分，而未来人力资本创新的核心基础在于数据要素。根据我们的预测，2025年中国所拥有的数据规模将占世界数据圈的30%，这意味着中国将成为拥有数据规模全球第一的经济体。庞大的数据规模将支持中国形成自身独有的数据密集型产业，而数据资本规模报酬递增的特征将进一步支持中国经济潜在增长。</text:p>
      <text:p text:style-name="P4">
最后，通过改革吸引更多创新人才仍有空间。基于我们的调研和2022年全球人才竞争力指数 (GTCI)显示，创新型人才更加偏爱国际化、专业化和便利化的制度环境和生活环境，而中国市场正在这些维度上深度拓展，这也将给经济发展奠定更坚实的人才基础。</text:p>
      <text:p text:style-name="P4">
（作者介绍：程实系工银国际首席经济学家；张弘顼系工银国际资深经济学家。本文仅代表作者观点。责任编辑邮箱：Tao.feng@ftchinese.com）</text:p>
      <text:p text:style-name="P4">
Source: <text:a xlink:type="simple" xlink:href="http://www.ftchinese.com/story/001100041" text:style-name="Internet_20_link" text:visited-style-name="Visited_20_Internet_20_Link">
http://www.ftchinese.com/story/001100041</text:a>
</text:p>
      <!--NEWS-->
      <text:h text:style-name="P10" text:outline-level="1">
<text:span text:style-name="T4">
加拿大野火持续 消防员招聘难</text:span>
</text:h>
      <text:p text:style-name="P4">
Author: 联合早报 (Person)</text:p>
      <text:p text:style-name="P4">
Publisher: 联合早报 (Organization)</text:p>
      <text:p text:style-name="P4">
Published Time: 2023-06-25T08:43</text:p>
      <text:p text:style-name="P4">
Modified Time: 2023-06-25T09:17</text:p>
      <text:p text:style-name="P4">
Description: 加拿大仍在与有史以来最猛烈的野火季抗争，但由于劳动力市场紧张和工作的艰难性质，招聘消防员变得愈发困难。路透社针对加国13个省和地区的调查显示，加拿大雇用了大约5500名野地消防员。</text:p>
      <text:p text:style-name="P4">
Videos: []</text:p>
      <text:p text:style-name="P4">
Audios: []</text:p>
      <text:p text:style-name="P4">
Images: []</text:p>
      <text:p text:style-name="P4">
Type: NewsArticle</text:p>
      <text:p text:style-name="P4">
Breadcrumbs: ['即时', '国际']</text:p>
      <text:p text:style-name="P4">
Keywords: ['加拿大', '野火', '消防员']</text:p>
      <!--METADATA-->
      <text:p text:style-name="P4">
加拿大仍在与 <text:a xlink:type="simple" xlink:href="https://www.zaobao.com/realtime/world/story20230611-1403173" text:style-name="Internet_20_link" text:visited-style-name="Visited_20_Internet_20_Link">
 有史以来最猛烈的野火季</text:a>
抗争，但由于劳动力市场紧张和工作的艰难性质，招聘消防员变得愈发困难。</text:p>
      <text:p text:style-name="P4">
路透社针对加国13个省和地区的调查显示，加拿大雇用了大约5500名野地消防员。数据不包括未给反馈的偏远育空地区（Yukon）。</text:p>
      <text:p text:style-name="P4">
加拿大野火专家弗兰尼根（MikeFlannigan）说，这一数字比加拿大所需消防员人数少2500人。他指出，扑灭林火是一项艰苦、须承受高温和烟熏火燎的工作，而且可能存在对健康的长期影响，“招聘和留住人才越来越困难了。”</text:p>
      <text:p text:style-name="P4">
安大略省今年延长了消防员应聘时间，加强了招聘营销力度，并为确保招聘更多人力而开始提供培训补贴。</text:p>
      <text:p text:style-name="P4">
不列颠哥伦比亚省和新斯科舍省的消防员应聘者数量则有所减少。阿尔伯塔省不得不进行几轮消防招聘来填补人力缺口。</text:p>
      <text:p text:style-name="P4">
加国今年的野火季反常提前且火势凶猛，至今已烧毁650万公顷的土地。受气候变化影响，野火还将持续燃烧，火势有可能进一步扩大。</text:p>
      <text:p text:style-name="P4">
有限的资源使灭火工作面临困难。加拿大各省和地区根据需要来共享消防人力和设备，并在极端需要的情况下，向国际伙伴和军队求助。但今年的野火同时在东部和西部爆发，引发了各地对消防员和灭火直升机的竞争。</text:p>
      <text:h text:style-name="P13" text:outline-level="4">
<text:span text:style-name="T4">
每天要工作12至14个小时</text:span>
</text:h>
      <text:p text:style-name="P4">
参加灭火任务的消防员每天要工作12至14个小时，每次任务长达两个星期，工作环境烟雾弥漫、高度紧张，且通常是在偏远的荒野地区。</text:p>
      <text:p text:style-name="P4">
此外，消防员的薪水也缺乏竞争力，基本时薪从曼尼托巴省的18加元到不列颠哥伦比亚省的30加元（约18.4至30.7新元）不等。</text:p>
      <text:p text:style-name="P4">
当局为应对野火，已经部署约550名武装部队人员和1700多名国际消防员，相关费用由各省支付。随着野火不断蔓延并威胁到社区，省级机构愈发依赖结构性消防员的帮助来保护家园。</text:p>
      <text:h text:style-name="P13" text:outline-level="4">
<text:span text:style-name="T4">
有9万名志愿消防员</text:span>
</text:h>
      <text:p text:style-name="P4">
不过，根据加拿大消防局长协会的数据，加拿大的12.6万名结构性消防员中，有9万名是志愿者。他们既要承担保护自己社区的压力，也要承担日常工作。</text:p>
      <text:p text:style-name="P4">
为填补人力缺口，一些省份在5、6月的野火高峰期呼吁招募额外的灭火人员。阿尔伯塔省有157人响应政府号召；新斯科舍省上周派出第一个由30人组成的灭火志愿者团队；魁北克省额外培训了300名志愿者和林业工人，他们通常不从事野火服务工作。</text:p>
      <text:p text:style-name="P4">
额外人力的成本并不便宜。根据联邦政府的数据，在过去10年中，有六年的全国野火保护费用超过10亿加元；自1970年以来，野火保护费用每十年增加了约1.5亿加元。</text:p>
      <text:p text:style-name="P4">
加拿大政府目前要为聘用、培训和留用消防员支付3800万加元的成本，在五年内要花费2.56亿加元用于设备基金。此外，当局也正在进行一个培训结构性消防员的试点项目。</text:p>
      <text:p text:style-name="P4">
加拿大消防局长协会主席麦克马伦说：“与野火展开奋力搏斗的男女消防员正在进行一项庞大的工作，但事实是人手依然紧张。”</text:p>
      <text:p text:style-name="P4">
Source: <text:a xlink:type="simple" xlink:href="https://www.zaobao.com.sg/realtime/world/story20230625-1407590" text:style-name="Internet_20_link" text:visited-style-name="Visited_20_Internet_20_Link">
https://www.zaobao.com.sg/realtime/world/story20230625-1407590</text:a>
</text:p>
      <!--NEWS-->
      <text:h text:style-name="P10" text:outline-level="1">
<text:span text:style-name="T4">
瓦格纳集团首领接受协议，撤销指控，前往白俄</text:span>
</text:h>
      <text:p text:style-name="P4">
Author: chinese@voanews.com (美国之音)</text:p>
      <text:p text:style-name="P4">
Publisher: 美国之音中文网 (Type: NewsMediaOrganization)</text:p>
      <text:p text:style-name="P4">
Published Time: 2023-06-25T09:02:33+08:00</text:p>
      <text:p text:style-name="P4">
Modified Time: 2023-06-25 01:02:33Z</text:p>
      <text:p text:style-name="P4">
Description: 克里姆林宫星期六说，瓦格纳集团首领叶夫根尼·普里戈津将前往白俄罗斯，对他提出的武装反叛刑事指控将被撤销。</text:p>
      <text:p text:style-name="P4">
Videos: []</text:p>
      <text:p text:style-name="P4">
Images: []</text:p>
      <text:p text:style-name="P4">
Categories: ['乌克兰局势', '军事']</text:p>
      <text:p text:style-name="P4">
Type: None</text:p>
      <!--METADATA-->
      <text:p text:style-name="P4">
NoneNone</text:p>
      <text:p text:style-name="P4">
Source: <text:a xlink:type="simple" xlink:href="https://www.voachinese.com/a/wagner-chief-takes-deal-20230624/7151900.html" text:style-name="Internet_20_link" text:visited-style-name="Visited_20_Internet_20_Link">
https://www.voachinese.com/a/wagner-chief-takes-deal-20230624/7151900.html</text:a>
</text:p>
      <!--NEWS-->
      <text:h text:style-name="P10" text:outline-level="1">
<text:span text:style-name="T4">
【图集】瓦格纳车队撤出罗斯托夫 返回野外营地</text:span>
</text:h>
      <text:p text:style-name="P4">
Author: 联合早报 (Person)</text:p>
      <text:p text:style-name="P4">
Publisher: 联合早报 (Organization)</text:p>
      <text:p text:style-name="P4">
Published Time: 2023-06-25T09:16</text:p>
      <text:p text:style-name="P4">
Modified Time: 2023-06-25T15:57</text:p>
      <text:p text:style-name="P4">
Description: 俄罗斯雇佣兵组织瓦格纳的士兵车队已经从俄南顿河畔罗斯托夫（Rostov-on-Don）撤离，返回其野外营地。 雇佣兵组织瓦格纳的车队当地时间6月24日从俄南顿河畔罗斯...</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 "<text:a xlink:type="simple" xlink:href="000003.png" text:style-name="Internet_20_link" text:visited-style-name="Visited_20_Internet_20_Link">
000003.png</text:a>
"]</text:p>
      <text:p text:style-name="P4">
Type: NewsArticle</text:p>
      <text:p text:style-name="P4">
Breadcrumbs: ['即时', '国际']</text:p>
      <text:p text:style-name="P4">
Keywords: ['俄罗斯兵变', '俄罗斯', '乌克兰', '俄乌战争']</text:p>
      <!--METADATA-->
      <text:p text:style-name="P4">
俄罗斯雇佣兵组织瓦格纳的士兵车队已经从俄南顿河畔罗斯托夫（Rostov-on-Don）撤离，返回其野外营地。</text:p>
      <text:p text:style-name="P4">
<draw:frame draw:style-name="fr1" draw:name="Image127" text:anchor-type="as-char" svg:width="6.9236in" svg:height="4.615733in" draw:z-index="0">
<draw:image xlink:href="../Images/zaobao world/2023-06-25T09-16/000000.png" xlink:type="simple" xlink:show="embed" xlink:actuate="onLoad" draw:mime-type="image/png"/>
</draw:frame>
雇佣兵组织瓦格纳的车队当地时间6月24日从俄南顿河畔罗斯托夫撤离，返回野外营地。（路透社）<draw:frame draw:style-name="fr1" draw:name="Image128" text:anchor-type="as-char" svg:width="6.9236in" svg:height="4.615733in" draw:z-index="0">
<draw:image xlink:href="../Images/zaobao world/2023-06-25T09-16/000001.png" xlink:type="simple" xlink:show="embed" xlink:actuate="onLoad" draw:mime-type="image/png"/>
</draw:frame>
雇佣兵组织瓦格纳从顿河畔罗斯托夫撤离，图为瓦格纳的坦克在当地街道上行驶。（路透社）<draw:frame draw:style-name="fr1" draw:name="Image129" text:anchor-type="as-char" svg:width="6.9236in" svg:height="4.615733in" draw:z-index="0">
<draw:image xlink:href="../Images/zaobao world/2023-06-25T09-16/000002.png" xlink:type="simple" xlink:show="embed" xlink:actuate="onLoad" draw:mime-type="image/png"/>
</draw:frame>
瓦格纳雇佣军24日从顿河畔罗斯托夫撤离，图为站在车上的瓦格纳士兵。（路透社）</text:p>
      <text:p text:style-name="P4">
天空新闻星期天（6月25日）报道，罗斯托夫州长戈卢别夫（VasilyGolubev）在即时通讯应用Telegram发文说：“私人军事公司瓦格纳的车队离开了罗斯托夫，正在前往其野外营地……我感谢每一个在这种特殊条件下，确保顿河首府和整个罗斯托夫生命支持系统顺利运作的人。”</text:p>
      <text:p text:style-name="P4">
<draw:frame draw:style-name="fr1" draw:name="Image130" text:anchor-type="as-char" svg:width="6.9236in" svg:height="4.615733in" draw:z-index="0">
<draw:image xlink:href="../Images/zaobao world/2023-06-25T09-16/000003.png" xlink:type="simple" xlink:show="embed" xlink:actuate="onLoad" draw:mime-type="image/png"/>
</draw:frame>
雇佣兵组织瓦格纳的车队6月24日从顿河畔罗斯托夫撤离，当地市民在路边拍照围观。（路透社）</text:p>
      <text:p text:style-name="P4">
<text:a xlink:type="simple" xlink:href="https://www.zaobao.com/news/world/story20230625-1407570" text:style-name="Internet_20_link" text:visited-style-name="Visited_20_Internet_20_Link">
 瓦格纳首脑普里戈任星期六（24日）早上发动兵变</text:a>
，并在当天发布视频称，其部队控制了南部顿河畔罗斯托夫市内的军事地点。瓦格纳集团后来通过利佩茨克州（Lipetsk）向首都莫斯科挺进。</text:p>
      <text:p text:style-name="P4">
俄总统普京当天面向全国发表电视讲话， <text:a xlink:type="simple" xlink:href="https://www.zaobao.com/realtime/world/story20230624-1407496" text:style-name="Internet_20_link" text:visited-style-name="Visited_20_Internet_20_Link">
 谴责瓦格纳发动兵变的叛国行为</text:a>
 ，并誓言严惩参与叛变行动的人。</text:p>
      <text:p text:style-name="P4">
不过，普京后来同意白罗斯总统卢卡申科出面协调。经过一天的会谈，普里戈任最终与卢卡申科就“不允许在俄境内发生流血事件”达成协议。</text:p>
      <text:p text:style-name="P4">
瓦格纳首脑普里戈任6月24日率部队撤离顿河畔罗斯托夫。撤离过程中，普里戈任和民众纷纷握手，气氛欢悦。（路透社）瓦格纳首脑普里戈任（坐在车中戴帽者）6月24日率部队撤离顿河畔罗斯托夫。（路透社）</text:p>
      <text:p text:style-name="P4">
普里戈任接受了卢卡申科提出的停止瓦格纳集团武装人员在俄境内行动的建议，并采取措施缓解紧张局势。俄方决定撤销对普里戈任的刑事立案， <text:a xlink:type="simple" xlink:href="https://www.zaobao.com/realtime/world/story20230625-1407576" text:style-name="Internet_20_link" text:visited-style-name="Visited_20_Internet_20_Link">
 普里戈任将前往白罗斯</text:a>
，瓦格纳部队开始撤回至野外营地。</text:p>
      <text:p text:style-name="P4">
Source: <text:a xlink:type="simple" xlink:href="https://www.zaobao.com.sg/realtime/world/story20230625-1407595" text:style-name="Internet_20_link" text:visited-style-name="Visited_20_Internet_20_Link">
https://www.zaobao.com.sg/realtime/world/story20230625-1407595</text:a>
</text:p>
      <!--NEWS-->
      <text:h text:style-name="P10" text:outline-level="1">
<text:span text:style-name="T4">
专家网络咨询公司GLG裁减在华员工 (Free Version)</text:span>
</text:h>
      <text:p text:style-name="P4">
Authors: ['Liu', '埃莉诺•奥尔科特']</text:p>
      <text:p text:style-name="P4">
Publisher: 英国《金融时报》</text:p>
      <text:p text:style-name="P4">
Time: 2023-06-25T09:39:15+00:00</text:p>
      <text:p text:style-name="P4">
Published Time: 2023-06-24T12:00:99+08:00</text:p>
      <text:p text:style-name="P4">
Modified Time: 2023-06-25T05:36:99+08:00</text:p>
      <text:p text:style-name="P4">
Description: 中国以国家安全为由加强对咨询行业的审查，总部位于美国的GLG格理成为最新一家在华裁员的尽调公司。</text:p>
      <text:p text:style-name="P4">
Images: ["<text:a xlink:type="simple" xlink:href="https://thumbor.ftacademy.cn/unsafe/picture/8/000155658_piclink.jpg" text:style-name="Internet_20_link" text:visited-style-name="Visited_20_Internet_20_Link">
000155658_pic...</text:a>
"]</text:p>
      <text:p text:style-name="P4">
Themes: ['中国', '关注']</text:p>
      <text:p text:style-name="P4">
Keywords: ['中国', '咨询业', '美国', '中美关系', 'IPO', '尽职调查']</text:p>
      <text:p text:style-name="P4">
Type: Article</text:p>
      <!--METADATA-->
      <text:p text:style-name="P4">
<draw:frame draw:style-name="fr1" draw:name="Image133" text:anchor-type="as-char" svg:width="6.9236in" svg:height="5.138609in" draw:z-index="0">
<draw:image xlink:href="../Images/FT Chinese Free Version/2023-06-25T09-39-15-00-00/000155658_piclink.jpg" xlink:type="simple" xlink:show="embed" xlink:actuate="onLoad" draw:mime-type="image/jpeg"/>
</draw:frame>
</text:p>
      <text:p text:style-name="P4">
专家网络咨询公司GLG格理集团(GLG)成为最新一家在中国进行裁员的尽职调查公司。眼下，北京方面正以国家安全为由加强对该行业的审查。</text:p>
      <text:p text:style-name="P4">
多位知情人士表示，总部位于美国的GLG上月开始裁减在华员工。该公司拥有一个专家网络，全球投资者可以借助这些专家对交易进行尽调。</text:p>
      <text:p text:style-name="P4">
Source: <text:a xlink:type="simple" xlink:href="http://www.ftchinese.com/story/001100062" text:style-name="Internet_20_link" text:visited-style-name="Visited_20_Internet_20_Link">
http://www.ftchinese.com/story/001100062</text:a>
</text:p>
      <!--NEWS-->
      <text:h text:style-name="P10" text:outline-level="1">
<text:span text:style-name="T4">
乌副防长：乌军从乌南多个方向发动进攻</text:span>
</text:h>
      <text:p text:style-name="P4">
Author: 联合早报 (Person)</text:p>
      <text:p text:style-name="P4">
Publisher: 联合早报 (Organization)</text:p>
      <text:p text:style-name="P4">
Published Time: 2023-06-25T09:40</text:p>
      <text:p text:style-name="P4">
Modified Time: 2023-06-25T09:53</text:p>
      <text:p text:style-name="P4">
Description: 俄罗斯星期六（6月24日）发生兵变，乌克兰军队趁莫斯科陷入动乱，同时从多个方向发起反攻。美国有线电视新闻网（CNN）报道，乌克兰国防部副部长马利亚尔在即时通讯应用Telegram发...</text:p>
      <text:p text:style-name="P4">
Videos: []</text:p>
      <text:p text:style-name="P4">
Audios: []</text:p>
      <text:p text:style-name="P4">
Images: []</text:p>
      <text:p text:style-name="P4">
Type: NewsArticle</text:p>
      <text:p text:style-name="P4">
Breadcrumbs: ['即时', '国际']</text:p>
      <text:p text:style-name="P4">
Keywords: ['俄乌战争', '乌克兰', '俄罗斯兵变']</text:p>
      <!--METADATA-->
      <text:p text:style-name="P4">
俄罗斯星期六（6月24日） <text:a xlink:type="simple" xlink:href="https://www.zaobao.com/news/world/story20230625-1407570" text:style-name="Internet_20_link" text:visited-style-name="Visited_20_Internet_20_Link">
 发生兵变</text:a>
，乌克兰军队趁莫斯科陷入动乱，同时从多个方向发起反攻。</text:p>
      <text:p text:style-name="P4">
美国有线电视新闻网（CNN）报道，乌克兰国防部副部长马利亚尔在即时通讯应用Telegram发文说，乌克兰东部集团军星期六从多个方向同时发动了攻势，“在所有方向上都有进展”，但并未透露更多细节。</text:p>
      <text:p text:style-name="P4">
另据法广网报道，马利亚尔在文中列出的进攻方向包括巴赫穆特（Bakhmut）、奥里科沃-瓦西里夫卡（Orikhovo-Vasylivka）、博赫达尼夫卡（Bohdanivka）、亚希德涅（Yahidne）、克里希夫卡（Klishchiivka）和库尔迪尼夫卡（Kurdiumivka）等地。</text:p>
      <text:p text:style-name="P4">
她也说，俄方曾试图在库普扬斯克（Kupiansk）、利曼（Lyman）和马林卡（Marinka）方向前进，但没有成功。此外，在阿夫迪夫卡（Avdiivka）和沙赫塔尔斯克（Shakhtarske）方向，俄军发动了空袭和炮击。</text:p>
      <text:p text:style-name="P4">
马利亚尔还说，乌克兰南部的所有进攻方向上正在进行激烈的战斗，俄罗斯军队“处于防御状态，为阻止我们的进攻行动做出了巨大努力”。</text:p>
      <text:p text:style-name="P4">
她补充道：“与此同时，敌人在人员、弹药和军事装备方面正遭受重大损失。”</text:p>
      <text:p text:style-name="P4">
Source: <text:a xlink:type="simple" xlink:href="https://www.zaobao.com.sg/realtime/world/story20230625-1407598" text:style-name="Internet_20_link" text:visited-style-name="Visited_20_Internet_20_Link">
https://www.zaobao.com.sg/realtime/world/story20230625-1407598</text:a>
</text:p>
      <!--NEWS-->
      <text:h text:style-name="P10" text:outline-level="1">
<text:span text:style-name="T4">
美国航母“罗纳德･里根”号访问越南</text:span>
</text:h>
      <text:p text:style-name="P4">
Author: None (Language: zh)</text:p>
      <text:p text:style-name="P4">
Publisher: None</text:p>
      <text:p text:style-name="P4">
Time: 2023-06-25T09:45:00Z</text:p>
      <text:p text:style-name="P4">
Description: 美国和越南庆祝两国建立全面伙伴关系10周年之际，美国核动力航母“罗纳德･里根”号本周日（6月25日）抵达越南岘港。此前，美越双方均表示愿意提升双边关系。除经贸联系外，两国对中国在该地区力量增加有着共同的关切。</text:p>
      <text:p text:style-name="P4">
Videos: []</text:p>
      <text:p text:style-name="P4">
Images: []</text:p>
      <text:p text:style-name="P4">
Subject: NRS-Import</text:p>
      <text:p text:style-name="P4">
Subjects: ['奥巴马', '专题报道：习近平访美', '岛屿主权争端', '专题报道：全景观看“习马会”', '中国', '南中国海主权争端', '越南', '中共十九大', '美国', '德中关系']</text:p>
      <text:p text:style-name="P4">
Keywords: ['越南', '美国', '里根号', '航母', '中国', '测量船', '越南专属经济区', '南海']</text:p>
      <text:p text:style-name="P4">
ID: 66025452</text:p>
      <!--METADATA-->
      <text:p text:style-name="P4">
<text:a xlink:type="simple" xlink:href="https://www.dw.com/zh/overlay/image/article/66025452/63213951" text:style-name="Internet_20_link" text:visited-style-name="Visited_20_Internet_20_Link">
 </text:a>
</text:p>
      <text:p text:style-name="P4">
美国核动力航母"罗纳德･里根"号</text:p>
      <text:p text:style-name="P4">
（德国之声中文网）据法新社记者报道，美国核动力航母"罗纳德･里根"号6月25日抵达越南中部港口城市岘港。</text:p>
      <text:p text:style-name="P4">
越南外交部发言人范秋姮上周五表示，"罗纳德･里根"号将于周日抵达岘港并停留至 6 月 30日。她说，"最近，越南接待了来自不同国家的海军舰艇的访问，这次将是美国海军罗纳德·里根号的访问。这是为了本地区和世界的和平、稳定、合作和发展而进行的正常友好交流。"据悉，里根号航母停留期间将组织几个文化和社区活动，如举办美国海军乐队音乐会，参观孤儿院以及举行一些体育比赛。</text:p>
      <text:p text:style-name="P4">
在"罗纳德･里根"号航母抵达之前，印度海军舰艇于5月访问了岘港。上周，日本海上自卫队最大的护卫舰"出云"号在越南中部军事要冲金兰湾国际港做了停留。</text:p>
      <text:h text:style-name="P12" text:outline-level="3">
<text:span text:style-name="T4">
美越将提升双边关系制衡中国</text:span>
</text:h>
      <text:p text:style-name="P4">
今年是美国和越南建立全面伙伴关系10周年。今年4月， <text:a xlink:type="simple" xlink:href="https://www.dw.com/zh/zh/布林肯访问河内-美越提升关系对抗中国影响力/a-65332633" text:style-name="Internet_20_link" text:visited-style-name="Visited_20_Internet_20_Link">
 美国国务卿布林肯对河内进行了一次闪电访问</text:a>
，明确表示希望提升外交关系。3月底，美国总统拜登和越南共产党中央总书记阮富仲通电话后，越方首次表明愿意提升双边关系。</text:p>
      <text:p text:style-name="P4">
除了在贸易上的联系越来越紧密外，美越两国还对中国在该地区力量的增加有着共同的关切。</text:p>
      <text:p text:style-name="P4">
</text:p>
      <text:p text:style-name="P4">
美国国务卿布林肯4月访问越南并与该国总理范明正会晤</text:p>
      <text:p text:style-name="P4">
最近， 中国测量船"向阳红10号"及其护航的中国海警船和渔船在南海越南200海里专属经济区活动了近一个月。 <text:a xlink:type="simple" xlink:href="https://www.dw.com/zh/zh/越南指责中向阳红10号科考船等船只侵犯其主权/a-65735901" text:style-name="Internet_20_link" text:visited-style-name="Visited_20_Internet_20_Link">
 河内当局罕见多次表示抗议，要求这些船只离开</text:a>
。根据国际法，船只可以在外国的专属经济区穿行，但是不允许进行未经授权的考察测量。北京则称中国对南沙群岛及其附近海域拥有主权，对相关海域拥有主权权利和管辖权。中国的有关船只在本国管辖海域开展正常的活动正当合法，不存在进入他国海域或"专属经济区"的问题。据路透社报道，"向阳红10号"中国科考船及多艘附属船只5月7日驶入越南专属经济区，直到6月5日才驶离该海域。</text:p>
      <text:p text:style-name="P4">
澳大利亚新南威尔斯大学堪培拉分校海洋安全专业博士生Nguyen ThePhuong向法新社表示："这次访问发出的信号是，越南正通过改善与美国和其他外部大国的安全关系继续制衡中国。"他说，如果美国想继续成为该地区的主导力量，那么和越南之间强有力的双边关系至关重要；美国希望通过派遣他们最强大的海军资产之一，让越南成为一个值得信赖的可靠的合作伙伴。</text:p>
      <text:p text:style-name="P4">
2018年，美国卡尔-文森号航母对越南进行了越战结束后首次历史性的访问。里根号航母的此次访问是美国航母第三次访问越南。</text:p>
      <text:p text:style-name="P4">
（法新社）</text:p>
      <text:p text:style-name="P4">
Source: <text:a xlink:type="simple" xlink:href="https://www.dw.com/zh/美国航母-罗纳德･里根-号访问越南/a-66025452" text:style-name="Internet_20_link" text:visited-style-name="Visited_20_Internet_20_Link">
https://www.dw.com/zh/美国航母-罗纳德･里根-号访问越南/a-66025452?maca=chi-rss-chi-all-1127-rdf</text:a>
</text:p>
      <!--NEWS-->
      <text:h text:style-name="P10" text:outline-level="1">
<text:span text:style-name="T4">
美国精英大学可以从牛剑学到什么？ (Free Version)</text:span>
</text:h>
      <text:p text:style-name="P4">
Authors: ['']</text:p>
      <text:p text:style-name="P4">
Publisher: 英国《金融时报》</text:p>
      <text:p text:style-name="P4">
Time: 2023-06-25T09:46:08+00:00</text:p>
      <text:p text:style-name="P4">
Published Time: 2023-06-24T12:00:99+08:00</text:p>
      <text:p text:style-name="P4">
Modified Time: 2023-06-25T05:43:99+08:00</text:p>
      <text:p text:style-name="P4">
Description: 库柏：美国精英大学常年被富裕阶级垄断，要想改变这一情况，它们可以向英国大学学习，但问题是它们想改变吗？</text:p>
      <text:p text:style-name="P4">
Images: ["<text:a xlink:type="simple" xlink:href="https://thumbor.ftacademy.cn/unsafe/picture/1/000168411_piclink.jpg" text:style-name="Internet_20_link" text:visited-style-name="Visited_20_Internet_20_Link">
000168411_pic...</text:a>
"]</text:p>
      <text:p text:style-name="P4">
Themes: ['专栏', '英国教育', '关注']</text:p>
      <text:p text:style-name="P4">
Keywords: ['英国教育', '美国教育', '大学', '牛津大学', '哈佛大学', '剑桥大学']</text:p>
      <text:p text:style-name="P4">
Type: Article</text:p>
      <!--METADATA-->
      <text:p text:style-name="P4">
<draw:frame draw:style-name="fr1" draw:name="Image136" text:anchor-type="as-char" svg:width="6.9236in" svg:height="3.901286in" draw:z-index="0">
<draw:image xlink:href="../Images/FT Chinese Free Version/2023-06-25T09-46-08-00-00/000168411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美国和英国都很早就选定了他们的成年精英，其方法是让一些18岁的孩子进入名牌大学。这个年龄段的其他孩子基本上都被告知：“对不起，孩子，这辈子可能都没希望录取了。”</text:p>
      <text:p text:style-name="P4">
幸福的少数人不成比例地来自富裕家庭。许多常春藤联盟(IvyLeague)高校从收入最高的1%家庭招收的学生比从收入最低的60%家庭招收的学生还要多。长期以来，这两个国家都在为如何使生源多样化而苦恼。许多美国自由主义者担心，预计本月某个时候这种代代相传下来的特权将进一步得到巩固，因为届时最高法院预计将宣布大学录取中带有种族意识的平权措施为非法。</text:p>
      <text:p text:style-name="P4">
无论法院如何裁决，美国大学都有办法让自己更加精英化。他们可以向英国精英大学学习，过去几年，英国大学在阶级和种族方面变得更加多样化。这是可行的，但前提是你想这么做——而美国可能不想。</text:p>
      <text:p text:style-name="P4">
来自政府的压力使牛津大学(Oxford)和剑桥大学(Cambridge)陷入尴尬境地，不得不对招生进行改革。（是的，我们必须关注牛剑，因为它们是通往成年精英的主要通道。）最近访问这两所大学时，我对口音之多、变化之大感到震惊。牛剑现在主要采取“情境录取”(contextualadmission)，包括使用算法衡量申请者达到其学术水平时克服了多少不利条件。例如：你的学校是私立的还是公立的？有多少比例的学生能够获得免费校餐？你的父母是否上过大学？</text:p>
      <text:p text:style-name="P4">
招生导师会将申请者的普通中等教育证书(GCSE)——英国学生16岁时参加的考试——成绩与其同学进行比较。在平均成绩为4个A的学校获得7个A比在平均成绩为10个A的学校获得7个A更有意义。贫困学校里最聪明的孩子可能比伊顿公学(Eton)排名第50的学生更聪明。</text:p>
      <text:p text:style-name="P4">
对于那些经常因冒名顶替症候群（impostersyndrome，指一种怀疑自己的能力和成就，担心有朝一日被揭露为冒名顶替者的心理——译者注）而苦恼的贫困学生而言，牛剑让他们的入学面试变得没那么可怕了。一位牛津大学的导师告诉我，如果一个聪明的工人阶级孩子在面试中卡壳了，他会想：“我不会让你觉得自己不适合这里。”为了抵消私立学校学生接受的面试指导带来的优势，牛津大学越来越多地向申请者发放他们从未见过的文本。</text:p>
      <text:p text:style-name="P4">
牛剑为贫困学生举办了数不清的暑期学校和开放日。牛津大学一所学院的院长表示，他们每学期每天至少有一次学校访问。由来自相似背景的学生带领学生们参观。由此向孩子们传递的信息是：“你属于这里。”</text:p>
      <text:p text:style-name="P4">
这很有效。去年，在剑桥大学招收的英国本科生中，公立学校生源占了创纪录的72.5%。从2018年到2022年，在牛津大学来自英国本土的本科生中，逾七分之一出身“社会经济弱势地区”。28%的牛津学生被认定为“黑人和少数族裔”；目前本科生中女性数量略多于男性。学者们告诉我，弱势学生更有可能遇到社会或心理健康问题，但通常会获得好学位。这些大学并没有放松他们的标准。相反，它们通过扩大人才库发现了更多人才。</text:p>
      <text:p text:style-name="P4">
即使没有平权措施，美国精英大学也能做到这一点。首先，它们必须废除针对白人申请者的平权措施。杜克大学(DukeUniversity)的彼得•阿西迪亚科诺(PeterArcidiacono)领导的一项研究发现，2009年至2014年被哈佛大学(Harvard)录取的白人本科生中，逾43%是运动员、校友的子女、“院长兴趣名单上的人”（通常是捐赠者的亲属）或“教职员工的子女”。否则其中四分之三都不会被录取。英国不存在这种腐败形式。一位长期担任牛津大学招生导师的人告诉我，招生导师已经几十年没有遇到用捐款作为录取学生的诱饵的事情了。英国名校的校友也不指望自己的孩子能得到优待。</text:p>
      <text:p text:style-name="P4">
许多美国社会问题的解决方案显而易见，但在政治上行不通：枪支管制、与制药商就药品价格进行谈判。同样的，只要愿意接受更节制的捐款（尽管仍是全球最高的），美国精英大学就可以变得不那么寡头。哈佛大学509亿美元的受捐额，是英国最顶尖大学总受捐额的逾6倍。</text:p>
      <text:p text:style-name="P4">
但斯坦福大学(Stanford)教育学院的马丁•卡努瓦(MartinCarnoy)表示，美国大学可能不会改变。它们的商业模式依赖于富人的资助，而富人则期望从中得到回报。他补充说：“选举制度也是如此。一旦你让私人资金进入公共产品，就变得不公平了。”</text:p>
      <text:p text:style-name="P4">
这两个国家长期以来都是虚假的精英统治。美国打算继续保持这种状态。</text:p>
      <text:p text:style-name="P4">
译者/何黎</text:p>
      <text:p text:style-name="P4">
Source: <text:a xlink:type="simple" xlink:href="http://www.ftchinese.com/story/001100063" text:style-name="Internet_20_link" text:visited-style-name="Visited_20_Internet_20_Link">
http://www.ftchinese.com/story/001100063</text:a>
</text:p>
      <!--NEWS-->
      <text:h text:style-name="P10" text:outline-level="1">
<text:span text:style-name="T4">
瓦格纳叛乱终结 俄乌乃至全世界受到什么影响？</text:span>
</text:h>
      <text:p text:style-name="P4">
Author: https://www.facebook.com/bbcworldservice/</text:p>
      <text:p text:style-name="P4">
Publisher: BBC News 中文</text:p>
      <text:p text:style-name="P4">
Published Time: 2023-06-25T10:16:13.000Z</text:p>
      <text:p text:style-name="P4">
Modified Time: 2023-06-25T10:16:13.000Z</text:p>
      <text:p text:style-name="P4">
Description: 俄罗斯经历了混乱而戏剧化的插曲，在一天多的时间内，瓦格纳雇佣军发动叛乱，并朝莫斯科进军，然后叛乱又出人意料地迅速终结。</text:p>
      <text:p text:style-name="P4">
Images: ["<text:a xlink:type="simple" xlink:href="https://ichef.bbci.co.uk/news/640/cpsprodpb/6AA4/production/_130200372_a443e7c1-144c-4bb1-9443-c032c85129ba.jpg" text:style-name="Internet_20_link" text:visited-style-name="Visited_20_Internet_20_Link">
_130200372_a4...</text:a>
", "<text:a xlink:type="simple" xlink:href="https://ichef.bbci.co.uk/news/640/cpsprodpb/1511C/production/_130200368_1b6701eb-69aa-4a97-b94d-0a25374aa4b1.jpg" text:style-name="Internet_20_link" text:visited-style-name="Visited_20_Internet_20_Link">
_130200368_1b...</text:a>
", "<text:a xlink:type="simple" xlink:href="https://ichef.bbci.co.uk/news/640/cpsprodpb/1782C/production/_130200369_8ff11aa4-9a24-49a2-8cb8-234d1c27871d.jpg" text:style-name="Internet_20_link" text:visited-style-name="Visited_20_Internet_20_Link">
_130200369_8f...</text:a>
", "<text:a xlink:type="simple" xlink:href="https://ichef.bbci.co.uk/news/640/cpsprodpb/80E8/production/_130200033_66012863.jpg" text:style-name="Internet_20_link" text:visited-style-name="Visited_20_Internet_20_Link">
_130200033_66...</text:a>
", "<text:a xlink:type="simple" xlink:href="https://ichef.bbci.co.uk/news/640/cpsprodpb/15A4B/production/_129015688_capture.png" text:style-name="Internet_20_link" text:visited-style-name="Visited_20_Internet_20_Link">
_129015688_ca...</text:a>
", "<text:a xlink:type="simple" xlink:href="https://ichef.bbci.co.uk/news/640/cpsprodpb/11A45/production/_129016227_gettyimages-1230134715.jpg" text:style-name="Internet_20_link" text:visited-style-name="Visited_20_Internet_20_Link">
_129016227_ge...</text:a>
", "<text:a xlink:type="simple" xlink:href="https://ichef.bbci.co.uk/news/640/cpsprodpb/1C84/production/_130200370_363dd5bc-0118-472f-8769-ba64497b2320.jpg" text:style-name="Internet_20_link" text:visited-style-name="Visited_20_Internet_20_Link">
_130200370_36...</text:a>
"]</text:p>
      <text:p text:style-name="P4">
Videos: []</text:p>
      <text:p text:style-name="P4">
Tags: ['乌克兰局势升温', '俄国']</text:p>
      <text:p text:style-name="P4">
Type: Article</text:p>
      <!--METADATA-->
      <text:h text:style-name="P12" text:outline-level="3">
<text:span text:style-name="T4">
瓦格纳叛乱终结 俄乌乃至全世界受到什么影响？</text:span>
</text:h>
      <text:p text:style-name="P4">
2023年6月25日上午10点16分<draw:frame draw:style-name="fr1" draw:name="Image137" text:anchor-type="as-char" svg:width="6.9236in" svg:height="3.894525in" draw:z-index="0">
<draw:image xlink:href="../Images/BBC Chinese/2023-06-25T10-16-13.000Z/_130200372_a443e7c1-144c-4bb1-9443-c032c85129ba.jpg" xlink:type="simple" xlink:show="embed" xlink:actuate="onLoad" draw:mime-type="image/jpeg"/>
</draw:frame>
</text:p>
      <text:p text:style-name="P4">
图像来源，  Reuters</text:p>
      <text:p text:style-name="P4">
图像加注文字，</text:p>
      <text:p text:style-name="P4">
叶夫根尼·普里戈津</text:p>
      <text:p text:style-name="P4">
<text:span text:style-name="T4">
俄罗斯经历了混乱而戏剧化的插曲，在一天多的时间内，瓦格纳雇佣军发动叛乱，并朝莫斯科进军，然后叛乱又出人意料地迅速终结。</text:span>
</text:p>
      <text:p text:style-name="P4">
我们先简要回顾一下都发生了什么：</text:p>
      <ul>
        <li>
本周五（6月23日），瓦格纳的领导者叶夫根尼·普里戈津（普里戈任，Yevgeny Prigozhin ）指责俄罗斯国防部长谢尔盖·绍伊古，称他发动乌克兰战争，是为了获得军功。   * 随后，普里戈津誓称要为“正义而行军”，并指责克里姆林宫在当天向他的部队发射导弹。   * 普里戈津宣布进行武装叛乱后，莫斯科在周五晚些时候加强防卫措施。   * 星期六，普里戈津称其麾下25000名部队在凌晨时分从乌克兰越过边界，进入俄罗斯。莫斯科市长宣布正在采取反恐措施以加强安全。在俄罗斯南部城市顿河畔罗斯托夫（Rostov-on-Don，距乌东边境约100公里），居民被告知留在室内。   * 在莫斯科时间早上8点前不久（北京时间下午1点），网上流传的视频显示，普里戈津出现在俄罗斯南部军区总部内。   * 俄罗斯总统普京在当地时间10点左右发表电视讲话谴责“罪恶的冒险”，并警告说要进行惩罚。   * 在这一天里，瓦格纳部队沿着M4高速公路向莫斯科推进，还夺取了沃罗涅日（Voronezh）的军事设施。   * 就在莫斯科时间晚上八点半，普里戈津在其Telegram频道上说，他已同意“停止”其部队的行动。   * 白俄罗斯透露，该国领导人卢卡申科一直在与普里戈津举行会谈，普京也同意了两人的对话。   * 在晚上11点左右（北京时间凌晨4点），俄罗斯官方媒体报道，普里戈津将离开俄罗斯，前往白俄罗斯，对他和他的部队的刑事指控将被撤销</li>
      </ul>
      <text:p text:style-name="P4">
<draw:frame draw:style-name="fr1" draw:name="Image138" text:anchor-type="as-char" svg:width="6.9236in" svg:height="3.894525in" draw:z-index="0">
<draw:image xlink:href="../Images/BBC Chinese/2023-06-25T10-16-13.000Z/_130200368_1b6701eb-69aa-4a97-b94d-0a25374aa4b1.jpg" xlink:type="simple" xlink:show="embed" xlink:actuate="onLoad" draw:mime-type="image/jpeg"/>
</draw:frame>
</text:p>
      <text:p text:style-name="P4">
图像来源，  EPA/REX/Shutterstock</text:p>
      <text:p text:style-name="P4">
混乱的24小时后，莫斯科迎来了新的一天。周日，对针对莫斯科的军事叛乱已经过去。</text:p>
      <text:p text:style-name="P4">
BBC记者周六在莫斯科街头采访，几个人说他们并不太担心瓦格纳集团，虽然当时他们还在前往莫斯科的路上。</text:p>
      <text:p text:style-name="P4">
一位莫斯科人告诉BBC，他们“还没有看到任何坦克，所以我们不会担心”。</text:p>
      <text:p text:style-name="P4">
另一个人则说，1991年苏联解体，1993年宪法危机期间，他们曾在莫斯科街头经历过坦克，所以“无论今天发生什么，我们都会幸存下来”。</text:p>
      <text:p text:style-name="P4">
一位名叫加里娜（Galina）的妇女告诉路透社，“这一点也不令我感到害怕。我对我们的总统和我们的人民有信心。”</text:p>
      <text:p text:style-name="P4">
但另一位居民尼古拉（Nikolai）称这些事件“令人恐惧”。他告诉路透社，“这很令人不安，对你和你的亲人都是如此。”</text:p>
      <text:p text:style-name="P4">
目前来说，进军莫斯科的威胁已经过去，但安全状况仍然很紧张，本周一居民呆在家里不上班的命令仍在执行。</text:p>
      <text:p text:style-name="P4">
设在华盛顿的智囊团战争研究所（ISW）表示，普里戈津的叛变可能已经烟消云散，但克里姆林宫现在面临着一个“极不稳定”的局面。</text:p>
      <text:p text:style-name="P4">
ISW分析师写道：“叛乱暴露了俄罗斯安全部队的弱点，表明普京没有能力及时使用他的部队来消灭内部威胁，并进一步侵蚀了他对军事力量的垄断。”</text:p>
      <text:p text:style-name="P4">
这篇分析还指出，瓦格纳集团的士兵，在一定程度上，还受到顿河畔罗斯托夫居民的热烈欢迎。</text:p>
      <text:p text:style-name="P4">
<draw:frame draw:style-name="fr1" draw:name="Image139" text:anchor-type="as-char" svg:width="6.9236in" svg:height="3.894525in" draw:z-index="0">
<draw:image xlink:href="../Images/BBC Chinese/2023-06-25T10-16-13.000Z/_130200369_8ff11aa4-9a24-49a2-8cb8-234d1c27871d.jpg" xlink:type="simple" xlink:show="embed" xlink:actuate="onLoad" draw:mime-type="image/jpeg"/>
</draw:frame>
</text:p>
      <text:p text:style-name="P4">
图像来源，  /EPA-EFE/REX/Shutterstock</text:p>
      <text:p text:style-name="P4">
图像加注文字，</text:p>
      <text:p text:style-name="P4">
叛乱中，有居民和瓦格纳士兵合影。</text:p>
      <text:h text:style-name="P12" text:outline-level="3">
<text:span text:style-name="T4">
普里戈津退兵的条件有什么？</text:span>
</text:h>
      <text:p text:style-name="P4">
阿卜杜贾里尔·阿贝德拉苏洛夫(Abdujalil Abdurasulov)</text:p>
      <text:p text:style-name="P4">
来自乌克兰基辅的报道</text:p>
      <text:p text:style-name="P4">
谈判持续了一整天，结果是普里戈津同意在当晚缓和局势。</text:p>
      <text:p text:style-name="P4">
白俄罗斯的强人总统卢卡申科，是普京的亲密盟友，他在周六与普里戈津进行会谈。</text:p>
      <text:p text:style-name="P4">
作为交易的一部分，普里戈津已被允许前往白俄罗斯，克里姆林宫表示将撤销对他的所有指控。</text:p>
      <text:p text:style-name="P4">
卢卡申科的新闻处说，谈判是在普京的同意下进行的。</text:p>
      <text:p text:style-name="P4">
作为协议的一部分，克里姆林宫同意撤销对瓦格纳集团领导人的起诉，还向瓦格纳战士提供安全保证。</text:p>
      <text:p text:style-name="P4">
自入侵开始以来，俄罗斯一直在利用白俄罗斯的领土对乌克兰发动攻击，有效地伤害了白俄罗斯的主权。</text:p>
      <text:p text:style-name="P4">
任何普京对权力的控制力减弱的迹象，都威胁到明斯克的卢卡申科政权，该政权严重依赖莫斯科。</text:p>
      <text:p text:style-name="P4">
普京新闻秘书德米特里·佩斯科夫说，瓦格纳雇佣兵可以签署国防部合同，参加叛乱的士兵将不会被起诉。</text:p>
      <text:p text:style-name="P4">
<draw:frame draw:style-name="fr1" draw:name="Image140" text:anchor-type="as-char" svg:width="6.9236in" svg:height="3.894525in" draw:z-index="0">
<draw:image xlink:href="../Images/BBC Chinese/2023-06-25T10-16-13.000Z/_130200033_66012863.jpg" xlink:type="simple" xlink:show="embed" xlink:actuate="onLoad" draw:mime-type="image/jpeg"/>
</draw:frame>
</text:p>
      <text:p text:style-name="P4">
图像来源，  EPA</text:p>
      <text:p text:style-name="P4">
图像加注文字，</text:p>
      <text:p text:style-name="P4">
俄罗斯、白俄罗斯、乌克兰被认为是同一民族——东斯拉夫人。图为卢卡申科和普京。</text:p>
      <text:h text:style-name="P12" text:outline-level="3">
<text:span text:style-name="T4">
这就是普里戈津和瓦格纳集团的结局吗？</text:span>
</text:h>
      <text:p text:style-name="P4">
一位专家告诉英国广播公司，普里戈津搬到白俄罗斯，瓦格纳战士被吸收到俄罗斯军队，这可能意味着这个臭名昭著的雇佣兵组织的终结。</text:p>
      <text:p text:style-name="P4">
总部设在美国的智库大西洋理事会的安德鲁·达尼里（Andrew D'Anieri）说，从俄罗斯传出的信息，混乱且不明确，很难说到底会发生什么。</text:p>
      <text:p text:style-name="P4">
但他也表示，瓦格纳的撤退并不意味着俄罗斯的所有私营军事公司都 “出局”了。</text:p>
      <text:p text:style-name="P4">
“即使它们在严格意义上在俄罗斯是非法的，但在过去一年，我们看到了这类组织的激增。”</text:p>
      <text:p text:style-name="P4">
达尼里说，过去的一天表明两件事：“莫斯科的决策圈有多小”，以及普京的权威有多脆弱。</text:p>
      <text:p text:style-name="P4">
<draw:frame draw:style-name="fr1" draw:name="Image141" text:anchor-type="as-char" svg:width="6.9236in" svg:height="3.894525in" draw:z-index="0">
<draw:image xlink:href="../Images/BBC Chinese/2023-06-25T10-16-13.000Z/_129015688_capture.png" xlink:type="simple" xlink:show="embed" xlink:actuate="onLoad" draw:mime-type="image/png"/>
</draw:frame>
</text:p>
      <text:p text:style-name="P4">
图像来源，  Reuters</text:p>
      <text:p text:style-name="P4">
图像加注文字，</text:p>
      <text:p text:style-name="P4">
2011年普里戈津为普京上菜。</text:p>
      <text:h text:style-name="P12" text:outline-level="3">
<text:span text:style-name="T4">
这对乌克兰战争可能意味着什么？</text:span>
</text:h>
      <text:p text:style-name="P4">
查塔姆研究所俄罗斯-欧亚项目负责人詹姆斯·尼克西（James Nixey）说，乌克兰将从俄罗斯的危机中获益。</text:p>
      <text:p text:style-name="P4">
尼克西向BBC表示，乌克兰很可能继续“针戳俄罗斯”，试图在其国内制造内讧。</text:p>
      <text:p text:style-name="P4">
他说，今天是普京担任总统这么多年来最糟糕的一天。</text:p>
      <text:p text:style-name="P4">
“他正在输掉这场战争，”尼克西说。</text:p>
      <text:p text:style-name="P4">
“这并不是说乌克兰觉得会非常容易获胜......但这不是普京在当了这么多年总统后所期望的。”</text:p>
      <text:p text:style-name="P4">
克里姆林宫的新闻秘书德米特里·佩斯科夫则说，瓦格纳叛乱不会影响俄罗斯在乌克兰的军事攻势。</text:p>
      <text:h text:style-name="P12" text:outline-level="3">
<text:span text:style-name="T4">
乌克兰的西方盟友密切关注</text:span>
</text:h>
      <text:p text:style-name="P4">
《纽约时报》援引知情人士称，美国安全官员早在周三就收到信息，称普里戈津正准备采取行动。</text:p>
      <text:p text:style-name="P4">
他们最关心的是这将如何影响莫斯科对其核武器库的控制。</text:p>
      <text:p text:style-name="P4">
美国情报部门几个月来一直在密切关注，瓦格纳领导人和俄罗斯国防部长绍伊古等人之间不断加剧的紧张关系。</text:p>
      <text:p text:style-name="P4">
在这令人难以置信的混乱的24小时之后，欧盟、美国和盟国正在非常密切地关注着俄罗斯。</text:p>
      <text:p text:style-name="P4">
五角大楼早些时候发表声明，称国防部长奥斯汀(Lloyd J.Austin)在过去几个小时里与来自加拿大、法国、德国、波兰和英国的国防部长进行了交谈，讨论这一局势。</text:p>
      <text:p text:style-name="P4">
声明说：“随着局势的继续发展，美国将与盟友和伙伴保持密切协调。”</text:p>
      <text:p text:style-name="P4">
奥斯汀还表示，美国对乌克兰的支持不会改变。</text:p>
      <text:p text:style-name="P4">
与此同时，加拿大总理特鲁多周六会见了政府高级官员，讨论俄罗斯正在发生的局势。</text:p>
      <text:p text:style-name="P4">
<draw:frame draw:style-name="fr1" draw:name="Image142" text:anchor-type="as-char" svg:width="6.9236in" svg:height="3.894525in" draw:z-index="0">
<draw:image xlink:href="../Images/BBC Chinese/2023-06-25T10-16-13.000Z/_129016227_gettyimages-1230134715.jpg" xlink:type="simple" xlink:show="embed" xlink:actuate="onLoad" draw:mime-type="image/jpeg"/>
</draw:frame>
</text:p>
      <text:p text:style-name="P4">
图像来源，  Getty Images</text:p>
      <text:p text:style-name="P4">
图像加注文字，</text:p>
      <text:p text:style-name="P4">
普里戈津曾向普京展示圣彼得堡外一家为学校供应餐食的工厂。</text:p>
      <text:h text:style-name="P12" text:outline-level="3">
<text:span text:style-name="T4">
事件后，普京显得不再强大</text:span>
</text:h>
      <text:p text:style-name="P4">
<text:span text:style-name="T5">
史蒂夫·罗森伯格</text:span>
</text:p>
      <text:p text:style-name="P4">
<text:span text:style-name="T5">
BBC俄罗斯编辑</text:span>
</text:p>
      <text:p text:style-name="P4">
瓦格纳的叛乱是一个分水岭，对普京来说是一个非常危险的时刻。</text:p>
      <text:p text:style-name="P4">
当你掌权那么久，你会认为你是不可战胜的，你可以在任何情况下存续。</text:p>
      <text:p text:style-name="P4">
16个月前，普京在乌克兰发起“特别军事行动”，以“使俄罗斯更安全”。</text:p>
      <text:p text:style-name="P4">
但近几个月来，克里姆林宫遭到无人机袭击，俄罗斯西部也遭到炮击。</text:p>
      <text:p text:style-name="P4">
而现在雇佣兵发动武装叛乱，向莫斯科进发，要求撤换普京任命的国防部长，然后他们决定撤退。</text:p>
      <text:p text:style-name="P4">
这是一个令人吃惊的24小时，在这24小时里，普京面临着自20多年前上台以来对其权威的最大挑战。</text:p>
      <text:p text:style-name="P4">
兵变结束了——在克里姆林宫和瓦格纳雇佣军集团达成协议后。瓦格纳战士可以返回基地，不会被起诉，但他们的领导人普里戈津必须离开俄罗斯，搬到白俄罗斯。</text:p>
      <text:p text:style-name="P4">
至于普京总统，他在这次事件之后，显得不再强大。</text:p>
      <text:p text:style-name="P4">
看看在罗斯托夫发生了什么——瓦格纳，一支私人军队，已经能够明显轻松地夺取俄罗斯一个主要城市的军事设施的控制权，然后向北推进到莫斯科。</text:p>
      <text:p text:style-name="P4">
而作为叛乱背后的人，普里戈津还能全身而退。尽管他试图推翻俄罗斯的军事领导层，但对他武装叛变的指控已被撤销。</text:p>
      <text:p text:style-name="P4">
<draw:frame draw:style-name="fr1" draw:name="Image143" text:anchor-type="as-char" svg:width="6.9236in" svg:height="3.894525in" draw:z-index="0">
<draw:image xlink:href="../Images/BBC Chinese/2023-06-25T10-16-13.000Z/_130200370_363dd5bc-0118-472f-8769-ba64497b2320.jpg" xlink:type="simple" xlink:show="embed" xlink:actuate="onLoad" draw:mime-type="image/jpeg"/>
</draw:frame>
</text:p>
      <text:p text:style-name="P4">
图像来源，  EPA/REX/Shutterstock</text:p>
      <text:p text:style-name="P4">
图像加注文字，</text:p>
      <text:p text:style-name="P4">
瓦格纳的坦克出现在俄罗斯南部城市顿河畔罗斯托夫。</text:p>
      <text:h text:style-name="P12" text:outline-level="3">
<text:span text:style-name="T4">
潜在的影响远远超出俄罗斯和乌克兰</text:span>
</text:h>
      <text:p text:style-name="P4">
<text:span text:style-name="T5">
乔·因伍德（Joe Inwood）</text:span>
</text:p>
      <text:p text:style-name="P4">
<text:span text:style-name="T5">
BBC记者，曾报道乌克兰和非洲事务</text:span>
</text:p>
      <text:p text:style-name="P4">
普里戈津可能已经从悬崖边上退了下来，但过去24小时的事件将从根本上改变他与俄罗斯总统的关系。</text:p>
      <text:p text:style-name="P4">
普里戈津曾因从事餐饮业而被称为“普京的厨师”，多年来，他和他的瓦格纳雇佣兵公司在俄罗斯的外交政策中发挥了关键作用，尽管是隐秘的。</text:p>
      <text:p text:style-name="P4">
在普京无法公开处理或者不愿意公开处理的事情上，利用瓦格纳进行军事干预。</text:p>
      <text:p text:style-name="P4">
比如支持叙利亚总统巴沙尔·阿萨德，以及在网络上试图干预2016年美国大选，瓦格纳在世界一些最混乱的地方发挥了越来越重要的作用。</text:p>
      <text:p text:style-name="P4">
但雇佣军足迹最多的地方，是非洲。</text:p>
      <text:p text:style-name="P4">
例如，在马里，2020年和2021年的政变见证了一个军事政权的建立，瓦格纳大量参与打击长期存在的伊斯兰叛乱。尽管人们认为他们是在俄罗斯政府的授意下到那里的，但真正到当地去的是瓦格纳。</text:p>
      <text:p text:style-name="P4">
在中非共和国，据说他们正在帮助政府，抵御叛军，保卫首都，瓦格纳被指责存在侵犯人权行为。</text:p>
      <text:p text:style-name="P4">
鉴于瓦格纳现在似乎有可能被克里姆林宫排斥，他们在非洲的士兵和他们支持的政府将发生什么？</text:p>
      <text:p text:style-name="P4">
除此之外，瓦格纳还控制着大量的矿产资源，是该组织大部分财富的来源。</text:p>
      <text:p text:style-name="P4">
既然普里戈津以这样的方式失宠，他还能保持对这些资源的控制吗？</text:p>
      <text:p text:style-name="P4">
Source: <text:a xlink:type="simple" xlink:href="https://www.bbc.com/zhongwen/simp/world-66012863" text:style-name="Internet_20_link" text:visited-style-name="Visited_20_Internet_20_Link">
https://www.bbc.com/zhongwen/simp/world-66012863</text:a>
</text:p>
      <!--NEWS-->
      <text:h text:style-name="P10" text:outline-level="1">
<text:span text:style-name="T4">
朝鲜：半岛紧张局势加剧的根源在美国</text:span>
</text:h>
      <text:p text:style-name="P4">
Author: 联合早报 (Person)</text:p>
      <text:p text:style-name="P4">
Publisher: 联合早报 (Organization)</text:p>
      <text:p text:style-name="P4">
Published Time: 2023-06-25T10:27</text:p>
      <text:p text:style-name="P4">
Modified Time: 2023-06-25T10:28</text:p>
      <text:p text:style-name="P4">
Description: 朝鲜批评美国国务卿布林肯访华时发表的威胁性言论，并指出加剧朝鲜半岛紧张局势的根源在美国。朝中社报道，朝鲜外务省负责美国事务局长权正根星期六（6月24日）在讲话中说，布林肯日前访华期...</text:p>
      <text:p text:style-name="P4">
Videos: []</text:p>
      <text:p text:style-name="P4">
Audios: []</text:p>
      <text:p text:style-name="P4">
Images: []</text:p>
      <text:p text:style-name="P4">
Type: NewsArticle</text:p>
      <text:p text:style-name="P4">
Breadcrumbs: ['即时', '国际']</text:p>
      <text:p text:style-name="P4">
Keywords: ['朝鲜半岛', '朝鲜', '美国', '布林肯']</text:p>
      <!--METADATA-->
      <text:p text:style-name="P4">
朝鲜批评美国国务卿 <text:a xlink:type="simple" xlink:href="https://www.zaobao.com/news/world/story20230617-1405429" text:style-name="Internet_20_link" text:visited-style-name="Visited_20_Internet_20_Link">
 布林肯访华 </text:a>
时发表的威胁性言论，并指出加剧朝鲜半岛紧张局势的根源在美国。</text:p>
      <text:p text:style-name="P4">
朝中社报道，朝鲜外务省负责美国事务局长权正根星期六（6月24日）在讲话中说，布林肯日前访华期间“放出胁迫性妄言”，称中国“处于唯一能够打压平壤的地位”，若中国不采取行动，美国将与日本和韩国携手采取中国不愿看到的军事措施。</text:p>
      <text:p text:style-name="P4">
权正根指出，布林肯这番“顽固守旧”的言论无助于解决问题，加剧朝鲜半岛紧张局势的根源在美国，而非朝鲜或周边国家。</text:p>
      <text:p text:style-name="P4">
权正根还说，若看到美国在朝鲜半岛和地区进一步采取军事举措或加剧挑衅，朝鲜将采取更有力的应对措施。他敦促美国停止侵犯朝鲜权益并放弃其对朝敌视政策，否则朝鲜必将行使自卫权。</text:p>
      <text:p text:style-name="P4">
Source: <text:a xlink:type="simple" xlink:href="https://www.zaobao.com.sg/realtime/world/story20230625-1407599" text:style-name="Internet_20_link" text:visited-style-name="Visited_20_Internet_20_Link">
https://www.zaobao.com.sg/realtime/world/story20230625-1407599</text:a>
</text:p>
      <!--NEWS-->
      <text:h text:style-name="P10" text:outline-level="1">
<text:span text:style-name="T4">
美国及其盟国静观俄罗斯危机将如何发展</text:span>
</text:h>
      <text:p text:style-name="P4">
Author: chinese@voanews.com (美国之音)</text:p>
      <text:p text:style-name="P4">
Publisher: 美国之音中文网 (Type: NewsMediaOrganization)</text:p>
      <text:p text:style-name="P4">
Published Time: 2023-06-25T10:37:55+08:00</text:p>
      <text:p text:style-name="P4">
Modified Time: 2023-06-25 02:37:55Z</text:p>
      <text:p text:style-name="P4">
Description: 美国及其盟友周六举行了密切磋商，但公开地保持观望，因为官员们正在等待克里姆林宫长期内部人士叶夫根尼·普里戈津及其私人军队瓦格纳集团的武装叛乱将如何发展。</text:p>
      <text:p text:style-name="P4">
Videos: []</text:p>
      <text:p text:style-name="P4">
Images: []</text:p>
      <text:p text:style-name="P4">
Categories: ['美国', '欧洲']</text:p>
      <text:p text:style-name="P4">
Type: None</text:p>
      <!--METADATA-->
      <text:p text:style-name="P4">
NoneNone</text:p>
      <text:p text:style-name="P4">
Source: <text:a xlink:type="simple" xlink:href="https://www.voachinese.com/a/us-allies-consult-but-tread-carefully-as-russia-crisis-unfolds-20230624/7151914.html" text:style-name="Internet_20_link" text:visited-style-name="Visited_20_Internet_20_Link">
https://www.voachinese.com/a/us-allies-consult-but-tread-carefully-as-russia-crisis-unfolds-20230624/7151914.html</text:a>
</text:p>
      <!--NEWS-->
      <text:h text:style-name="P10" text:outline-level="1">
<text:span text:style-name="T4">
瓦格纳“烧俄厨子”撤退　然后呢？</text:span>
</text:h>
      <text:p text:style-name="P4">
Author: None (Language: zh)</text:p>
      <text:p text:style-name="P4">
Publisher: None</text:p>
      <text:p text:style-name="P4">
Time: 2023-06-25T11:10:00Z</text:p>
      <text:p text:style-name="P4">
Description: 俄罗斯瓦格纳雇佣军的叛乱行动引发了莫斯科的安全危机，目前这座俄罗斯首都仍然处于反恐戒备的状态。瓦格纳集团的行动也引起了中国官方和民间舆论的广泛关注。</text:p>
      <text:p text:style-name="P4">
Videos: []</text:p>
      <text:p text:style-name="P4">
Images: []</text:p>
      <text:p text:style-name="P4">
Subject: 时政风云</text:p>
      <text:p text:style-name="P4">
Subjects: ['白俄罗斯', '莫斯科', '俄罗斯', '乌克兰', '拜罗伊特音乐节', '普京', '俄罗斯入侵乌克兰']</text:p>
      <text:p text:style-name="P4">
Keywords: ['瓦格纳', '雇佣军', '武装', '叛乱', '造反', '军变', '普里戈津#', '俄罗斯', '白俄罗斯', '乌克兰', '战争', '莫斯科', '戒严', '挺进', '厨子', '中国媒体反应']</text:p>
      <text:p text:style-name="P4">
ID: 66025628</text:p>
      <!--METADATA-->
      <text:p text:style-name="P4">
<text:a xlink:type="simple" xlink:href="https://www.dw.com/zh/overlay/image/article/66025628/66022611" text:style-name="Internet_20_link" text:visited-style-name="Visited_20_Internet_20_Link">
 </text:a>
</text:p>
      <text:p text:style-name="P4">
瓦格纳首领普里戈津６月２４日从南部战区罗斯托夫撤离时和支持者握手</text:p>
      <text:p text:style-name="P4">
（德国之声中文网）星期日（６月２５日），瓦格纳的雇佣军宣布 <text:a xlink:type="simple" xlink:href="https://www.dw.com/zh/zh/白俄总统斡旋-瓦格纳军团停止进军莫斯科/a-66021015" text:style-name="Internet_20_link" text:visited-style-name="Visited_20_Internet_20_Link">
 停止在俄罗斯各地的军事活动之后</text:a>
，首都莫斯科仍处于“反恐行动模式”，瓦格纳雇佣军之前曾威胁要攻占俄罗斯的首都，总统普京面临着严峻的安全危机。</text:p>
      <text:p text:style-name="P4">
克里姆林宫于周六宣布，经白俄罗斯领导人卢卡申科调解后，发起叛乱的瓦格纳首领 <text:a xlink:type="simple" xlink:href="https://www.dw.com/zh/zh/普里戈津何许人也他有多大影响力/a-66020810" text:style-name="Internet_20_link" text:visited-style-name="Visited_20_Internet_20_Link">
 普里戈津</text:a>
将被送往白俄罗斯。周日，普里戈津的行踪不明，但莫斯科表示，将撤销对他的“武装叛乱”指控，他的战士们也将不会受到起诉。</text:p>
      <text:p text:style-name="P4">
本周六，普里戈津曾持续通过Telegram的音频消息向公众更新瓦格纳的叛乱情况，但尚未说明何时离开俄罗斯前往克里姆林宫的联盟——白俄罗斯。</text:p>
      <text:p text:style-name="P4">
</text:p>
      <text:p text:style-name="P4">
俄罗斯警方封锁了通往莫斯科的一处高速公路</text:p>
      <text:h text:style-name="P12" text:outline-level="3">
<text:span text:style-name="T4">
莫斯科维持戒严反恐模式</text:span>
</text:h>
      <text:p text:style-name="P4">
周六，当普里戈津的部队将要攻击首都时，莫斯科实行了反恐行动模式的戒严。当局要求居民限制出行。莫斯科当局还表示，为了安全起见，周一将继续维持城市的戒严状态。</text:p>
      <text:p text:style-name="P4">
在该国南部城市顿河上的罗斯托夫，瓦格纳雇佣军曾接管该地区的主要军事总部，后来于周六晚离开。据俄罗斯官方媒体报道，目前当地的交通已经恢复正常。报道显示，工人们正在清理军事总部外的街道和当地一处马戏团门外的街道。一天前，有一辆坦克被困在那里。</text:p>
      <text:p text:style-name="P4">
罗斯托夫的区域领导人表示，瓦格纳集团的战士们已经离开了该地区，并正在返回他们的野战营地。新闻机构援引目击者称，看到坦克、货车和几辆载有战士的面包车离开了这座城市。</text:p>
      <text:h text:style-name="P12" text:outline-level="3">
<text:span text:style-name="T4">
瓦格纳集团“造反”头目：战争的意义是什么？</text:span>
</text:h>
      <text:p text:style-name="P4">
在白俄罗斯的调解下，瓦格纳的战士们撤出了罗斯托夫，双方的领导者表示这将避免流血冲突并缓解危机。</text:p>
      <text:p text:style-name="P4">
莫斯科南部卡卢加地区当局周六表示，他们开始清除为阻止瓦格纳叛军前进而设置的路障。</text:p>
      <text:p text:style-name="P4">
在南部城市沃罗涅日，俄罗斯军方说他们在前一天进行了“战斗”，紧急服务部门在叛乱期间熄灭了一处大型石油库的火灾。当局尚未解释火灾的原因，社交媒体上的图片显示出一片大片的黑烟。一些俄罗斯媒体报道称，在该地区发生爆炸前有一架直升机在附近。</text:p>
      <text:h text:style-name="P12" text:outline-level="3">
<text:span text:style-name="T4">
美国情报机关预先得到消息</text:span>
</text:h>
      <text:p text:style-name="P4">
美国的间谍机构曾预测到普里戈津正在准备反抗克里姆林宫。据华盛顿邮报和纽约时报报道，美国情报官员于骚乱开始前一天在白宫、五角大楼和国会山进行了简报。</text:p>
      <text:p text:style-name="P4">
由于瓦格纳雇佣军团和克里姆林宫之间的冲突，德国外交部长贝尔伯克缩短了对南非的访问。她原计划周日下午前往开普敦，并在那里停留访问至周一。然而，她如今将于周一参加在卢森堡举行的欧盟外长会议。尽管如此，预计贝尔伯克仍将在周二访问南非城市比勒陀利亚并举行会谈。</text:p>
      <text:p text:style-name="P4">
乌克兰总统泽连斯基的顾问波多利亚克（MykhailoPodolyak）通过推特表示，瓦格纳雇佣军首领普里戈津“羞辱了”俄罗斯总统普京。波多利亚克在推文中评论称，普里戈津“几乎使普京失去了权力，控制了中央政权，到达了莫斯科，突然……你撤退了。”</text:p>
      <text:h text:style-name="P12" text:outline-level="3">
<text:span text:style-name="T4">
瓦格纳军团“造反”起因</text:span>
</text:h>
      <text:p text:style-name="P4">
此次事件始于6月23日。当天，普里戈津突然在社交媒体上发布消息称：俄罗斯国防部对瓦格纳佣兵团的后方营地发动了导弹袭击，"瓦格纳"准备对此做出回应。不过，普里戈津只把矛头对准了国防部长绍伊古以及俄军总参谋长格拉西莫夫，暂时并没有针对普京本人。他说，"这不是军事政变，而是正义的进军。"</text:p>
      <text:p text:style-name="P4">
不过俄罗斯国防部否认了袭击瓦格纳营地的说法，并强调俄军一直在前在线忙于和乌军作战。</text:p>
      <text:p text:style-name="P4">
俄乌战争去年爆发以来，瓦格纳佣兵团一直活跃在前线，在 <text:a xlink:type="simple" xlink:href="https://www.dw.com/zh/zh/为什么巴赫穆特之战对乌俄两国都如此重要/a-65690776" text:style-name="Internet_20_link" text:visited-style-name="Visited_20_Internet_20_Link">
 巴赫穆特包围战</text:a>
中发挥过极其重要的作用。但是近几个月，普里戈津与俄军高层爆发了激烈争吵，认为国防部在巴赫穆特战役期间没有提供足够弹药补给，且国防部长与总参谋长应该为瓦格纳佣兵团士兵的大量伤亡负责。</text:p>
      <text:p text:style-name="P4">
总的来说，此次 <text:a xlink:type="simple" xlink:href="https://www.dw.com/zh/zh/车臣军起兵勤王-普里戈津普京错了/a-66021500" text:style-name="Internet_20_link" text:visited-style-name="Visited_20_Internet_20_Link">
 瓦格纳雇佣军的叛乱 </text:a>
以及随后的政府应对行动引发了广泛关注，不仅对俄罗斯的国内安全构成挑战，还对国际政治局势产生了影响。</text:p>
      <text:h text:style-name="P12" text:outline-level="3">
<text:span text:style-name="T4">
中国密切关注</text:span>
</text:h>
      <text:p text:style-name="P4">
中国国务委员兼外长秦刚星期天（6月25日）在北京会见俄罗斯副外长鲁登科，中国官方的说法是：秦刚同鲁登科就中俄关系及共同关心的国际和地区问题交换意见。这也是瓦格纳兵变事件发生后，中俄官方首次面对面会谈。</text:p>
      <text:p text:style-name="P4">
从瓦格纳军团叛乱的一开始，中国官方媒体和社交媒体就开始密切关注局势发展动向。官方媒体“中国新闻周刊”２５日发表网络评论称：“瓦格纳组织自6月23日开始的‘武装叛乱’，是典型的以小博大，将其机会主义的本色发挥得淋漓尽致……在逼近莫斯科的时候达成妥协，时间也被认为是刚刚好，既没有流血，又给俄国防部造成了紧张，逼着普京公开出面给‘战斗英雄’一个公正的待遇。”</text:p>
      <text:p text:style-name="P4">
中国媒体“澎湃新闻”则在报道中抛出了“乌克兰能否‘渔翁得利’？”的问题，并分析报道称：瓦格纳被认为是俄罗斯战绩最为耀眼的军事私营公司，在乌克兰为俄罗斯实现军事目标发挥了很大的作用。在俄军近来对乌克兰巴赫穆特的攻势中，瓦格纳集团战功显赫。有关巴赫穆特攻势的分歧和“口水战”，也是瓦格纳集团和俄罗斯国防部紧张关系走向公开化的分水岭。</text:p>
      <text:p text:style-name="P4">
作者指出，6月24日，瓦格纳在俄罗斯境内的倒戈行为迅速引起乌克兰方面的反应。乌克兰总统泽连斯基当日在社交媒体上说，“俄罗斯军队及其雇佣兵在乌克兰待得越久，他们日后给自己带来的混乱、痛苦和问题也将越多。”俄罗斯国防部同日则表示，基辅政权利用普里戈任的挑衅，集中部队在巴赫穆特方向进攻，但“南方集团军的士兵仍在用飞机和火炮打击敌人”。</text:p>
      <text:p text:style-name="P4">
同时，各种有关瓦格纳集团“叛变”，“兵变”的消息充斥着中国各大社交媒体平台。各种介绍瓦格纳雇佣军历史和背景的文章和视频不断涌现。尤其是其领导人普里戈津曾经是“厨子”的身份成为舆论关注的焦点之一。普里戈津的兵变也一度引发了中国境内支持乌克兰，反俄罗斯侵略战争人士的兴奋情绪。上海的一位法律界人士２４日通过微信朋友圈表示：“今晚我要喝一杯”。另外一张中国广东地区传统菜肴烧鹅的图片也在社交媒体广泛流传，图片的配文是，“今天最佳评论：烧鹅，还得是厨子”。</text:p>
      <text:p text:style-name="P4">
<text:span text:style-name="T5">
（法新社、美联社、路透社、德新社等）</text:span>
</text:p>
      <text:p text:style-name="P4">
Source: <text:a xlink:type="simple" xlink:href="https://www.dw.com/zh/瓦格纳-烧俄厨子-撤退　然后呢？/a-66025628" text:style-name="Internet_20_link" text:visited-style-name="Visited_20_Internet_20_Link">
https://www.dw.com/zh/瓦格纳-烧俄厨子-撤退　然后呢？/a-66025628?maca=chi-rss-chi-all-1127-rdf</text:a>
</text:p>
      <!--NEWS-->
      <text:h text:style-name="P10" text:outline-level="1">
<text:span text:style-name="T4">
美军事高官因俄内乱取消中东行程</text:span>
</text:h>
      <text:p text:style-name="P4">
Author: 联合早报 (Person)</text:p>
      <text:p text:style-name="P4">
Publisher: 联合早报 (Organization)</text:p>
      <text:p text:style-name="P4">
Published Time: 2023-06-25T11:11</text:p>
      <text:p text:style-name="P4">
Modified Time: 2023-06-25T11:26</text:p>
      <text:p text:style-name="P4">
Description: 俄罗斯雇佣兵组织瓦格纳星期六（6月24日）发动兵变，俄国内局势陷入动乱，美国高级军事官员因此取消了当天出访中东的行程。法新社报道，美国参谋长联席会议主席米利原定前往以色列和约旦，但...</text:p>
      <text:p text:style-name="P4">
Videos: []</text:p>
      <text:p text:style-name="P4">
Audios: []</text:p>
      <text:p text:style-name="P4">
Images: []</text:p>
      <text:p text:style-name="P4">
Type: NewsArticle</text:p>
      <text:p text:style-name="P4">
Breadcrumbs: ['即时', '国际']</text:p>
      <text:p text:style-name="P4">
Keywords: ['俄罗斯兵变', '美国', '俄乌战争']</text:p>
      <!--METADATA-->
      <text:p text:style-name="P4">
俄罗斯雇佣兵组织瓦格纳星期六（6月24日） <text:a xlink:type="simple" xlink:href="https://www.zaobao.com/news/world/story20230625-1407570" text:style-name="Internet_20_link" text:visited-style-name="Visited_20_Internet_20_Link">
 发动兵变</text:a>
，俄国内局势陷入动乱，美国高级军事官员因此取消了当天出访中东的行程。</text:p>
      <text:p text:style-name="P4">
法新社报道，美国参谋长联席会议主席米利原定前往以色列和约旦，但参谋首长联席会议发言人说，这次出访“因俄罗斯的动乱局势”而推迟。</text:p>
      <text:p text:style-name="P4">
此外，白宫国家安全顾问沙利文星期六原计划前往丹麦，出席有关乌克兰问题的会议，但也临时取消行程，改陪总统拜登去了总统度假地点大卫营（Camp David）。</text:p>
      <text:p text:style-name="P4">
俄罗斯星期六传出兵变消息后，白宫称拜登已听取有关消息的简报，参议院情报委员会两名主要负责人也说，他们“正在密切留意俄罗斯军队之间可能发生重大冲突”。</text:p>
      <text:p text:style-name="P4">
经过白罗斯总统卢卡申科的协调谈判， <text:a xlink:type="simple" xlink:href="https://www.zaobao.com/realtime/world/story20230625-1407576" text:style-name="Internet_20_link" text:visited-style-name="Visited_20_Internet_20_Link">
 瓦格纳首脑普里戈任已同意终止在俄境内的行动</text:a>
 ， <text:a xlink:type="simple" xlink:href="https://www.zaobao.com/realtime/world/story20230625-1407595" text:style-name="Internet_20_link" text:visited-style-name="Visited_20_Internet_20_Link">
并命部队撤出俄南顿河畔罗斯托夫 </text:a>
。</text:p>
      <text:p text:style-name="P4">
Source: <text:a xlink:type="simple" xlink:href="https://www.zaobao.com.sg/realtime/world/story20230625-1407605" text:style-name="Internet_20_link" text:visited-style-name="Visited_20_Internet_20_Link">
https://www.zaobao.com.sg/realtime/world/story20230625-1407605</text:a>
</text:p>
      <!--NEWS-->
      <text:h text:style-name="P10" text:outline-level="1">
<text:span text:style-name="T4">
秦刚会见俄副外长 莫斯科维持“反恐行动机制”</text:span>
</text:h>
      <text:p text:style-name="P4">
Author: None</text:p>
      <text:p text:style-name="P4">
Publisher: Radio Free Asia (Organization)</text:p>
      <text:p text:style-name="P4">
Published Time: 2023-06-25T11:21:20-04:00</text:p>
      <text:p text:style-name="P4">
Modified Time: 2023-06-25T11:21:2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46" text:anchor-type="as-char" svg:width="6.9236in" svg:height="6.744926in" draw:z-index="0">
<draw:image xlink:href="../Images/rfamandarin/2023-06-25T11-21-20-04-00/000000.png" xlink:type="simple" xlink:show="embed" xlink:actuate="onLoad" draw:mime-type="image/png"/>
</draw:frame>
 国务委员兼外长秦刚在北京会见俄罗斯副外长鲁登科 <text:a xlink:type="simple" xlink:href="https://www.rfa.org/mandarin/Xinwen/1-06252023111719.html/@@images/image" text:style-name="Internet_20_link" text:visited-style-name="Visited_20_Internet_20_Link">
</text:a>
法新社图片</text:p>
      <text:p text:style-name="P4">
中国外交部官方网站本周日以“部长活动”的头条位置发布声明，国务委员兼外长秦刚当天在北京会见俄罗斯副外长鲁登科，“同他就中俄关系及共同关心的国际和地区问题交换意见”。</text:p>
      <text:p text:style-name="P4">
虽然俄罗斯雇佣兵组织瓦格纳集团的首领普里戈津周六已撤回向莫斯科进发的武装军人，但这一明显的兵变举动无疑对俄罗斯总统普京的政治权威以及俄乌战事造成不利影响。中国官方上述消息并没有说明鲁登科抵达北京的具体日期，外界也无法得知此次对俄罗斯重要盟友中国的访问是否与瓦格纳事件有关。</text:p>
      <text:p text:style-name="P4">
据法新社报道，俄罗斯首都莫斯科本周日仍在维持“反恐行动机制”，而此前宣布将被送往白俄罗斯的普里戈津目前也行踪不明。</text:p>
      <text:p text:style-name="P4">
外界注意到，普京周六严厉谴责瓦格纳发动叛乱并威胁到俄罗斯的“生存”后，中国官方尚未作出公开评论。中国军事专家、评论人士宋忠平（音译）向路透社表示：“中国将支持俄罗斯，同时强调不干涉其内政。”而官方《环球时报》则抨击西方媒体制造俄罗斯“大厦即将倒塌”的假象。</text:p>
      <text:p text:style-name="P4">
但相对于官方的沉默，中国的民间舆论对俄罗斯政局的反应却迥然不同。</text:p>
      <text:p text:style-name="P4">
台湾中央社的报道说，瓦格纳兵变发生后，“厨子”（瓦格纳集团首领普里戈津）、“厨子兵”（瓦格纳集团）一度成为中国网络热门词汇。有网民把俄罗斯兵变联结中国历史，直指普里戈津如唐代的安禄山，只不过目标从长安换成了莫斯科；还有网民建议，中国应趁机要求俄罗斯归还海参崴等东北领土。而美国《纽约时报》外交记者黄安伟则通过推特表示，如果中国国家主席习近平正考虑攻打台湾，俄乌战争中唯一令他重新考虑是否攻台的事件，就是瓦格纳兵变。</text:p>
      <text:p text:style-name="P4">
责编：何平</text:p>
      <text:p text:style-name="P4">
Source: <text:a xlink:type="simple" xlink:href="https://www.rfa.org/mandarin/Xinwen/1-06252023111719.html" text:style-name="Internet_20_link" text:visited-style-name="Visited_20_Internet_20_Link">
https://www.rfa.org/mandarin/Xinwen/1-06252023111719.html</text:a>
</text:p>
      <!--NEWS-->
      <text:h text:style-name="P10" text:outline-level="1">
<text:span text:style-name="T4">
“南方街头运动”参与者王默因声援土地维权   被江苏警方拘留</text:span>
</text:h>
      <text:p text:style-name="P4">
Author: None</text:p>
      <text:p text:style-name="P4">
Publisher: Radio Free Asia (Organization)</text:p>
      <text:p text:style-name="P4">
Published Time: 2023-06-25T11:30:43-04:00</text:p>
      <text:p text:style-name="P4">
Modified Time: 2023-06-25T11:30:4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48" text:anchor-type="as-char" svg:width="6.9236in" svg:height="7.772299in" draw:z-index="0">
<draw:image xlink:href="../Images/rfamandarin/2023-06-25T11-30-43-04-00/000000.png" xlink:type="simple" xlink:show="embed" xlink:actuate="onLoad" draw:mime-type="image/png"/>
</draw:frame>
 “南方街头运动”参与者王默 网络截图/维权网</text:p>
      <text:p text:style-name="P4">
据维权网6月25日发布的消息，中国“南方街头运动”参与者、江苏维权人士王默因声援家乡父老土地维权，而遭到警方拘留。</text:p>
      <text:p text:style-name="P4">
据介绍，新浪网名“转世党”的王默多年来因公开在南方街头发表民主言论而为民间熟知，并先后参与“曲阜薛福顺非正常死亡事件”、“新余刘萍等三人开庭声援围观”、“郑州十君子声援团”、“焦作张小玉事件调查”等大型民间抗争活动，而遭到警方打压。</text:p>
      <text:p text:style-name="P4">
2014年10月3日，王默因在广州多地拉横幅声援香港民主抗争“真普选”，被警方以涉嫌“寻衅滋事罪”刑拘；同年11月17日，被广州市检察院更换罪名，以涉嫌“煽动颠覆国家政权罪”正式批捕。2016年4月8日，王默被广州市中级法院以相同罪名判处有期徒刑4年6个月，剥夺政治权利3年。但获释仅1个月后，王默于2019年5月14日，再次被江苏省淮安市警方以涉嫌“寻衅滋事罪”刑拘，后被判刑3年。</text:p>
      <text:p text:style-name="P4">
去年5月18日王爱忠案在广州开庭，王默赴广州声援，随即被广州警方刑事拘留。</text:p>
      <text:p text:style-name="P4">
王默的父亲本周日证实，国保警察当天带传唤证上门，王默目前已被当局行政拘留10天。</text:p>
      <text:p text:style-name="P4">
责编：何平</text:p>
      <text:p text:style-name="P4">
Source: <text:a xlink:type="simple" xlink:href="https://www.rfa.org/mandarin/Xinwen/2-06252023112214.html" text:style-name="Internet_20_link" text:visited-style-name="Visited_20_Internet_20_Link">
https://www.rfa.org/mandarin/Xinwen/2-06252023112214.html</text:a>
</text:p>
      <!--NEWS-->
      <text:h text:style-name="P10" text:outline-level="1">
<text:span text:style-name="T4">
合成胚胎在伦理上的“第22条军规” (Free Version)</text:span>
</text:h>
      <text:p text:style-name="P4">
Authors: ['为英国《金融时报》撰稿']</text:p>
      <text:p text:style-name="P4">
Publisher: 英国《金融时报》</text:p>
      <text:p text:style-name="P4">
Time: 2023-06-25T11:43:36+00:00</text:p>
      <text:p text:style-name="P4">
Published Time: 2023-06-24T12:00:99+08:00</text:p>
      <text:p text:style-name="P4">
Modified Time: 2023-06-25T07:25:99+08:00</text:p>
      <text:p text:style-name="P4">
Description: 阿胡贾：胚胎模型越类似人类胚胎，它在科学上就越有用——但在伦理上也更成问题。</text:p>
      <text:p text:style-name="P4">
Images: ["<text:a xlink:type="simple" xlink:href="https://thumbor.ftacademy.cn/unsafe/picture/0/000184550_piclink.jpg" text:style-name="Internet_20_link" text:visited-style-name="Visited_20_Internet_20_Link">
000184550_pic...</text:a>
"]</text:p>
      <text:p text:style-name="P4">
Themes: ['观点', '科学', '关注']</text:p>
      <text:p text:style-name="P4">
Keywords: ['科学', '伦理', '生物技术', '基因']</text:p>
      <text:p text:style-name="P4">
Type: Article</text:p>
      <!--METADATA-->
      <text:p text:style-name="P4">
<draw:frame draw:style-name="fr1" draw:name="Image149" text:anchor-type="as-char" svg:width="6.9236in" svg:height="3.894525in" draw:z-index="0">
<draw:image xlink:href="../Images/FT Chinese Free Version/2023-06-25T11-43-36-00-00/000184550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text:span text:style-name="T5">
本文作者是科学评论员</text:span>
</text:p>
      <text:p text:style-name="P4">
卵子加精子等于胚胎。很难想象生物学中还有什么法则比这条更基本了。不过，现在我们必须重新思考这条法则了。上周，在马萨诸塞州举行的一次干细胞会议上，研究人员透露，他们既不用卵子也不用精子，创造出了“合成”的人类胚胎。这些结构，更准确地说是胚胎模型，是由从真正的人类胚胎分离出的单个活干细胞培养而来的。无独有偶：另一个研究者团队创造了一个有心跳的胚胎模型。</text:p>
      <text:p text:style-name="P4">
这些看似重大的突破——尚未在同行评议的期刊上发表——旨在更深入地理解不孕不育、流产和出生缺陷。但它们也引发了道德和法律方面的担忧。科学界，以及更广大的社会，现在需要考虑这些实验室培养的人造胚胎——本质上是一些组织的集合体——与真正的人类胚胎有多接近。进行公开的讨论，再加上更新法规和仔细考虑此类研究如何商业化，将鼓励公众支持可能转化为治疗方法的有价值的研究。</text:p>
      <text:p text:style-name="P4">
大约五分之一的怀孕以流产告终。然而，令人惊讶的是，科学界对其中的原因知之甚少，部分原因是研究体内胚胎很困难。另一种选择是在实验室里研究胚胎的发育，包括使用体外受精患者捐赠的剩余胚胎。在研究中使用人类胚胎受到严格的法律的约束，这些法律依据胚胎发育的时间表。</text:p>
      <text:p text:style-name="P4">
在完成受精后，受精卵会分裂约4天，然后收缩成囊胚。之后囊胚在子宫内着床，这标志着怀孕的开始。到第14天，胚胎经历“原肠胚形成”，此时躯体的雏形开始成形，不同的细胞系出现。其中一个特征是“原始条纹”，在双侧对称发育时出现。</text:p>
      <text:p text:style-name="P4">
大体来说，在英国和其他许多国家，人类胚胎的培养不能超过14天。这意味着之后发生的事情——包括胚胎如何自我组织成不同类型的组织——的确切科学细节仍然是一个谜。研究者可以培育动物胚胎更长的时间，但相关性有限。</text:p>
      <text:p text:style-name="P4">
这就是“基于干细胞的胚胎模型”的用武之地。同时在英国剑桥大学(Cambridge)和加州理工学院(California Institute ofTechnology)工作的玛格达莱娜•热尔尼茨卡-格茨(Magdalena Żernicka-Goetz)教授领导的一个研究小组，从人类胚胎中分离出一个胚胎干细胞，并诱导增殖细胞自我组装成一个类似胚胎的结构，发育时间刚刚超过14天。热尔尼茨卡-格茨和其他两位作者被指定为一项相关专利的发明人；以色列魏茨曼科学研究所(Weizmann Institute ofScience)的雅各布•汉纳(Jacob Hanna)领导的另一个研究小组在同一天发表了类似成果的预印本。</text:p>
      <text:p text:style-name="P4">
剑桥大学戈登研究所(GurdonInstitute)的一个竞争团队在描述尚未发表的研究成果时表示，他们已经培育出了一个可以检测到心跳的合成胚胎，尽管它被故意设计成缺乏对进一步发育至关重要的组织。</text:p>
      <text:p text:style-name="P4">
为什么这事关重大？在许多国家，合成胚胎不符合胚胎的正式定义（尽管胚胎干细胞的使用仍然受到监管），而是被认为更类似于实验室培养的人体组织，受到更宽松的监管。但是，对生物真实性的追求形成了“第22条军规”(catch-22)式的矛盾：胚胎模型越类似人类胚胎，它在科学上就越有用——但在伦理上也更成问题。</text:p>
      <text:p text:style-name="P4">
合成胚胎也可以使用重新编码的成体干细胞来制造，这避免了一些限制。但是，无论使用哪种技术，这门科学现在的发展速度都超过了我们对它的监管能力——担心一个肆无忌惮的科学家可能会做出什么尝试并不是没有道理的。</text:p>
      <text:p text:style-name="P4">
英国法律禁止使用合成胚胎来制造婴儿，但研究人员已经在动物身上测试了相关原理。中国科学家已经将猴子胚胎模型植入雌性猴子体内，尽管这些怀孕很快就会自然流产。这样的怀孕可能本来就注定要失败；又或者，技术进步可能使它们变得可行。</text:p>
      <text:p text:style-name="P4">
如果是后者，科学家们必须保持警惕——自我监管并没有阻止中国基因编辑人类婴儿的灾难。作为这项新研究的中心，剑桥大学正在明智地就治理框架进行咨询，但合成胚胎的问题不仅仅是校园内的问题。只要我们能够避免危害，这项关于流产的令人兴奋的研究就可以带来许多科学上的好处和人类的幸福。</text:p>
      <text:p text:style-name="P4">
译者/何黎</text:p>
      <text:p text:style-name="P4">
Source: <text:a xlink:type="simple" xlink:href="http://www.ftchinese.com/story/001100064" text:style-name="Internet_20_link" text:visited-style-name="Visited_20_Internet_20_Link">
http://www.ftchinese.com/story/001100064</text:a>
</text:p>
      <!--NEWS-->
      <text:h text:style-name="P10" text:outline-level="1">
<text:span text:style-name="T4">
中越南海纷争升级之际   美国“里根号”航母到访越南港口</text:span>
</text:h>
      <text:p text:style-name="P4">
Author: None</text:p>
      <text:p text:style-name="P4">
Publisher: Radio Free Asia (Organization)</text:p>
      <text:p text:style-name="P4">
Published Time: 2023-06-25T11:45:40-04:00</text:p>
      <text:p text:style-name="P4">
Modified Time: 2023-06-25T11:45:4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50" text:anchor-type="as-char" svg:width="6.9236in" svg:height="4.935857in" draw:z-index="0">
<draw:image xlink:href="../Images/rfamandarin/2023-06-25T11-45-40-04-00/000000.png" xlink:type="simple" xlink:show="embed" xlink:actuate="onLoad" draw:mime-type="image/png"/>
</draw:frame>
 美国尼米兹级航空母舰“罗纳德·里根号” <text:a xlink:type="simple" xlink:href="https://www.rfa.org/mandarin/Xinwen/3-06252023113943.html/@@images/image" text:style-name="Internet_20_link" text:visited-style-name="Visited_20_Internet_20_Link">
</text:a>
路透社图片</text:p>
      <text:p text:style-name="P4">
越南外交部本周日证实，美国尼米兹级航空母舰“罗纳德·里根号”当天到访中部城市岘港，并将停留至6月30日。</text:p>
      <text:p text:style-name="P4">
岘港由美国在越南战争期间升级扩建，目前由越南政府授权美军使用。这也是越南战争结束以来，美国航母第三次到访该港口。美国“罗斯福号”航空母舰在2020年，为纪念越南战争结束25周年也曾到访岘港。而越南海军此前已与“里根号”航母和其他美国舰船在南海举行了联合军事演习，并接待了日本的最大驱逐舰“出云号”。</text:p>
      <text:p text:style-name="P4">
外界注意到，中国海军的一艘训练舰上月也曾到访越南岘港，并以此作为对泰国、文莱和菲律宾“友好访问”的一部分。但“里根号”此行，恰逢中越南海主权纷争升级以及美越“全面伙伴关系”10周年之际。</text:p>
      <text:p text:style-name="P4">
本月初，越南向北京提出抗议，要求滞留在越南专属经济海域作业的中方科考船、海警船和渔船等离开相关南海水域。越南外交部此前表示，“里根号”的到访是正常友好交流活动，体现了各方对促进地区和平、稳定、合作与发展的共同承诺。</text:p>
      <text:p text:style-name="P4">
责编：何平</text:p>
      <text:p text:style-name="P4">
Source: <text:a xlink:type="simple" xlink:href="https://www.rfa.org/mandarin/Xinwen/3-06252023113943.html" text:style-name="Internet_20_link" text:visited-style-name="Visited_20_Internet_20_Link">
https://www.rfa.org/mandarin/Xinwen/3-06252023113943.html</text:a>
</text:p>
      <!--NEWS-->
      <text:h text:style-name="P10" text:outline-level="1">
<text:span text:style-name="T4">
西藏之声：中国当局全面禁止藏区寺院悬挂格尔登仁波切法相</text:span>
</text:h>
      <text:p text:style-name="P4">
Author: None</text:p>
      <text:p text:style-name="P4">
Publisher: Radio Free Asia (Organization)</text:p>
      <text:p text:style-name="P4">
Published Time: 2023-06-25T11:45:56-04:00</text:p>
      <text:p text:style-name="P4">
Modified Time: 2023-06-25T11:45:5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52" text:anchor-type="as-char" svg:width="6.9236in" svg:height="4.612011in" draw:z-index="0">
<draw:image xlink:href="../Images/rfamandarin/2023-06-25T11-45-56-04-00/000000.png" xlink:type="simple" xlink:show="embed" xlink:actuate="onLoad" draw:mime-type="image/png"/>
</draw:frame>
 第十一世格尔登仁波切罗桑晋美·益西嘉措 <text:a xlink:type="simple" xlink:href="https://www.rfa.org/mandarin/Xinwen/4-06252023113341.html/@@images/image" text:style-name="Internet_20_link" text:visited-style-name="Visited_20_Internet_20_Link">
</text:a>
网络截图/西藏之声</text:p>
      <text:p text:style-name="P4">
据总部位于挪威奥斯陆的西藏之声报道，今年藏历正月十五酥油花灯节期间，中国警方曾勒令举行祈愿法会的四川阿坝格尔登寺将第十一世格尔登仁波切罗桑晋美·益西嘉措的法相取下。而在近日，当局再次强化审查力度，严禁当地各个寺院悬挂格尔登仁波切法相。</text:p>
      <text:p text:style-name="P4">
有知情人士指出，当局对各寺院强化审查的同时，还阻止民众购买生日蛋糕。在临近仁波切生日时，当局下令关闭了街道上所有的蛋糕店。此举对藏人民众造成极大伤害，即便有民众透过电话与境外亲友互相问候也会遭到警方的审讯、搜查和威胁。</text:p>
      <text:p text:style-name="P4">
据介绍，1959年中国军队入侵西藏后，格尔登仁波切随同达赖喇嘛流亡印度，并曾担任过流亡藏人社区的公务人员。</text:p>
      <text:p text:style-name="P4">
责编：何平</text:p>
      <text:p text:style-name="P4">
Source: <text:a xlink:type="simple" xlink:href="https://www.rfa.org/mandarin/Xinwen/4-06252023113341.html" text:style-name="Internet_20_link" text:visited-style-name="Visited_20_Internet_20_Link">
https://www.rfa.org/mandarin/Xinwen/4-06252023113341.html</text:a>
</text:p>
      <!--NEWS-->
      <text:h text:style-name="P10" text:outline-level="1">
<text:span text:style-name="T4">
湖南维权人士谢文飞被以“寻衅滋事罪”判刑4年6个月</text:span>
</text:h>
      <text:p text:style-name="P4">
Author: None</text:p>
      <text:p text:style-name="P4">
Publisher: Radio Free Asia (Organization)</text:p>
      <text:p text:style-name="P4">
Published Time: 2023-06-25T11:49:24-04:00</text:p>
      <text:p text:style-name="P4">
Modified Time: 2023-06-25T11:49:2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54" text:anchor-type="as-char" svg:width="6.9236in" svg:height="3.897317in" draw:z-index="0">
<draw:image xlink:href="../Images/rfamandarin/2023-06-25T11-49-24-04-00/000000.png" xlink:type="simple" xlink:show="embed" xlink:actuate="onLoad" draw:mime-type="image/png"/>
</draw:frame>
 湖南维权人士谢文飞 志愿者提供/记者乔龙</text:p>
      <text:p text:style-name="P4">
据维权网6月25日发布的消息，湖南维权人士谢文飞被控涉嫌“寻衅滋事罪”一案今年4月开庭后一直未予宣判。近日得知，谢文飞已被判处4年6个月有期徒刑，并被移送湖南长沙赤山监狱服刑。</text:p>
      <text:p text:style-name="P4">
据介绍，谢文飞本名谢丰夏，因参与中国“南方街头运动”，多次遭当局打压。</text:p>
      <text:p text:style-name="P4">
2014年5月8日，谢文飞曾因前往围观广州公民利瓦伊国申请“六四游行”被拘提起诉讼案开庭，被广东佛山警方以涉嫌“寻衅滋事罪”刑拘；同年6月26日，谢文飞因与维权人士王福磊、王默等人在广州举牌，发起寻找持不同政见人士张圣雨的活动，而被警方行政拘留。</text:p>
      <text:p text:style-name="P4">
2014年10月3日，谢文飞因穿黑衫在广州市街头拉横幅声援香港民主抗争“真普选”，被广州警方以涉嫌“寻衅滋事罪”刑事拘留，并在审讯期间遭酷刑折磨。同年11月，谢文飞被广州市检察院更换罪名，以涉嫌“煽动颠覆国家政权罪”正式批捕，并在2016年4月8日，被广州市中级法院以“煽动颠覆国家政权罪”判处有期徒刑4年6个月，剥夺政治权利3年。</text:p>
      <text:p text:style-name="P4">
维权网披露，谢文飞出狱后再次于2020年4月29日被居住地郴州警方强制带走，次日被苏仙区公安分局以涉嫌“寻衅滋事罪”刑事拘留。该案于2020年7月13日审查起诉，并在2021年4月15日开庭。但时隔超过两年，法院一直未予宣判。</text:p>
      <text:p text:style-name="P4">
责编：何平</text:p>
      <text:p text:style-name="P4">
Source: <text:a xlink:type="simple" xlink:href="https://www.rfa.org/mandarin/Xinwen/5-06252023114637.html" text:style-name="Internet_20_link" text:visited-style-name="Visited_20_Internet_20_Link">
https://www.rfa.org/mandarin/Xinwen/5-06252023114637.html</text:a>
</text:p>
      <!--NEWS-->
      <text:h text:style-name="P10" text:outline-level="1">
<text:span text:style-name="T4">
美媒：美情报之前发现瓦格纳首脑准备兵变</text:span>
</text:h>
      <text:p text:style-name="P4">
Author: 联合早报 (Person)</text:p>
      <text:p text:style-name="P4">
Publisher: 联合早报 (Organization)</text:p>
      <text:p text:style-name="P4">
Published Time: 2023-06-25T12:00</text:p>
      <text:p text:style-name="P4">
Modified Time: 2023-06-25T12:10</text:p>
      <text:p text:style-name="P4">
Description: 美国情报官员星期三（6月21日）曾向军方和政府高级官员汇报，俄罗斯雇佣兵组织瓦格纳首脑普里戈任正准备对俄高级国防官员采取军事行动。《纽约时报》星期六（24日）引述匿名知情官员报道，...</text:p>
      <text:p text:style-name="P4">
Videos: []</text:p>
      <text:p text:style-name="P4">
Audios: []</text:p>
      <text:p text:style-name="P4">
Images: []</text:p>
      <text:p text:style-name="P4">
Type: NewsArticle</text:p>
      <text:p text:style-name="P4">
Breadcrumbs: ['即时', '国际']</text:p>
      <text:p text:style-name="P4">
Keywords: ['俄罗斯兵变', '情报', '美国', '俄乌战争']</text:p>
      <!--METADATA-->
      <text:p text:style-name="P4">
美国情报官员星期三（6月21日）曾向军方和政府高级官员汇报，俄罗斯雇佣兵组织 <text:a xlink:type="simple" xlink:href="https://www.zaobao.com/realtime/world/story20230624-1407486" text:style-name="Internet_20_link" text:visited-style-name="Visited_20_Internet_20_Link">
 瓦格纳首脑普里戈任</text:a>
正准备对俄高级国防官员采取军事行动。</text:p>
      <text:p text:style-name="P4">
《纽约时报》星期六（24日）引述匿名知情官员报道，美国情报方面几天前就掌握了普里戈任正在策划某种行动的迹象，并努力将相关材料提炼成一份完整的评估报告。</text:p>
      <text:p text:style-name="P4">
报道称，这表明美国知道俄罗斯即将发生的事件，情况类似于2021年底，美国情报机构警告称俄总统普京计划进攻乌克兰。</text:p>
      <text:p text:style-name="P4">
不过，报道也指出，与2021年不同的是，当时美国解密并发布了情报，试图阻止普京的行动。这次，美情报机构却对普里戈任的计划保持沉默。美官员认为，如果美方说些什么，普京就会指责美方策划了一场政变；而且他们对帮助普京免于遭遇尴尬的分裂毫无兴趣。</text:p>
      <text:p text:style-name="P4">
《纽约时报》说，并不清楚美方何时开始获悉普里戈任的计划。熟悉情况的官员透露，美情报官员星期三向政府和国防官员进行了简报；对计划有了进一步确认后，情报官员星期四（22日）向一小部分国会领导人通报了情况。</text:p>
      <text:p text:style-name="P4">
报道称，美情报官员近几个月追踪了普里戈任与俄国防部领导人之间日益增长的敌意，并花费大量时间对其进行分析。得出的结论是，这是乌克兰战争造成的俄内部紧张局势的一个明显迹象，是俄罗斯努力为其部队提供充足供应的产物。</text:p>
      <text:p text:style-name="P4">
美国官员认为，普里戈任与俄国防部的对峙是真实的，而不是政治作秀，俄罗斯在巴赫穆特遭受的巨大伤亡是其中的推动因素。普里戈任长期与莫斯科高层不对付，但美方是在最近几天才掌握了他可能采取行动的初步警告。</text:p>
      <text:p text:style-name="P4">
此外，报道称美情报机构还不知道普里戈任的行动可能会有什么结果，但他们立即担心这可能会影响到俄罗斯核武器的控制。</text:p>
      <text:p text:style-name="P4">
报道指出， <text:a xlink:type="simple" xlink:href="https://www.zaobao.com/news/world/story20230625-1407570" text:style-name="Internet_20_link" text:visited-style-name="Visited_20_Internet_20_Link">
 普里戈任发动兵变 </text:a>
后，美官员一直保持谨慎态度，也很少公开发表评论。一方面是因为事态进展迅速，另一方面也是因为不想给普京将兵变责任归咎于西方的借口。但一些美国官员说，他们完全能预料到普京最后会说兵变是西方策划的阴谋。</text:p>
      <text:p text:style-name="P4">
Source: <text:a xlink:type="simple" xlink:href="https://www.zaobao.com.sg/realtime/world/story20230625-1407610" text:style-name="Internet_20_link" text:visited-style-name="Visited_20_Internet_20_Link">
https://www.zaobao.com.sg/realtime/world/story20230625-1407610</text:a>
</text:p>
      <!--NEWS-->
      <text:h text:style-name="P10" text:outline-level="1">
<text:span text:style-name="T4">
俄罗斯佣兵瓦格纳结束兵变  陆续撤出南部数州</text:span>
</text:h>
      <text:p text:style-name="P4">
Publisher: 法新社</text:p>
      <text:p text:style-name="P4">
Published Time: 2023-06-25T12:02:08+00:00</text:p>
      <text:p text:style-name="P4">
Modified Time: 2023-06-25T11:35:02+00:00</text:p>
      <text:p text:style-name="P4">
Description: （法新社莫斯科25日电） 俄罗斯佣兵组织「瓦格纳集团」与当局达成协议结束兵变后，俄国南部利佩茨克州政府今天宣布，瓦格纳战士已离开利佩茨克州。邻近的佛洛尼斯州稍早也说瓦格纳战士正在撤离。</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5" text:anchor-type="as-char" svg:width="6.9236in" svg:height="3.617581in" draw:z-index="0">
<draw:image xlink:href="../Images/rficn/2023-06-25T12-02-08-00-00/000000.png" xlink:type="simple" xlink:show="embed" xlink:actuate="onLoad" draw:mime-type="image/png"/>
</draw:frame>
</text:p>
      <text:p text:style-name="P4">
利佩茨克州（Lipetsk）当局在社群媒体发文表示：「昨天部署在利佩茨克州的瓦格纳集团（Wagner Group）部队，现在已经离开这个州。」</text:p>
      <text:p text:style-name="P4">
俄国南部佛洛尼斯州（Voronezh）州长古塞夫（Alexander Gusev）稍早也说，瓦格纳战士今天正撤离佛洛尼斯州。</text:p>
      <text:p text:style-name="P4">
古塞夫表示，「瓦格纳部队通过佛洛尼斯州的行动即将结束…一切正常进行，没有任何插曲」，且一旦状况解决，就会解除昨天兵变期间祭出的旅行限制。</text:p>
      <text:p text:style-name="P4">
另外，瓦格纳战士昨晚离开他们在俄国南部顿河畔罗斯托夫市（Rostov-on-Don）占据的军事总部后，当地交通已恢复正常。</text:p>
      <text:p text:style-name="P4">
首都莫斯科南方的卡路加州（Kaluga）当局昨天表示，将开始解除为阻止瓦格纳叛乱而实施的道路管制。</text:p>
      <text:p text:style-name="P4">
瓦格纳集团兵变，昨天一度朝莫斯科挺进，对俄国总统蒲亭（Vladimir Putin）构成严峻的安全危机，如今事件暂时告一段落。</text:p>
      <text:p text:style-name="P4">
克里姆林宫昨天宣布，在白俄罗斯总统鲁卡申柯（Alexander Lukashenko）居中斡旋下，领导兵变的瓦格纳集团首脑普里格津（YevgenyPrigozhin）将被送往白俄。</text:p>
      <text:p text:style-name="P4">
普里格津今天行踪不明，但莫斯科当局表示将撤销对他的「武装叛乱」指控，瓦格纳集团战士也不会被起诉。</text:p>
      <text:p text:style-name="P4">
Source: <text:a xlink:type="simple" xlink:href="https://www.rfi.fr/cn/%E5%9B%BD%E9%99%85%E6%8A%A5%E9%81%93/20230625-%E4%BF%84%E7%BD%97%E6%96%AF%E4%BD%A3%E5%85%B5%E7%93%A6%E6%A0%BC%E7%BA%B3%E7%BB%93%E6%9D%9F%E5%85%B5%E5%8F%98-%E9%99%86%E7%BB%AD%E6%92%A4%E5%87%BA%E5%8D%97%E9%83%A8%E6%95%B0%E5%B7%9E" text:style-name="Internet_20_link" text:visited-style-name="Visited_20_Internet_20_Link">
https://www.rfi.fr/cn/%E5%9B%BD%E9%99%85%E6%8A%A5%E9%81%93/20230625-%E4%BF%84%E7%BD%97%E6%96%AF%E4%BD%A3%E5%85%B5%E7%93%A6%E6%A0%BC%E7%BA%B3%E7%BB%93%E6%9D%9F%E5%85%B5%E5%8F%98-%E9%99%86%E7%BB%AD%E6%92%A4%E5%87%BA%E5%8D%97%E9%83%A8%E6%95%B0%E5%B7%9E</text:a>
</text:p>
      <!--NEWS-->
      <text:h text:style-name="P10" text:outline-level="1">
<text:span text:style-name="T4">
韩媒：韩军将参加美国主导的多国海上联合军演</text:span>
</text:h>
      <text:p text:style-name="P4">
Author: 联合早报 (Person)</text:p>
      <text:p text:style-name="P4">
Publisher: 联合早报 (Organization)</text:p>
      <text:p text:style-name="P4">
Published Time: 2023-06-25T12:03</text:p>
      <text:p text:style-name="P4">
Modified Time: 2023-06-25T12:03</text:p>
      <text:p text:style-name="P4">
Description: 韩国海军将参加美国海军第七舰队主导实施的“太平洋先锋队”（Pacific Vanguard）多国海上联合军演。韩联社报道，韩国海军星期天（6月25日）派出了“文武大王”号驱逐舰（D...</text:p>
      <text:p text:style-name="P4">
Videos: []</text:p>
      <text:p text:style-name="P4">
Audios: []</text:p>
      <text:p text:style-name="P4">
Images: []</text:p>
      <text:p text:style-name="P4">
Type: NewsArticle</text:p>
      <text:p text:style-name="P4">
Breadcrumbs: ['即时', '国际']</text:p>
      <text:p text:style-name="P4">
Keywords: ['美韩关系', '军事演习', '海军']</text:p>
      <!--METADATA-->
      <text:p text:style-name="P4">
韩国海军将参加美国海军第七舰队主导实施的“太平洋先锋队”（Pacific Vanguard）多国海上联合军演。</text:p>
      <text:p text:style-name="P4">
韩联社报道，韩国海军星期天（6月25日）派出了“文武大王”号驱逐舰（DDH-Ⅱ，4400吨）。该舰当天上午从济州海军基地出发，将于7月1日至12日参加在美国关岛附近海域实施的“太平洋先锋队”联合军演。</text:p>
      <text:p text:style-name="P4">
此次演习将有韩国、美国、澳大利亚海军和日本海上自卫队的水面舰艇、潜艇、飞机以及联合参谋队伍参加，联合演练反潜、防空作战。</text:p>
      <text:p text:style-name="P4">
“太平洋先锋队”是每年举行的例行演习，是美国及其盟国通过增强联合作战执行能力和协调配合能力在印太地区共同应对危机、维护和平稳定的演习。</text:p>
      <text:p text:style-name="P4">
韩国海军从2019年开始参加“太平洋先锋队”联演。军事专家普遍认为，该演习带有牵制中国的性质。海军方面称，这是旨在推动多国在海洋领域加强实质性合作、促进交流的演习。</text:p>
      <text:p text:style-name="P4">
Source: <text:a xlink:type="simple" xlink:href="https://www.zaobao.com.sg/realtime/world/story20230625-1407611" text:style-name="Internet_20_link" text:visited-style-name="Visited_20_Internet_20_Link">
https://www.zaobao.com.sg/realtime/world/story20230625-1407611</text:a>
</text:p>
      <!--NEWS-->
      <text:h text:style-name="P10" text:outline-level="1">
<text:span text:style-name="T4">
青年失业率走高，透露了什么信号？ (Free Version)</text:span>
</text:h>
      <text:p text:style-name="P4">
Authors: ['徐瑾']</text:p>
      <text:p text:style-name="P4">
Publisher: 英国《金融时报》</text:p>
      <text:p text:style-name="P4">
Time: 2023-06-25T13:03:50+00:00</text:p>
      <text:p text:style-name="P4">
Published Time: 2023-05-22T12:00:99+08:00</text:p>
      <text:p text:style-name="P4">
Modified Time: 2023-05-22T19:37:99+08:00</text:p>
      <text:p text:style-name="P4">
Description: 徐瑾：即使经济回暖，青年失业也会成为新趋势，未来几个季度或数年的毕业生，或都将面临困难形势。就业期待和现实市场存在鸿沟，如何解决？</text:p>
      <text:p text:style-name="P4">
Images: ["<text:a xlink:type="simple" xlink:href="https://thumbor.ftacademy.cn/unsafe/picture/5/000182105_piclink.jpg" text:style-name="Internet_20_link" text:visited-style-name="Visited_20_Internet_20_Link">
000182105_pic...</text:a>
"]</text:p>
      <text:p text:style-name="P4">
Themes: ['专栏', '中国经济', '关注']</text:p>
      <text:p text:style-name="P4">
Keywords: ['徐瑾经济人', '中国经济', '年轻人', '就业']</text:p>
      <text:p text:style-name="P4">
Type: Article</text:p>
      <!--METADATA-->
      <text:p text:style-name="P4">
<draw:frame draw:style-name="fr1" draw:name="Image156" text:anchor-type="as-char" svg:width="6.9236in" svg:height="4.503045in" draw:z-index="0">
<draw:image xlink:href="../Images/FT Chinese Free Version/2023-06-25T13-03-50-00-00/000182105_piclink.jpg" xlink:type="simple" xlink:show="embed" xlink:actuate="onLoad" draw:mime-type="image/jpeg"/>
</draw:frame>
</text:p>
      <text:p text:style-name="P4">
据说青年人是早上的太阳，未来属于他们——这话也许没错，前提在他们在今天能够找到工作，活下去。</text:p>
      <text:p text:style-name="P4">
今年青年失业率再次创下新高，4月高达20.4%，这意味着16-24岁的年轻就业人口中，五个中就有一个人失业，成为这一数据新高。如何解读？对经济影响几何？青年失业，问题不仅仅在于青年。</text:p>
      <text:p text:style-name="P4">
Source: <text:a xlink:type="simple" xlink:href="http://www.ftchinese.com/story/001099718" text:style-name="Internet_20_link" text:visited-style-name="Visited_20_Internet_20_Link">
http://www.ftchinese.com/story/001099718</text:a>
</text:p>
      <!--NEWS-->
      <text:h text:style-name="P10" text:outline-level="1">
<text:span text:style-name="T4">
克里姆林宫公布结束瓦格纳指挥官叛乱的完整协议条款</text:span>
</text:h>
      <text:p text:style-name="P4">
Author: 半岛电视台＋通讯社</text:p>
      <text:p text:style-name="P4">
Publisher: Al Jazeera</text:p>
      <text:p text:style-name="P4">
Published Time: 2023-06-25T13:09:00</text:p>
      <text:p text:style-name="P4">
Modified Time: 2023-06-25T13:09:00</text:p>
      <text:p text:style-name="P4">
Description: 克里姆林宫发言人佩斯科夫透露了总统普京和白俄罗斯总统亚卢卡申科之间最重要的协议要点，该协议这是在明斯克调解框架内进行的，目的是通过和解进程结束瓦格纳集团领导人的叛乱。</text:p>
      <text:p text:style-name="P4">
Images: ["<text:a xlink:type="simple" xlink:href="https://chinese.aljazeera.net/wp-content/uploads/2023/06/51-1687697732.png" text:style-name="Internet_20_link" text:visited-style-name="Visited_20_Internet_20_Link">
51-1687697732...</text:a>
", "<text:a xlink:type="simple" xlink:href="https://chinese.aljazeera.net/wp-content/uploads/2023/06/52-1687697738.jpg" text:style-name="Internet_20_link" text:visited-style-name="Visited_20_Internet_20_Link">
52-1687697738...</text:a>
", "<text:a xlink:type="simple" xlink:href="https://chinese.aljazeera.net/wp-content/uploads/2023/06/53-1687697747.png" text:style-name="Internet_20_link" text:visited-style-name="Visited_20_Internet_20_Link">
53-1687697747...</text:a>
"]</text:p>
      <text:p text:style-name="P4">
Topics: ['政治', '新闻']</text:p>
      <text:p text:style-name="P4">
Keywords: ['政治', '新闻', '俄罗斯']</text:p>
      <text:p text:style-name="P4">
Type: Article</text:p>
      <!--METADATA-->
      <text:p text:style-name="P4">
<draw:frame draw:style-name="fr1" draw:name="Image157" text:anchor-type="as-char" svg:width="6.9236in" svg:height="4.612736in" draw:z-index="0">
<draw:image xlink:href="../Images/Aljazeera Chinese/2023-06-25T13-09-00/51-1687697732.png" xlink:type="simple" xlink:show="embed" xlink:actuate="onLoad" draw:mime-type="image/png"/>
</draw:frame>
从左至右：白俄罗斯总统亚历山大·卢卡申科、俄罗斯总统弗拉基米尔·普京和瓦格纳集团指挥官叶夫根尼·普里戈津</text:p>
      <text:p text:style-name="P4">
克里姆林宫发言人德米特里·佩斯科夫透露了俄罗斯总统弗拉基米尔·普京和白俄罗斯总统亚历山大·卢卡申科之间最重要的协议要点，该协议这是在明斯克调解框架内进行的，目的是通过和解进程结束瓦格纳集团领导人的叛乱。</text:p>
      <text:p text:style-name="P4">
而在6月24日周六上午，俄罗斯瓦格纳部队指挥官叶夫根尼·普里戈津宣布，他的部队控制了罗斯托夫地区（该国南部）的军事设施，并威胁要前往首都莫斯科，尽管普京发出警告并承诺对“背叛”做出严厉回应，但纵队确实朝着那里迈进了。</text:p>
      <text:p text:style-name="P4">
24日晚，普里戈津宣布接受白俄罗斯总统的调解。他命令他的部队返回营地，罗斯托夫市确实传出了瓦格纳战士开始撤出该市的图片。</text:p>
      <text:p text:style-name="P4">
俄罗斯RT频道援引了佩斯科夫的电话声明，他在其中透露了协议中包含的诸多要点，其中最突出的是：</text:p>
      <ul>
        <li>
一些最初拒绝参加普里戈津“战役”的瓦格纳战士将有机会加入俄罗斯武装部队并与国防部签约。   * 他们不会受到任何法律起诉。   * 瓦格纳部队返回营地。   * 不愿返回总部和营地的一部分部队与俄罗斯国防部签署协议。   * 结束针对普里戈津的刑事指控，之后他将前往白俄罗斯。</li>
      </ul>
      <text:p text:style-name="P4">
佩斯科夫解释称，俄罗斯总统弗拉基米尔·普京和白俄罗斯总统亚历山大·卢卡申科同意明斯克在解决进程中进行调解，并指出调解“是白俄罗斯总统的个人倡议”。</text:p>
      <text:p text:style-name="P4">
克里姆林宫发言人证实，24日（周六）发生的事情绝不会影响莫斯科所谓的乌克兰“特别军事行动”的进程，该行动自 2022 年 2月以来一直在进行。他还强调，据他所说，俄罗斯军队继续成功击退乌克兰的反击。</text:p>
      <text:h text:style-name="P13" text:outline-level="4">
<text:span text:style-name="T4">
接下来发生了什么？</text:span>
</text:h>
      <text:p text:style-name="P4">
<draw:frame draw:style-name="fr1" draw:name="Image158" text:anchor-type="as-char" svg:width="6.9236in" svg:height="3.888597in" draw:z-index="0">
<draw:image xlink:href="../Images/Aljazeera Chinese/2023-06-25T13-09-00/52-1687697738.jpg" xlink:type="simple" xlink:show="embed" xlink:actuate="onLoad" draw:mime-type="image/jpeg"/>
</draw:frame>
尽管在沃罗涅日附近遭到空袭，但瓦格纳部队向莫斯科推进似乎没有遇到太多阻力</text:p>
      <text:p text:style-name="P4">
到24日周六晚上，瓦格纳组织创始人和领导人叶夫根尼·普里戈津及其部队在叛乱开始后不到24小时就离开了罗斯托夫（莫斯科以南550公里）。</text:p>
      <text:p text:style-name="P4">
克里姆林宫证实，俄罗斯总统弗拉基米尔·普京同意白俄罗斯总统的调解，结束了自1999年上台以来对普京构成最大挑战的叛乱。</text:p>
      <text:p text:style-name="P4">
俄罗斯总统发言人德米特里·佩斯科夫表示，他不知道弗拉基米尔·普京总统对国防部长谢尔盖·绍伊古的信心有任何变化，并否认与普里戈津的谈判包括讨论解雇俄罗斯国防部官员的问题。</text:p>
      <text:p text:style-name="P4">
瓦格纳部队向莫斯科的快速推进以及俄罗斯军队缺乏抵抗引发了人们对普京对权力的掌控程度的质疑。</text:p>
      <text:h text:style-name="P13" text:outline-level="4">
<text:span text:style-name="T4">
回到营地</text:span>
</text:h>
      <text:p text:style-name="P4">
俄罗斯网站发布了普里戈津离开罗斯托夫南部军区总部那一刻的照片，他的战士于周六早上控制了该地点。</text:p>
      <text:p text:style-name="P4">
国际文传电讯社证实，瓦格纳部队及其所有机构已完全撤离位于顿涅茨克州（乌克兰东部）附近罗斯托夫的南方军区总部。</text:p>
      <text:p text:style-name="P4">
瓦格纳战士从顿涅茨克地区向罗斯托夫渗透，在前线与乌克兰军队作战。</text:p>
      <text:p text:style-name="P4">
半岛电视台记者报道称，瓦格纳部队撤出罗斯托夫后，生活开始恢复正常。</text:p>
      <text:p text:style-name="P4">
另一方面，沃罗涅日州州长宣布，瓦格纳集团部队正常撤出该地区，无事发生。</text:p>
      <text:p text:style-name="P4">
据俄罗斯网站报道，5000名来自瓦格纳的战士正在前往莫斯科的途中，普里戈津宣布他的部队将停止前进并让他们返回原来的阵地。</text:p>
      <text:p text:style-name="P4">
瓦格纳的部队控制了罗斯托夫和沃罗涅日的军事设施，罗斯托夫是俄罗斯在乌克兰的行动中心。尽管在沃罗涅日附近遭到空袭，但它向莫斯科推进似乎没有遇到太多阻力。</text:p>
      <text:p text:style-name="P4">
普里戈津称，他的部队的叛乱是“正义的行军”，并表示它针对的是军事领导人，主要是国防部长谢尔盖·绍伊古和参谋长瓦列里·格拉西莫夫。</text:p>
      <text:p text:style-name="P4">
瓦格纳指挥官指责军方领导人腐败和无能，并认为他们对俄罗斯进攻乌克兰的失败负有责任。</text:p>
      <text:p text:style-name="P4">
<draw:frame draw:style-name="fr1" draw:name="Image159" text:anchor-type="as-char" svg:width="6.9236in" svg:height="4.585761in" draw:z-index="0">
<draw:image xlink:href="../Images/Aljazeera Chinese/2023-06-25T13-09-00/53-1687697747.png" xlink:type="simple" xlink:show="embed" xlink:actuate="onLoad" draw:mime-type="image/png"/>
</draw:frame>
俄罗斯联邦公路局称，莫斯科和图拉地区M-4主要高速公路的交通限制25日周日继续实施</text:p>
      <text:h text:style-name="P13" text:outline-level="4">
<text:span text:style-name="T4">
安全限制</text:span>
</text:h>
      <text:p text:style-name="P4">
与此同时，俄罗斯联邦公路局报告称，莫斯科和图拉地区M-4主要高速公路的交通限制25日周日继续实施。</text:p>
      <text:p text:style-name="P4">
此消息发布前，塔斯社报道称，之前对俄罗斯高速公路实施的所有限制均已解除。</text:p>
      <text:p text:style-name="P4">
为了减缓瓦格纳部队周六向莫斯科的推进，当局破坏了连接俄罗斯首都和南部地区的M-4高速公路部分路段的交通。</text:p>
      <text:p text:style-name="P4">
莫斯科采取了严格的安全措施，包括部署从乌克兰调来的约3000名车臣士兵。</text:p>
      <text:p text:style-name="P4">
尽管叛乱结束，莫斯科当局仍将周一定为公众假期。</text:p>
      <text:p text:style-name="P4">
同时，莫斯科以南部分俄罗斯地区已开始逐步解除安全限制。</text:p>
      <text:p text:style-name="P4">
卡卢加和克拉斯诺达尔边疆区当局宣布解除交通限制，而利佩茨克地区当局则宣布恢复往返该地区的班车。</text:p>
      <text:p text:style-name="P4">
Source: <text:a xlink:type="simple" xlink:href="https://chinese.aljazeera.net/news/political/2023/6/25/%e5%85%8b%e9%87%8c%e5%a7%86%e6%9e%97%e5%ae%ab%e5%85%ac%e5%b8%83%e7%bb%93%e6%9d%9f%e7%93%a6%e6%a0%bc%e7%ba%b3%e6%8c%87%e6%8c%a5%e5%ae%98%e5%8f%9b%e4%b9%b1%e7%9a%84%e5%ae%8c%e6%95%b4%e5%8d%8f%e8%ae%ae" text:style-name="Internet_20_link" text:visited-style-name="Visited_20_Internet_20_Link">
https://chinese.aljazeera.net/news/political/2023/6/25/%e5%85%8b%e9%87%8c%e5%a7%86%e6%9e%97%e5%ae%ab%e5%85%ac%e5%b8%83%e7%bb%93%e6%9d%9f%e7%93%a6%e6%a0%bc%e7%ba%b3%e6%8c%87%e6%8c%a5%e5%ae%98%e5%8f%9b%e4%b9%b1%e7%9a%84%e5%ae%8c%e6%95%b4%e5%8d%8f%e8%ae%ae</text:a>
</text:p>
      <!--NEWS-->
      <text:h text:style-name="P10" text:outline-level="1">
<text:span text:style-name="T4">
澳大利亚总理将在“适当的时候”敲定访华日程</text:span>
</text:h>
      <text:p text:style-name="P4">
Author: chinese@voanews.com (美国之音)</text:p>
      <text:p text:style-name="P4">
Publisher: 美国之音中文网 (Type: NewsMediaOrganization)</text:p>
      <text:p text:style-name="P4">
Published Time: 2023-06-25T13:10:10+08:00</text:p>
      <text:p text:style-name="P4">
Modified Time: 2023-06-25 05:10:10Z</text:p>
      <text:p text:style-name="P4">
Description: 澳大利亚总理阿尔巴尼斯周日（6月25日）表示，他将在“适当的时候”确定访华日期，强调双边贸易的重要性，并对一名在北京被拘留的澳大利亚记者表示担忧。</text:p>
      <text:p text:style-name="P4">
Videos: []</text:p>
      <text:p text:style-name="P4">
Images: []</text:p>
      <text:p text:style-name="P4">
Categories: '中国'</text:p>
      <text:p text:style-name="P4">
Type: None</text:p>
      <!--METADATA-->
      <text:p text:style-name="P4">
NoneNone</text:p>
      <text:p text:style-name="P4">
Source: <text:a xlink:type="simple" xlink:href="https://www.voachinese.com/a/australian-pm-visit-to-china-to-be-locked-in-at-appropriate-time-20230625/7151929.html" text:style-name="Internet_20_link" text:visited-style-name="Visited_20_Internet_20_Link">
https://www.voachinese.com/a/australian-pm-visit-to-china-to-be-locked-in-at-appropriate-time-20230625/7151929.html</text:a>
</text:p>
      <!--NEWS-->
      <text:h text:style-name="P10" text:outline-level="1">
<text:span text:style-name="T4">
俄解除交通限制 罗斯托夫回归正常</text:span>
</text:h>
      <text:p text:style-name="P4">
Author: 联合早报 (Person)</text:p>
      <text:p text:style-name="P4">
Publisher: 联合早报 (Organization)</text:p>
      <text:p text:style-name="P4">
Published Time: 2023-06-25T13:28</text:p>
      <text:p text:style-name="P4">
Modified Time: 2023-06-25T14:08</text:p>
      <text:p text:style-name="P4">
Description: 俄罗斯当局已经解除M-4高速公路外的所有道路交通限制，俄南顿河畔罗斯托夫市中心已回归正常状态。塔斯社报道，俄罗斯联邦公路局（Rosavtodor）星期天（6月25日）说，当局已经解...</text:p>
      <text:p text:style-name="P4">
Videos: []</text:p>
      <text:p text:style-name="P4">
Audios: []</text:p>
      <text:p text:style-name="P4">
Images: []</text:p>
      <text:p text:style-name="P4">
Type: NewsArticle</text:p>
      <text:p text:style-name="P4">
Breadcrumbs: ['即时', '国际']</text:p>
      <text:p text:style-name="P4">
Keywords: ['俄罗斯兵变', '俄罗斯', '俄乌战争']</text:p>
      <!--METADATA-->
      <text:p text:style-name="P4">
俄罗斯当局已经解除M-4高速公路外的所有道路交通限制，俄南顿河畔罗斯托夫市中心已回归正常状态。</text:p>
      <text:p text:style-name="P4">
塔斯社报道，俄罗斯联邦公路局（Rosavtodor）星期天（6月25日）说，当局已经解除了星期六（24日）因雇佣兵组织 <text:a xlink:type="simple" xlink:href="https://www.zaobao.com/news/world/story20230625-1407570" text:style-name="Internet_20_link" text:visited-style-name="Visited_20_Internet_20_Link">
 瓦格纳兵变</text:a>
 行动而实施的所有道路交通限制。</text:p>
      <text:p text:style-name="P4">
<text:a xlink:type="simple" xlink:href="https://www.zaobao.com/realtime/world/story20230624-1407486" text:style-name="Internet_20_link" text:visited-style-name="Visited_20_Internet_20_Link">
 瓦格纳首脑普里戈任 </text:a>
星期六发动兵变，罗斯托夫、利佩茨克、图拉和其他地区的部分机动车道被限制，连接莫斯科和俄南部地区的M-4高速公路，也禁止车辆通行。</text:p>
      <text:p text:style-name="P4">
另据路透社报道，联邦公路局星期天敦促莫斯科地区居民，在上午10时（新加坡时间星期天下午5时）前不要在M-4高速公路上行驶。</text:p>
      <text:p text:style-name="P4">
路透社早些时候报道，联邦公路局在即时通讯应用Telegram发文称，M-4高速公路的限制仍然有效。这则贴文后来被删除。</text:p>
      <text:p text:style-name="P4">
普里戈任当天进入顿河畔罗斯托夫的南部军区总部，宣称瓦格纳已控制市内的军事地点。后经白罗斯总统卢卡申科协调谈判，他同意终止兵变行动，并下令 <text:a xlink:type="simple" xlink:href="https://www.zaobao.com/realtime/world/story20230625-1407595" text:style-name="Internet_20_link" text:visited-style-name="Visited_20_Internet_20_Link">
瓦格纳部队撤出顿河畔罗斯托夫 </text:a>
。</text:p>
      <text:p text:style-name="P4">
塔斯社星期天的另一则报道说，顿河畔罗斯托夫市中心已经回归正常状态。瓦格纳部队撤离后，南部军区总部附近道路也已恢复通行。</text:p>
      <text:p text:style-name="P4">
目前仍有一辆装甲运兵车停在街道上，有警察在附近执勤。</text:p>
      <text:p text:style-name="P4">
Source: <text:a xlink:type="simple" xlink:href="https://www.zaobao.com.sg/realtime/world/story20230625-1407616" text:style-name="Internet_20_link" text:visited-style-name="Visited_20_Internet_20_Link">
https://www.zaobao.com.sg/realtime/world/story20230625-1407616</text:a>
</text:p>
      <!--NEWS-->
      <text:h text:style-name="P10" text:outline-level="1">
<text:span text:style-name="T4">
不上市的泰康保险是如何规范公司治理的？ (Free Version)</text:span>
</text:h>
      <text:p text:style-name="P4">
Authors: ['']</text:p>
      <text:p text:style-name="P4">
Publisher: 英国《金融时报》</text:p>
      <text:p text:style-name="P4">
Time: 2023-06-25T13:36:19+00:00</text:p>
      <text:p text:style-name="P4">
Published Time: 2023-06-24T12:00:99+08:00</text:p>
      <text:p text:style-name="P4">
Modified Time: 2023-06-25T09:36:99+08:00</text:p>
      <text:p text:style-name="P4">
Description: 郑志刚：对董事会作为公司治理核心的尊重往往是一家企业治理文化的集中体现。那么泰康保险又是如何体现对董事会作为公司治理核心的尊重呢？</text:p>
      <text:p text:style-name="P4">
Images: []</text:p>
      <text:p text:style-name="P4">
Themes: ['专栏', '公司治理', '关注']</text:p>
      <text:p text:style-name="P4">
Keywords: ['公司治理', '泰康保险', '董事会']</text:p>
      <text:p text:style-name="P4">
Type: Article</text:p>
      <!--METADATA-->
      <text:p text:style-name="P4">
来自FT中文网的温馨提示：如您对更多FT中文网的内容感兴趣，请在苹果应用商店或谷歌应用市场搜索“FT中文网”，下载FT中文网的官方应用。</text:p>
      <text:p text:style-name="P4">
除了实现外部权益融资，上市通常被认为是通过成为公众公司，履行信息披露义务，透明化公司决策流程，规范公司治理，使公司基业长青的重要途径。也许很多读者并没有注意到，尽管没有上市，但泰康保险在公司治理规范上做得可谓有板有眼，甚至超过一些上市公司。成立于1996年的泰康保险是一家涵盖保险、资管、医养三大核心业务的大型金融保险服务集团。在2022年《财富》世界500强排行榜中，泰康保险以406.08亿美元的营业收入排名第346位。</text:p>
      <text:p text:style-name="P4">
6月19日，作为泰康资产的独立董事，我和其他独立董事和外部监事一起到泰康之家——燕园和泰康研修院调研。同行的外部监事范奎杰先生是当年泰康创办过程的亲历者。他分享了很多一手的故事，为我们了解泰康保险独特的治理文化提供了难得的信息。</text:p>
      <text:p text:style-name="P4">
那么，不上市的泰康保险是如何规范公司治理的呢？</text:p>
      <text:p text:style-name="P4">
第一，虽然不上市，但股东会、董事会、监事会以及独立董事制度等被成熟市场经济国家普遍证明行之有效的现代公司治理制度如数引进，缺一不可。</text:p>
      <text:p text:style-name="P4">
泰康保险的企业文化里十分重要的基因是学习。用创始人陈东升先生的话说，“创新就是率先模仿”。鉴于当时很多国内发起股东缺乏董事会运作经验，陈先生主张借鉴和学习国际一流企业的董事会实践，主动邀请一些国际资本投资泰康保险，并委派董事。目前泰康保险共有22家股东，除了嘉德投资控股有限公司、北京物虹联合投资有限公司等中资股东，还有新政泰达投资有限公司等外资股东，共形成了既有内资又有外资的多元化股权结构。其中嘉德投资控股有限公司、北京物虹联合投资有限公司和新政泰达投资有限公司为前三大股东，分别持股23.77％、11.39％、10.99％。</text:p>
      <text:p text:style-name="P4">
在成立四年之后的2000年，泰康保险更是以邀请担任独立董事的方式，使一些诸如毕马威等国际会计机构的负责人参与到董事会的治理中，加强了公司的审计和内控。</text:p>
      <text:p text:style-name="P4">
第二，对董事会作为公司治理核心的尊重体现在各个方面，从董事会会议室的设计细节，到治理结构博物馆所体现的治理文化。</text:p>
      <text:p text:style-name="P4">
在英美等成熟市场经济国家，连接出资的股东与经营的管理团队的董事会，不仅代表股东监督管理团队，而且通过内部分工，合理制衡，完成董事会自身的更迭和绩效评估。董事会的组织对于维持企业稳定经营至关重要，董事会由此成为公司治理的核心。</text:p>
      <text:p text:style-name="P4">
对董事会作为公司治理核心的尊重往往是一家企业治理文化的集中体现。那么，泰康保险又是如何体现对董事会作为公司治理核心的尊重呢？</text:p>
      <text:p text:style-name="P4">
在泰康研修院调研时，除了类似于参观阿里等企业展示企业独特文化的令人视觉震撼的3D影像和新冠疫情期间泰康捐赠武汉医院的工作人员离开时所做的爱心图画的拼图复制件，让我尤为感到惊奇的是，泰康保险专门建立了一个治理结构博物馆，用来收藏当年创办泰康保险和建立公司治理构架的各种原始资料和档案。作为研究公司治理的学者，这是我第一次看到一家以治理结构命名的博物馆，虽然我没有考证这是不是第一家。博物馆的种种陈列品宣示着泰康保险对契约精神的坚守，同时会让那些参观学习的一代又一代泰康人强烈感受到以陈东升先生为首的创业团队当年创业的不易和艰辛。</text:p>
      <text:p text:style-name="P4">
在治理结构博物馆的隔壁就是泰康保险董事会和经理人办公会会议室。泰康保险的董事会会议室可谓董事会文化中西合璧的典型。在会议室北面的墙上悬挂着一幅描述红军长征期间彼此鼓励打气，题为“革命理想比天高”的油画，代表着泰康人居安思危，不畏前途艰险的勇气和决心。而在会议室南面的墙上则像国际大公司通常的做法一样，张贴着现任董事和监事的大幅头像照片，以示对现有董事和监事的尊重。</text:p>
      <text:p text:style-name="P4">
有趣的是，董事会会议室构成一面墙的门高达9米，是对面经理人办公会会议室大门高度的三倍。管理团队对董事会核心的尊重的画面感由此跃然纸上。</text:p>
      <text:p text:style-name="P4">
而这些都不是令我最震撼的。最震撼的是，在董事会会议室旁的一间并不对外开放的大堂商陈列着历届泰康保险董事和监事的照片，以及在泰康保险历年获得从三星到五星荣誉的优秀员工的照片。类似于唐代的悬挂24位功臣的凌烟阁一样，这里成为泰康保险的荣誉堂，记录着为泰康保险辉煌立下汗马功劳的优秀高管和员工们。有朝一日能够使自己的照片张贴在这个大堂上将成为很多泰康员工为之终身奋斗的努力方向。这就是泰康保险看起来显得与众不同的治理文化。</text:p>
      <text:p text:style-name="P4">
第三，董事会之所以赢得管理层的尊重是由于在泰康保险做出重大决策时总能够听到来自董事发出的不同的声音，使相关决策变得更加科学，更加可行。</text:p>
      <text:p text:style-name="P4">
值得一提的是，不上市的泰康保险还聘请了比例不低的独立董事。来自外部，兼职性质和注重声誉的独立董事在泰康保险董事会决策过程中发挥了十分独特和重要的作用。让我们就从那天调研的第一站泰康之家说起。泰康之家是泰康保险从人寿保险进入医养产业这一新的赛道的全新尝试。在项目论证过程中，虽然前期进行了大量的调研考察和访问，但在几次董事会上都遭到了一些董事的反对。其中反对最强烈的就是一名独立董事。虽然从事后看，在泰康进军医养行业的战略决策中，当时的独董给出的建议未必正确，但他的否定意见无疑提醒董事会，反复思考这条路如果走下去未来的突破口究竟在哪里，最终为泰康保险今天成为医养行业制定行业标准的领军企业奠定了坚实的决策基础。</text:p>
      <text:p text:style-name="P4">
我们看到，泰康保险更多不是为了满足监管的要求而被动聘请独立董事（事实上对于非银金融机构通过聘请独立董事规范公司治理是最近几年发生的事。我十分有幸成为上海非银金融机构引入的第一位独立董事），而是在充分借鉴国际治理规范的成功经验，主动吸收和接纳其中的合理元素，大胆为我所用。用陈东升先生的话说，就是“要站在一万米的高空看这个世界，身处到一百年的时空观察这个世界，这样才能有远见与坚持，才能不会出现偏差，才能看得更早、更远”。</text:p>
      <text:p text:style-name="P4">
这些也许就是未上市的泰康保险规范治理的奥秘。</text:p>
      <text:p text:style-name="P4">
（本文仅代表作者观点。责任编辑邮箱：Tao.feng@ftchinese.com）</text:p>
      <text:p text:style-name="P4">
Source: <text:a xlink:type="simple" xlink:href="http://www.ftchinese.com/story/001100066" text:style-name="Internet_20_link" text:visited-style-name="Visited_20_Internet_20_Link">
http://www.ftchinese.com/story/001100066</text:a>
</text:p>
      <!--NEWS-->
      <text:h text:style-name="P10" text:outline-level="1">
<text:span text:style-name="T4">
中国旅游业渐复元气</text:span>
</text:h>
      <text:p text:style-name="P4">
Author: None (Language: zh)</text:p>
      <text:p text:style-name="P4">
Publisher: None</text:p>
      <text:p text:style-name="P4">
Time: 2023-06-25T13:40:00Z</text:p>
      <text:p text:style-name="P4">
Description: 中国文化和旅游部数据中心指出，在刚刚过去的端午节小长假，中国旅游人数突破1亿人次，同比增长逾30%。</text:p>
      <text:p text:style-name="P4">
Videos: []</text:p>
      <text:p text:style-name="P4">
Images: []</text:p>
      <text:p text:style-name="P4">
Subject: 经济纵横</text:p>
      <text:p text:style-name="P4">
Subjects: ['德国旅游', '岛屿主权争端', '专题报道：全景观看“习马会”', '中国', '中共十九大', '莱茵河', '德中关系']</text:p>
      <text:p text:style-name="P4">
Keywords: ['旅游', '中国', '假期', '经济', '疫情']</text:p>
      <text:p text:style-name="P4">
ID: 66026424</text:p>
      <!--METADATA-->
      <text:p text:style-name="P4">
<text:a xlink:type="simple" xlink:href="https://www.dw.com/zh/overlay/image/article/66026424/19091075" text:style-name="Internet_20_link" text:visited-style-name="Visited_20_Internet_20_Link">
 </text:a>
</text:p>
      <text:p text:style-name="P4">
作为消费需求的晴雨表，中国的旅游数字受到密切关注。</text:p>
      <text:p text:style-name="P4">
（德国之声中文网）今年端午假期，中国的旅游人数同比增长32.3%，突破1亿大关，估计为1.06亿人次，比2019年新冠疫情爆发之前的水平高出12.8%。中国文化和旅游部数据中心公布了这个数字。</text:p>
      <text:p text:style-name="P4">
作为消费需求的晴雨表， <text:a xlink:type="simple" xlink:href="https://www.dw.com/zh/zh/欧洲热门景点中国游客仍未回归/a-65668922" text:style-name="Internet_20_link" text:visited-style-name="Visited_20_Internet_20_Link">
 中国的旅游数字 </text:a>
受到密切关注。因为有迹象表明，取消新冠限制后，中国的经济并未快速复苏。预计，北京方面将承诺采取进一步措施促进经济增长。</text:p>
      <text:p text:style-name="P4">
文旅部还表示，端午节放假期间，实现国内旅游收入373.1亿元，同比增长44.5%，按可比口径恢复至2019年同期的94.9%。不过该部门并未进一步有关“按可比口径”指标的详细信息。</text:p>
      <text:p text:style-name="P4">
根据中央人民政府网站，中国移民局数据显示，随着民航、邮轮、酒店、餐饮、大交通和目的地资源商等供应链的稳步恢复，以及签证和口岸通关政策的便利化，端午节假期入出境旅游达到了2020年以来的峰值。中国旅游研究院院长戴斌指出，如果说<text:a xlink:type="simple" xlink:href="https://www.dw.com/zh/zh/堪比春运-五一小长假再引争议/a-65494588" text:style-name="Internet_20_link" text:visited-style-name="Visited_20_Internet_20_Link">
 五一假期 </text:a>
是国内旅游市场全面复苏、转入常态化发展的转折点：“那么端午节假期则是入出境市场复苏的里程碑，标志着国内、入境和出境三大市场全面进入了复苏新通道。”</text:p>
      <text:p text:style-name="P4">
中国移民局指出，在端午节假期期间，中国记录了396万次出入境旅行，其中大陆居民出入境为197万人次，167万次是香港，台湾和澳门居民。另有32.3万人次是外国公民。</text:p>
      <text:h text:style-name="P12" text:outline-level="3">
<text:span text:style-name="T4">
黄金周假期 中国人“报复性”旅行消费</text:span>
</text:h>
      <text:p text:style-name="P4">
（路透社等）</text:p>
      <text:p text:style-name="P4">
Source: <text:a xlink:type="simple" xlink:href="https://www.dw.com/zh/中国旅游业渐复元气/a-66026424" text:style-name="Internet_20_link" text:visited-style-name="Visited_20_Internet_20_Link">
https://www.dw.com/zh/中国旅游业渐复元气/a-66026424?maca=chi-rss-chi-all-1127-rdf</text:a>
</text:p>
      <!--NEWS-->
      <text:h text:style-name="P10" text:outline-level="1">
<text:span text:style-name="T4">
全球人口减少背后：被忽视的和被反对的 (Free Version)</text:span>
</text:h>
      <text:p text:style-name="P4">
Authors: ['为FT中文网撰稿']</text:p>
      <text:p text:style-name="P4">
Publisher: 英国《金融时报》</text:p>
      <text:p text:style-name="P4">
Time: 2023-06-25T13:40:03+00:00</text:p>
      <text:p text:style-name="P4">
Published Time: 2023-06-24T12:00:99+08:00</text:p>
      <text:p text:style-name="P4">
Modified Time: 2023-06-25T09:39:99+08:00</text:p>
      <text:p text:style-name="P4">
Description: 夏春：在我设想的未来世界里，机器人和人类能达到一个合理比例。且人类的基因是自私的，在负担减少后，都天生愿意复制甚至牺牲自己，完成基因的延续。</text:p>
      <text:p text:style-name="P4">
Images: ["<text:a xlink:type="simple" xlink:href="https://thumbor.ftacademy.cn/unsafe/picture/9/000122219_piclink.jpg" text:style-name="Internet_20_link" text:visited-style-name="Visited_20_Internet_20_Link">
000122219_pic...</text:a>
"]</text:p>
      <text:p text:style-name="P4">
Themes: ['中国人口', '关注']</text:p>
      <text:p text:style-name="P4">
Keywords: ['中国人口', '人口结构', '全球经济', '机器人']</text:p>
      <text:p text:style-name="P4">
Type: Article</text:p>
      <!--METADATA-->
      <text:p text:style-name="P4">
<draw:frame draw:style-name="fr1" draw:name="Image161" text:anchor-type="as-char" svg:width="6.9236in" svg:height="4.604464in" draw:z-index="0">
<draw:image xlink:href="../Images/FT Chinese Free Version/2023-06-25T13-40-03-00-00/000122219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去年中国人口首次出现负增长，全球人口也会在2040-2060年见顶回落，地球可能变得空荡荡。各个国家为了提升生育率也是绞尽脑汁，可惜都收效甚微，这是因为影响生育率最大的因素就是城市化带来的女性工作机会和观念的变化，最终各国的生育率都趋向一个低水平的陷阱（Brickerand IBBITSON,2019）。除此之外，还有一些被忽视的社会力量。类似的，一些比较有效的解决之道却面临普遍的反对声音。</text:p>
      <text:p text:style-name="P4">
<text:span text:style-name="T4">
肥皂剧堪比避孕药</text:span>
</text:p>
      <text:p text:style-name="P4">
就在最近大家为中国生育率显著低于日本而担心的时候，香港科技大学的李文杰教授提出一个新奇的想法，他说只要多拍些电视连续剧，剧里不生孩子的夫妻老了以后很惨，就可以提升生育率了。但恐怕李教授事与愿违，内地和香港家庭剧最常见的剧情就是家里孩子多带来的矛盾和不孝顺，一样搞得父母很惨，还不如少生甚至不生。</text:p>
      <text:p text:style-name="P4">
大家都说高房价是最好的避孕药，但很少人注意到电视机也是最好避孕药。各种电视节目占据女性大量的时间，改变了她们的观念，降低了生育意愿。巴西曾经是一个生育率很高的国家，但是巴西电视网络播出的肥皂剧里，72%的女主角没有孩子，这些肥皂剧甚至比足球比赛还受欢迎，研究发现，电视网络每通到一个地区，这个地区随后的生育率就下降（LaFerrara et al.，2012）。十多年下来，巴西至少少了300万新生儿。</text:p>
      <text:p text:style-name="P4">
类似的事情还发生在德国，当年西德向东德地区发送电视节目，主要目的是展示资本主义更富裕更美好，动摇东德政权，但电视节目里有孩子的女性不到8%，即使家庭剧，超过一半的家庭也没孩子。由于地理影响，东德有些地区收不到信号无法收看，结果这些地区的生育率没什么变化，而能够收看的地区生育率就明显下降了，但这个结果完全不在西德的计划之中（Bönischand Hyll，2022）。</text:p>
      <text:p text:style-name="P4">
美国曾经推出六季真人秀《16岁怀孕》，讲述少女意外怀孕遇到的种种难题，产生的效果自然是降低了少女的生育率，但好在这和真人秀的目的是一致的(Kearneyand Levine，2015)。</text:p>
      <text:p text:style-name="P4">
这些年中国收视率高的电视剧里女性角色一样基本单身；家庭剧一定少不了养娃成本高，学区房，上学难，辅导累这些剧情。这些电视剧的目的未必是加剧社会焦虑，但在无形中造成了结婚率和生育率的下滑。</text:p>
      <text:p text:style-name="P4">
<text:span text:style-name="T4">
计划生育政策的“溢出效应”</text:span>
</text:p>
      <text:p text:style-name="P4">
生育问题最大的难题是，只要有一部分人决定少生，就会影响身边同事和朋友的生育意愿，一方面是因为人作为社会动物，有相互模仿，遵循社会规范，不做另类的习惯；一方面想多生的家庭会担心资源分散后，孩子竞争不过独生子女。比如中国少数民族不受计划生育政策限制，但他们的生育率也一样降低了，文化上更接近汉族的少数民族更是如此（Rossiand Xiao, 2020）。换言之，计划生育政策产生了“溢出效应”和“未预料的后果”。</text:p>
      <text:p text:style-name="P4">
就我所见，电视剧降低生育率的研究不少，增加生育率的一个也没有。当然，可以尝试拍一些肥皂剧或真人秀展现家有两娃或三娃的成功女性，或者拍一些高龄怀孕全家幸福的真人秀，这也许要比李教授设计的剧情更有效果。</text:p>
      <text:p text:style-name="P4">
<text:span text:style-name="T4">
人口问题不在重量，而在结构</text:span>
</text:p>
      <text:p text:style-name="P4">
在很多人看来，现在生活压力太大，人与人竞争太激烈，人口减少是好事。环保主义者也希望人口减少给地球和大气层减负。实际上，就连强烈呼吁国家大力补贴年轻人多生的携程董事长、北大教授梁建章，也多次承认中国人口太多了。人口问题的关键不在总量，而在结构，老年人太多，年轻人太少，养老金就成了大问题，这样的社会结构很难有科技创新，而且投资会不断下降，经济落入低增长陷阱。</text:p>
      <text:p text:style-name="P4">
可惜的是，很多国家用家庭补贴，税收减免来提升生育率的做法都基本失败了，即使一些发达国家普遍接受“未婚生育”和“妈妈挣钱养家，爸爸在家带娃”，生育率也只是略微回升。</text:p>
      <text:p text:style-name="P4">
在应对人口减少对经济的冲击上，一些方法已经在默默生效，比如国家和家庭加大教育投入，提高了平均人力资本，带来了“工程师红利”，年轻一辈的能力要远远强于老一辈。再比如养育孩子时间减少，父母的劳动时间就增加了。</text:p>
      <text:p text:style-name="P4">
<text:span text:style-name="T4">
被反对的解决之道</text:span>
</text:p>
      <text:p text:style-name="P4">
有一些方法争议和阻力都很大，比如逐步延长退休年龄和引进移民，但这毕竟是全球趋势。中国的退休年龄还是1978年制定的，从全球来看，中国的退休年龄都太早了。对移民的态度也是一样，疫情之前，很多国家就开始未雨绸缪，吸收移民，疫情过后，即使过去反对移民的国家也变得积极了。</text:p>
      <text:p text:style-name="P4">
在应对劳动人口减少上，各国最普遍的做法是加大引入自动化和机器人(Abeliansky and Prettner,2023)。生育率越低的国家，比如韩国、新加坡、德国、日本、美国，在这点上越积极，中国内地虽然加大了力度，但每万人拥有的机器人只有246个，不及韩国的932个，新加坡的605个，也比中国香港和中国台湾要少。</text:p>
      <text:p text:style-name="P4">
最让人意外的是，梁建章和易富贤等人口专家非常反对引入机器人来应对人口减少。理由是机器人不消费，所以无法拉动经济增长。这个观点被很多人接受，但其实错得一塌糊涂。他们设想的是一个完全封闭的经济体，但在开放经济体中，各国采用机器人生产，再以贸易互通有无，经济就会增长，人均财富和消费都会提升。为了避免财富集中在机器人制造商，国家可以鼓励个人投资机器人或者通过税收进行分配调节。</text:p>
      <text:p text:style-name="P4">
而且新一代的机器人和以往不同，在设计上加大了与人力的配合，这样就不会简单替代人力，引发社会矛盾。研究发现，过去十年欧洲引入机器人后，创造出更多新的产品和新的工作，增加了就业率(Gregory,Salomons and Zierahn, 2022)。</text:p>
      <text:p text:style-name="P4">
AIGC和ChatGPT的出现，令很多人担心失去工作，下一代面临困境，反对声音响亮，但资本市场就更加前瞻地看到了他们带来的利大于弊。</text:p>
      <text:p text:style-name="P4">
<text:span text:style-name="T4">
想象一下未来的世界</text:span>
</text:p>
      <text:p text:style-name="P4">
让我们来设想一下未来，避孕药和避孕套的发明极大地降低了生育率。假如将来人口减少过于严重，有专家建议立法规定年轻人只有在生完两个孩子之后才能够获得避孕工具，类似各国都立法限制买酒必须满足最低年龄一样(施永青,2021)。很多人第一次听到这个想法就极力反对，但仔细想想其实不无道理。假如人类种族延续的问题糟糕到如此地步，禁止避孕工具的生产都有可能。这样的立法限制，如果配合多生孩子的补贴优惠政策，就能降低社会阻力，鼓励生育的效果明显。</text:p>
      <text:p text:style-name="P4">
不过，在我设想的未来世界里，机器人和人类能够达到一个合理的比例。物质的丰富会让人的价值大大提升，养育的成本会明显下降。无需立法限制避孕工具，大家也愿意生育两个或更多的孩子，类似的环境在历史上多次出现。别忘了，人类的基因都是自私的，在负担减少后，都天生愿意复制甚至牺牲自己，完成基因的延续。</text:p>
      <text:p text:style-name="P4">
（作者是香港方德金控首席经济学家。本文仅代表作者个人观点。责任编辑邮箱：Tao.feng@ftchinese.com）</text:p>
      <text:p text:style-name="P4">
Source: <text:a xlink:type="simple" xlink:href="http://www.ftchinese.com/story/001100065" text:style-name="Internet_20_link" text:visited-style-name="Visited_20_Internet_20_Link">
http://www.ftchinese.com/story/001100065</text:a>
</text:p>
      <!--NEWS-->
      <text:h text:style-name="P10" text:outline-level="1">
<text:span text:style-name="T4">
欧盟经济安全战略背后的趋势、所指和障碍 (Free Version)</text:span>
</text:h>
      <text:p text:style-name="P4">
Authors: ['']</text:p>
      <text:p text:style-name="P4">
Publisher: 英国《金融时报》</text:p>
      <text:p text:style-name="P4">
Time: 2023-06-25T13:43:13+00:00</text:p>
      <text:p text:style-name="P4">
Published Time: 2023-06-24T12:00:99+08:00</text:p>
      <text:p text:style-name="P4">
Modified Time: 2023-06-25T09:43:99+08:00</text:p>
      <text:p text:style-name="P4">
Description: 张冬方：和欧盟的一些其他文件和政策一样，“没有提到中国，但指向中国”的疑问同样存在于这份经济安全战略上。</text:p>
      <text:p text:style-name="P4">
Images: ["<text:a xlink:type="simple" xlink:href="https://thumbor.ftacademy.cn/unsafe/picture/4/000157134_piclink.jpg" text:style-name="Internet_20_link" text:visited-style-name="Visited_20_Internet_20_Link">
000157134_pic...</text:a>
"]</text:p>
      <text:p text:style-name="P4">
Themes: ['专栏', '欧盟', '关注']</text:p>
      <text:p text:style-name="P4">
Keywords: ['欧盟', '中欧关系', '供应链', '脱钩', '地缘政治', '市场经济']</text:p>
      <text:p text:style-name="P4">
Type: Article</text:p>
      <!--METADATA-->
      <text:p text:style-name="P4">
<draw:frame draw:style-name="fr1" draw:name="Image162" text:anchor-type="as-char" svg:width="6.9236in" svg:height="3.894525in" draw:z-index="0">
<draw:image xlink:href="../Images/FT Chinese Free Version/2023-06-25T13-43-13-00-00/000157134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在贸易和投资政策中对安全和去风险的强调上，欧盟正在向美国看齐。6月20日，欧委会公布了经济安全战略。该讨论文件称，疫情、俄乌战争、敌对经济行动、网络和基础设施攻击、外国干涉和虚假信息与加剧的地缘冲突暴露了我们社会、经济和企业中的风险和脆弱性。文件指出，欧盟不是唯一一个应对经济安全面临的挑战的地区，无论发达国家，还是发展中国家都走进了这股趋势当中。</text:p>
      <text:p text:style-name="P4">
<text:span text:style-name="T4">
趋势</text:span>
</text:p>
      <text:p text:style-name="P4">
说到趋势，中国问题研究机构Merics的一篇研究曾对欧盟、美国、日本、中国等国的经济安全政策变化进行了对比。研究称，传统的经济安全政策是防御性的，处理的是能威胁到国家安全的贸易和投资，比如武器出口。而目前的发展态势为转向进攻性的政策，且结合了经济安全和韧性，不仅不让自己暴露在安全风险之下，也确保其经济能够抵御冲击和第三国的武器化。在2017年到2022年期间，一些国家强化了防御性和进攻性的经济安全政策。自2017年以来的防御性政策包括外商直接投资审查、出口管制、网络安全和数据保护，而进攻性政策包括制裁和供应链韧性。后期的经济安全政策争论主要集中在如何增强韧性上。2023年的发展趋势包括进一步加强供应链韧性、如何防止和应对经济胁迫、对外投资审查、经济安全计划的制度化。</text:p>
      <text:p text:style-name="P4">
欧盟并非以该战略文件预告将安全因素纳入经济政策当中，欧盟其实已经正在进行一系列相关立法，也采取了一些相应行动。</text:p>
      <text:p text:style-name="P4">
战略文件指出欧盟面临的经济安全风险包括四个方面：供应链、关键基础设施、技术安全和技术泄露风险、经济胁迫。并指出，在这些领域的风险在一定情况下可能会威胁到国家安全，比如两用技术泄露。在定位供应链韧性风险上，欧盟于2021年升级了其工业战略，并对包括原材料和半导体在内的6个战略性领域的战略性依赖进行了第一轮深度审查。2022年，欧委会对稀土和镁、太阳能光伏板、网络安全等5个领域进行了第二次深度评估。而在应对措施上，欧盟近期正在进行一系列立法，比如《关键原材料法》、《欧洲芯片法》、《净零工业法》，都是在对供应链进行去风险、让制造回流上所做的努力。</text:p>
      <text:p text:style-name="P4">
欧盟也正在升级自己的经济安全工具。6月初，欧盟议会和欧盟理事会就反胁迫措施达成最终政治协议。在外商直接投资审查机制上，据欧委会，自2020年10月以来，欧委会和成员国对超过1000起FDI交易进行了审查，欧委会将在2023年年底提交审查机制的修订建议。而在基础设施中的5G上，2020年，欧盟出台了5G网络安全工具箱，该工具箱的功能之一就在于成员国识别高风险供应商，进而禁止或限制该供应商进入其5G网络。今年6月，欧盟发布了成员国使用该工具箱的第二份报告。报告显示，27个成员国中的10个对其移动网络运营商限制或禁止高风险供应商进入其5G网络进行了义务规定。欧委会内部市场专员布雷顿对该工具箱不理想的使用状况表达了担忧，称会产生对高风险供应商的依赖，并给欧盟带来巨大的安全风险。他要求对高风险供应商尚未完全使用该工具的成员国加快行动。</text:p>
      <text:p text:style-name="P4">
也就是说，欧盟已经进入到经济和安全相互交错的这股趋势当中，而欧委会想通过该战略倡议为这股趋势提速。战略文件称，该趋势表明，只有用新的措施补全国家安全传统路线以保障我们的经济安全，才能确保欧盟的繁荣、主权和安全。</text:p>
      <text:p text:style-name="P4">
<text:span text:style-name="T4">
所指</text:span>
</text:p>
      <text:p text:style-name="P4">
和欧盟的一些其他文件和政策一样，“没有提到中国，但指向中国”的疑问同样存在于这份经济安全战略上。</text:p>
      <text:p text:style-name="P4">
欧委会执行副主席兼竞争事务专员维斯塔格如此描述，“经济安全威胁可能会随时间的推移而发生变化，这也是我们以country-agnostic方式设计该战略的原因。”与此同时，她也承认欧盟将在风险评估中用到地缘政治过滤手段，对制度对手的供应依赖的处理和对同盟的依赖的处理是不一样的。</text:p>
      <text:p text:style-name="P4">
该战略文件没有直接提到中国，但欧盟的相关立法和政策都轻重不一地都与中国有关。欧委会在2022年对战略性依赖的第二次深入审查中得出结论，欧盟在稀土、镁和太阳能光伏板上存在可能的战略性依赖，理由在于这些领域的生产高度集中在某一国，即中国，无论在欧盟境内还是欧盟以外，欧盟因为难以实现供应多样化而面临严峻的供应风险。欧盟今年6月发布的5G网络安全工具箱使用报告显示，10个成员国要求其移动网络运营商限制或禁止高风险供应商进入其5G网络，其中，一个成员国已决定将华为和中兴排除在5G网络之外。而经济安全战略文件的意向合作伙伴G7，其在今年5月日本举行峰会时联合发表了经济韧性与经济安全声明，声明的所指就更不用说了。</text:p>
      <text:p text:style-name="P4">
Merics研究学者吉芙兰认为，即使经济安全政策间接指向中国，但欧盟致力于澄清该政策不关乎中国，避免将经济安全政策的焦点放在中国身上，从而避免与华关系的恶化。她指出，欧盟其实真的在经济安全政策上采取的是不针对具体某一国的方式，它的优先项不在于防御或遏制中国，而是保护欧盟的经济安全。欧盟的经济安全觉醒并非因中国而起，而因俄罗斯。但吉芙兰也指出，该战略同时也是关于中国，因为中国确实对欧盟在国家安全、公平竞争环境和对规则的共同理解等上构成了风险。</text:p>
      <text:p text:style-name="P4">
<text:span text:style-name="T4">
障碍</text:span>
</text:p>
      <text:p text:style-name="P4">
欧委会意在为已有和将有的法律与政策提供框架和全方位的战略路线，也为成员国对经济安全进行讨论提供基础，但这是一份尚未完成的战略，它仍然面临一些自由贸易倡导者和成员国的疑虑和担忧。</text:p>
      <text:p text:style-name="P4">
在欧委会看来，经济和安全之间的重合越来越大，原本负责经济事宜的欧委会因此正试图渗透到安全领域，而手握外交和安全政策职权的成员国可能对此持谨慎态度。而在自由竞争方面，如何求得国家安全和经济利益之间的平衡、经济安全和竞争力之间的平衡，如何在强调经济安全的同时，与保护主义划清界限，是个更大的难题。正如Bruegel研究学者塔利亚皮特拉（SimoneTagliapietra）撰文指出的，每个人都同意经济安全成为关键问题，但大家在经济安全到底意味着什么方面并没有取得共识，有人认为中美带给了欧盟同等的经济威胁，有人不认同，有人相信遵守欧盟内部市场规则和经济安全之间能取得平衡，有人不相信。在实现经济安全的路径上，战略文件如此强调，在外部不怀好意的分而治之的策略之下，一个共同的协调的欧盟行动对于欧盟的经济安全至关重要。但是，如何协调正是欧盟作为一个整体向来的操作难题。</text:p>
      <text:p text:style-name="P4">
在6月底即将举行的欧盟首脑峰会上，经济安全战略提议和对华关系都在议事日程之上，至于该战略将以何种形式落实、落实到何种程度，还不得而知。</text:p>
      <text:p text:style-name="P4">
<text:span text:style-name="T5">
(本文仅代表作者本人观点，责编：闫曼 man.yan@ftchinese.com)</text:span>
</text:p>
      <text:p text:style-name="P4">
Source: <text:a xlink:type="simple" xlink:href="http://www.ftchinese.com/story/001100056" text:style-name="Internet_20_link" text:visited-style-name="Visited_20_Internet_20_Link">
http://www.ftchinese.com/story/001100056</text:a>
</text:p>
      <!--NEWS-->
      <text:h text:style-name="P10" text:outline-level="1">
<text:span text:style-name="T4">
研究：今年第一季度德国汽车对中国出口暴跌26%</text:span>
</text:h>
      <text:p text:style-name="P4">
Author: None (Language: zh)</text:p>
      <text:p text:style-name="P4">
Publisher: None</text:p>
      <text:p text:style-name="P4">
Time: 2023-06-25T13:47:00Z</text:p>
      <text:p text:style-name="P4">
Description: 据德国经济研究所的一份研究，今年第一季度，德国向中国出口的机动车和部件同比下降26%。</text:p>
      <text:p text:style-name="P4">
Videos: []</text:p>
      <text:p text:style-name="P4">
Images: []</text:p>
      <text:p text:style-name="P4">
Subject: 经济纵横</text:p>
      <text:p text:style-name="P4">
Subjects: ['德中关系', '欧债危机', '欧盟', '德国', '留学德国', '德国汽车工业', '留学德国', '法兰克福车展', '德国联邦大选', '默克尔']</text:p>
      <text:p text:style-name="P4">
Keywords: ['德国', '汽车', '电动汽车', '比亚迪']</text:p>
      <text:p text:style-name="P4">
ID: 66026596</text:p>
      <!--METADATA-->
      <text:p text:style-name="P4">
<text:a xlink:type="simple" xlink:href="https://www.dw.com/zh/overlay/image/article/66026596/52367135" text:style-name="Internet_20_link" text:visited-style-name="Visited_20_Internet_20_Link">
 </text:a>
</text:p>
      <text:p text:style-name="P4">
大众上海工厂资料图片</text:p>
      <text:p text:style-name="P4">
（德国之声中文网）去年，德国向中国出口的汽车和发动机在德国对中国的总出口中所占比例高达20%。</text:p>
      <text:p text:style-name="P4">
据德国经济研究所的一份新的研究，今年第一季度，德国向中国出口的机动车和部件同比下降26%，德国第一季度对中国总出口额的减少几乎一半要归因于这一大滑坡。据德国联邦统计局5月发布的数据，今年第一季度，德国对中国的出口同比下滑12%，为241亿欧元。</text:p>
      <text:p text:style-name="P4">
德国经济研究所的研究指出，鉴于 <text:a xlink:type="simple" xlink:href="https://www.dw.com/zh/zh/德国电动车在中国市场步履蹒跚/a-65359971" text:style-name="Internet_20_link" text:visited-style-name="Visited_20_Internet_20_Link">
 中国在电动汽车方面的强劲追赶</text:a>
，这一趋势有可能是德国对中国出口长期走弱的开始，“以前的优势越来越有可能变成劣势”，德国对华出口的前景可能会进一步暗淡。</text:p>
      <text:p text:style-name="P4">
目前在中国售出的汽车中，约有四分之一已经是电动汽车。但德国品牌迄今为止在电动汽车的竞争中处于劣势。</text:p>
      <text:h text:style-name="P12" text:outline-level="3">
<text:span text:style-name="T4">
上海已成电动之城</text:span>
</text:h>
      <text:p text:style-name="P4">
大众汽车集团在中国汽车市场占据了20多年的主导地位，但随着中国本土电动汽车制造商拓展市场份额，大众汽车在中国的市场份额在缩水。据IT之家今年4月的报道，终端上险量显示，2023年一季度<text:a xlink:type="simple" xlink:href="https://www.dw.com/zh/zh/比亚迪欲在德国市场加速扩张/a-65948560" text:style-name="Internet_20_link" text:visited-style-name="Visited_20_Internet_20_Link">
 比亚迪乘用 </text:a>
车累计上险量超越一汽大众和上汽大众的总和，正式登顶中国汽车销量第一品牌。</text:p>
      <text:p text:style-name="P4">
德国《商报》也报道，据数据服务提供商 Marklines 的数据和来自中国的当前保险数据，今年第一季度，中国比亚迪集团的销量比大众公司多出约 13,000辆。比亚迪总共售出约 441,000 辆汽车，相当于比上一年增加了 68%。大众汽车的交付量下降了14%，至428,000辆。大众汽车集团5月4日公布的数据显示，今年第一季度，大众汽车集团在华交付量下降了14.5%。其中，在华纯电动车交付量为2.15万辆，同比下滑25.4%。</text:p>
      <text:p text:style-name="P4">
据大众汽车集团（中国）发布的数据，该集团2022年在中国市场交付量为318万辆，同比下降约4%，市场份额15.1%。</text:p>
      <text:p text:style-name="P4">
（综合报道）</text:p>
      <text:p text:style-name="P4">
Source: <text:a xlink:type="simple" xlink:href="https://www.dw.com/zh/研究：今年第一季度德国汽车对中国出口暴跌26/a-66026596" text:style-name="Internet_20_link" text:visited-style-name="Visited_20_Internet_20_Link">
https://www.dw.com/zh/研究：今年第一季度德国汽车对中国出口暴跌26/a-66026596?maca=chi-rss-chi-all-1127-rdf</text:a>
</text:p>
      <!--NEWS-->
      <text:h text:style-name="P10" text:outline-level="1">
<text:span text:style-name="T4">
“历史上最大规模朝觐”在沙特拉开帷幕</text:span>
</text:h>
      <text:p text:style-name="P4">
Author: 半岛电视台＋通讯社</text:p>
      <text:p text:style-name="P4">
Publisher: Al Jazeera</text:p>
      <text:p text:style-name="P4">
Published Time: 2023-06-25T13:47:41</text:p>
      <text:p text:style-name="P4">
Modified Time: 2023-06-25T14:19:06</text:p>
      <text:p text:style-name="P4">
Description: 2023年朝圣人数预计将突破250万人次。</text:p>
      <text:p text:style-name="P4">
Images: ["<text:a xlink:type="simple" xlink:href="https://chinese.aljazeera.net/wp-content/uploads/2023/06/61-1687700568.jpg" text:style-name="Internet_20_link" text:visited-style-name="Visited_20_Internet_20_Link">
61-1687700568...</text:a>
", "<text:a xlink:type="simple" xlink:href="https://chinese.aljazeera.net/wp-content/uploads/2023/06/62-1687700575.jpg" text:style-name="Internet_20_link" text:visited-style-name="Visited_20_Internet_20_Link">
62-1687700575...</text:a>
", "<text:a xlink:type="simple" xlink:href="https://chinese.aljazeera.net/wp-content/uploads/2023/06/63-1687700581.jpg" text:style-name="Internet_20_link" text:visited-style-name="Visited_20_Internet_20_Link">
63-1687700581...</text:a>
", "<text:a xlink:type="simple" xlink:href="https://chinese.aljazeera.net/wp-content/uploads/2023/06/64-1687700590.jpg" text:style-name="Internet_20_link" text:visited-style-name="Visited_20_Internet_20_Link">
64-1687700590...</text:a>
"]</text:p>
      <text:p text:style-name="P4">
Topics: ['文化', '新闻']</text:p>
      <text:p text:style-name="P4">
Keywords: ['文化', '新闻', '伊斯兰世界']</text:p>
      <text:p text:style-name="P4">
Type: Article</text:p>
      <!--METADATA-->
      <text:p text:style-name="P4">
<draw:frame draw:style-name="fr1" draw:name="Image164" text:anchor-type="as-char" svg:width="6.9236in" svg:height="4.612736in" draw:z-index="0">
<draw:image xlink:href="../Images/Aljazeera Chinese/2023-06-25T13-47-41/61-1687700568.jpg" xlink:type="simple" xlink:show="embed" xlink:actuate="onLoad" draw:mime-type="image/jpeg"/>
</draw:frame>
沙特阿拉伯麦加朝圣期间，朝圣者在麦加禁寺或大清真寺进行祷告 (盖帝图像)</text:p>
      <text:p text:style-name="P4">
朝觐之旅已经开始，成群的穆斯林穿着白袍围绕天房（位于伊斯兰教圣地中心的立方体建筑），他们的祷告声在空中响起。</text:p>
      <text:p text:style-name="P4">
在“塔瓦夫”（tawaf），即绕行天房麦克白的仪式下，一年一度的朝觐活动于6月25日周日在沙特阿拉伯麦加拉开帷幕，此次活动预计将打破出席人数记录。</text:p>
      <text:p text:style-name="P4">
沙特朝觐和副朝部的一名官员表示，“今年，我们将见证历史上最大规模的朝觐。”</text:p>
      <text:p text:style-name="P4">
<draw:frame draw:style-name="fr1" draw:name="Image165" text:anchor-type="as-char" svg:width="6.9236in" svg:height="6.9236in" draw:z-index="0">
<draw:image xlink:href="../Images/Aljazeera Chinese/2023-06-25T13-47-41/62-1687700575.jpg" xlink:type="simple" xlink:show="embed" xlink:actuate="onLoad" draw:mime-type="image/jpeg"/>
</draw:frame>
 2023年朝觐活动  朝觐一览  作为伊斯兰教的五大支柱之一，朝觐是所有身体健全、有经济能力参加的穆斯林一生中至少需要参加一次的仪式，通常是世界上最大的宗教聚会之一。 (半岛电视台)</text:p>
      <text:p text:style-name="P4">
由于自2020年以来对新冠疫情的限制已完全放松，预计将有超过250万穆斯林参加该活动。</text:p>
      <text:p text:style-name="P4">
那一年，只有1万人被允许参加，2021年为5.9万人，而2022年的人数最多也只有100万人。</text:p>
      <text:p text:style-name="P4">
65岁的埃及人阿卜杜拉齐姆在现场告诉法新社，“我正在度过一生中最美好的时光。”他攒了20年的钱才支付了参加朝觐所需的6000美元费用。</text:p>
      <text:p text:style-name="P4">
25日周日晚，朝圣者将开始前往米纳，距离麦加禁寺（即大清真寺）约8公里（5英里），然后聚集在阿拉法特山，据信先知穆罕默德曾在那里发表最后一次布道。</text:p>
      <text:p text:style-name="P4">
米纳已为朝圣者做好了准备，食品供应已运输完毕，安全部队也已完成部署。</text:p>
      <text:p text:style-name="P4">
<draw:frame draw:style-name="fr1" draw:name="Image166" text:anchor-type="as-char" svg:width="6.9236in" svg:height="6.9236in" draw:z-index="0">
<draw:image xlink:href="../Images/Aljazeera Chinese/2023-06-25T13-47-41/63-1687700581.jpg" xlink:type="simple" xlink:show="embed" xlink:actuate="onLoad" draw:mime-type="image/jpeg"/>
</draw:frame>
 2023年朝觐活动  朝觐：旅程  朝觐重现了先知穆罕默德在公元632年的告别朝圣之旅，他在沙漠中追踪了先知亚伯拉罕和以实玛利的足迹。 (半岛电视台)</text:p>
      <text:p text:style-name="P4">
今年的朝觐是一个挑战，将在接近45摄氏度的高温下进行，朝觐日期取决于伊斯兰历。</text:p>
      <text:p text:style-name="P4">
沙特当局表示，3.2万多名卫生工作者和数千辆救护车随时待命，以治疗中暑、脱水和体力不支的病例。</text:p>
      <text:p text:style-name="P4">
这个伊斯兰教仪式是每一个身体健全、有经济能力参加的穆斯林成年人的义务，是该宗教的五大支柱之一。</text:p>
      <text:p text:style-name="P4">
这种身体和情感上的挑战体验旨在净化追随者的罪恶，并让他们更接近真主。</text:p>
      <text:p text:style-name="P4">
今年，朝觐于6月26日至7月1日举行，宰牲节庆祝活动则于6月28日举行。</text:p>
      <text:p text:style-name="P4">
虽然朝觐是一项昂贵的仪式，但它常常激发许多人的希望，即使他们来自世界上被战争、贫困或占领围困的地区。许多人多年来将仅有的一点钱存起来，就是为了能够负担这笔费用。</text:p>
      <text:p text:style-name="P4">
上周，四批朝圣者离开加沙。同时，来自叙利亚西北部的朝圣者涌入与土耳其的边境口岸。而也门人则搭乘2016年以来首趟直飞沙特的航班前往朝圣目的地。</text:p>
      <text:p text:style-name="P4">
<draw:frame draw:style-name="fr1" draw:name="Image167" text:anchor-type="as-char" svg:width="6.9236in" svg:height="3.894067in" draw:z-index="0">
<draw:image xlink:href="../Images/Aljazeera Chinese/2023-06-25T13-47-41/64-1687700590.jpg" xlink:type="simple" xlink:show="embed" xlink:actuate="onLoad" draw:mime-type="image/jpeg"/>
</draw:frame>
 叙利亚残疾人为朝觐做准备 (半岛电视台)</text:p>
      <text:p text:style-name="P4">
Source: <text:a xlink:type="simple" xlink:href="https://chinese.aljazeera.net/news/2023/6/25/%e5%8e%86%e5%8f%b2%e4%b8%8a%e6%9c%80%e5%a4%a7%e8%a7%84%e6%a8%a1%e6%9c%9d%e8%a7%90%e5%9c%a8%e6%b2%99%e7%89%b9%e6%8b%89%e5%bc%80%e5%b8%b7%e5%b9%95" text:style-name="Internet_20_link" text:visited-style-name="Visited_20_Internet_20_Link">
https://chinese.aljazeera.net/news/2023/6/25/%e5%8e%86%e5%8f%b2%e4%b8%8a%e6%9c%80%e5%a4%a7%e8%a7%84%e6%a8%a1%e6%9c%9d%e8%a7%90%e5%9c%a8%e6%b2%99%e7%89%b9%e6%8b%89%e5%bc%80%e5%b8%b7%e5%b9%95</text:a>
</text:p>
      <!--NEWS-->
      <text:h text:style-name="P10" text:outline-level="1">
<text:span text:style-name="T4">
希腊选举二轮投票开始 新民主党有望获胜</text:span>
</text:h>
      <text:p text:style-name="P4">
Author: 联合早报 (Person)</text:p>
      <text:p text:style-name="P4">
Publisher: 联合早报 (Organization)</text:p>
      <text:p text:style-name="P4">
Published Time: 2023-06-25T13:55</text:p>
      <text:p text:style-name="P4">
Modified Time: 2023-06-25T14:26</text:p>
      <text:p text:style-name="P4">
Description: 希腊总统选举星期天（6月25日）开始第二轮投票，目前外界普遍认为米佐塔基斯及其所领导的新民主党，将在本轮投票中赢得“压倒性”胜利。米佐塔斯基的新民主党在5月21日的第一轮选举中获得...</text:p>
      <text:p text:style-name="P4">
Videos: []</text:p>
      <text:p text:style-name="P4">
Audios: []</text:p>
      <text:p text:style-name="P4">
Images: []</text:p>
      <text:p text:style-name="P4">
Type: NewsArticle</text:p>
      <text:p text:style-name="P4">
Breadcrumbs: ['即时', '国际']</text:p>
      <text:p text:style-name="P4">
Keywords: ['希腊', '总统选举']</text:p>
      <!--METADATA-->
      <text:p text:style-name="P4">
希腊总统选举星期天（6月25日）开始第二轮投票，目前外界普遍认为米佐塔基斯及其所领导的新民主党，将在本轮投票中赢得“压倒性”胜利。</text:p>
      <text:p text:style-name="P4">
米佐塔斯基的新民主党在5月21日的第一轮选举中获得40.8%选票，赢得146个议席，距离绝对多数还差五个。不过，米佐塔斯基当时表明拒绝与其他政党组阁，因此希腊定于6月25日进行第二轮选举。</text:p>
      <text:p text:style-name="P4">
米佐塔基斯之前多次表明，希望新民主党能独立执政。路透社报道，最近几天的民调显示，新民主党获得超过40%的选票；前总理齐普拉斯（AlexisTsipras）领导的激进左翼联盟（SYRIZA）则以约20%的得票率落后。</text:p>
      <text:p text:style-name="P4">
据报，希腊各地的投票站星期天上午7时（新加坡时间星期天中午12时）开放，12小时后关闭，计票结果预计在新加坡时间星期一（26日）凌晨1时左右出炉。</text:p>
      <text:p text:style-name="P4">
第一轮大选中得票率前三的党派均未成功组建联合政府。确认组阁失败后，总统萨克拉罗普卢5月24日任命高等法官、 <text:a xlink:type="simple" xlink:href="https://www.zaobao.com/realtime/world/story20230524-1397838" text:style-name="Internet_20_link" text:visited-style-name="Visited_20_Internet_20_Link">
 审计法院院长萨马斯（IoannisSarmas）为看守总理 </text:a>
，组建看守政府。</text:p>
      <text:p text:style-name="P4">
第二轮选举将采用2020年修订通过的“浮动比例奖励议席制”，即最大党有效选票比例大于或等于25%，可获得奖励议席20席，奖励议席随得票率增加而增加，最多可获得50个奖励议席，以此提升赢得选举的政党单独组阁的可能性。所有政党都有资格再次参选。</text:p>
      <text:p text:style-name="P4">
新华社报道称，有分析指出，第二轮选举得票率达约38%即可获得多数议席，实现独立执政。</text:p>
      <text:p text:style-name="P4">
Source: <text:a xlink:type="simple" xlink:href="https://www.zaobao.com.sg/realtime/world/story20230625-1407619" text:style-name="Internet_20_link" text:visited-style-name="Visited_20_Internet_20_Link">
https://www.zaobao.com.sg/realtime/world/story20230625-1407619</text:a>
</text:p>
      <!--NEWS-->
      <text:h text:style-name="P10" text:outline-level="1">
<text:span text:style-name="T4">
韩外长：无理由与中方反目 将加强战略沟通</text:span>
</text:h>
      <text:p text:style-name="P4">
Author: 联合早报 (Person)</text:p>
      <text:p text:style-name="P4">
Publisher: 联合早报 (Organization)</text:p>
      <text:p text:style-name="P4">
Published Time: 2023-06-25T14:06</text:p>
      <text:p text:style-name="P4">
Modified Time: 2023-06-25T14:18</text:p>
      <text:p text:style-name="P4">
Description: 韩国外交部长朴振说，韩政府没有理由与中国反目成仇，也不愿看到这种情况发生，韩方将继续加强与中方的战略沟通，增进双边友谊。韩联社报道，朴振星期天（6月25日）在韩联社TV的节目中就韩...</text:p>
      <text:p text:style-name="P4">
Videos: []</text:p>
      <text:p text:style-name="P4">
Audios: []</text:p>
      <text:p text:style-name="P4">
Images: []</text:p>
      <text:p text:style-name="P4">
Type: NewsArticle</text:p>
      <text:p text:style-name="P4">
Breadcrumbs: ['即时', '国际']</text:p>
      <text:p text:style-name="P4">
Keywords: ['中韩关系', '韩国', '尹锡悦', '布林肯', '中国']</text:p>
      <!--METADATA-->
      <text:p text:style-name="P4">
韩国外交部长朴振说，韩政府没有理由与中国反目成仇，也不愿看到这种情况发生，韩方将继续加强与中方的战略沟通，增进双边友谊。</text:p>
      <text:p text:style-name="P4">
韩联社报道，朴振星期天（6月25日）在韩联社TV的节目中就韩中关系做出上述表态。朴振说，本着互尊互惠的精神推动韩中关系成熟健康发展，是尹锡悦政府的基本立场。但他就<text:a xlink:type="simple" xlink:href="https://www.zaobao.com/news/china/story20230617-1405062" text:style-name="Internet_20_link" text:visited-style-name="Visited_20_Internet_20_Link">
 中国驻韩大使邢海明日前涉韩发言引发争议</text:a>
 一事重申，那是违背外交官本职的行为。</text:p>
      <text:p text:style-name="P4">
美国国务卿布林肯访华后与朴振通电话介绍访华成果，朴振对此回应称，美方说明的核心内容是，将稳控美中关系，力争推动双边关系朝着竞争与合作的方向前进，而非对抗与矛盾。韩美双方就今后有必要为解决朝鲜核问题进一步密切合作，以及中方发挥建设性作用极其重要形成了共识。</text:p>
      <text:p text:style-name="P4">
<text:a xlink:type="simple" xlink:href="https://www.zaobao.com/realtime/china/story20230618-1405448" text:style-name="Internet_20_link" text:visited-style-name="Visited_20_Internet_20_Link">
 布林肯于本月18日至19日访华</text:a>
，并在访华前后同朴振通电话，就对华关系发展方向交换了意见。陪同布林肯一同访华的美国国务院助理国务卿克里滕布林克还另行访韩，向韩方介绍布林肯一行的访华结果。</text:p>
      <text:p text:style-name="P4">
就执政党提出有必要限制旅韩华侨的投票权、缩小其可享受医保的外籍亲属范围的说法，朴振说，须综合考虑多方因素，慎重考虑相关问题。</text:p>
      <text:p text:style-name="P4">
就 <text:a xlink:type="simple" xlink:href="https://www.zaobao.com/news/sea/story20230622-1406955" text:style-name="Internet_20_link" text:visited-style-name="Visited_20_Internet_20_Link">
 韩总统尹锡悦近日访问越南 </text:a>
时，韩越商定建立“关键矿产供应链中心”一事，朴振说，韩方至今多与中方进行稀土类等关键矿物贸易，然而获取战略物资等特定品目过度依赖特定国家不可取。因此，越南成为能向韩方提供矿物和稀土类等资源的好伙伴。</text:p>
      <text:p text:style-name="P4">
Source: <text:a xlink:type="simple" xlink:href="https://www.zaobao.com.sg/realtime/world/story20230625-1407620" text:style-name="Internet_20_link" text:visited-style-name="Visited_20_Internet_20_Link">
https://www.zaobao.com.sg/realtime/world/story20230625-1407620</text:a>
</text:p>
      <!--NEWS-->
      <text:h text:style-name="P10" text:outline-level="1">
<text:span text:style-name="T4">
楼市泡沫推动出口领先？ (Free Version)</text:span>
</text:h>
      <text:p text:style-name="P4">
Authors: ['为FT中文网撰稿']</text:p>
      <text:p text:style-name="P4">
Publisher: 英国《金融时报》</text:p>
      <text:p text:style-name="P4">
Time: 2023-06-25T14:12:32+00:00</text:p>
      <text:p text:style-name="P4">
Published Time: 2023-06-24T12:00:99+08:00</text:p>
      <text:p text:style-name="P4">
Modified Time: 2023-06-25T10:12:99+08:00</text:p>
      <text:p text:style-name="P4">
Description: 古尧：楼市泡沫透支消费，国内制成品市场受压，增加了中国经济对出口的依赖；为平稳出口，偏软汇率、订单优先等都会成为趋势性选择。</text:p>
      <text:p text:style-name="P4">
Images: ["<text:a xlink:type="simple" xlink:href="https://thumbor.ftacademy.cn/unsafe/picture/8/000185538_piclink.jpg" text:style-name="Internet_20_link" text:visited-style-name="Visited_20_Internet_20_Link">
000185538_pic...</text:a>
"]</text:p>
      <text:p text:style-name="P4">
Themes: ['中国经济', '关注']</text:p>
      <text:p text:style-name="P4">
Keywords: ['中国经济', '贸易', '出口', '房地产', '消费']</text:p>
      <text:p text:style-name="P4">
Type: Article</text:p>
      <!--METADATA-->
      <text:p text:style-name="P4">
<draw:frame draw:style-name="fr1" draw:name="Image168" text:anchor-type="as-char" svg:width="6.9236in" svg:height="3.894525in" draw:z-index="0">
<draw:image xlink:href="../Images/FT Chinese Free Version/2023-06-25T14-12-32-00-00/000185538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楼市泡沫和外贸增长之间，有什么链接？笔者认为，楼市泡沫透支消费，增加了中国经济对出口的依赖。</text:p>
      <text:p text:style-name="P4">
有观点认为，外贸增长显然并不是多多益善的，尤其是在出口结构不能随之提升的情况下，比如高科技产品比重提升。对历史上中国外贸的高增长状况，市场和社会上就有不少人士认为，过去中国发展中存在的环境问题和资源消耗过度问题，某种程度上也是出口过多造成的，特别是大量出口不能反映环境和资源等全要素成本的普通商品——但在全球价值链中处于不利地位时，出口国仅能获得少量收益；持续处于国际价值链“微笑曲线”底部的情况下，大量出口必然会使外部社会成本积累至恶化地步。</text:p>
      <text:p text:style-name="P4">
<text:span text:style-name="T4">
2008年中危机致中国增长领先马车出口后移</text:span>
</text:p>
      <text:p text:style-name="P4">
作为三架马车之一，出口被认为是中国经济增长的领先动力——在三架马车中速度领先是常态。从出口增速和名义经济增速间关系看，上世纪90年代亚洲金融危机后直至本世纪2008年全球危机期间，出口增速超出名义经济增速是常态。2008年全球金融危机后，虽然中国出口仍然基本延续了高增长态势，但和中国名义经济增速的位置比较，二者悄然换了个位置，由原先的出口高于经济，变成了名义经济增速在上、出口增速在下的运行组合格局。显然金融危机对海外的需求造成了影响，中国经济增长格局趋势的演变，其实早在2008年全球金融危机后，就开始逐渐转向了内需为主的格局。</text:p>
      <text:p text:style-name="P4">
2008年全球金融危机后，在出口不再领先增长的情况下，中国经济高速增长态势的维持，先后转向了基建投资和地产。由于海外2008年金融危机肇始于次贷危机，中国宏调部门一度对楼市泡沫非常警惕，并于2014年开始实施了限购、限贷的“双限”措施；因此，彼时经济增长动力主要靠基础设施投资，比如俗称“铁公基”的铁路、公路、机场等基建类大项目。随着时间推移，特别是建设主体政府性投资运营机构债务能力约束性的上升，基建投资开始显现增长乏力迹象，于是2016年后地产行业投资重新接过投资接力棒，成为固定资产投资增长的主力。从三架马车的增长变化看，2008年金融危机后，投资作为中国经济增长的第一动力，已无需理解其背后的内在机理，投资在三架马车中领先增长外在表现，已足以体现和让各方认识。</text:p>
      <text:p text:style-name="P4">
<text:span text:style-name="T4">
2019疫情致中国增长领先马车重回出口</text:span>
</text:p>
      <text:p text:style-name="P4">
2015年后，直到疫情发生前的2019年，外需对中国经济增长的贡献均不及内需，三架马车中消费和投资的增速，均超过了出口；但2008金融危机后投资的第一增长动力位置已悄然让位于消费，即使楼市“双限”已实质移除、房地产投资已接过投资接力棒，但全社会固定资产投资增速衡量的投资增速，仍然由领先消费转为慢于消费。2014年后，中国经济开始进入“底部徘徊”阶段——西方世界仍然未走出危机阴影，因而外需难以扩张，内需方面投资维持高增长态势已越来越难；因而经济增长越来越体现为增速换挡后的“溜坡”，增长内在动力偏弱。2015-2019年间，中国经济内需动力方面，消费领先于投资，这种情况直接导致以消费带动经济增长的政策和市场期盼。实际上，从经济增长的内在机理上分析，消费型经济体是一个相对平稳的社会，经济增长相当缓慢，只有经济和社会发展进入发达的成熟阶段，消费型社会才是合适的，过早进入消费型社会只能落入“中等收入陷进”，带来的不是创新社会，而是停滞社会。这意味着这段时间的消费领先增长，是不可持续的；实际上这段时间无论消费和投资的增长，都是趋于下降的。</text:p>
      <text:p text:style-name="P4">
2020-2022年，中国出口增长再度在三架马车中领先，且处于遥遥领先位置。出口重新成为中国经济增长领先动力，从表象上看，是疫情冲击的结果：对疫情的不同因对策略，造成了海内外不同的经济社会生活状态，中国一度成为全球生产中心，为全球成功渡过抗疫初期的困境做出了全球性贡献；表现在中国经济方面，就是出口繁荣。随着疫情形势变化，市场一度普遍认为，中国出口将逐渐下移；各国经济、社会生活恢复正常化后，中国凭借疫情前半段建立的出口优势，将逐渐消退，进出口增长将逐渐放缓，甚至面临“断崖式”下降局面。</text:p>
      <text:p text:style-name="P4">
疫情使各国经济、社会都发生了深层次的改变，对经济安全、可持续增长和社会稳定等方面的重视程度提高，中国对外经济交往面临的环境更趋复杂化；2022年后欧美国家为治理通胀先后实施了以加息为代表的货币紧缩政策，经济运行压力和金融市场风险上升。然而，尽管外需放缓，中国外贸的“高光”时刻却超市场预期延续，并且重新占据了三架马车中的领先位置。</text:p>
      <text:p text:style-name="P4">
<text:span text:style-name="T4">
楼市泡沫推动出口领先</text:span>
</text:p>
      <text:p text:style-name="P4">
显然，当前出口重新成为中国经济增长领先动力，并不是世界经济重新进入新繁荣周期的结果，因而出口在中国经济增长三架马车中的领先位置，无助于中国经济内生增长动力的形成——外贸繁荣并没带来企业乐观预期，从而推动投资增长和信心提升。笔者曾在本网文《外贸高光时刻能持续多久》中指出，中国国际经济竞争优势地位的形成和变化，是一个长期渐变过程；但当前中国经济对出口的依赖，在某种程度上是楼市泡沫下企业的无奈选择。楼市泡沫后半程消费能力已被透支，前半程时对投资和消费扩张的带动效应已退化，消费乏力局面逐渐形成。随着楼市泡沫的持续，国内消费能力越来越受影响，国内制造工业市场越来越受压，企业越来越依赖出口；在国际经济形势变化使得外部市场复杂性和经营难度上升的情况下，企业的经营感受必然是压力上升和信心下降。</text:p>
      <text:p text:style-name="P4">
资源禀赋要素特征决定了制造业是中国实体经济的基础。楼市泡沫下国内制成品市场受压，从而提高了中国经济对出口的依赖度；出口增长受阻下中国经济增长就会衰落。2015年是中国经济中投资和消费增长间孰高孰低组合位置变化的分水岭，投资弱于消费说明经济行为主体的预期不强，内需需要提振，此时力促出口高增态势延续就成了平稳经济的不二选择；2016年后楼市再度繁荣，房地产投资增速不仅赶上了总投资增速，并且还持续加速并最终超过了整体投资增速，直到疫情后这种局面才改变。疫情后楼市的持续繁荣，增加了中国经济对出口的依赖；为平稳出口，偏软汇率、订单优先等都会成为趋势性选择。楼市泡沫越不破，对出口依赖就越强，使得货币强势、劳薪提升等选项，就越会因有损短期出口能力而受到阻碍。注：本文仅代表作者个人观点</text:p>
      <text:p text:style-name="P4">
<text:span text:style-name="T4">
本文编辑徐瑾 Jin.Xu@FTChinese.com</text:span>
</text:p>
      <text:p text:style-name="P4">
Source: <text:a xlink:type="simple" xlink:href="http://www.ftchinese.com/story/001100057" text:style-name="Internet_20_link" text:visited-style-name="Visited_20_Internet_20_Link">
http://www.ftchinese.com/story/001100057</text:a>
</text:p>
      <!--NEWS-->
      <text:h text:style-name="P10" text:outline-level="1">
<text:span text:style-name="T4">
瓦格纳军团叛乱带来的启示</text:span>
</text:h>
      <text:p text:style-name="P4">
Author: None (Language: zh)</text:p>
      <text:p text:style-name="P4">
Publisher: None</text:p>
      <text:p text:style-name="P4">
Time: 2023-06-25T14:19:00Z</text:p>
      <text:p text:style-name="P4">
Description: 私人军团瓦格纳的叛乱不仅突显出普京权力模式的脆弱，更揭示了俄罗斯军队和情报系统的不足。普京不再无懈可击，但这是否预示着他的统治接近尾声呢？德国媒体给出了初步的分析。</text:p>
      <text:p text:style-name="P4">
Videos: []</text:p>
      <text:p text:style-name="P4">
Images: []</text:p>
      <text:p text:style-name="P4">
Subject: 时政风云</text:p>
      <text:p text:style-name="P4">
Subjects: ['德中关系', '全球媒体论坛', '明镜周刊', '欧债危机', '欧盟', '乌克兰', '德国', '留学德国', '留学德国', '德国联邦大选']</text:p>
      <text:p text:style-name="P4">
Keywords: ['德国', '瓦格纳', '媒体', '政治', '军事', '认知', '普京', '普里戈津', '军团', '叛变', '造反', '起义', '兵变', '德国媒体如何看待瓦格纳']</text:p>
      <text:p text:style-name="P4">
ID: 66026724</text:p>
      <!--METADATA-->
      <text:p text:style-name="P4">
<text:a xlink:type="simple" xlink:href="https://www.dw.com/zh/overlay/image/article/66026724/66026132" text:style-name="Internet_20_link" text:visited-style-name="Visited_20_Internet_20_Link">
 </text:a>
</text:p>
      <text:p text:style-name="P4">
瓦格纳军团撤离罗斯托夫的情景（摄于2023年6月24日）</text:p>
      <text:p text:style-name="P4">
（德国之声中文网） <text:a xlink:type="simple" xlink:href="https://www.dw.com/zh/zh/瓦格纳烧俄厨子撤退然后呢/a-66025628" text:style-name="Internet_20_link" text:visited-style-name="Visited_20_Internet_20_Link">
 瓦格纳军团在俄罗斯境内发起的兵变</text:a>
 引起了国际社会的广泛关注。 <text:a xlink:type="simple" xlink:href="https://www.tagesschau.de/ausland/europa/russland-revolte-wagner-100.html" text:style-name="Internet_20_link" text:visited-style-name="Visited_20_Internet_20_Link">
德国电视一台的“每日新闻”（Tagesschau）栏目对此发表分析文章</text:a>
，总结瓦格纳军队在24小时内从反叛到撤退的事件中，可以得出的四个重要认知。</text:p>
      <text:p text:style-name="P4">
文章指出：首先，普京的私人军队模式已经失败。过去，普京借助瓦格纳等私人军队，成功扩大了俄罗斯在全球的影响力，同时能够否认其对国际冲突的参与。然而，瓦格纳军队的叛乱彰显出，这种依赖私人军队的模式早已失去控制，极大地威胁到了现有体系的稳定性。</text:p>
      <text:h text:style-name="P12" text:outline-level="3">
<text:span text:style-name="T4">
瓦格纳集团“造反”头目：战争的意义是什么？</text:span>
</text:h>
      <text:p text:style-name="P4">
第二，此次叛乱暴露了俄罗斯军队和情报系统的弱点。在不到24小时内，瓦格纳部队的士兵据称已经逼近莫斯科200公里。在此过程中，他们遇到的实质性阻力微乎其微。虽然他们是否能以类似的速度继续前进尚不明确，但是，重要的军事基地如罗斯托夫等，叛乱者却能够毫不费力地掌控。俄罗斯军队把大部分士兵部署在乌克兰或边境地区，可能是造成这种情况的原因。反叛者的迅速进攻暴露出俄罗斯在情报收集和预警方面的严重不足。</text:p>
      <text:h text:style-name="P12" text:outline-level="3">
<text:span text:style-name="T4">
普京不再是不可替代的？</text:span>
</text:h>
      <text:p text:style-name="P4">
德国电视一台“每日新闻”栏目在这篇文章中指出的第三点启示是：瓦格纳军队领袖 <text:a xlink:type="simple" xlink:href="https://www.dw.com/zh/zh/普里戈津何许人也他有多大影响力/a-66020810" text:style-name="Internet_20_link" text:visited-style-name="Visited_20_Internet_20_Link">
 普里戈津</text:a>
可能成为普京的替代者。为此，文章回顾历史，指出1992年，当部分苏联军队反对总统戈尔巴乔夫时，公众向起义者表达了反对。但是如今在罗斯托夫和沃罗涅什，人们并没有听到类似的情况。在推特上流传的视频甚至显示有人欢迎瓦格纳雇佣兵，并向他们表示支持。</text:p>
      <text:p text:style-name="P4">
文章指出，虽然这些视频初步未经证实，可能只是个别情况，但这可能预示着普里戈津和瓦格纳部队已经成为俄罗斯不满者的一个替代选择。可能的一个因素是，普里戈津总是亲自上前线，这与那些很少参与战争的军队领导形成了鲜明的对比。</text:p>
      <text:p text:style-name="P4">
</text:p>
      <text:p text:style-name="P4">
瓦格纳军团士兵在撤离俄罗斯南部战区时和民众握手</text:p>
      <text:p text:style-name="P4">
作者称：成功的、残酷的战士和极端的民族主义者，这种组合显然在俄罗斯引起了越来越多人的共鸣，因为它在很大程度上符合普京多年来传播的信息。虽然俄罗斯对反对派进行迫害，但民族主义是被接受的，这为像普里戈津这样的人打开了一扇门，只要他们遵守既定的规则。<text:a xlink:type="simple" xlink:href="https://www.dw.com/zh/zh/瓦格纳身上有多少希特勒/a-39919985" text:style-name="Internet_20_link" text:visited-style-name="Visited_20_Internet_20_Link">
 瓦格纳部队的叛乱 </text:a>
揭示了这个模式内在的风险和其局限性。</text:p>
      <text:p text:style-name="P4">
就第四个启示，文章作者认为：“普京的无懈可击形象已经破裂。他在此次冲突中展现出的犹豫和不果断，与他一贯塑造的坚决领导者形象形成鲜明对比。”同时，对普京的这次反叛确实使得他统治结束的可能性也显而易见地摆在了每个公民面前。德国柯尔柏基金会(Körber-Stiftung) 的俄罗斯问题专家肖伯尔（LeslieSchübel）向德国电视一台“每日新闻”表示：如今，可能会有除普京之外的其他人担任总统的想法已经在人们的脑海中形成，这一话题现在肯定会是俄罗斯茶余饭后的讨论内容。</text:p>
      <text:p text:style-name="P4">
<text:span text:style-name="T5">
（德国电视一台ARD）</text:span>
</text:p>
      <text:p text:style-name="P4">
Source: <text:a xlink:type="simple" xlink:href="https://www.dw.com/zh/瓦格纳军团叛乱带来的启示/a-66026724" text:style-name="Internet_20_link" text:visited-style-name="Visited_20_Internet_20_Link">
https://www.dw.com/zh/瓦格纳军团叛乱带来的启示/a-66026724?maca=chi-rss-chi-all-1127-rdf</text:a>
</text:p>
      <!--NEWS-->
      <text:h text:style-name="P10" text:outline-level="1">
<text:span text:style-name="T4">
莫斯科对抗兵变佣兵 俄罗斯外交部称获中国支持</text:span>
</text:h>
      <text:p text:style-name="P4">
Publisher: 法新社</text:p>
      <text:p text:style-name="P4">
Published Time: 2023-06-25T14:32:09+00:00</text:p>
      <text:p text:style-name="P4">
Modified Time: 2023-06-25T14:05:02+00:00</text:p>
      <text:p text:style-name="P4">
Description: （法新社莫斯科25日电） 在俄罗斯佣兵组织「瓦格纳集团」（Wagner）首脑普里格津（Yevgeny Prigozhin）带头的兵变迅速落幕后，俄国外交部今天表示，北京支持莫斯科对抗兵变的行动。</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71" text:anchor-type="as-char" svg:width="6.9236in" svg:height="3.617581in" draw:z-index="0">
<draw:image xlink:href="../Images/rficn/2023-06-25T14-32-09-00-00/000000.png" xlink:type="simple" xlink:show="embed" xlink:actuate="onLoad" draw:mime-type="image/png"/>
</draw:frame>
</text:p>
      <text:p text:style-name="P4">
俄国外交部在声明中表示：「中方表态支持俄罗斯联邦领导阶层针对6月24日的事件致力稳定国内局势，并重申中方对俄罗斯强化国内团结与促进繁荣的关注。」</text:p>
      <text:p text:style-name="P4">
俄国外交部是在俄罗斯副外长鲁登科（Andrey Rudenko）访北京会见中国副外长马朝旭后，发布上述声明。</text:p>
      <text:p text:style-name="P4">
中国外交部声明则称，两位副外长就双边关系与「共同关心的国际和地区问题」交换意见。</text:p>
      <text:p text:style-name="P4">
中国外交部官网下午另行公布，中国国务委员兼外交部长秦刚今天也在北京会见鲁登科，「就中俄关系及共同关心的国际和地区问题交换意见」，除此之外没有其他任何说明。</text:p>
      <text:p text:style-name="P4">
北京自称在俄乌冲突中保持中立，但西方国家批评北京拒绝谴责莫斯科，又与俄罗斯建立紧密的战略伙伴关系。（译者：杨昭彦/核稿：陈政一）</text:p>
      <text:p text:style-name="P4">
Source: <text:a xlink:type="simple" xlink:href="https://www.rfi.fr/cn/%E5%9B%BD%E9%99%85%E6%8A%A5%E9%81%93/20230625-%E8%8E%AB%E6%96%AF%E7%A7%91%E5%AF%B9%E6%8A%97%E5%85%B5%E5%8F%98%E4%BD%A3%E5%85%B5-%E4%BF%84%E7%BD%97%E6%96%AF%E5%A4%96%E4%BA%A4%E9%83%A8%E7%A7%B0%E8%8E%B7%E4%B8%AD%E5%9B%BD%E6%94%AF%E6%8C%81" text:style-name="Internet_20_link" text:visited-style-name="Visited_20_Internet_20_Link">
https://www.rfi.fr/cn/%E5%9B%BD%E9%99%85%E6%8A%A5%E9%81%93/20230625-%E8%8E%AB%E6%96%AF%E7%A7%91%E5%AF%B9%E6%8A%97%E5%85%B5%E5%8F%98%E4%BD%A3%E5%85%B5-%E4%BF%84%E7%BD%97%E6%96%AF%E5%A4%96%E4%BA%A4%E9%83%A8%E7%A7%B0%E8%8E%B7%E4%B8%AD%E5%9B%BD%E6%94%AF%E6%8C%81</text:a>
</text:p>
      <!--NEWS-->
      <text:h text:style-name="P10" text:outline-level="1">
<text:span text:style-name="T4">
马国六州选举：吉打州议会星期三解散</text:span>
</text:h>
      <text:p text:style-name="P4">
Author: 联合早报 (Person)</text:p>
      <text:p text:style-name="P4">
Publisher: 联合早报 (Organization)</text:p>
      <text:p text:style-name="P4">
Published Time: 2023-06-25T14:45</text:p>
      <text:p text:style-name="P4">
Modified Time: 2023-06-25T19:54</text:p>
      <text:p text:style-name="P4">
Description: 吉打州务大臣沙努西宣布，吉打州议会将在星期三（6月28日）解散，为接下来的州选举做准备。他说，吉打已经进入看守政府状态，一切政务照常运作。吉打是此次六州选举中，第三个解散州议会的州...</text:p>
      <text:p text:style-name="P4">
Videos: []</text:p>
      <text:p text:style-name="P4">
Audios: []</text:p>
      <text:p text:style-name="P4">
Images: []</text:p>
      <text:p text:style-name="P4">
Type: NewsArticle</text:p>
      <text:p text:style-name="P4">
Breadcrumbs: ['即时', '国际']</text:p>
      <text:p text:style-name="P4">
Keywords: ['马国六州选举', '吉打', '议会']</text:p>
      <!--METADATA-->
      <text:p text:style-name="P4">
吉打州务大臣沙努西宣布，吉打州议会将在星期三（6月28日）解散，为接下来的州选举做准备。他说，吉打已经进入看守政府状态，一切政务照常运作。</text:p>
      <text:p text:style-name="P4">
吉打是此次 <text:a xlink:type="simple" xlink:href="https://www.zaobao.com/keywords/ma-guo-liu-zhou-xuan-ju" text:style-name="Internet_20_link" text:visited-style-name="Visited_20_Internet_20_Link">
 六州选举 </text:a>
中，第三个解散州议会的州属。吉兰丹州上星期四（22日）率先解散州议会，雪兰莪州议会接着在隔天解散。</text:p>
      <text:p text:style-name="P4">
沙努西星期天（25日）上午在吉打州政府大厦觐见吉打州苏丹端姑沙烈胡丁，接着在中午召开记者会宣布这项消息。</text:p>
      <text:p text:style-name="P4">
沙努西说：“之前在州议会或州行政议会批准的计划将照常进行。”他说，至于新政策，看守政府无权批准，必须等州选举后的新州政府成立为止。</text:p>
      <text:p text:style-name="P4">
吉打州议会将在7月4日届满。换言之，这次的解散日期距离届满日期只有九天。马来西亚的国州议会之前都在届满前约一个月解散。</text:p>
      <text:p text:style-name="P4">
吉打州议会共有36席，国盟20席（伊斯兰党14席，土著团结党六席）、希盟10席（人民公正党五席、国家诚信党三席，以及民主行动党两席）、国阵与祖国斗士党各两席。</text:p>
      <text:p text:style-name="P4">
目前悬空的峨仑及默兰迪两席。这是因为来自公正党的佐哈里出任国会下议院议长而辞去峨仑区州议员职位，以及默兰迪区州议员莫哈末依沙6月14日病逝。</text:p>
      <text:p text:style-name="P4">
Source: <text:a xlink:type="simple" xlink:href="https://www.zaobao.com.sg/realtime/world/story20230625-1407625" text:style-name="Internet_20_link" text:visited-style-name="Visited_20_Internet_20_Link">
https://www.zaobao.com.sg/realtime/world/story20230625-1407625</text:a>
</text:p>
      <!--NEWS-->
      <text:h text:style-name="P10" text:outline-level="1">
<text:span text:style-name="T4">
福岛第一核电站“参观之旅” 将接受公众报名</text:span>
</text:h>
      <text:p text:style-name="P4">
Author: 联合早报 (Person)</text:p>
      <text:p text:style-name="P4">
Publisher: 联合早报 (Organization)</text:p>
      <text:p text:style-name="P4">
Published Time: 2023-06-25T15:02</text:p>
      <text:p text:style-name="P4">
Modified Time: 2023-06-25T16:12</text:p>
      <text:p text:style-name="P4">
Description: 东京电力公司的福岛第一核电站“参观之旅”，即将面向公众开放报名。共同社星期天（6月25日）报道，福岛一核的参观项目由获福岛县“Hope Tourism”认证的旅行社组织开展，预计7...</text:p>
      <text:p text:style-name="P4">
Videos: []</text:p>
      <text:p text:style-name="P4">
Audios: []</text:p>
      <text:p text:style-name="P4">
Images: []</text:p>
      <text:p text:style-name="P4">
Type: NewsArticle</text:p>
      <text:p text:style-name="P4">
Breadcrumbs: ['即时', '国际']</text:p>
      <text:p text:style-name="P4">
Keywords: ['福岛第一核电站', '核电站']</text:p>
      <!--METADATA-->
      <text:p text:style-name="P4">
东京电力公司的福岛第一核电站“参观之旅”，即将面向公众开放报名。</text:p>
      <text:p text:style-name="P4">
共同社星期天（6月25日）报道，福岛一核的参观项目由获福岛县“HopeTourism”认证的旅行社组织开展，预计7月后开始。福岛一核之前的参观活动仅面向相关人士、当地居民和有研修目的的团体。</text:p>
      <text:p text:style-name="P4">
东电力争夏季前后开始把第一核电站的核废水排放入海。共同社的报道指出，东电希望通过扩大参观的接待对象，促进公众对反应堆报废工作的理解。</text:p>
      <text:p text:style-name="P4">
据东电介绍，参观活动的标准路线是在核电站内坐巴士观看净化污水的多核素去除设备（ALPS）和储罐群，下车从相距约100米处的高台观看发生堆芯熔化和氢气爆炸的1至4号机组反应堆厂房。有关处理水的内容，将使用瓶装样品进行讲解。</text:p>
      <text:p text:style-name="P4">
参观者预计约两个半小时将受到的辐射量为0.03毫希沃特（毫希）。项目规定参观者须穿长袖、长裤，并出示身份证明。孕妇和初中生以下年龄人群不能参加。</text:p>
      <text:p text:style-name="P4">
东电说，在冠病疫情暴发前的2018年，有约1万9000人参观了福岛一核。</text:p>
      <text:p text:style-name="P4">
Source: <text:a xlink:type="simple" xlink:href="https://www.zaobao.com.sg/realtime/world/story20230625-1407629" text:style-name="Internet_20_link" text:visited-style-name="Visited_20_Internet_20_Link">
https://www.zaobao.com.sg/realtime/world/story20230625-1407629</text:a>
</text:p>
      <!--NEWS-->
      <text:h text:style-name="P10" text:outline-level="1">
<text:span text:style-name="T4">
希腊国会大选 保守派新民主党可望大胜</text:span>
</text:h>
      <text:p text:style-name="P4">
Publisher: 法新社</text:p>
      <text:p text:style-name="P4">
Published Time: 2023-06-25T15:32:11+00:00</text:p>
      <text:p text:style-name="P4">
Modified Time: 2023-06-25T20:05:02+00:00</text:p>
      <text:p text:style-name="P4">
Description: （法新社雅典25日电） 希腊今天举行国会大选，已公布的局部开票结果显示，保守派总理米佐塔基斯可望率新民主党取得过半席次，赢得第2个任期，而且新民主党将可单独执政。</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72" text:anchor-type="as-char" svg:width="6.9236in" svg:height="3.617581in" draw:z-index="0">
<draw:image xlink:href="../Images/rficn/2023-06-25T15-32-11-00-00/000000.png" xlink:type="simple" xlink:show="embed" xlink:actuate="onLoad" draw:mime-type="image/png"/>
</draw:frame>
</text:p>
      <text:p text:style-name="P4">
米佐塔基斯（Kyriakos Mitsotakis）领导的新民主党（NewDemocracy）未能在5月21日大选赢得国会过半席次，他选择再度举行选举，拚单独组阁。</text:p>
      <text:p text:style-name="P4">
目前已开出35%选票，新民主党得票率超过40%，遥遥领先前总理齐普拉斯（Alexis Tsipras）所领导「激进左派联盟」（AlexisTsipras）的不到18%。这是保守派近50年来取得的最大优势。</text:p>
      <text:p text:style-name="P4">
55岁的米佐塔基斯领导希腊走出疫情，经济连续两年出现强劲成长。他在5月选举时取得重大胜利，但因距离组成一党政府还差5个席次，因此选择要求980万选民再次投票。</text:p>
      <text:p text:style-name="P4">
根据新一轮大选的规定，赢得最多选票的政党可多拿到50个席次，藉此确保内阁能顺利产生。人们普遍预期新民主党将胜选，单独组阁。</text:p>
      <text:p text:style-name="P4">
Source: <text:a xlink:type="simple" xlink:href="https://www.rfi.fr/cn/%E5%9B%BD%E9%99%85%E6%8A%A5%E9%81%93/20230625-%E5%B8%8C%E8%85%8A%E5%9B%BD%E4%BC%9A%E5%A4%A7%E9%80%89-%E4%BF%9D%E5%AE%88%E6%B4%BE%E6%96%B0%E6%B0%91%E4%B8%BB%E5%85%9A%E5%8F%AF%E6%9C%9B%E5%A4%A7%E8%83%9C" text:style-name="Internet_20_link" text:visited-style-name="Visited_20_Internet_20_Link">
https://www.rfi.fr/cn/%E5%9B%BD%E9%99%85%E6%8A%A5%E9%81%93/20230625-%E5%B8%8C%E8%85%8A%E5%9B%BD%E4%BC%9A%E5%A4%A7%E9%80%89-%E4%BF%9D%E5%AE%88%E6%B4%BE%E6%96%B0%E6%B0%91%E4%B8%BB%E5%85%9A%E5%8F%AF%E6%9C%9B%E5%A4%A7%E8%83%9C</text:a>
</text:p>
      <!--NEWS-->
      <text:h text:style-name="P10" text:outline-level="1">
<text:span text:style-name="T4">
以“要你电话”回应女学生问题 土团党斥安华“性别歧视”</text:span>
</text:h>
      <text:p text:style-name="P4">
Author: 联合早报 (Person)</text:p>
      <text:p text:style-name="P4">
Publisher: 联合早报 (Organization)</text:p>
      <text:p text:style-name="P4">
Published Time: 2023-06-25T16:02</text:p>
      <text:p text:style-name="P4">
Modified Time: 2023-06-25T16:18</text:p>
      <text:p text:style-name="P4">
Description: 马来西亚首相安华日前在一场校园论坛中，以“要你电话”回应女学生问题，遭土团党批评态度轻佻，有性别歧视之嫌，必须公开道歉。《东方日报》报道，大马伊斯兰理科大学（USIM）一名18岁女...</text:p>
      <text:p text:style-name="P4">
Videos: []</text:p>
      <text:p text:style-name="P4">
Audios: []</text:p>
      <text:p text:style-name="P4">
Images: []</text:p>
      <text:p text:style-name="P4">
Type: NewsArticle</text:p>
      <text:p text:style-name="P4">
Breadcrumbs: ['即时', '国际']</text:p>
      <text:p text:style-name="P4">
Keywords: ['马来西亚', '安华', '性别歧视']</text:p>
      <!--METADATA-->
      <text:p text:style-name="P4">
马来西亚首相安华日前在一场校园论坛中，以“要你电话”回应女学生问题，遭土团党批评态度轻佻，有性别歧视之嫌，必须公开道歉。</text:p>
      <text:p text:style-name="P4">
《东方日报》报道，大马伊斯兰理科大学（USIM）一名18岁女学生星期六（6月24日）向出席论坛的安华问道，马来西亚未来如何才能成为一流国家，而政府和青年可以为实现这个理想做些什么，并问及政府应对马币贬值的策略。</text:p>
      <text:p text:style-name="P4">
不过，安华却说：“如果我还年轻，我会要（你的）电话号码。”但他随即声明只是在开玩笑。</text:p>
      <text:p text:style-name="P4">
土团党法律和宪法局署理主任萨莎丽娜批评安华作出不当言论，要求安华应为自己的性别歧视言论道歉，尤其当对方还只是名中六学生。</text:p>
      <text:p text:style-name="P4">
萨莎丽娜说：“这个国家的首相为国家年轻人树立了什么样的榜样？忽视女性的智力和能力，而把她们当作调情的对象。如果这个问题是由男孩或男人提出的，就不会问同样的问题。身为一个国家领导人，以自己的身份对学生说出这样的话是绝对不行的。”</text:p>
      <text:p text:style-name="P4">
她指出，安华应该致力于建设一个没有性别歧视和偏见的国家。</text:p>
      <text:p text:style-name="P4">
Source: <text:a xlink:type="simple" xlink:href="https://www.zaobao.com.sg/realtime/world/story20230625-1407742" text:style-name="Internet_20_link" text:visited-style-name="Visited_20_Internet_20_Link">
https://www.zaobao.com.sg/realtime/world/story20230625-1407742</text:a>
</text:p>
      <!--NEWS-->
      <text:h text:style-name="P10" text:outline-level="1">
<text:span text:style-name="T4">
中国文旅部：端午节国内出游人数超过疫情前的水平</text:span>
</text:h>
      <text:p text:style-name="P4">
Author: chinese@voanews.com (美国之音)</text:p>
      <text:p text:style-name="P4">
Publisher: 美国之音中文网 (Type: NewsMediaOrganization)</text:p>
      <text:p text:style-name="P4">
Published Time: 2023-06-25T16:02:23+08:00</text:p>
      <text:p text:style-name="P4">
Modified Time: 2023-06-25 08:02:23Z</text:p>
      <text:p text:style-name="P4">
Description: 中国文化和旅游部（文旅部）表示，上周为期三天的端午节期间，中国旅游人数同比增长32.3%，达到约1.06亿人次，比2019年疫情前的水平高出12.8%。</text:p>
      <text:p text:style-name="P4">
Videos: []</text:p>
      <text:p text:style-name="P4">
Images: []</text:p>
      <text:p text:style-name="P4">
Categories: '中国'</text:p>
      <text:p text:style-name="P4">
Type: None</text:p>
      <!--METADATA-->
      <text:p text:style-name="P4">
NoneNone</text:p>
      <text:p text:style-name="P4">
Source: <text:a xlink:type="simple" xlink:href="https://www.voachinese.com/a/china-dragon-boat-festival-tourism-trips-above-pre-covid-levels--ministry-20230625/7151932.html" text:style-name="Internet_20_link" text:visited-style-name="Visited_20_Internet_20_Link">
https://www.voachinese.com/a/china-dragon-boat-festival-tourism-trips-above-pre-covid-levels--ministry-20230625/7151932.html</text:a>
</text:p>
      <!--NEWS-->
      <text:h text:style-name="P10" text:outline-level="1">
<text:span text:style-name="T4">
汤加南部发生6.4级地震</text:span>
</text:h>
      <text:p text:style-name="P4">
Author: 联合早报 (Person)</text:p>
      <text:p text:style-name="P4">
Publisher: 联合早报 (Organization)</text:p>
      <text:p text:style-name="P4">
Published Time: 2023-06-25T16:04</text:p>
      <text:p text:style-name="P4">
Modified Time: 2023-06-25T16:04</text:p>
      <text:p text:style-name="P4">
Description: 欧洲与地中海警报系统（EMSC）通报，南太平洋岛国汤加南部地区星期天（6月25日）发生6.4级地震。路透社报道，EMSC说，此次地震深度为40公里。</text:p>
      <text:p text:style-name="P4">
Videos: []</text:p>
      <text:p text:style-name="P4">
Audios: []</text:p>
      <text:p text:style-name="P4">
Images: []</text:p>
      <text:p text:style-name="P4">
Type: NewsArticle</text:p>
      <text:p text:style-name="P4">
Breadcrumbs: ['即时', '国际']</text:p>
      <text:p text:style-name="P4">
Keywords: ['地震', '汤加']</text:p>
      <!--METADATA-->
      <text:p text:style-name="P4">
欧洲与地中海警报系统（EMSC）通报，南太平洋岛国汤加南部地区星期天（6月25日）发生6.4级地震。</text:p>
      <text:p text:style-name="P4">
路透社报道，EMSC说，此次地震深度为40公里。</text:p>
      <text:p text:style-name="P4">
Source: <text:a xlink:type="simple" xlink:href="https://www.zaobao.com.sg/realtime/world/story20230625-1407743" text:style-name="Internet_20_link" text:visited-style-name="Visited_20_Internet_20_Link">
https://www.zaobao.com.sg/realtime/world/story20230625-1407743</text:a>
</text:p>
      <!--NEWS-->
      <text:h text:style-name="P10" text:outline-level="1">
<text:span text:style-name="T4">
分析：普京低估了普里戈任 兵变削弱普京地位</text:span>
</text:h>
      <text:p text:style-name="P4">
Author: 联合早报 (Person)</text:p>
      <text:p text:style-name="P4">
Publisher: 联合早报 (Organization)</text:p>
      <text:p text:style-name="P4">
Published Time: 2023-06-25T17:05</text:p>
      <text:p text:style-name="P4">
Modified Time: 2023-06-25T19:04</text:p>
      <text:p text:style-name="P4">
Description: 分析认为，俄罗斯总统普京被迫大赦发动兵变的瓦格纳集团首脑普里戈任，显示普京低估了普里戈任，兵变事件也削弱了普京的地位。法新社报道，尽管俄罗斯宣布撤销针对普里戈任的刑事诉讼，后者以“...</text:p>
      <text:p text:style-name="P4">
Videos: []</text:p>
      <text:p text:style-name="P4">
Audios: []</text:p>
      <text:p text:style-name="P4">
Images: []</text:p>
      <text:p text:style-name="P4">
Type: NewsArticle</text:p>
      <text:p text:style-name="P4">
Breadcrumbs: ['即时', '国际']</text:p>
      <text:p text:style-name="P4">
Keywords: ['俄罗斯兵变', '俄乌战争', '普京', '白罗斯']</text:p>
      <!--METADATA-->
      <text:p text:style-name="P4">
分析认为，俄罗斯总统普京被迫大赦发动兵变的瓦格纳集团首脑普里戈任，显示普京低估了普里戈任，兵变事件也削弱了普京的地位。</text:p>
      <text:p text:style-name="P4">
法新社报道，尽管俄罗斯宣布 <text:a xlink:type="simple" xlink:href="https://www.zaobao.com.sg/realtime/world/story20230625-1407576" text:style-name="Internet_20_link" text:visited-style-name="Visited_20_Internet_20_Link">
 撤销针对普里戈任的刑事诉讼</text:a>
，后者以“不希望俄国人流血”为由前往白罗斯，但国际分析认为，这个调解协议暴露了普京对权力控制的弱点，休战不会终结普里戈任与莫斯科之间的恩怨，普京眼下不得不采取措施恢复权威。</text:p>
      <text:p text:style-name="P4">
俄南沃罗涅日州（Voronezh）州长说， <text:a xlink:type="simple" xlink:href="https://www.zaobao.com.sg/realtime/world/story20230625-1407595" text:style-name="Internet_20_link" text:visited-style-name="Visited_20_Internet_20_Link">
 瓦格纳军人星期天（6月25日）撤离该州</text:a>
 。</text:p>
      <text:p text:style-name="P4">
独立政治分析员卡拉切夫（KonstantinKalachev）说，俄罗斯领导人会对俄南顿河畔罗斯托夫（Rostov）的围观平民为瓦格纳部队鼓掌的情景感到担忧。</text:p>
      <text:p text:style-name="P4">
图为瓦格纳部队星期六（6月24日）从罗斯托夫南方军区总部撤离。（路透社）</text:p>
      <text:p text:style-name="P4">
卡拉切夫说：“普京的地位被削弱了……普京低估了普里戈任，就像他之前低估了（乌克兰总统）泽连斯基一样……他本来可以给普里戈任打一通电话，阻止这一切，但他没有这么做。”</text:p>
      <text:p text:style-name="P4">
另一方面，华盛顿智库战争研究所认为，白罗斯总统卢卡申科在休战谈判中的直接作用是“对普京的羞辱”，指“克里姆林宫现在面临一个极不稳定的状态”。</text:p>
      <text:p text:style-name="P4">
战争研究所称，卢卡申科与普里戈任谈成的协议是一个短期解决方案，而不是一个长期解决方案，普里戈任的叛乱暴露了克宫和俄国防部的严重弱点。</text:p>
      <text:p text:style-name="P4">
Source: <text:a xlink:type="simple" xlink:href="https://www.zaobao.com.sg/realtime/world/story20230625-1407749" text:style-name="Internet_20_link" text:visited-style-name="Visited_20_Internet_20_Link">
https://www.zaobao.com.sg/realtime/world/story20230625-1407749</text:a>
</text:p>
      <!--NEWS-->
      <text:h text:style-name="P10" text:outline-level="1">
<text:span text:style-name="T4">
马克宏：瓦格纳佣兵发动兵变 显示俄国阵营出现分裂</text:span>
</text:h>
      <text:p text:style-name="P4">
Publisher: 法新社</text:p>
      <text:p text:style-name="P4">
Published Time: 2023-06-25T17:32:11+00:00</text:p>
      <text:p text:style-name="P4">
Modified Time: 2023-06-25T20:05:03+00:00</text:p>
      <text:p text:style-name="P4">
Description: （法新社巴黎25日电） 法国总统马克宏今天表示，俄罗斯佣兵组织「瓦格纳集团」因为乌克兰的战事对总统蒲亭发动兵变，揭露俄国领导阶层内部出现了分裂。</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74" text:anchor-type="as-char" svg:width="6.9236in" svg:height="3.617581in" draw:z-index="0">
<draw:image xlink:href="../Images/rficn/2023-06-25T17-32-11-00-00/000000.png" xlink:type="simple" xlink:show="embed" xlink:actuate="onLoad" draw:mime-type="image/png"/>
</draw:frame>
</text:p>
      <text:p text:style-name="P4">
马克宏（Emmanuel Macron）接受普罗旺斯日报（LaProvence）访问时说，瓦格纳集团（Wagner）发动兵变，向莫斯科进军又半途而废，「显示俄罗斯阵营内部出现分裂，以及俄国军方和辅助部队都很脆弱」。</text:p>
      <text:p text:style-name="P4">
他又说，「情势还在演变」，他「时时注意相关事件」。</text:p>
      <text:p text:style-name="P4">
马克宏指出：「这些发展应让我们提高警觉，同时证明我们有充分理由支援乌克兰反抗（俄国入侵）。」</text:p>
      <text:p text:style-name="P4">
Source: <text:a xlink:type="simple" xlink:href="https://www.rfi.fr/cn/%E5%9B%BD%E9%99%85%E6%8A%A5%E9%81%93/20230625-%E9%A9%AC%E5%85%8B%E5%AE%8F-%E7%93%A6%E6%A0%BC%E7%BA%B3%E4%BD%A3%E5%85%B5%E5%8F%91%E5%8A%A8%E5%85%B5%E5%8F%98-%E6%98%BE%E7%A4%BA%E4%BF%84%E5%9B%BD%E9%98%B5%E8%90%A5%E5%87%BA%E7%8E%B0%E5%88%86%E8%A3%82" text:style-name="Internet_20_link" text:visited-style-name="Visited_20_Internet_20_Link">
https://www.rfi.fr/cn/%E5%9B%BD%E9%99%85%E6%8A%A5%E9%81%93/20230625-%E9%A9%AC%E5%85%8B%E5%AE%8F-%E7%93%A6%E6%A0%BC%E7%BA%B3%E4%BD%A3%E5%85%B5%E5%8F%91%E5%8A%A8%E5%85%B5%E5%8F%98-%E6%98%BE%E7%A4%BA%E4%BF%84%E5%9B%BD%E9%98%B5%E8%90%A5%E5%87%BA%E7%8E%B0%E5%88%86%E8%A3%82</text:a>
</text:p>
      <!--NEWS-->
      <text:h text:style-name="P10" text:outline-level="1">
<text:span text:style-name="T4">
国盟：马国六州选举是对安华政府的公投</text:span>
</text:h>
      <text:p text:style-name="P4">
Author: 联合早报 (Person)</text:p>
      <text:p text:style-name="P4">
Publisher: 联合早报 (Organization)</text:p>
      <text:p text:style-name="P4">
Published Time: 2023-06-25T18:46</text:p>
      <text:p text:style-name="P4">
Modified Time: 2023-06-25T19:33</text:p>
      <text:p text:style-name="P4">
Description: 马来西亚反对党国民联盟（国盟）说，即将举行的六州选举是对首相安华领导的团结政府的一次公投，并认为如果国盟此次选举大胜，就代表人民拒绝现在的联邦政府。国盟及土著团结党主席慕尤丁6月1...</text:p>
      <text:p text:style-name="P4">
Videos: []</text:p>
      <text:p text:style-name="P4">
Audios: []</text:p>
      <text:p text:style-name="P4">
Images: []</text:p>
      <text:p text:style-name="P4">
Type: NewsArticle</text:p>
      <text:p text:style-name="P4">
Breadcrumbs: ['即时', '国际']</text:p>
      <text:p text:style-name="P4">
Keywords: ['马国六州选举', '慕尤丁', '国民联盟']</text:p>
      <!--METADATA-->
      <text:p text:style-name="P4">
马来西亚反对党国民联盟（国盟）说，即将举行的六州选举是对首相安华领导的团结政府的一次公投，并认为如果国盟此次选举大胜，就代表人民拒绝现在的联邦政府。</text:p>
      <text:p text:style-name="P4">
国盟及土著团结党主席慕尤丁6月12日首次呼吁六州选民把州选当作对团结政府的公投，用选票表达对团结政府及现况的不满与愤怒。</text:p>
      <text:p text:style-name="P4">
国盟署理主席及民政党主席刘华才星期六（6月24日）晚间在国盟“雪兰莪崛起”政治讲座会说六州选民应该将此次州选当作对安华的公投，用选票向这位马国第10任首相表达人民的不满。</text:p>
      <text:p text:style-name="P4">
他说：“如今人民钱不够用、物价高涨、令吉兑美元汇率节节败退，如今已达一美元总4.68令吉的新低。……让我们把六州选举当成一次对首相的公投。”</text:p>
      <text:p text:style-name="P4">
此外，伊斯兰党宣传主任凯里尔尼占指出，即将到来的六州选举可能冲击执政联邦的团结政府。他说，联邦政府不会因为州选举的成绩而有变化，但若同属团结政府的希盟与国阵若在原本执政的州属败选，就足以破坏团结政府的稳定。</text:p>
      <text:p text:style-name="P4">
据伊党党报《哈拉卡》星期天（25日）报道，凯里尔尼占在星期五（23日）马六甲的国盟造势活动上说：“当我们赢得森美兰州、雪兰莪州和槟城，并成功捍卫伊党执政的（吉打、吉兰丹与登嘉楼）三个州属，团结政府即使不垮台也会动摇。”</text:p>
      <text:p text:style-name="P4">
凯里尔尼占也是伊党彭亨州而连突区国会议员。他说：“试想想，如果他们只能执政中央，但其他州属都由国盟执政。这将是人民拒绝他们的公投。”</text:p>
      <text:p text:style-name="P4">
Source: <text:a xlink:type="simple" xlink:href="https://www.zaobao.com.sg/realtime/world/story20230625-1407769" text:style-name="Internet_20_link" text:visited-style-name="Visited_20_Internet_20_Link">
https://www.zaobao.com.sg/realtime/world/story20230625-1407769</text:a>
</text:p>
      <!--NEWS-->
      <text:h text:style-name="P10" text:outline-level="1">
<text:span text:style-name="T4">
立陶宛总统：瓦格纳首脑若前往白俄 北约须巩固东翼</text:span>
</text:h>
      <text:p text:style-name="P4">
Publisher: 法新社</text:p>
      <text:p text:style-name="P4">
Published Time: 2023-06-25T20:32:11+00:00</text:p>
      <text:p text:style-name="P4">
Modified Time: 2023-06-25T20:05:04+00:00</text:p>
      <text:p text:style-name="P4">
Description: （法新社立陶宛维尔纽斯25日电） 立陶宛总统瑙塞达今天警告，若是白俄罗斯接纳俄罗斯佣兵组织「瓦格纳集团」首脑普里格津，北大西洋公约组织（NATO）将须加强东翼地区的安全。</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75" text:anchor-type="as-char" svg:width="6.9236in" svg:height="3.617581in" draw:z-index="0">
<draw:image xlink:href="../Images/rficn/2023-06-25T20-32-11-00-00/000000.png" xlink:type="simple" xlink:show="embed" xlink:actuate="onLoad" draw:mime-type="image/png"/>
</draw:frame>
</text:p>
      <text:p text:style-name="P4">
瑙塞达（GitanasNauseda）今天召集国家安全委员会，讨论瓦格纳（Wagner）佣兵对克里姆林宫发动兵变一事。波罗的海国家立陶宛与俄罗斯和白俄罗斯毗邻，下个月将主办北约组织峰会。</text:p>
      <text:p text:style-name="P4">
瓦格纳集团首脑普里格津（Yevgeny Prigozhin）昨天撤消部队向莫斯科推进的行动后，莫斯科当局表示，他将离开俄国前往白俄罗斯，不会遭到法办。</text:p>
      <text:p text:style-name="P4">
瑙塞达告诉记者：「若是普里格津或是瓦格纳集团有部分前往白俄罗斯，而且意向不明，这意味我们将必须进一步加强我们东部边界的安全。」</text:p>
      <text:p text:style-name="P4">
他又说：「我说的不只立陶宛，而无疑是整个北约。」</text:p>
      <text:p text:style-name="P4">
瑙塞达表示，立陶宛将加强情报工作，评估「白俄罗斯的政治和安全情势」。</text:p>
      <text:p text:style-name="P4">
关于立陶宛下个月将主办北约峰会，他指出，虽然俄罗斯出现了如此新情势，峰会的整体安全计画并不需要改变。</text:p>
      <text:p text:style-name="P4">
Source: <text:a xlink:type="simple" xlink:href="https://www.rfi.fr/cn/%E5%9B%BD%E9%99%85%E6%8A%A5%E9%81%93/20230625-%E7%AB%8B%E9%99%B6%E5%AE%9B%E6%80%BB%E7%BB%9F-%E7%93%A6%E6%A0%BC%E7%BA%B3%E9%A6%96%E8%84%91%E8%8B%A5%E5%89%8D%E5%BE%80%E7%99%BD%E4%BF%84-%E5%8C%97%E7%BA%A6%E9%A1%BB%E5%B7%A9%E5%9B%BA%E4%B8%9C%E7%BF%BC" text:style-name="Internet_20_link" text:visited-style-name="Visited_20_Internet_20_Link">
https://www.rfi.fr/cn/%E5%9B%BD%E9%99%85%E6%8A%A5%E9%81%93/20230625-%E7%AB%8B%E9%99%B6%E5%AE%9B%E6%80%BB%E7%BB%9F-%E7%93%A6%E6%A0%BC%E7%BA%B3%E9%A6%96%E8%84%91%E8%8B%A5%E5%89%8D%E5%BE%80%E7%99%BD%E4%BF%84-%E5%8C%97%E7%BA%A6%E9%A1%BB%E5%B7%A9%E5%9B%BA%E4%B8%9C%E7%BF%BC</text:a>
</text:p>
      <!--NEWS-->
      <text:h text:style-name="P10" text:outline-level="1">
<text:span text:style-name="T4">
瑞典发生过山车脱轨事故 一死七伤</text:span>
</text:h>
      <text:p text:style-name="P4">
Author: 联合早报 (Person)</text:p>
      <text:p text:style-name="P4">
Publisher: 联合早报 (Organization)</text:p>
      <text:p text:style-name="P4">
Published Time: 2023-06-25T20:36</text:p>
      <text:p text:style-name="P4">
Modified Time: 2023-06-25T22:44</text:p>
      <text:p text:style-name="P4">
Description: 瑞典首都斯德哥尔摩一家主题乐园星期天（6月25日）发生过山车事故，造成至少一人死亡，七人受伤。路透社引述在地媒体报道称，目击者说，格罗纳·伦德游乐园中的Jetline过山车在运行途...</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瑞典']</text:p>
      <!--METADATA-->
      <text:p text:style-name="P4">
瑞典首都斯德哥尔摩一家主题乐园星期天（6月25日）发生过山车事故，造成至少一人死亡，七人受伤。</text:p>
      <text:p text:style-name="P4">
路透社引述在地媒体报道称，目击者说，格罗纳·伦德游乐园中的Jetline过山车在运行途中发生脱轨，导致乘客伤亡。</text:p>
      <text:p text:style-name="P4">
另据法新社报道，过山车的一节车厢脱轨，导致乘客从数米高坠落。</text:p>
      <text:p text:style-name="P4">
图为乘客在拥有140年历史的格罗纳·伦德游乐园搭乘Jeiline过山车。（法新社）</text:p>
      <text:p text:style-name="P4">
瑞典警方称，他们在星期天上午11时39分（新加坡时间下午5时39分）接到报警电话。当局目前正在疏散乐园里的群众，以调查事故起因。</text:p>
      <text:p text:style-name="P4">
事发时，一名正在和家人同游乐园的记者拉格斯泰特（Jenny Lagerstedt）说，她在过山车附近听到了金属声，并注意到事故发生时，轨道结构正在摇晃。</text:p>
      <text:p text:style-name="P4">
她补充说：“我丈夫看到一辆过山车，里面的人掉到了地上，孩子们很害怕。”</text:p>
      <text:p text:style-name="P4">
根据游乐园官网发布的信息，钢轨式Jetline过山车的速度可达每小时90公里，高度达30米，每年运送超过一百万名游客。</text:p>
      <text:p text:style-name="P4">
Source: <text:a xlink:type="simple" xlink:href="https://www.zaobao.com.sg/realtime/world/story20230625-1407792" text:style-name="Internet_20_link" text:visited-style-name="Visited_20_Internet_20_Link">
https://www.zaobao.com.sg/realtime/world/story20230625-1407792</text:a>
</text:p>
      <!--NEWS-->
      <text:h text:style-name="P10" text:outline-level="1">
<text:span text:style-name="T4">
普京：对乌克兰军事行动有信心</text:span>
</text:h>
      <text:p text:style-name="P4">
Author: 联合早报 (Person)</text:p>
      <text:p text:style-name="P4">
Publisher: 联合早报 (Organization)</text:p>
      <text:p text:style-name="P4">
Published Time: 2023-06-25T20:53</text:p>
      <text:p text:style-name="P4">
Modified Time: 2023-06-25T20:57</text:p>
      <text:p text:style-name="P4">
Description: 俄罗斯瓦格纳雇佣军发生兵变事件后，外界纷纷认为俄总统普京政权将遭受打击。不过，普京说，他对乌克兰的“特别军事行动”计划有信心。路透社报道，据俄国家电视台星期天（6月25日）发布的视...</text:p>
      <text:p text:style-name="P4">
Videos: []</text:p>
      <text:p text:style-name="P4">
Audios: []</text:p>
      <text:p text:style-name="P4">
Images: []</text:p>
      <text:p text:style-name="P4">
Type: NewsArticle</text:p>
      <text:p text:style-name="P4">
Breadcrumbs: ['即时', '国际']</text:p>
      <text:p text:style-name="P4">
Keywords: ['俄乌战争', '俄罗斯兵变', '普京', '俄罗斯']</text:p>
      <!--METADATA-->
      <text:p text:style-name="P4">
俄罗斯瓦格纳 <text:a xlink:type="simple" xlink:href="https://www.zaobao.com.sg/keywords/e-luo-si-bing-bian" text:style-name="Internet_20_link" text:visited-style-name="Visited_20_Internet_20_Link">
 雇佣军发生兵变事件 </text:a>
后，外界纷纷认为俄总统普京政权将遭受打击。不过，普京说，他对乌克兰的“特别军事行动”计划有信心。</text:p>
      <text:p text:style-name="P4">
路透社报道，据俄国家电视台星期天（6月25日）发布的视频，普京在一段疑似在兵变前录制的视频访谈中重申了自己对乌克兰军事行动的信心。他说：“我们感到很有信心，也一直与国防部保持联系。”</text:p>
      <text:p text:style-name="P4">
普京补充称：“当然，我们有能力实施我们面前的所有计划和任务。这也适用于国家的国防，适用于特别军事行动以及整个经济及个别领域。”</text:p>
      <text:p text:style-name="P4">
当被问及他为这个乌克兰的特别军事行动投入了多少时间，普京说：“当然，这是最重要的，每天都以（特别军事行动）作为一天的起点和终点。”</text:p>
      <text:p text:style-name="P4">
完整访谈内容将在星期天晚些时候播出。</text:p>
      <text:p text:style-name="P4">
国际分析普遍认为，普京政权已因兵变事件遭受打击，眼下将不得不采取措施恢复权威。（法新社）</text:p>
      <text:p text:style-name="P4">
在战事方面，俄国防部星期天称，乌军正继续试图在顿涅茨克和扎波罗热地区发动攻击。</text:p>
      <text:p text:style-name="P4">
乌武装部队总参谋部同日发布报告说，俄军正试图在乌东地区推进，包括在巴赫穆特周围，同时也希望平息乌军在南部扎波罗热和赫尔松地区发起的反攻行动。</text:p>
      <text:p text:style-name="P4">
英国防部说，乌军最近几天都在进行重置，以“利用反击战前两周的经验来完善战术，突击俄军设置的纵深防御”。</text:p>
      <text:p text:style-name="P4">
英国防部还说，俄军在克里米纳（Kremina）附近森林发动攻击，指这可能反映俄军高层下令继续在可能的情况下发动进攻的信号，但乌军已阻止了这一攻击。</text:p>
      <text:p text:style-name="P4">
Source: <text:a xlink:type="simple" xlink:href="https://www.zaobao.com.sg/realtime/world/story20230625-1407795" text:style-name="Internet_20_link" text:visited-style-name="Visited_20_Internet_20_Link">
https://www.zaobao.com.sg/realtime/world/story20230625-1407795</text:a>
</text:p>
      <!--NEWS-->
      <text:h text:style-name="P10" text:outline-level="1">
<text:span text:style-name="T4">
泽伦斯基与拜登讨论俄国佣兵发动兵变事件</text:span>
</text:h>
      <text:p text:style-name="P4">
Publisher: 法新社</text:p>
      <text:p text:style-name="P4">
Published Time: 2023-06-25T21:32:08+00:00</text:p>
      <text:p text:style-name="P4">
Modified Time: 2023-06-25T21:05:02+00:00</text:p>
      <text:p text:style-name="P4">
Description: （法新社基辅25日电） 乌克兰总统泽伦斯基和美国总统拜登今天通电话，讨论俄罗斯佣兵组织「瓦格纳集团」（Wagner）发动短暂兵变一事。这次事件已引发俄国数十年来最重大的政治危机。</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78" text:anchor-type="as-char" svg:width="6.9236in" svg:height="3.617581in" draw:z-index="0">
<draw:image xlink:href="../Images/rficn/2023-06-25T21-32-08-00-00/000000.png" xlink:type="simple" xlink:show="embed" xlink:actuate="onLoad" draw:mime-type="image/png"/>
</draw:frame>
</text:p>
      <text:p text:style-name="P4">
泽伦斯基（Volodymyr Zelenskyy）推文说：「我与美国拜登总统通话，进行了建设性而激励人心的谈话。」</text:p>
      <text:p text:style-name="P4">
他表示：「我们讨论了战事的状况和俄罗斯发生的事件。」白宫也发布声明证实两国领袖曾经通话。</text:p>
      <text:p text:style-name="P4">
泽伦斯基表示，这次事件曝露了俄国总统蒲亭的弱点，「世界必须对俄罗斯施加压力，直到国际秩序得以恢复」。</text:p>
      <text:p text:style-name="P4">
他说，他与拜登也谈到美国提供更多援助的事，「重点放在长程武器」，以及在北大西洋公约组织（NATO）峰会下个月在立陶宛首都维尔纽斯（Vilnius）登场之前，先协调两国的立场。</text:p>
      <text:p text:style-name="P4">
泽伦斯基说，他也与加拿大和波兰领袖通了电话。</text:p>
      <text:p text:style-name="P4">
Source: <text:a xlink:type="simple" xlink:href="https://www.rfi.fr/cn/%E5%9B%BD%E9%99%85%E6%8A%A5%E9%81%93/20230625-%E6%B3%BD%E4%BC%A6%E6%96%AF%E5%9F%BA%E4%B8%8E%E6%8B%9C%E7%99%BB%E8%AE%A8%E8%AE%BA%E4%BF%84%E5%9B%BD%E4%BD%A3%E5%85%B5%E5%8F%91%E5%8A%A8%E5%85%B5%E5%8F%98%E4%BA%8B%E4%BB%B6" text:style-name="Internet_20_link" text:visited-style-name="Visited_20_Internet_20_Link">
https://www.rfi.fr/cn/%E5%9B%BD%E9%99%85%E6%8A%A5%E9%81%93/20230625-%E6%B3%BD%E4%BC%A6%E6%96%AF%E5%9F%BA%E4%B8%8E%E6%8B%9C%E7%99%BB%E8%AE%A8%E8%AE%BA%E4%BF%84%E5%9B%BD%E4%BD%A3%E5%85%B5%E5%8F%91%E5%8A%A8%E5%85%B5%E5%8F%98%E4%BA%8B%E4%BB%B6</text:a>
</text:p>
      <!--NEWS-->
      <text:h text:style-name="P10" text:outline-level="1">
<text:span text:style-name="T4">
聿文视界：习近平是独裁者吗？</text:span>
</text:h>
      <text:p text:style-name="P4">
Author: chinese@voanews.com (邓聿文)</text:p>
      <text:p text:style-name="P4">
Publisher: 美国之音中文网 (Type: NewsMediaOrganization)</text:p>
      <text:p text:style-name="P4">
Published Time: 2023-06-25T21:41:26+08:00</text:p>
      <text:p text:style-name="P4">
Modified Time: 2023-06-25 13:41:26Z</text:p>
      <text:p text:style-name="P4">
Description: 美国总统拜登最近称习近平为“独裁者”的言论，引发中国当局的激烈反应，中国外交部发言人毛宁和驻美大使谢锋先后对美进行抗议。习近平是独裁者吗？如果不是，拜登为什么称他是独裁者；如果是，中国当局为什么要强烈抗议。</text:p>
      <text:p text:style-name="P4">
Videos: []</text:p>
      <text:p text:style-name="P4">
Images: []</text:p>
      <text:p text:style-name="P4">
Categories: ['特约时评', '美国']</text:p>
      <text:p text:style-name="P4">
Type: None</text:p>
      <!--METADATA-->
      <text:p text:style-name="P4">
NoneNone</text:p>
      <text:p text:style-name="P4">
Source: <text:a xlink:type="simple" xlink:href="https://www.voachinese.com/a/deng-commentary-xi-dictator-20230625/7152080.html" text:style-name="Internet_20_link" text:visited-style-name="Visited_20_Internet_20_Link">
https://www.voachinese.com/a/deng-commentary-xi-dictator-20230625/7152080.html</text:a>
</text:p>
      <!--NEWS-->
      <text:h text:style-name="P10" text:outline-level="1">
<text:span text:style-name="T4">
俄外交部：兵变事件处理得到中国“支持”</text:span>
</text:h>
      <text:p text:style-name="P4">
Author: 联合早报 (Person)</text:p>
      <text:p text:style-name="P4">
Publisher: 联合早报 (Organization)</text:p>
      <text:p text:style-name="P4">
Published Time: 2023-06-25T21:47</text:p>
      <text:p text:style-name="P4">
Modified Time: 2023-06-25T22:34</text:p>
      <text:p text:style-name="P4">
Description: 俄罗斯外交部说，俄罗斯在处理雇佣兵组织瓦格纳兵变事件上得到中国的“支持”。中国外交部则表明，中方支持俄罗斯维护国家稳定。综合俄新社、路透社和法新社报道，俄外交部星期天（6月25日）...</text:p>
      <text:p text:style-name="P4">
Videos: []</text:p>
      <text:p text:style-name="P4">
Audios: []</text:p>
      <text:p text:style-name="P4">
Images: []</text:p>
      <text:p text:style-name="P4">
Type: NewsArticle</text:p>
      <text:p text:style-name="P4">
Breadcrumbs: ['即时', '国际']</text:p>
      <text:p text:style-name="P4">
Keywords: ['俄乌战争', '俄罗斯兵变', '中国']</text:p>
      <!--METADATA-->
      <text:p text:style-name="P4">
俄罗斯外交部说，俄罗斯在处理雇佣兵组织瓦格纳兵变事件上得到中国的“支持”。中国外交部则表明，中方支持俄罗斯维护国家稳定。</text:p>
      <text:p text:style-name="P4">
综合俄新社、路透社和法新社报道，俄外交部星期天（6月25日）在俄副外长鲁登科与中国国务委员兼外长秦刚会面后发声明说：“中方对俄罗斯领导人针对6月24日事件为稳定国内局势所做的努力表示支持，并重申对俄罗斯加强团结与进一步繁荣的兴趣。”</text:p>
      <text:p text:style-name="P4">
俄罗斯外交部强调，莫斯科和北京的双边关系充满 “互信”。</text:p>
      <text:p text:style-name="P4">
同日，中国外交部发言人就瓦格纳集团事件回答记者时说：“这是俄罗斯的内政。作为友好邻邦和新时代全面战略协作伙伴，中方支持俄罗斯维护国家稳定，实现发展繁荣。”</text:p>
      <text:p text:style-name="P4">
根据中国外交部官网星期天发布新闻稿，秦刚当天在北京会见鲁登科，同他就中俄关系及共同关心的国际和地区问题交换意见。</text:p>
      <text:p text:style-name="P4">
鲁登科星期天较早时也会见了中国外交部副部长马朝旭。</text:p>
      <text:p text:style-name="P4">
Source: <text:a xlink:type="simple" xlink:href="https://www.zaobao.com.sg/realtime/world/story20230625-1407807" text:style-name="Internet_20_link" text:visited-style-name="Visited_20_Internet_20_Link">
https://www.zaobao.com.sg/realtime/world/story20230625-1407807</text:a>
</text:p>
      <!--NEWS-->
      <text:h text:style-name="P10" text:outline-level="1">
<text:span text:style-name="T4">
美国各地多家零售超商收到炸弹威胁</text:span>
</text:h>
      <text:p text:style-name="P4">
Author: 联合早报 (Person)</text:p>
      <text:p text:style-name="P4">
Publisher: 联合早报 (Organization)</text:p>
      <text:p text:style-name="P4">
Published Time: 2023-06-25T21:57</text:p>
      <text:p text:style-name="P4">
Modified Time: 2023-06-25T22:44</text:p>
      <text:p text:style-name="P4">
Description: 美国各地零售超商在近段时间都收到炸弹威胁，歹徒要求店家提供钱财等值钱物品，否则就引爆炸弹。路透社引述《华尔街日报》报道，美国多家零售商如沃尔玛（Walmart）、克罗格（Kroge...</text:p>
      <text:p text:style-name="P4">
Videos: []</text:p>
      <text:p text:style-name="P4">
Audios: []</text:p>
      <text:p text:style-name="P4">
Images: []</text:p>
      <text:p text:style-name="P4">
Type: NewsArticle</text:p>
      <text:p text:style-name="P4">
Breadcrumbs: ['即时', '国际']</text:p>
      <text:p text:style-name="P4">
Keywords: ['美国', '零售业', '炸弹恐吓']</text:p>
      <!--METADATA-->
      <text:p text:style-name="P4">
美国各地零售超商在近段时间都收到炸弹威胁，歹徒要求店家提供钱财等值钱物品，否则就引爆炸弹。</text:p>
      <text:p text:style-name="P4">
路透社引述《华尔街日报》报道，美国多家零售商如沃尔玛（Walmart）、克罗格（Kroger），以及亚马逊全食（Amazon’s WholeFoods）等，在近几个月以来先后收到炸弹威胁。歹徒拨电威胁店家提供礼品卡、比特币或钱，称若不付款就引爆炸弹。</text:p>
      <text:p text:style-name="P4">
这些威胁分布在从新墨西哥州到威斯康星州的各个地区。</text:p>
      <text:p text:style-name="P4">
一名新墨西哥州克罗格超市员工就曾接到歹徒的勒索电话，指若报警就引爆炸弹。</text:p>
      <text:p text:style-name="P4">
芝加哥北部一家全食超市也发生了类似的事件，超市员工被歹徒致电告知，已在店内放置了一个管状炸弹，要求提供价值5000美元（约6759新元）的比特币。</text:p>
      <text:p text:style-name="P4">
美国联邦调查局发布报告称，该局正在与当地和州执法官员合作，要求公众对周围环境保持警惕，并向执法部门报告任何可疑活动。</text:p>
      <text:p text:style-name="P4">
当局目前尚不清楚这些炸弹威胁背后是否由非法组织操控。</text:p>
      <text:p text:style-name="P4">
Source: <text:a xlink:type="simple" xlink:href="https://www.zaobao.com.sg/realtime/world/story20230625-1407810" text:style-name="Internet_20_link" text:visited-style-name="Visited_20_Internet_20_Link">
https://www.zaobao.com.sg/realtime/world/story20230625-1407810</text:a>
</text:p>
      <!--NEWS-->
      <text:h text:style-name="P10" text:outline-level="1">
<text:span text:style-name="T4">
布林肯：俄罗斯的动荡或需几个月平息</text:span>
</text:h>
      <text:p text:style-name="P4">
Author: 联合早报 (Person)</text:p>
      <text:p text:style-name="P4">
Publisher: 联合早报 (Organization)</text:p>
      <text:p text:style-name="P4">
Published Time: 2023-06-25T22:34</text:p>
      <text:p text:style-name="P4">
Modified Time: 2023-06-25T22:39</text:p>
      <text:p text:style-name="P4">
Description: 美国国务卿布林肯说，俄瓦格纳雇佣军发动的兵变对总统普京政权造成空前挑战，由此造成的动荡可能还没有结束，或需要数周或数月的时间才能结束。综合路透社和彭博社报道，布林肯星期天（6月25...</text:p>
      <text:p text:style-name="P4">
Videos: []</text:p>
      <text:p text:style-name="P4">
Audios: []</text:p>
      <text:p text:style-name="P4">
Images: []</text:p>
      <text:p text:style-name="P4">
Type: NewsArticle</text:p>
      <text:p text:style-name="P4">
Breadcrumbs: ['即时', '国际']</text:p>
      <text:p text:style-name="P4">
Keywords: ['俄乌战争', '俄罗斯兵变', '美国', '布林肯']</text:p>
      <!--METADATA-->
      <text:p text:style-name="P4">
美国国务卿布林肯说，俄瓦格纳雇佣军发动的兵变对总统普京政权造成空前挑战，由此造成的动荡可能还没有结束，或需要数周或数月的时间才能结束。</text:p>
      <text:p text:style-name="P4">
综合路透社和彭博社报道，布林肯星期天（6月25日）接受多家美媒采访时说，兵变事件将对普京权威构成“直接挑战”，也显示出普京政权的深刻问题，凸显了真正的裂缝。他说：“我们无法推测或确切知道这将走向何方。我们确实知道，普京在未来几周和几个月内还有很多事情要做。”</text:p>
      <text:p text:style-name="P4">
布林肯指出，俄罗斯的兵变事件仍是一个“正在展开的故事，我们还没有看到最后一幕”。</text:p>
      <text:p text:style-name="P4">
布林肯说：“（美国）的重点是坚定不移地关注乌克兰，确保乌克兰拥有所需的东西，以保卫国土和拿回被俄罗斯夺走的领土。”</text:p>
      <text:p text:style-name="P4">
另一方面，兵变事件发生后，美国与俄官员已与驻俄的美籍人员和公民接触，以了解他们的安全情况。</text:p>
      <text:p text:style-name="P4">
“在总统的要求下，我指示团队首先与俄罗斯人接触，以确保他们理解在保护（美籍）人员方面的责任，确保他们的安全和福祉，以及在俄罗斯的任何美国公民。”</text:p>
      <text:p text:style-name="P4">
Source: <text:a xlink:type="simple" xlink:href="https://www.zaobao.com.sg/realtime/world/story20230625-1407820" text:style-name="Internet_20_link" text:visited-style-name="Visited_20_Internet_20_Link">
https://www.zaobao.com.sg/realtime/world/story20230625-1407820</text:a>
</text:p>
      <!--NEWS-->
      <text:h text:style-name="P10" text:outline-level="1">
<text:span text:style-name="T4">
分析：普里戈任或是被普京“甩”给卢卡申科</text:span>
</text:h>
      <text:p text:style-name="P4">
Author: 联合早报 (Person)</text:p>
      <text:p text:style-name="P4">
Publisher: 联合早报 (Organization)</text:p>
      <text:p text:style-name="P4">
Published Time: 2023-06-25T23:35</text:p>
      <text:p text:style-name="P4">
Modified Time: 2023-06-25T23:44</text:p>
      <text:p text:style-name="P4">
Description: 白罗斯总统卢卡申科在俄总统普京的同意下，与发动兵变的瓦格纳雇佣军首脑普里戈任作出调解，并接纳后者前往白罗斯。但分析认为，卢卡申科可能不会因此感到“胜利”，因为普里戈任或是被普京“甩...</text:p>
      <text:p text:style-name="P4">
Videos: []</text:p>
      <text:p text:style-name="P4">
Audios: []</text:p>
      <text:p text:style-name="P4">
Images: []</text:p>
      <text:p text:style-name="P4">
Type: NewsArticle</text:p>
      <text:p text:style-name="P4">
Breadcrumbs: ['即时', '国际']</text:p>
      <text:p text:style-name="P4">
Keywords: ['俄罗斯兵变', '俄乌战争', '白罗斯', '俄罗斯', '普京']</text:p>
      <!--METADATA-->
      <text:p text:style-name="P4">
白罗斯总统卢卡申科在俄总统普京的同意下，与发动兵变的瓦格纳雇佣军首脑普里戈任作出调解， <text:a xlink:type="simple" xlink:href="https://www.zaobao.com.sg/realtime/world/story20230625-1407576" text:style-name="Internet_20_link" text:visited-style-name="Visited_20_Internet_20_Link">
 并接纳后者前往白罗斯</text:a>
。但分析认为，卢卡申科可能不会因此感到“胜利”，因为普里戈任或是被普京“甩”给卢卡申科的。</text:p>
      <text:p text:style-name="P4">
法新社报道，伦敦欧洲领导力网络（European Leadership Network，建成ELN）的俄罗斯-西方政策研究员格洛德（KatiaGlod）说：“我不认为这是卢卡申科自己的意愿，我认为他是被克里姆林宫利用，他宁愿不要普里戈任。”</text:p>
      <text:p text:style-name="P4">
格洛德补充称，单就普里戈任身在白罗斯这点，就有可能会给白罗斯带来“多重风险”，因为在2020年的选举之后，大规模针对卢卡申科政权的街头抗议和残酷的镇压使安全部队的忠诚度变得极为重要。</text:p>
      <text:p text:style-name="P4">
“对卢卡申科来说，（接纳普里戈任）唯一的好处是，利用普里戈任作为自己的个人军队，以对抗任何潜在的叛乱。”</text:p>
      <text:p text:style-name="P4">
自2020年以来，卢卡申科愈发依赖普京政权以维持自身的政治生存，一再以“普京的小伙伴”这一身份定期与普京会晤。</text:p>
      <text:p text:style-name="P4">
近期， <text:a xlink:type="simple" xlink:href="https://www.zaobao.com.sg/realtime/world/story20230526-1398285" text:style-name="Internet_20_link" text:visited-style-name="Visited_20_Internet_20_Link">
 卢卡申科更是允许莫斯科在境内部署核武器</text:a>
。反对派认为，接纳俄罗斯战术核武器一事，是白罗斯丧失主权的象征。</text:p>
      <text:p text:style-name="P4">
英国智库国际战略研究院（IISS）战略、技术和军备控制主任阿尔贝克（WilliamAlberque）说：“将核武器放入白罗斯境内是俄罗斯对白罗斯的慢动作吞并。”</text:p>
      <text:p text:style-name="P4">
“我认为卢卡申科已经感到他被逼到了墙角。显然，如果普京说‘帮我一个忙’，他就会这么做，希望这能为他赢得某种筹码。”</text:p>
      <text:p text:style-name="P4">
另一方面，格洛德还指出，随着兵变削弱了普京权威，卢卡申科现在最担心的，就是克里姆林宫不再像从前一样强大。因为，卢卡申科的政权只建立在“暴力”和“俄罗斯的支持”这两个关键支柱上。</text:p>
      <text:p text:style-name="P4">
大西洋理事会的非常驻研究员柳巴科娃（Hanna Liubakova）说，虽然卢卡申科的地位可以通过调解得到加强，但“从长远来看，他的政权将遭遇反噬作用”。</text:p>
      <text:p text:style-name="P4">
Source: <text:a xlink:type="simple" xlink:href="https://www.zaobao.com.sg/realtime/world/story20230625-1407834" text:style-name="Internet_20_link" text:visited-style-name="Visited_20_Internet_20_Link">
https://www.zaobao.com.sg/realtime/world/story20230625-1407834</text:a>
</text:p>
      <!--NEWS-->
      <text:h text:style-name="P10" text:outline-level="1">
<text:span text:style-name="T4">
瓦格纳“快闪兵变”爆普京败象? 观察人士:中国中立观望、不可能军援俄罗斯</text:span>
</text:h>
      <text:p text:style-name="P4">
Author: chinese@voanews.com (黄丽玲)</text:p>
      <text:p text:style-name="P4">
Publisher: 美国之音中文网 (Type: NewsMediaOrganization)</text:p>
      <text:p text:style-name="P4">
Published Time: 2023-06-26T00:19:46+08:00</text:p>
      <text:p text:style-name="P4">
Modified Time: 2023-06-25 17:46:47Z</text:p>
      <text:p text:style-name="P4">
Description: 俄罗斯雇佣兵瓦格纳集团(Wagner)发动的兵变虽不到一日就落幕，但观察人士分析，此“快闪兵变”暴露了“俄国最高政界和军界内部不可调和的矛盾”，也将俄军指挥链和俄罗斯总统普京的领导统御问题浮上台面，因此，俄军在乌克兰一役的败象已现。他们说，一旦普京战败，中国绝不可能军援俄国，因为代价太高，所以，中国此时应会保持中立，静观其变。</text:p>
      <text:p text:style-name="P4">
Videos: []</text:p>
      <text:p text:style-name="P4">
Images: []</text:p>
      <text:p text:style-name="P4">
Categories: ['中国', '欧洲']</text:p>
      <text:p text:style-name="P4">
Type: None</text:p>
      <!--METADATA-->
      <text:p text:style-name="P4">
NoneNone</text:p>
      <text:p text:style-name="P4">
Source: <text:a xlink:type="simple" xlink:href="https://www.voachinese.com/a/observers-say-china-will-never-come-to-russia-s-aid-shall-russia-defeat-20230625/7152161.html" text:style-name="Internet_20_link" text:visited-style-name="Visited_20_Internet_20_Link">
https://www.voachinese.com/a/observers-say-china-will-never-come-to-russia-s-aid-shall-russia-defeat-20230625/7152161.html</text:a>
</text:p>
      <!--NEWS-->
      <text:h text:style-name="P10" text:outline-level="1">
<text:span text:style-name="T4">
布林肯：普里戈津针对莫斯科的叛乱表明普京的统治存在“非常严重的裂痕”</text:span>
</text:h>
      <text:p text:style-name="P4">
Author: chinese@voanews.com (布雷德迈尔)</text:p>
      <text:p text:style-name="P4">
Publisher: 美国之音中文网 (Type: NewsMediaOrganization)</text:p>
      <text:p text:style-name="P4">
Published Time: 2023-06-26T03:23:28+08:00</text:p>
      <text:p text:style-name="P4">
Modified Time: 2023-06-25 19:23:28Z</text:p>
      <text:p text:style-name="P4">
Description: 美国周日表示，雇佣军领导人叶夫根尼·普里戈津对俄罗斯军事领导层的短暂叛乱表明，弗拉基米尔·普京总统的二十年统治出现了“非常严重的裂痕”，并且出现了对他在乌克兰长达16个月的战争的“前提”的质疑。</text:p>
      <text:p text:style-name="P4">
Videos: []</text:p>
      <text:p text:style-name="P4">
Images: []</text:p>
      <text:p text:style-name="P4">
Categories: ['乌克兰局势', '欧洲', '军事']</text:p>
      <text:p text:style-name="P4">
Type: None</text:p>
      <!--METADATA-->
      <text:p text:style-name="P4">
NoneNone</text:p>
      <text:p text:style-name="P4">
Source: <text:a xlink:type="simple" xlink:href="https://www.voachinese.com/a/us-prigozhin-rebellion-against-moscow-shows-very-serious-cracks-in-putin-s-rule-/7152317.html" text:style-name="Internet_20_link" text:visited-style-name="Visited_20_Internet_20_Link">
https://www.voachinese.com/a/us-prigozhin-rebellion-against-moscow-shows-very-serious-cracks-in-putin-s-rule-/7152317.html</text:a>
</text:p>
      <!--NEWS-->
      <text:h text:style-name="P10" text:outline-level="1">
<text:span text:style-name="T4">
美国官员们认为：中国的习近平是独裁者</text:span>
</text:h>
      <text:p text:style-name="P4">
Author: chinese@voanews.com (美国之音)</text:p>
      <text:p text:style-name="P4">
Publisher: 美国之音中文网 (Type: NewsMediaOrganization)</text:p>
      <text:p text:style-name="P4">
Published Time: 2023-06-26T03:52:46+08:00</text:p>
      <text:p text:style-name="P4">
Modified Time: 2023-06-25 19:52:46Z</text:p>
      <text:p text:style-name="P4">
Description: 几天前，美国总统乔·拜登将中国国家主席习近平描述为独裁者，周日，美国国务卿安东尼·布林肯表示他同意这一评价。</text:p>
      <text:p text:style-name="P4">
Videos: []</text:p>
      <text:p text:style-name="P4">
Images: []</text:p>
      <text:p text:style-name="P4">
Categories: ['美中关系', '美国', '中国']</text:p>
      <text:p text:style-name="P4">
Type: None</text:p>
      <!--METADATA-->
      <text:p text:style-name="P4">
NoneNone</text:p>
      <text:p text:style-name="P4">
Source: <text:a xlink:type="simple" xlink:href="https://www.voachinese.com/a/us-officials-agree-china-s-xi-is-a-dictator-/7152336.html" text:style-name="Internet_20_link" text:visited-style-name="Visited_20_Internet_20_Link">
https://www.voachinese.com/a/us-officials-agree-china-s-xi-is-a-dictator-/7152336.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